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Avenir Book" svg:font-family="'Avenir Boo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1.327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2453in"/>
    </style:style>
    <style:style style:name="co5" style:family="table-column">
      <style:table-column-properties fo:break-before="auto" style:column-width="1.9909in"/>
    </style:style>
    <style:style style:name="co6" style:family="table-column">
      <style:table-column-properties fo:break-before="auto" style:column-width="2.1602in"/>
    </style:style>
    <style:style style:name="co7" style:family="table-column">
      <style:table-column-properties fo:break-before="auto" style:column-width="0.2402in"/>
    </style:style>
    <style:style style:name="co8" style:family="table-column">
      <style:table-column-properties fo:break-before="auto" style:column-width="0.2543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6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2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venir Book" fo:font-size="10pt" fo:font-style="italic" fo:text-shadow="none" style:text-underline-style="none" fo:font-weight="normal" style:font-size-asian="10pt" style:font-style-asian="italic" style:font-weight-asian="normal" style:font-name-complex="Avenir Book" style:font-size-complex="10pt" style:font-style-complex="italic" style:font-weight-complex="normal">
        <loext:char-complex-color loext:theme-type="light1" loext:color-type="theme">
          <loext:transformation loext:type="lummod" loext:value="8500"/>
        </loext:char-complex-color>
      </style:text-properties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venir Book" fo:font-size="10pt" fo:font-style="italic" fo:text-shadow="none" style:text-underline-style="none" fo:font-weight="normal" style:font-size-asian="10pt" style:font-style-asian="italic" style:font-weight-asian="normal" style:font-name-complex="Avenir Book" style:font-size-complex="10pt" style:font-style-complex="italic" style:font-weight-complex="normal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italic" fo:text-shadow="none" style:text-underline-style="none" fo:font-weight="normal" style:font-size-asian="10pt" style:font-style-asian="italic" style:font-weight-asian="normal" style:font-name-complex="Avenir Book" style:font-size-complex="10pt" style:font-style-complex="italic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1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5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1111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9c3" style:text-outline="false" style:text-line-through-style="none" style:text-line-through-type="none" style:font-name="Avenir Book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c1c1c" style:text-outline="false" style:text-line-through-style="none" style:text-line-through-type="none" style:font-name="Avenir Book" fo:font-size="10pt" fo:font-style="normal" fo:text-shadow="none" style:text-underline-style="none" fo:font-weight="bold" style:font-size-asian="10pt" style:font-style-asian="normal" style:font-weight-asian="bold" style:font-name-complex="Avenir Book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content-validations>
        <table:content-validation table:name="val1" table:base-cell-address="Sheet1.G2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0" table:default-cell-style-name="ce1"/>
        <table:table-column table:style-name="co8" table:number-columns-repeated="40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21"/>
        <table:table-row table:style-name="ro1">
          <table:table-cell table:number-columns-repeated="2"/>
          <table:table-cell table:style-name="ce11"/>
          <table:table-cell table:number-columns-repeated="84"/>
          <table:table-cell table:style-name="ce1" table:number-columns-repeated="2"/>
        </table:table-row>
        <table:table-row table:style-name="ro2">
          <table:table-cell table:number-columns-repeated="87"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PAM+Target</text:p>
          </table:table-cell>
          <table:table-cell office:value-type="string" calcext:value-type="string">
            <text:p>Spacer</text:p>
          </table:table-cell>
          <table:table-cell table:number-columns-repeated="83"/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AC-tgt12</text:p>
          </table:table-cell>
          <table:table-cell table:style-name="ce5" office:value-type="string" calcext:value-type="string">
            <text:p>TTTAGAGTCTCTCAGCTGGTACAC</text:p>
          </table:table-cell>
          <table:table-cell table:style-name="ce5" table:formula="of:=RIGHT([.C4];20)" office:value-type="string" office:string-value="GAGTCTCTCAGCTGGTACAC" calcext:value-type="string">
            <text:p>GAGTCTCTCAGCTGGTACAC</text:p>
          </table:table-cell>
          <table:table-cell table:style-name="ce11"/>
          <table:table-cell table:number-columns-repeated="2"/>
          <table:table-cell table:style-name="ce31" table:number-columns-repeated="2"/>
          <table:table-cell table:number-columns-repeated="78"/>
          <table:table-cell table:style-name="ce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-tgt25</text:p>
          </table:table-cell>
          <table:table-cell office:value-type="string" calcext:value-type="string">
            <text:p>TTTACAGATACGAACCTAAACTTT</text:p>
          </table:table-cell>
          <table:table-cell table:formula="of:=RIGHT([.C5];20)" office:value-type="string" office:string-value="CAGATACGAACCTAAACTTT" calcext:value-type="string">
            <text:p>CAGATACGAACCTAAACTT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5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C-tgt28</text:p>
          </table:table-cell>
          <table:table-cell office:value-type="string" calcext:value-type="string">
            <text:p>TTTCAGGAGGAGGATTCGGAACCC</text:p>
          </table:table-cell>
          <table:table-cell table:formula="of:=RIGHT([.C6];20)" office:value-type="string" office:string-value="AGGAGGAGGATTCGGAACCC" calcext:value-type="string">
            <text:p>AGGAGGAGGATTCGGAACCC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6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2M-tgt12</text:p>
          </table:table-cell>
          <table:table-cell table:style-name="ce5" office:value-type="string" calcext:value-type="string">
            <text:p>TTTCAGTGGGGGTGAATTCAGTGT</text:p>
          </table:table-cell>
          <table:table-cell table:style-name="ce5" table:formula="of:=RIGHT([.C7];20)" office:value-type="string" office:string-value="AGTGGGGGTGAATTCAGTGT" calcext:value-type="string">
            <text:p>AGTGGGGGTGAATTCAGTG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7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ISH-tgt3</text:p>
          </table:table-cell>
          <table:table-cell office:value-type="string" calcext:value-type="string">
            <text:p>TTTAGGTGTACAGCAGTGGCTGGT</text:p>
          </table:table-cell>
          <table:table-cell table:formula="of:=RIGHT([.C8];20)" office:value-type="string" office:string-value="GGTGTACAGCAGTGGCTGGT" calcext:value-type="string">
            <text:p>GGTGTACAGCAGTGGCTGG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8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BLB-tgt6</text:p>
          </table:table-cell>
          <table:table-cell table:style-name="ce5" office:value-type="string" calcext:value-type="string">
            <text:p>TTTGCCTGATACATATCAGCATTT</text:p>
          </table:table-cell>
          <table:table-cell table:style-name="ce5" table:formula="of:=RIGHT([.C9];20)" office:value-type="string" office:string-value="CCTGATACATATCAGCATTT" calcext:value-type="string">
            <text:p>CCTGATACATATCAGCATT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9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DCD1-tgt19</text:p>
          </table:table-cell>
          <table:table-cell table:style-name="ce5" office:value-type="string" calcext:value-type="string">
            <text:p>TTTAGCACGAAGCTCTCCGATGTG</text:p>
          </table:table-cell>
          <table:table-cell table:style-name="ce5" table:formula="of:=RIGHT([.C10];20)" office:value-type="string" office:string-value="GCACGAAGCTCTCCGATGTG" calcext:value-type="string">
            <text:p>GCACGAAGCTCTCCGATGTG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0])" office:value-type="float" office:value="20" calcext:value-type="float">
            <text:p>20</text:p>
          </table:table-cell>
          <table:table-cell table:style-name="ce23"/>
          <table:table-cell table:number-columns-repeated="80"/>
          <table:table-cell table:style-name="ce1"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IGIT-tgt25</text:p>
          </table:table-cell>
          <table:table-cell office:value-type="string" calcext:value-type="string">
            <text:p>TTTAGAAGAAAGCCCTCAGAATCC</text:p>
          </table:table-cell>
          <table:table-cell table:formula="of:=RIGHT([.C11];20)" office:value-type="string" office:string-value="GAAGAAAGCCCTCAGAATCC" calcext:value-type="string">
            <text:p>GAAGAAAGCCCTCAGAATCC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1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DAM17-tgt82</text:p>
          </table:table-cell>
          <table:table-cell office:value-type="string" calcext:value-type="string">
            <text:p>TTTGCTTGGATCTTGGCAAGTGTA</text:p>
          </table:table-cell>
          <table:table-cell table:formula="of:=RIGHT([.C12];20)" office:value-type="string" office:string-value="CTTGGATCTTGGCAAGTGTA" calcext:value-type="string">
            <text:p>CTTGGATCTTGGCAAGTGTA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2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DM1-tgt3</text:p>
          </table:table-cell>
          <table:table-cell office:value-type="string" calcext:value-type="string">
            <text:p>TTTGAAGAGAAGTGTACATACATT</text:p>
          </table:table-cell>
          <table:table-cell table:formula="of:=RIGHT([.C13];20)" office:value-type="string" office:string-value="AAGAGAAGTGTACATACATT" calcext:value-type="string">
            <text:p>AAGAGAAGTGTACATACAT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3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IGIT-tgt20</text:p>
          </table:table-cell>
          <table:table-cell office:value-type="string" calcext:value-type="string">
            <text:p>TTTGTCCTCCCTCTAGTGGCTGAG</text:p>
          </table:table-cell>
          <table:table-cell office:value-type="string" calcext:value-type="string">
            <text:p>TCCTCCCTCTAGTGGCTGAG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4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IGIT-tgt26</text:p>
          </table:table-cell>
          <table:table-cell office:value-type="string" calcext:value-type="string">
            <text:p>TTTCTCCTGAGGTCACCTTCCACA</text:p>
          </table:table-cell>
          <table:table-cell office:value-type="string" calcext:value-type="string">
            <text:p>TCCTGAGGTCACCTTCCACA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5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IM3-tgt15</text:p>
          </table:table-cell>
          <table:table-cell office:value-type="string" calcext:value-type="string">
            <text:p>TTTCCAAGGATGCTTACCACCAGG</text:p>
          </table:table-cell>
          <table:table-cell office:value-type="string" calcext:value-type="string">
            <text:p>CAAGGATGCTTACCACCAGG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6])" office:value-type="float" office:value="20" calcext:value-type="float">
            <text:p>20</text:p>
          </table:table-cell>
          <table:table-cell table:number-columns-repeated="81"/>
          <table:table-cell table:style-name="ce1"/>
          <table:table-cell table:style-name="ce1" office:value-type="string" calcext:value-type="string">
            <text:p>rUrArArUrUrUrCrUrArCrUrCrUrUrGrUrArGrArUrGrArGrUrCrUrCrUrCrArGrCrUrGrGrUrArCrAr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M3-tgt7</text:p>
          </table:table-cell>
          <table:table-cell office:value-type="string" calcext:value-type="string">
            <text:p>TTTAGCCAGTATCTGGATGTCCAA</text:p>
          </table:table-cell>
          <table:table-cell office:value-type="string" calcext:value-type="string">
            <text:p>GCCAGTATCTGGATGTCCAA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7])" office:value-type="float" office:value="20" calcext:value-type="float">
            <text:p>20</text:p>
          </table:table-cell>
          <table:table-cell table:number-columns-repeated="81"/>
          <table:table-cell table:style-name="ce1"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G3-tgt18</text:p>
          </table:table-cell>
          <table:table-cell office:value-type="string" calcext:value-type="string">
            <text:p>TTTGTGTGGAGCTCTCTGGACACC</text:p>
          </table:table-cell>
          <table:table-cell office:value-type="string" calcext:value-type="string">
            <text:p>TGTGGAGCTCTCTGGACACC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8])" office:value-type="float" office:value="20" calcext:value-type="float">
            <text:p>20</text:p>
          </table:table-cell>
          <table:table-cell table:number-columns-repeated="81"/>
          <table:table-cell table:style-name="ce1"/>
          <table:table-cell table:style-name="ce1" office:value-type="string" calcext:value-type="string">
            <text:p>TrArArUrUrUrCrUrArCrUrCrUrUrGrUrArGrArUrGrArGrUrCrUrCrUrCrArGrCrUrGrGrUrArCrArC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G3-tgt4</text:p>
          </table:table-cell>
          <table:table-cell office:value-type="string" calcext:value-type="string">
            <text:p>TTTGGGGTGCATACCTGTCTGGCT</text:p>
          </table:table-cell>
          <table:table-cell office:value-type="string" calcext:value-type="string">
            <text:p>GGGTGCATACCTGTCTGGCT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19])" office:value-type="float" office:value="20" calcext:value-type="float">
            <text:p>20</text:p>
          </table:table-cell>
          <table:table-cell table:number-columns-repeated="24"/>
          <table:table-cell table:style-name="ce63"/>
          <table:table-cell table:number-columns-repeated="56"/>
          <table:table-cell table:style-name="ce1"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AVS1-tgt32</text:p>
          </table:table-cell>
          <table:table-cell office:value-type="string" calcext:value-type="string">
            <text:p>TTTACCTGTGAGATAAGGCCAGTA</text:p>
          </table:table-cell>
          <table:table-cell office:value-type="string" calcext:value-type="string">
            <text:p>CCTGTGAGATAAGGCCAGTA</text:p>
          </table:table-cell>
          <table:table-cell table:formula="of:=LEN([.C:.C])" office:value-type="float" office:value="24" calcext:value-type="float">
            <text:p>24</text:p>
          </table:table-cell>
          <table:table-cell table:formula="of:=LEN([.D20])" office:value-type="float" office:value="20" calcext:value-type="float">
            <text:p>20</text:p>
          </table:table-cell>
          <table:table-cell table:number-columns-repeated="81"/>
          <table:table-cell table:style-name="ce1"/>
          <table:table-cell table:style-name="ce1" office:value-type="string" calcext:value-type="string">
            <text:p>TrArArUrUrUrCrUrArCrUrCrUrUrGrUrArGrArUGrArGrUrCrUrCrUrCrArGrCrUrGrGrUrArCrArC</text:p>
          </table:table-cell>
        </table:table-row>
        <table:table-row table:style-name="ro2" table:number-rows-repeated="2">
          <table:table-cell table:number-columns-repeated="87"/>
          <table:table-cell table:style-name="ce1" table:number-columns-repeated="2"/>
        </table:table-row>
        <table:table-row table:style-name="ro2">
          <table:table-cell/>
          <table:table-cell table:style-name="ce6" office:value-type="string" calcext:value-type="string">
            <text:p>Inputs</text:p>
          </table:table-cell>
          <table:table-cell table:number-columns-repeated="85"/>
          <table:table-cell table:style-name="ce1" table:number-columns-repeated="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20" table:number-rows-spanned="1">
            <text:p>Activating region</text:p>
          </table:table-cell>
          <table:covered-table-cell table:number-columns-repeated="19"/>
          <table:table-cell table:style-name="ce24" office:value-type="string" calcext:value-type="string" table:number-columns-spanned="20" table:number-rows-spanned="1">
            <text:p>Spacer</text:p>
          </table:table-cell>
          <table:covered-table-cell table:number-columns-repeated="19"/>
          <table:table-cell table:style-name="ce24" office:value-type="string" calcext:value-type="string" table:number-columns-spanned="20" table:number-rows-spanned="1">
            <text:p>AUTO-SEQUENCE GENERATION</text:p>
          </table:table-cell>
          <table:covered-table-cell table:number-columns-repeated="19"/>
          <table:table-cell table:style-name="ce24" office:value-type="string" calcext:value-type="string" table:number-columns-spanned="20" table:number-rows-spanned="1">
            <text:p>AUTO-SEQUENCE GENERATION</text:p>
          </table:table-cell>
          <table:covered-table-cell table:number-columns-repeated="19"/>
          <table:table-cell table:style-name="ce118"/>
          <table:table-cell table:style-name="ce121" office:value-type="string" calcext:value-type="string" table:number-columns-spanned="2" table:number-rows-spanned="2">
            <text:p>ORDER FIELD</text:p>
          </table:table-cell>
          <table:covered-table-cell table:style-name="ce124"/>
        </table:table-row>
        <table:table-row table:style-name="ro2">
          <table:table-cell/>
          <table:table-cell table:style-name="ce7" office:value-type="string" calcext:value-type="string">
            <text:p>Full Name</text:p>
          </table:table-cell>
          <table:table-cell table:style-name="ce7" office:value-type="string" calcext:value-type="string">
            <text:p>Abbrv Name</text:p>
          </table:table-cell>
          <table:table-cell table:style-name="ce7" office:value-type="string" calcext:value-type="string">
            <text:p>Design I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Spac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19" calcext:value-type="float">
            <text:p>19</text:p>
          </table:table-cell>
          <table:table-cell table:style-name="ce99" office:value-type="float" office:value="20" calcext:value-type="float">
            <text:p>2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3" calcext:value-type="float">
            <text:p>13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8" office:value-type="string" calcext:value-type="string">
            <text:p>Spacer</text:p>
          </table:table-cell>
          <table:covered-table-cell table:style-name="ce122"/>
          <table:covered-table-cell table:style-name="ce125"/>
        </table:table-row>
        <table:table-row table:style-name="ro2">
          <table:table-cell table:style-name="ce2"/>
          <table:table-cell table:style-name="ce8" office:value-type="string" calcext:value-type="string">
            <text:p>TRAC-tgt12</text:p>
          </table:table-cell>
          <table:table-cell table:style-name="ce12" office:value-type="string" calcext:value-type="string">
            <text:p>TR-tgt12</text:p>
          </table:table-cell>
          <table:table-cell table:style-name="ce15" office:value-type="string" calcext:value-type="string">
            <text:p>v0'</text:p>
          </table:table-cell>
          <table:table-cell table:style-name="ce19" office:value-type="string" calcext:value-type="string">
            <text:p>TAATTTCTACTCTTGTAGAT</text:p>
          </table:table-cell>
          <table:table-cell table:style-name="ce20" office:value-type="string" calcext:value-type="string">
            <text:p>GAGTCTCTCAGCTGGTACAC</text:p>
          </table:table-cell>
          <table:table-cell table:style-name="ce26" table:content-validation-name="val1" office:value-type="string" calcext:value-type="string">
            <table:detective>
              <table:operation table:name="trace-dependents" table:index="0"/>
            </table:detective>
            <text:p>d</text:p>
          </table:table-cell>
          <table:table-cell table:number-columns-repeated="19" table:style-name="ce30" office:value-type="string" calcext:value-type="string">
            <text:p>R</text:p>
          </table:table-cell>
          <table:table-cell table:style-name="ce57" office:value-type="string" calcext:value-type="string">
            <text:p>d</text:p>
          </table:table-cell>
          <table:table-cell table:style-name="ce60" office:value-type="string" calcext:value-type="string">
            <text:p>R</text:p>
          </table:table-cell>
          <table:table-cell table:number-columns-repeated="3" table:style-name="ce62" office:value-type="string" calcext:value-type="string">
            <text:p>R</text:p>
          </table:table-cell>
          <table:table-cell table:number-columns-repeated="3" table:style-name="ce65" office:value-type="string" calcext:value-type="string">
            <text:p>R</text:p>
          </table:table-cell>
          <table:table-cell table:style-name="ce66" office:value-type="string" calcext:value-type="string">
            <text:p>R</text:p>
          </table:table-cell>
          <table:table-cell table:style-name="ce68" office:value-type="string" calcext:value-type="string">
            <text:p>R</text:p>
          </table:table-cell>
          <table:table-cell table:style-name="ce71" office:value-type="string" calcext:value-type="string">
            <text:p>R</text:p>
          </table:table-cell>
          <table:table-cell table:style-name="ce73" office:value-type="string" calcext:value-type="string">
            <text:p>R</text:p>
          </table:table-cell>
          <table:table-cell table:number-columns-repeated="2" table:style-name="ce77" office:value-type="string" calcext:value-type="string">
            <text:p>R</text:p>
          </table:table-cell>
          <table:table-cell table:style-name="ce78" office:value-type="string" calcext:value-type="string">
            <text:p>R</text:p>
          </table:table-cell>
          <table:table-cell table:style-name="ce79" office:value-type="string" calcext:value-type="string">
            <text:p>R</text:p>
          </table:table-cell>
          <table:table-cell table:style-name="ce80" office:value-type="string" calcext:value-type="string">
            <text:p>R</text:p>
          </table:table-cell>
          <table:table-cell table:style-name="ce81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85" office:value-type="string" calcext:value-type="string">
            <text:p>R</text:p>
          </table:table-cell>
          <table:table-cell table:style-name="ce88" table:formula="of:=IF([.G26]=&quot;R&quot;;CONCATENATE(&quot;r&quot;;MID([.$E26];[.AU$25];1));MID([.$E26];[.AU$25];1))" office:value-type="string" office:string-value="T" calcext:value-type="string">
            <table:detective>
              <table:highlighted-range table:cell-range-address="Sheet1.G26:Sheet1.G26" table:direction="from-same-table"/>
            </table:detective>
            <text:p>T</text:p>
          </table:table-cell>
          <table:table-cell table:style-name="ce93" table:formula="of:=IF([.H26]=&quot;R&quot;;CONCATENATE(&quot;r&quot;;MID([.$E26];[.AV$25];1));MID([.$E26];[.AV$25];1))" office:value-type="string" office:string-value="rA" calcext:value-type="string">
            <text:p>rA</text:p>
          </table:table-cell>
          <table:table-cell table:style-name="ce93" table:formula="of:=IF([.I26]=&quot;R&quot;;CONCATENATE(&quot;r&quot;;MID([.$E26];[.AW$25];1));MID([.$E26];[.AW$25];1))" office:value-type="string" office:string-value="rA" calcext:value-type="string">
            <text:p>rA</text:p>
          </table:table-cell>
          <table:table-cell table:style-name="ce93" table:formula="of:=IF([.J26]=&quot;R&quot;;CONCATENATE(&quot;r&quot;;MID([.$E26];[.AX$25];1));MID([.$E26];[.AX$25];1))" office:value-type="string" office:string-value="rT" calcext:value-type="string">
            <text:p>rT</text:p>
          </table:table-cell>
          <table:table-cell table:style-name="ce93" table:formula="of:=IF([.K26]=&quot;R&quot;;CONCATENATE(&quot;r&quot;;MID([.$E26];[.AY$25];1));MID([.$E26];[.AY$25];1))" office:value-type="string" office:string-value="rT" calcext:value-type="string">
            <text:p>rT</text:p>
          </table:table-cell>
          <table:table-cell table:style-name="ce93" table:formula="of:=IF([.L26]=&quot;R&quot;;CONCATENATE(&quot;r&quot;;MID([.$E26];[.AZ$25];1));MID([.$E26];[.AZ$25];1))" office:value-type="string" office:string-value="rT" calcext:value-type="string">
            <text:p>rT</text:p>
          </table:table-cell>
          <table:table-cell table:style-name="ce93" table:formula="of:=IF([.M26]=&quot;R&quot;;CONCATENATE(&quot;r&quot;;MID([.$E26];[.BA$25];1));MID([.$E26];[.BA$25];1))" office:value-type="string" office:string-value="rC" calcext:value-type="string">
            <text:p>rC</text:p>
          </table:table-cell>
          <table:table-cell table:style-name="ce93" table:formula="of:=IF([.N26]=&quot;R&quot;;CONCATENATE(&quot;r&quot;;MID([.$E26];[.BB$25];1));MID([.$E26];[.BB$25];1))" office:value-type="string" office:string-value="rT" calcext:value-type="string">
            <text:p>rT</text:p>
          </table:table-cell>
          <table:table-cell table:style-name="ce93" table:formula="of:=IF([.O26]=&quot;R&quot;;CONCATENATE(&quot;r&quot;;MID([.$E26];[.BC$25];1));MID([.$E26];[.BC$25];1))" office:value-type="string" office:string-value="rA" calcext:value-type="string">
            <text:p>rA</text:p>
          </table:table-cell>
          <table:table-cell table:style-name="ce93" table:formula="of:=IF([.P26]=&quot;R&quot;;CONCATENATE(&quot;r&quot;;MID([.$E26];[.BD$25];1));MID([.$E26];[.BD$25];1))" office:value-type="string" office:string-value="rC" calcext:value-type="string">
            <text:p>rC</text:p>
          </table:table-cell>
          <table:table-cell table:style-name="ce93" table:formula="of:=IF([.Q26]=&quot;R&quot;;CONCATENATE(&quot;r&quot;;MID([.$E26];[.BE$25];1));MID([.$E26];[.BE$25];1))" office:value-type="string" office:string-value="rT" calcext:value-type="string">
            <text:p>rT</text:p>
          </table:table-cell>
          <table:table-cell table:style-name="ce93" table:formula="of:=IF([.R26]=&quot;R&quot;;CONCATENATE(&quot;r&quot;;MID([.$E26];[.BF$25];1));MID([.$E26];[.BF$25];1))" office:value-type="string" office:string-value="rC" calcext:value-type="string">
            <text:p>rC</text:p>
          </table:table-cell>
          <table:table-cell table:style-name="ce93" table:formula="of:=IF([.S26]=&quot;R&quot;;CONCATENATE(&quot;r&quot;;MID([.$E26];[.BG$25];1));MID([.$E26];[.BG$25];1))" office:value-type="string" office:string-value="rT" calcext:value-type="string">
            <text:p>rT</text:p>
          </table:table-cell>
          <table:table-cell table:style-name="ce93" table:formula="of:=IF([.T26]=&quot;R&quot;;CONCATENATE(&quot;r&quot;;MID([.$E26];[.BH$25];1));MID([.$E26];[.BH$25];1))" office:value-type="string" office:string-value="rT" calcext:value-type="string">
            <text:p>rT</text:p>
          </table:table-cell>
          <table:table-cell table:style-name="ce93" table:formula="of:=IF([.U26]=&quot;R&quot;;CONCATENATE(&quot;r&quot;;MID([.$E26];[.BI$25];1));MID([.$E26];[.BI$25];1))" office:value-type="string" office:string-value="rG" calcext:value-type="string">
            <text:p>rG</text:p>
          </table:table-cell>
          <table:table-cell table:style-name="ce93" table:formula="of:=IF([.V26]=&quot;R&quot;;CONCATENATE(&quot;r&quot;;MID([.$E26];[.BJ$25];1));MID([.$E26];[.BJ$25];1))" office:value-type="string" office:string-value="rT" calcext:value-type="string">
            <text:p>rT</text:p>
          </table:table-cell>
          <table:table-cell table:style-name="ce93" table:formula="of:=IF([.W26]=&quot;R&quot;;CONCATENATE(&quot;r&quot;;MID([.$E26];[.BK$25];1));MID([.$E26];[.BK$25];1))" office:value-type="string" office:string-value="rA" calcext:value-type="string">
            <text:p>rA</text:p>
          </table:table-cell>
          <table:table-cell table:style-name="ce93" table:formula="of:=IF([.X26]=&quot;R&quot;;CONCATENATE(&quot;r&quot;;MID([.$E26];[.BL$25];1));MID([.$E26];[.BL$25];1))" office:value-type="string" office:string-value="rG" calcext:value-type="string">
            <text:p>rG</text:p>
          </table:table-cell>
          <table:table-cell table:style-name="ce93" table:formula="of:=IF([.Y26]=&quot;R&quot;;CONCATENATE(&quot;r&quot;;MID([.$E26];[.BM$25];1));MID([.$E26];[.BM$25];1))" office:value-type="string" office:string-value="rA" calcext:value-type="string">
            <text:p>rA</text:p>
          </table:table-cell>
          <table:table-cell table:style-name="ce100" table:formula="of:=IF([.Z26]=&quot;R&quot;;CONCATENATE(&quot;r&quot;;MID([.$E26];[.BN$25];1));MID([.$E26];[.BN$25];1))" office:value-type="string" office:string-value="rT" calcext:value-type="string">
            <text:p>rT</text:p>
          </table:table-cell>
          <table:table-cell table:style-name="ce106" table:formula="of:=IF([.AA26]=&quot;R&quot;;CONCATENATE(&quot;r&quot;;MID([.$F26];[.BO$25];1));MID([.$F26];[.BO$25];1))" office:value-type="string" office:string-value="G" calcext:value-type="string">
            <text:p>G</text:p>
          </table:table-cell>
          <table:table-cell table:style-name="ce106" table:formula="of:=IF([.AB26]=&quot;R&quot;;CONCATENATE(&quot;r&quot;;MID([.$F26];[.BP$25];1));MID([.$F26];[.BP$25];1))" office:value-type="string" office:string-value="rA" calcext:value-type="string">
            <text:p>rA</text:p>
          </table:table-cell>
          <table:table-cell table:style-name="ce106" table:formula="of:=IF([.AC26]=&quot;R&quot;;CONCATENATE(&quot;r&quot;;MID([.$F26];[.BQ$25];1));MID([.$F26];[.BQ$25];1))" office:value-type="string" office:string-value="rG" calcext:value-type="string">
            <text:p>rG</text:p>
          </table:table-cell>
          <table:table-cell table:style-name="ce106" table:formula="of:=IF([.AD26]=&quot;R&quot;;CONCATENATE(&quot;r&quot;;MID([.$F26];[.BR$25];1));MID([.$F26];[.BR$25];1))" office:value-type="string" office:string-value="rT" calcext:value-type="string">
            <text:p>rT</text:p>
          </table:table-cell>
          <table:table-cell table:style-name="ce106" table:formula="of:=IF([.AE26]=&quot;R&quot;;CONCATENATE(&quot;r&quot;;MID([.$F26];[.BS$25];1));MID([.$F26];[.BS$25];1))" office:value-type="string" office:string-value="rC" calcext:value-type="string">
            <text:p>rC</text:p>
          </table:table-cell>
          <table:table-cell table:style-name="ce106" table:formula="of:=IF([.AF26]=&quot;R&quot;;CONCATENATE(&quot;r&quot;;MID([.$F26];[.BT$25];1));MID([.$F26];[.BT$25];1))" office:value-type="string" office:string-value="rT" calcext:value-type="string">
            <text:p>rT</text:p>
          </table:table-cell>
          <table:table-cell table:style-name="ce106" table:formula="of:=IF([.AG26]=&quot;R&quot;;CONCATENATE(&quot;r&quot;;MID([.$F26];[.BU$25];1));MID([.$F26];[.BU$25];1))" office:value-type="string" office:string-value="rC" calcext:value-type="string">
            <text:p>rC</text:p>
          </table:table-cell>
          <table:table-cell table:style-name="ce106" table:formula="of:=IF([.AH26]=&quot;R&quot;;CONCATENATE(&quot;r&quot;;MID([.$F26];[.BV$25];1));MID([.$F26];[.BV$25];1))" office:value-type="string" office:string-value="rT" calcext:value-type="string">
            <text:p>rT</text:p>
          </table:table-cell>
          <table:table-cell table:style-name="ce106" table:formula="of:=IF([.AI26]=&quot;R&quot;;CONCATENATE(&quot;r&quot;;MID([.$F26];[.BW$25];1));MID([.$F26];[.BW$25];1))" office:value-type="string" office:string-value="rC" calcext:value-type="string">
            <text:p>rC</text:p>
          </table:table-cell>
          <table:table-cell table:style-name="ce106" table:formula="of:=IF([.AJ26]=&quot;R&quot;;CONCATENATE(&quot;r&quot;;MID([.$F26];[.BX$25];1));MID([.$F26];[.BX$25];1))" office:value-type="string" office:string-value="rA" calcext:value-type="string">
            <text:p>rA</text:p>
          </table:table-cell>
          <table:table-cell table:style-name="ce106" table:formula="of:=IF([.AK26]=&quot;R&quot;;CONCATENATE(&quot;r&quot;;MID([.$F26];[.BY$25];1));MID([.$F26];[.BY$25];1))" office:value-type="string" office:string-value="rG" calcext:value-type="string">
            <text:p>rG</text:p>
          </table:table-cell>
          <table:table-cell table:style-name="ce106" table:formula="of:=IF([.AL26]=&quot;R&quot;;CONCATENATE(&quot;r&quot;;MID([.$F26];[.BZ$25];1));MID([.$F26];[.BZ$25];1))" office:value-type="string" office:string-value="rC" calcext:value-type="string">
            <text:p>rC</text:p>
          </table:table-cell>
          <table:table-cell table:style-name="ce106" table:formula="of:=IF([.AM26]=&quot;R&quot;;CONCATENATE(&quot;r&quot;;MID([.$F26];[.CA$25];1));MID([.$F26];[.CA$25];1))" office:value-type="string" office:string-value="rT" calcext:value-type="string">
            <text:p>rT</text:p>
          </table:table-cell>
          <table:table-cell table:style-name="ce106" table:formula="of:=IF([.AN26]=&quot;R&quot;;CONCATENATE(&quot;r&quot;;MID([.$F26];[.CB$25];1));MID([.$F26];[.CB$25];1))" office:value-type="string" office:string-value="rG" calcext:value-type="string">
            <text:p>rG</text:p>
          </table:table-cell>
          <table:table-cell table:style-name="ce106" table:formula="of:=IF([.AO26]=&quot;R&quot;;CONCATENATE(&quot;r&quot;;MID([.$F26];[.CC$25];1));MID([.$F26];[.CC$25];1))" office:value-type="string" office:string-value="rG" calcext:value-type="string">
            <text:p>rG</text:p>
          </table:table-cell>
          <table:table-cell table:style-name="ce106" table:formula="of:=IF([.AP26]=&quot;R&quot;;CONCATENATE(&quot;r&quot;;MID([.$F26];[.CD$25];1));MID([.$F26];[.CD$25];1))" office:value-type="string" office:string-value="rT" calcext:value-type="string">
            <text:p>rT</text:p>
          </table:table-cell>
          <table:table-cell table:style-name="ce106" table:formula="of:=IF([.AQ26]=&quot;R&quot;;CONCATENATE(&quot;r&quot;;MID([.$F26];[.CE$25];1));MID([.$F26];[.CE$25];1))" office:value-type="string" office:string-value="rA" calcext:value-type="string">
            <text:p>rA</text:p>
          </table:table-cell>
          <table:table-cell table:style-name="ce106" table:formula="of:=IF([.AR26]=&quot;R&quot;;CONCATENATE(&quot;r&quot;;MID([.$F26];[.CF$25];1));MID([.$F26];[.CF$25];1))" office:value-type="string" office:string-value="rC" calcext:value-type="string">
            <text:p>rC</text:p>
          </table:table-cell>
          <table:table-cell table:style-name="ce106" table:formula="of:=IF([.AS26]=&quot;R&quot;;CONCATENATE(&quot;r&quot;;MID([.$F26];[.CG$25];1));MID([.$F26];[.CG$25];1))" office:value-type="string" office:string-value="rA" calcext:value-type="string">
            <text:p>rA</text:p>
          </table:table-cell>
          <table:table-cell table:style-name="ce113" table:formula="of:=IF([.AT26]=&quot;R&quot;;CONCATENATE(&quot;r&quot;;MID([.$F26];[.CH$25];1));MID([.$F26];[.CH$25];1))" office:value-type="string" office:string-value="rC" calcext:value-type="string">
            <text:p>rC</text:p>
          </table:table-cell>
          <table:table-cell table:style-name="ce119" table:formula="of:=CONCATENATE([.AU26];[.AV26];[.AW26];[.AX26];[.AY26];[.AZ26];[.BA26];[.BB26];[.BC26];[.BD26];[.BE26];[.BF26];[.BG26];[.BH26];[.BI26];[.BJ26];[.BK26];[.BL26];[.BM26];[.BN26];[.BO26];[.BP26];[.BQ26];[.BR26];[.BS26];[.BT26];[.BU26];[.BV26];[.BW26];[.BX26];[.BY26];[.BZ26];[.CA26];[.CB26];[.CC26];[.CD26];[.CE26];[.CF26];[.CG26];[.CH26])" office:value-type="string" office:string-value="TrArArTrTrTrCrTrArCrTrCrTrTrGrTrArGrArTGrArGrTrCrTrCrTrCrArGrCrTrGrGrTrArCrArC" calcext:value-type="string">
            <text:p>TrArArTrTrTrCrTrArCrTrCrTrTrGrTrArGrArTGrArGrTrCrTrCrTrCrArGrCrTrGrGrTrArCrArC</text:p>
          </table:table-cell>
          <table:table-cell table:style-name="ce123" table:formula="of:=CONCATENATE([.C26];&quot;_&quot;;[.D26])" office:value-type="string" office:string-value="TR-tgt12_v0'" calcext:value-type="string">
            <text:p>TR-tgt12_v0'</text:p>
          </table:table-cell>
          <table:table-cell table:style-name="ce126" table:formula="of:=SUBSTITUTE([.CI26];&quot;rT&quot;;&quot;rU&quot;)" office:value-type="string" office:string-value="TrArArUrUrUrCrUrArCrUrCrUrUrGrUrArGrArUGrArGrUrCrUrCrUrCrArGrCrUrGrGrUrArCrArC" calcext:value-type="string">
            <text:p>TrArArUrUrUrCrUrArCrUrCrUrUrGrUrArGrArUGrArGrUrCrUrCrUrCrArGrCrUrGrGrUrArCrArC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TRAC-tgt25</text:p>
          </table:table-cell>
          <table:table-cell table:style-name="ce13" office:value-type="string" calcext:value-type="string">
            <text:p>TR-tgt25</text:p>
          </table:table-cell>
          <table:table-cell table:style-name="ce15" office:value-type="string" calcext:value-type="string">
            <text:p>v0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CAGATACGAACCTAAACTTT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88" table:formula="of:=IF([.G27]=&quot;R&quot;;CONCATENATE(&quot;r&quot;;MID([.$E27];[.AU$25];1));MID([.$E27];[.AU$25];1))" office:value-type="string" office:string-value="rT" calcext:value-type="string">
            <text:p>rT</text:p>
          </table:table-cell>
          <table:table-cell table:style-name="ce93" table:formula="of:=IF([.H27]=&quot;R&quot;;CONCATENATE(&quot;r&quot;;MID([.$E27];[.AV$25];1));MID([.$E27];[.AV$25];1))" office:value-type="string" office:string-value="rA" calcext:value-type="string">
            <text:p>rA</text:p>
          </table:table-cell>
          <table:table-cell table:style-name="ce93" table:formula="of:=IF([.I27]=&quot;R&quot;;CONCATENATE(&quot;r&quot;;MID([.$E27];[.AW$25];1));MID([.$E27];[.AW$25];1))" office:value-type="string" office:string-value="rA" calcext:value-type="string">
            <text:p>rA</text:p>
          </table:table-cell>
          <table:table-cell table:style-name="ce93" table:formula="of:=IF([.J27]=&quot;R&quot;;CONCATENATE(&quot;r&quot;;MID([.$E27];[.AX$25];1));MID([.$E27];[.AX$25];1))" office:value-type="string" office:string-value="rT" calcext:value-type="string">
            <text:p>rT</text:p>
          </table:table-cell>
          <table:table-cell table:style-name="ce93" table:formula="of:=IF([.K27]=&quot;R&quot;;CONCATENATE(&quot;r&quot;;MID([.$E27];[.AY$25];1));MID([.$E27];[.AY$25];1))" office:value-type="string" office:string-value="rT" calcext:value-type="string">
            <text:p>rT</text:p>
          </table:table-cell>
          <table:table-cell table:style-name="ce93" table:formula="of:=IF([.L27]=&quot;R&quot;;CONCATENATE(&quot;r&quot;;MID([.$E27];[.AZ$25];1));MID([.$E27];[.AZ$25];1))" office:value-type="string" office:string-value="rT" calcext:value-type="string">
            <text:p>rT</text:p>
          </table:table-cell>
          <table:table-cell table:style-name="ce93" table:formula="of:=IF([.M27]=&quot;R&quot;;CONCATENATE(&quot;r&quot;;MID([.$E27];[.BA$25];1));MID([.$E27];[.BA$25];1))" office:value-type="string" office:string-value="rC" calcext:value-type="string">
            <text:p>rC</text:p>
          </table:table-cell>
          <table:table-cell table:style-name="ce93" table:formula="of:=IF([.N27]=&quot;R&quot;;CONCATENATE(&quot;r&quot;;MID([.$E27];[.BB$25];1));MID([.$E27];[.BB$25];1))" office:value-type="string" office:string-value="rT" calcext:value-type="string">
            <text:p>rT</text:p>
          </table:table-cell>
          <table:table-cell table:style-name="ce93" table:formula="of:=IF([.O27]=&quot;R&quot;;CONCATENATE(&quot;r&quot;;MID([.$E27];[.BC$25];1));MID([.$E27];[.BC$25];1))" office:value-type="string" office:string-value="rA" calcext:value-type="string">
            <text:p>rA</text:p>
          </table:table-cell>
          <table:table-cell table:style-name="ce93" table:formula="of:=IF([.P27]=&quot;R&quot;;CONCATENATE(&quot;r&quot;;MID([.$E27];[.BD$25];1));MID([.$E27];[.BD$25];1))" office:value-type="string" office:string-value="rC" calcext:value-type="string">
            <text:p>rC</text:p>
          </table:table-cell>
          <table:table-cell table:style-name="ce93" table:formula="of:=IF([.Q27]=&quot;R&quot;;CONCATENATE(&quot;r&quot;;MID([.$E27];[.BE$25];1));MID([.$E27];[.BE$25];1))" office:value-type="string" office:string-value="rT" calcext:value-type="string">
            <text:p>rT</text:p>
          </table:table-cell>
          <table:table-cell table:style-name="ce93" table:formula="of:=IF([.R27]=&quot;R&quot;;CONCATENATE(&quot;r&quot;;MID([.$E27];[.BF$25];1));MID([.$E27];[.BF$25];1))" office:value-type="string" office:string-value="rC" calcext:value-type="string">
            <text:p>rC</text:p>
          </table:table-cell>
          <table:table-cell table:style-name="ce93" table:formula="of:=IF([.S27]=&quot;R&quot;;CONCATENATE(&quot;r&quot;;MID([.$E27];[.BG$25];1));MID([.$E27];[.BG$25];1))" office:value-type="string" office:string-value="rT" calcext:value-type="string">
            <text:p>rT</text:p>
          </table:table-cell>
          <table:table-cell table:style-name="ce93" table:formula="of:=IF([.T27]=&quot;R&quot;;CONCATENATE(&quot;r&quot;;MID([.$E27];[.BH$25];1));MID([.$E27];[.BH$25];1))" office:value-type="string" office:string-value="rT" calcext:value-type="string">
            <text:p>rT</text:p>
          </table:table-cell>
          <table:table-cell table:style-name="ce93" table:formula="of:=IF([.U27]=&quot;R&quot;;CONCATENATE(&quot;r&quot;;MID([.$E27];[.BI$25];1));MID([.$E27];[.BI$25];1))" office:value-type="string" office:string-value="rG" calcext:value-type="string">
            <text:p>rG</text:p>
          </table:table-cell>
          <table:table-cell table:style-name="ce93" table:formula="of:=IF([.V27]=&quot;R&quot;;CONCATENATE(&quot;r&quot;;MID([.$E27];[.BJ$25];1));MID([.$E27];[.BJ$25];1))" office:value-type="string" office:string-value="rT" calcext:value-type="string">
            <text:p>rT</text:p>
          </table:table-cell>
          <table:table-cell table:style-name="ce93" table:formula="of:=IF([.W27]=&quot;R&quot;;CONCATENATE(&quot;r&quot;;MID([.$E27];[.BK$25];1));MID([.$E27];[.BK$25];1))" office:value-type="string" office:string-value="rA" calcext:value-type="string">
            <text:p>rA</text:p>
          </table:table-cell>
          <table:table-cell table:style-name="ce93" table:formula="of:=IF([.X27]=&quot;R&quot;;CONCATENATE(&quot;r&quot;;MID([.$E27];[.BL$25];1));MID([.$E27];[.BL$25];1))" office:value-type="string" office:string-value="rG" calcext:value-type="string">
            <text:p>rG</text:p>
          </table:table-cell>
          <table:table-cell table:style-name="ce93" table:formula="of:=IF([.Y27]=&quot;R&quot;;CONCATENATE(&quot;r&quot;;MID([.$E27];[.BM$25];1));MID([.$E27];[.BM$25];1))" office:value-type="string" office:string-value="rA" calcext:value-type="string">
            <text:p>rA</text:p>
          </table:table-cell>
          <table:table-cell table:style-name="ce100" table:formula="of:=IF([.Z27]=&quot;R&quot;;CONCATENATE(&quot;r&quot;;MID([.$E27];[.BN$25];1));MID([.$E27];[.BN$25];1))" office:value-type="string" office:string-value="rT" calcext:value-type="string">
            <text:p>rT</text:p>
          </table:table-cell>
          <table:table-cell table:style-name="ce106" table:formula="of:=IF([.AA27]=&quot;R&quot;;CONCATENATE(&quot;r&quot;;MID([.$F27];[.BO$25];1));MID([.$F27];[.BO$25];1))" office:value-type="string" office:string-value="rC" calcext:value-type="string">
            <text:p>rC</text:p>
          </table:table-cell>
          <table:table-cell table:style-name="ce106" table:formula="of:=IF([.AB27]=&quot;R&quot;;CONCATENATE(&quot;r&quot;;MID([.$F27];[.BP$25];1));MID([.$F27];[.BP$25];1))" office:value-type="string" office:string-value="rA" calcext:value-type="string">
            <text:p>rA</text:p>
          </table:table-cell>
          <table:table-cell table:style-name="ce106" table:formula="of:=IF([.AC27]=&quot;R&quot;;CONCATENATE(&quot;r&quot;;MID([.$F27];[.BQ$25];1));MID([.$F27];[.BQ$25];1))" office:value-type="string" office:string-value="rG" calcext:value-type="string">
            <text:p>rG</text:p>
          </table:table-cell>
          <table:table-cell table:style-name="ce106" table:formula="of:=IF([.AD27]=&quot;R&quot;;CONCATENATE(&quot;r&quot;;MID([.$F27];[.BR$25];1));MID([.$F27];[.BR$25];1))" office:value-type="string" office:string-value="rA" calcext:value-type="string">
            <text:p>rA</text:p>
          </table:table-cell>
          <table:table-cell table:style-name="ce106" table:formula="of:=IF([.AE27]=&quot;R&quot;;CONCATENATE(&quot;r&quot;;MID([.$F27];[.BS$25];1));MID([.$F27];[.BS$25];1))" office:value-type="string" office:string-value="rT" calcext:value-type="string">
            <text:p>rT</text:p>
          </table:table-cell>
          <table:table-cell table:style-name="ce106" table:formula="of:=IF([.AF27]=&quot;R&quot;;CONCATENATE(&quot;r&quot;;MID([.$F27];[.BT$25];1));MID([.$F27];[.BT$25];1))" office:value-type="string" office:string-value="rA" calcext:value-type="string">
            <text:p>rA</text:p>
          </table:table-cell>
          <table:table-cell table:style-name="ce106" table:formula="of:=IF([.AG27]=&quot;R&quot;;CONCATENATE(&quot;r&quot;;MID([.$F27];[.BU$25];1));MID([.$F27];[.BU$25];1))" office:value-type="string" office:string-value="rC" calcext:value-type="string">
            <text:p>rC</text:p>
          </table:table-cell>
          <table:table-cell table:style-name="ce106" table:formula="of:=IF([.AH27]=&quot;R&quot;;CONCATENATE(&quot;r&quot;;MID([.$F27];[.BV$25];1));MID([.$F27];[.BV$25];1))" office:value-type="string" office:string-value="rG" calcext:value-type="string">
            <text:p>rG</text:p>
          </table:table-cell>
          <table:table-cell table:style-name="ce106" table:formula="of:=IF([.AI27]=&quot;R&quot;;CONCATENATE(&quot;r&quot;;MID([.$F27];[.BW$25];1));MID([.$F27];[.BW$25];1))" office:value-type="string" office:string-value="rA" calcext:value-type="string">
            <text:p>rA</text:p>
          </table:table-cell>
          <table:table-cell table:style-name="ce106" table:formula="of:=IF([.AJ27]=&quot;R&quot;;CONCATENATE(&quot;r&quot;;MID([.$F27];[.BX$25];1));MID([.$F27];[.BX$25];1))" office:value-type="string" office:string-value="rA" calcext:value-type="string">
            <text:p>rA</text:p>
          </table:table-cell>
          <table:table-cell table:style-name="ce106" table:formula="of:=IF([.AK27]=&quot;R&quot;;CONCATENATE(&quot;r&quot;;MID([.$F27];[.BY$25];1));MID([.$F27];[.BY$25];1))" office:value-type="string" office:string-value="rC" calcext:value-type="string">
            <text:p>rC</text:p>
          </table:table-cell>
          <table:table-cell table:style-name="ce106" table:formula="of:=IF([.AL27]=&quot;R&quot;;CONCATENATE(&quot;r&quot;;MID([.$F27];[.BZ$25];1));MID([.$F27];[.BZ$25];1))" office:value-type="string" office:string-value="rC" calcext:value-type="string">
            <text:p>rC</text:p>
          </table:table-cell>
          <table:table-cell table:style-name="ce106" table:formula="of:=IF([.AM27]=&quot;R&quot;;CONCATENATE(&quot;r&quot;;MID([.$F27];[.CA$25];1));MID([.$F27];[.CA$25];1))" office:value-type="string" office:string-value="rT" calcext:value-type="string">
            <text:p>rT</text:p>
          </table:table-cell>
          <table:table-cell table:style-name="ce106" table:formula="of:=IF([.AN27]=&quot;R&quot;;CONCATENATE(&quot;r&quot;;MID([.$F27];[.CB$25];1));MID([.$F27];[.CB$25];1))" office:value-type="string" office:string-value="rA" calcext:value-type="string">
            <text:p>rA</text:p>
          </table:table-cell>
          <table:table-cell table:style-name="ce106" table:formula="of:=IF([.AO27]=&quot;R&quot;;CONCATENATE(&quot;r&quot;;MID([.$F27];[.CC$25];1));MID([.$F27];[.CC$25];1))" office:value-type="string" office:string-value="rA" calcext:value-type="string">
            <text:p>rA</text:p>
          </table:table-cell>
          <table:table-cell table:style-name="ce106" table:formula="of:=IF([.AP27]=&quot;R&quot;;CONCATENATE(&quot;r&quot;;MID([.$F27];[.CD$25];1));MID([.$F27];[.CD$25];1))" office:value-type="string" office:string-value="rA" calcext:value-type="string">
            <text:p>rA</text:p>
          </table:table-cell>
          <table:table-cell table:style-name="ce106" table:formula="of:=IF([.AQ27]=&quot;R&quot;;CONCATENATE(&quot;r&quot;;MID([.$F27];[.CE$25];1));MID([.$F27];[.CE$25];1))" office:value-type="string" office:string-value="rC" calcext:value-type="string">
            <text:p>rC</text:p>
          </table:table-cell>
          <table:table-cell table:style-name="ce106" table:formula="of:=IF([.AR27]=&quot;R&quot;;CONCATENATE(&quot;r&quot;;MID([.$F27];[.CF$25];1));MID([.$F27];[.CF$25];1))" office:value-type="string" office:string-value="rT" calcext:value-type="string">
            <text:p>rT</text:p>
          </table:table-cell>
          <table:table-cell table:style-name="ce106" table:formula="of:=IF([.AS27]=&quot;R&quot;;CONCATENATE(&quot;r&quot;;MID([.$F27];[.CG$25];1));MID([.$F27];[.CG$25];1))" office:value-type="string" office:string-value="rT" calcext:value-type="string">
            <text:p>rT</text:p>
          </table:table-cell>
          <table:table-cell table:style-name="ce113" table:formula="of:=IF([.AT27]=&quot;R&quot;;CONCATENATE(&quot;r&quot;;MID([.$F27];[.CH$25];1));MID([.$F27];[.CH$25];1))" office:value-type="string" office:string-value="rT" calcext:value-type="string">
            <text:p>rT</text:p>
          </table:table-cell>
          <table:table-cell table:style-name="ce120" table:formula="of:=CONCATENATE([.AU27];[.AV27];[.AW27];[.AX27];[.AY27];[.AZ27];[.BA27];[.BB27];[.BC27];[.BD27];[.BE27];[.BF27];[.BG27];[.BH27];[.BI27];[.BJ27];[.BK27];[.BL27];[.BM27];[.BN27];[.BO27];[.BP27];[.BQ27];[.BR27];[.BS27];[.BT27];[.BU27];[.BV27];[.BW27];[.BX27];[.BY27];[.BZ27];[.CA27];[.CB27];[.CC27];[.CD27];[.CE27];[.CF27];[.CG27];[.CH27])" office:value-type="string" office:string-value="rTrArArTrTrTrCrTrArCrTrCrTrTrGrTrArGrArTrCrArGrArTrArCrGrArArCrCrTrArArArCrTrTrT" calcext:value-type="string">
            <text:p>rTrArArTrTrTrCrTrArCrTrCrTrTrGrTrArGrArTrCrArGrArTrArCrGrArArCrCrTrArArArCrTrTrT</text:p>
          </table:table-cell>
          <table:table-cell table:style-name="ce123" table:formula="of:=CONCATENATE([.C27];&quot;_&quot;;[.D27])" office:value-type="string" office:string-value="TR-tgt25_v0'" calcext:value-type="string">
            <text:p>TR-tgt25_v0'</text:p>
          </table:table-cell>
          <table:table-cell table:style-name="ce127" table:formula="of:=SUBSTITUTE([.CI27];&quot;rT&quot;;&quot;rU&quot;)" office:value-type="string" office:string-value="rUrArArUrUrUrCrUrArCrUrCrUrUrGrUrArGrArUrCrArGrArUrArCrGrArArCrCrUrArArArCrUrUrU" calcext:value-type="string">
            <text:p>rUrArArUrUrUrCrUrArCrUrCrUrUrGrUrArGrArUrCrArGrArUrArCrGrArArCrCrUrArArArCrUrUrU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TRAC-tgt28</text:p>
          </table:table-cell>
          <table:table-cell table:style-name="ce13" office:value-type="string" calcext:value-type="string">
            <text:p>TR-tgt28</text:p>
          </table:table-cell>
          <table:table-cell table:style-name="ce15" office:value-type="string" calcext:value-type="string">
            <text:p>v0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AGGAGGAGGATTCGGAACCC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88" table:formula="of:=IF([.G28]=&quot;R&quot;;CONCATENATE(&quot;r&quot;;MID([.$E28];[.AU$25];1));MID([.$E28];[.AU$25];1))" office:value-type="string" office:string-value="rT" calcext:value-type="string">
            <text:p>rT</text:p>
          </table:table-cell>
          <table:table-cell table:style-name="ce93" table:formula="of:=IF([.H28]=&quot;R&quot;;CONCATENATE(&quot;r&quot;;MID([.$E28];[.AV$25];1));MID([.$E28];[.AV$25];1))" office:value-type="string" office:string-value="rA" calcext:value-type="string">
            <text:p>rA</text:p>
          </table:table-cell>
          <table:table-cell table:style-name="ce93" table:formula="of:=IF([.I28]=&quot;R&quot;;CONCATENATE(&quot;r&quot;;MID([.$E28];[.AW$25];1));MID([.$E28];[.AW$25];1))" office:value-type="string" office:string-value="rA" calcext:value-type="string">
            <text:p>rA</text:p>
          </table:table-cell>
          <table:table-cell table:style-name="ce93" table:formula="of:=IF([.J28]=&quot;R&quot;;CONCATENATE(&quot;r&quot;;MID([.$E28];[.AX$25];1));MID([.$E28];[.AX$25];1))" office:value-type="string" office:string-value="rT" calcext:value-type="string">
            <text:p>rT</text:p>
          </table:table-cell>
          <table:table-cell table:style-name="ce93" table:formula="of:=IF([.K28]=&quot;R&quot;;CONCATENATE(&quot;r&quot;;MID([.$E28];[.AY$25];1));MID([.$E28];[.AY$25];1))" office:value-type="string" office:string-value="rT" calcext:value-type="string">
            <text:p>rT</text:p>
          </table:table-cell>
          <table:table-cell table:style-name="ce93" table:formula="of:=IF([.L28]=&quot;R&quot;;CONCATENATE(&quot;r&quot;;MID([.$E28];[.AZ$25];1));MID([.$E28];[.AZ$25];1))" office:value-type="string" office:string-value="rT" calcext:value-type="string">
            <text:p>rT</text:p>
          </table:table-cell>
          <table:table-cell table:style-name="ce93" table:formula="of:=IF([.M28]=&quot;R&quot;;CONCATENATE(&quot;r&quot;;MID([.$E28];[.BA$25];1));MID([.$E28];[.BA$25];1))" office:value-type="string" office:string-value="rC" calcext:value-type="string">
            <text:p>rC</text:p>
          </table:table-cell>
          <table:table-cell table:style-name="ce93" table:formula="of:=IF([.N28]=&quot;R&quot;;CONCATENATE(&quot;r&quot;;MID([.$E28];[.BB$25];1));MID([.$E28];[.BB$25];1))" office:value-type="string" office:string-value="rT" calcext:value-type="string">
            <text:p>rT</text:p>
          </table:table-cell>
          <table:table-cell table:style-name="ce93" table:formula="of:=IF([.O28]=&quot;R&quot;;CONCATENATE(&quot;r&quot;;MID([.$E28];[.BC$25];1));MID([.$E28];[.BC$25];1))" office:value-type="string" office:string-value="rA" calcext:value-type="string">
            <text:p>rA</text:p>
          </table:table-cell>
          <table:table-cell table:style-name="ce93" table:formula="of:=IF([.P28]=&quot;R&quot;;CONCATENATE(&quot;r&quot;;MID([.$E28];[.BD$25];1));MID([.$E28];[.BD$25];1))" office:value-type="string" office:string-value="rC" calcext:value-type="string">
            <text:p>rC</text:p>
          </table:table-cell>
          <table:table-cell table:style-name="ce93" table:formula="of:=IF([.Q28]=&quot;R&quot;;CONCATENATE(&quot;r&quot;;MID([.$E28];[.BE$25];1));MID([.$E28];[.BE$25];1))" office:value-type="string" office:string-value="rT" calcext:value-type="string">
            <text:p>rT</text:p>
          </table:table-cell>
          <table:table-cell table:style-name="ce93" table:formula="of:=IF([.R28]=&quot;R&quot;;CONCATENATE(&quot;r&quot;;MID([.$E28];[.BF$25];1));MID([.$E28];[.BF$25];1))" office:value-type="string" office:string-value="rC" calcext:value-type="string">
            <text:p>rC</text:p>
          </table:table-cell>
          <table:table-cell table:style-name="ce93" table:formula="of:=IF([.S28]=&quot;R&quot;;CONCATENATE(&quot;r&quot;;MID([.$E28];[.BG$25];1));MID([.$E28];[.BG$25];1))" office:value-type="string" office:string-value="rT" calcext:value-type="string">
            <text:p>rT</text:p>
          </table:table-cell>
          <table:table-cell table:style-name="ce93" table:formula="of:=IF([.T28]=&quot;R&quot;;CONCATENATE(&quot;r&quot;;MID([.$E28];[.BH$25];1));MID([.$E28];[.BH$25];1))" office:value-type="string" office:string-value="rT" calcext:value-type="string">
            <text:p>rT</text:p>
          </table:table-cell>
          <table:table-cell table:style-name="ce93" table:formula="of:=IF([.U28]=&quot;R&quot;;CONCATENATE(&quot;r&quot;;MID([.$E28];[.BI$25];1));MID([.$E28];[.BI$25];1))" office:value-type="string" office:string-value="rG" calcext:value-type="string">
            <text:p>rG</text:p>
          </table:table-cell>
          <table:table-cell table:style-name="ce93" table:formula="of:=IF([.V28]=&quot;R&quot;;CONCATENATE(&quot;r&quot;;MID([.$E28];[.BJ$25];1));MID([.$E28];[.BJ$25];1))" office:value-type="string" office:string-value="rT" calcext:value-type="string">
            <text:p>rT</text:p>
          </table:table-cell>
          <table:table-cell table:style-name="ce93" table:formula="of:=IF([.W28]=&quot;R&quot;;CONCATENATE(&quot;r&quot;;MID([.$E28];[.BK$25];1));MID([.$E28];[.BK$25];1))" office:value-type="string" office:string-value="rA" calcext:value-type="string">
            <text:p>rA</text:p>
          </table:table-cell>
          <table:table-cell table:style-name="ce93" table:formula="of:=IF([.X28]=&quot;R&quot;;CONCATENATE(&quot;r&quot;;MID([.$E28];[.BL$25];1));MID([.$E28];[.BL$25];1))" office:value-type="string" office:string-value="rG" calcext:value-type="string">
            <text:p>rG</text:p>
          </table:table-cell>
          <table:table-cell table:style-name="ce93" table:formula="of:=IF([.Y28]=&quot;R&quot;;CONCATENATE(&quot;r&quot;;MID([.$E28];[.BM$25];1));MID([.$E28];[.BM$25];1))" office:value-type="string" office:string-value="rA" calcext:value-type="string">
            <text:p>rA</text:p>
          </table:table-cell>
          <table:table-cell table:style-name="ce100" table:formula="of:=IF([.Z28]=&quot;R&quot;;CONCATENATE(&quot;r&quot;;MID([.$E28];[.BN$25];1));MID([.$E28];[.BN$25];1))" office:value-type="string" office:string-value="rT" calcext:value-type="string">
            <text:p>rT</text:p>
          </table:table-cell>
          <table:table-cell table:style-name="ce106" table:formula="of:=IF([.AA28]=&quot;R&quot;;CONCATENATE(&quot;r&quot;;MID([.$F28];[.BO$25];1));MID([.$F28];[.BO$25];1))" office:value-type="string" office:string-value="rA" calcext:value-type="string">
            <text:p>rA</text:p>
          </table:table-cell>
          <table:table-cell table:style-name="ce106" table:formula="of:=IF([.AB28]=&quot;R&quot;;CONCATENATE(&quot;r&quot;;MID([.$F28];[.BP$25];1));MID([.$F28];[.BP$25];1))" office:value-type="string" office:string-value="rG" calcext:value-type="string">
            <text:p>rG</text:p>
          </table:table-cell>
          <table:table-cell table:style-name="ce106" table:formula="of:=IF([.AC28]=&quot;R&quot;;CONCATENATE(&quot;r&quot;;MID([.$F28];[.BQ$25];1));MID([.$F28];[.BQ$25];1))" office:value-type="string" office:string-value="rG" calcext:value-type="string">
            <text:p>rG</text:p>
          </table:table-cell>
          <table:table-cell table:style-name="ce106" table:formula="of:=IF([.AD28]=&quot;R&quot;;CONCATENATE(&quot;r&quot;;MID([.$F28];[.BR$25];1));MID([.$F28];[.BR$25];1))" office:value-type="string" office:string-value="rA" calcext:value-type="string">
            <text:p>rA</text:p>
          </table:table-cell>
          <table:table-cell table:style-name="ce106" table:formula="of:=IF([.AE28]=&quot;R&quot;;CONCATENATE(&quot;r&quot;;MID([.$F28];[.BS$25];1));MID([.$F28];[.BS$25];1))" office:value-type="string" office:string-value="rG" calcext:value-type="string">
            <text:p>rG</text:p>
          </table:table-cell>
          <table:table-cell table:style-name="ce106" table:formula="of:=IF([.AF28]=&quot;R&quot;;CONCATENATE(&quot;r&quot;;MID([.$F28];[.BT$25];1));MID([.$F28];[.BT$25];1))" office:value-type="string" office:string-value="rG" calcext:value-type="string">
            <text:p>rG</text:p>
          </table:table-cell>
          <table:table-cell table:style-name="ce106" table:formula="of:=IF([.AG28]=&quot;R&quot;;CONCATENATE(&quot;r&quot;;MID([.$F28];[.BU$25];1));MID([.$F28];[.BU$25];1))" office:value-type="string" office:string-value="rA" calcext:value-type="string">
            <text:p>rA</text:p>
          </table:table-cell>
          <table:table-cell table:style-name="ce106" table:formula="of:=IF([.AH28]=&quot;R&quot;;CONCATENATE(&quot;r&quot;;MID([.$F28];[.BV$25];1));MID([.$F28];[.BV$25];1))" office:value-type="string" office:string-value="rG" calcext:value-type="string">
            <text:p>rG</text:p>
          </table:table-cell>
          <table:table-cell table:style-name="ce106" table:formula="of:=IF([.AI28]=&quot;R&quot;;CONCATENATE(&quot;r&quot;;MID([.$F28];[.BW$25];1));MID([.$F28];[.BW$25];1))" office:value-type="string" office:string-value="rG" calcext:value-type="string">
            <text:p>rG</text:p>
          </table:table-cell>
          <table:table-cell table:style-name="ce106" table:formula="of:=IF([.AJ28]=&quot;R&quot;;CONCATENATE(&quot;r&quot;;MID([.$F28];[.BX$25];1));MID([.$F28];[.BX$25];1))" office:value-type="string" office:string-value="rA" calcext:value-type="string">
            <text:p>rA</text:p>
          </table:table-cell>
          <table:table-cell table:style-name="ce106" table:formula="of:=IF([.AK28]=&quot;R&quot;;CONCATENATE(&quot;r&quot;;MID([.$F28];[.BY$25];1));MID([.$F28];[.BY$25];1))" office:value-type="string" office:string-value="rT" calcext:value-type="string">
            <text:p>rT</text:p>
          </table:table-cell>
          <table:table-cell table:style-name="ce106" table:formula="of:=IF([.AL28]=&quot;R&quot;;CONCATENATE(&quot;r&quot;;MID([.$F28];[.BZ$25];1));MID([.$F28];[.BZ$25];1))" office:value-type="string" office:string-value="rT" calcext:value-type="string">
            <text:p>rT</text:p>
          </table:table-cell>
          <table:table-cell table:style-name="ce106" table:formula="of:=IF([.AM28]=&quot;R&quot;;CONCATENATE(&quot;r&quot;;MID([.$F28];[.CA$25];1));MID([.$F28];[.CA$25];1))" office:value-type="string" office:string-value="rC" calcext:value-type="string">
            <text:p>rC</text:p>
          </table:table-cell>
          <table:table-cell table:style-name="ce106" table:formula="of:=IF([.AN28]=&quot;R&quot;;CONCATENATE(&quot;r&quot;;MID([.$F28];[.CB$25];1));MID([.$F28];[.CB$25];1))" office:value-type="string" office:string-value="rG" calcext:value-type="string">
            <text:p>rG</text:p>
          </table:table-cell>
          <table:table-cell table:style-name="ce106" table:formula="of:=IF([.AO28]=&quot;R&quot;;CONCATENATE(&quot;r&quot;;MID([.$F28];[.CC$25];1));MID([.$F28];[.CC$25];1))" office:value-type="string" office:string-value="rG" calcext:value-type="string">
            <text:p>rG</text:p>
          </table:table-cell>
          <table:table-cell table:style-name="ce106" table:formula="of:=IF([.AP28]=&quot;R&quot;;CONCATENATE(&quot;r&quot;;MID([.$F28];[.CD$25];1));MID([.$F28];[.CD$25];1))" office:value-type="string" office:string-value="rA" calcext:value-type="string">
            <text:p>rA</text:p>
          </table:table-cell>
          <table:table-cell table:style-name="ce106" table:formula="of:=IF([.AQ28]=&quot;R&quot;;CONCATENATE(&quot;r&quot;;MID([.$F28];[.CE$25];1));MID([.$F28];[.CE$25];1))" office:value-type="string" office:string-value="rA" calcext:value-type="string">
            <text:p>rA</text:p>
          </table:table-cell>
          <table:table-cell table:style-name="ce106" table:formula="of:=IF([.AR28]=&quot;R&quot;;CONCATENATE(&quot;r&quot;;MID([.$F28];[.CF$25];1));MID([.$F28];[.CF$25];1))" office:value-type="string" office:string-value="rC" calcext:value-type="string">
            <text:p>rC</text:p>
          </table:table-cell>
          <table:table-cell table:style-name="ce106" table:formula="of:=IF([.AS28]=&quot;R&quot;;CONCATENATE(&quot;r&quot;;MID([.$F28];[.CG$25];1));MID([.$F28];[.CG$25];1))" office:value-type="string" office:string-value="rC" calcext:value-type="string">
            <text:p>rC</text:p>
          </table:table-cell>
          <table:table-cell table:style-name="ce113" table:formula="of:=IF([.AT28]=&quot;R&quot;;CONCATENATE(&quot;r&quot;;MID([.$F28];[.CH$25];1));MID([.$F28];[.CH$25];1))" office:value-type="string" office:string-value="rC" calcext:value-type="string">
            <text:p>rC</text:p>
          </table:table-cell>
          <table:table-cell table:style-name="ce120" table:formula="of:=CONCATENATE([.AU28];[.AV28];[.AW28];[.AX28];[.AY28];[.AZ28];[.BA28];[.BB28];[.BC28];[.BD28];[.BE28];[.BF28];[.BG28];[.BH28];[.BI28];[.BJ28];[.BK28];[.BL28];[.BM28];[.BN28];[.BO28];[.BP28];[.BQ28];[.BR28];[.BS28];[.BT28];[.BU28];[.BV28];[.BW28];[.BX28];[.BY28];[.BZ28];[.CA28];[.CB28];[.CC28];[.CD28];[.CE28];[.CF28];[.CG28];[.CH28])" office:value-type="string" office:string-value="rTrArArTrTrTrCrTrArCrTrCrTrTrGrTrArGrArTrArGrGrArGrGrArGrGrArTrTrCrGrGrArArCrCrC" calcext:value-type="string">
            <text:p>rTrArArTrTrTrCrTrArCrTrCrTrTrGrTrArGrArTrArGrGrArGrGrArGrGrArTrTrCrGrGrArArCrCrC</text:p>
          </table:table-cell>
          <table:table-cell table:style-name="ce123" table:formula="of:=CONCATENATE([.C28];&quot;_&quot;;[.D28])" office:value-type="string" office:string-value="TR-tgt28_v0'" calcext:value-type="string">
            <text:p>TR-tgt28_v0'</text:p>
          </table:table-cell>
          <table:table-cell table:style-name="ce127" table:formula="of:=SUBSTITUTE([.CI28];&quot;rT&quot;;&quot;rU&quot;)" office:value-type="string" office:string-value="rUrArArUrUrUrCrUrArCrUrCrUrUrGrUrArGrArUrArGrGrArGrGrArGrGrArUrUrCrGrGrArArCrCrC" calcext:value-type="string">
            <text:p>rUrArArUrUrUrCrUrArCrUrCrUrUrGrUrArGrArUrArGrGrArGrGrArGrGrArUrUrCrGrGrArArCrCrC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B2M-tgt12</text:p>
          </table:table-cell>
          <table:table-cell table:style-name="ce13" office:value-type="string" calcext:value-type="string">
            <text:p>BM-tgt12</text:p>
          </table:table-cell>
          <table:table-cell table:style-name="ce16" office:value-type="string" calcext:value-type="string">
            <text:p>v1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8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0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3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3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number-columns-repeated="19" table:style-name="ce30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29]=&quot;R&quot;;CONCATENATE(&quot;r&quot;;MID([.$E29];[.AU$25];1));MID([.$E29];[.AU$25];1))" office:value-type="string" office:string-value="T" calcext:value-type="string">
            <text:p>T</text:p>
          </table:table-cell>
          <table:table-cell table:style-name="ce93" table:formula="of:=IF([.H29]=&quot;R&quot;;CONCATENATE(&quot;r&quot;;MID([.$E29];[.AV$25];1));MID([.$E29];[.AV$25];1))" office:value-type="string" office:string-value="rA" calcext:value-type="string">
            <text:p>rA</text:p>
          </table:table-cell>
          <table:table-cell table:style-name="ce93" table:formula="of:=IF([.I29]=&quot;R&quot;;CONCATENATE(&quot;r&quot;;MID([.$E29];[.AW$25];1));MID([.$E29];[.AW$25];1))" office:value-type="string" office:string-value="A" calcext:value-type="string">
            <text:p>A</text:p>
          </table:table-cell>
          <table:table-cell table:style-name="ce93" table:formula="of:=IF([.J29]=&quot;R&quot;;CONCATENATE(&quot;r&quot;;MID([.$E29];[.AX$25];1));MID([.$E29];[.AX$25];1))" office:value-type="string" office:string-value="rT" calcext:value-type="string">
            <text:p>rT</text:p>
          </table:table-cell>
          <table:table-cell table:style-name="ce93" table:formula="of:=IF([.K29]=&quot;R&quot;;CONCATENATE(&quot;r&quot;;MID([.$E29];[.AY$25];1));MID([.$E29];[.AY$25];1))" office:value-type="string" office:string-value="rT" calcext:value-type="string">
            <text:p>rT</text:p>
          </table:table-cell>
          <table:table-cell table:style-name="ce93" table:formula="of:=IF([.L29]=&quot;R&quot;;CONCATENATE(&quot;r&quot;;MID([.$E29];[.AZ$25];1));MID([.$E29];[.AZ$25];1))" office:value-type="string" office:string-value="rT" calcext:value-type="string">
            <text:p>rT</text:p>
          </table:table-cell>
          <table:table-cell table:style-name="ce93" table:formula="of:=IF([.M29]=&quot;R&quot;;CONCATENATE(&quot;r&quot;;MID([.$E29];[.BA$25];1));MID([.$E29];[.BA$25];1))" office:value-type="string" office:string-value="C" calcext:value-type="string">
            <text:p>C</text:p>
          </table:table-cell>
          <table:table-cell table:style-name="ce93" table:formula="of:=IF([.N29]=&quot;R&quot;;CONCATENATE(&quot;r&quot;;MID([.$E29];[.BB$25];1));MID([.$E29];[.BB$25];1))" office:value-type="string" office:string-value="rT" calcext:value-type="string">
            <text:p>rT</text:p>
          </table:table-cell>
          <table:table-cell table:style-name="ce93" table:formula="of:=IF([.O29]=&quot;R&quot;;CONCATENATE(&quot;r&quot;;MID([.$E29];[.BC$25];1));MID([.$E29];[.BC$25];1))" office:value-type="string" office:string-value="rA" calcext:value-type="string">
            <text:p>rA</text:p>
          </table:table-cell>
          <table:table-cell table:style-name="ce93" table:formula="of:=IF([.P29]=&quot;R&quot;;CONCATENATE(&quot;r&quot;;MID([.$E29];[.BD$25];1));MID([.$E29];[.BD$25];1))" office:value-type="string" office:string-value="C" calcext:value-type="string">
            <text:p>C</text:p>
          </table:table-cell>
          <table:table-cell table:style-name="ce93" table:formula="of:=IF([.Q29]=&quot;R&quot;;CONCATENATE(&quot;r&quot;;MID([.$E29];[.BE$25];1));MID([.$E29];[.BE$25];1))" office:value-type="string" office:string-value="rT" calcext:value-type="string">
            <text:p>rT</text:p>
          </table:table-cell>
          <table:table-cell table:style-name="ce93" table:formula="of:=IF([.R29]=&quot;R&quot;;CONCATENATE(&quot;r&quot;;MID([.$E29];[.BF$25];1));MID([.$E29];[.BF$25];1))" office:value-type="string" office:string-value="C" calcext:value-type="string">
            <text:p>C</text:p>
          </table:table-cell>
          <table:table-cell table:style-name="ce93" table:formula="of:=IF([.S29]=&quot;R&quot;;CONCATENATE(&quot;r&quot;;MID([.$E29];[.BG$25];1));MID([.$E29];[.BG$25];1))" office:value-type="string" office:string-value="rT" calcext:value-type="string">
            <text:p>rT</text:p>
          </table:table-cell>
          <table:table-cell table:style-name="ce93" table:formula="of:=IF([.T29]=&quot;R&quot;;CONCATENATE(&quot;r&quot;;MID([.$E29];[.BH$25];1));MID([.$E29];[.BH$25];1))" office:value-type="string" office:string-value="T" calcext:value-type="string">
            <text:p>T</text:p>
          </table:table-cell>
          <table:table-cell table:style-name="ce93" table:formula="of:=IF([.U29]=&quot;R&quot;;CONCATENATE(&quot;r&quot;;MID([.$E29];[.BI$25];1));MID([.$E29];[.BI$25];1))" office:value-type="string" office:string-value="G" calcext:value-type="string">
            <text:p>G</text:p>
          </table:table-cell>
          <table:table-cell table:style-name="ce93" table:formula="of:=IF([.V29]=&quot;R&quot;;CONCATENATE(&quot;r&quot;;MID([.$E29];[.BJ$25];1));MID([.$E29];[.BJ$25];1))" office:value-type="string" office:string-value="rT" calcext:value-type="string">
            <text:p>rT</text:p>
          </table:table-cell>
          <table:table-cell table:style-name="ce93" table:formula="of:=IF([.W29]=&quot;R&quot;;CONCATENATE(&quot;r&quot;;MID([.$E29];[.BK$25];1));MID([.$E29];[.BK$25];1))" office:value-type="string" office:string-value="rA" calcext:value-type="string">
            <text:p>rA</text:p>
          </table:table-cell>
          <table:table-cell table:style-name="ce93" table:formula="of:=IF([.X29]=&quot;R&quot;;CONCATENATE(&quot;r&quot;;MID([.$E29];[.BL$25];1));MID([.$E29];[.BL$25];1))" office:value-type="string" office:string-value="rG" calcext:value-type="string">
            <text:p>rG</text:p>
          </table:table-cell>
          <table:table-cell table:style-name="ce93" table:formula="of:=IF([.Y29]=&quot;R&quot;;CONCATENATE(&quot;r&quot;;MID([.$E29];[.BM$25];1));MID([.$E29];[.BM$25];1))" office:value-type="string" office:string-value="A" calcext:value-type="string">
            <text:p>A</text:p>
          </table:table-cell>
          <table:table-cell table:style-name="ce100" table:formula="of:=IF([.Z29]=&quot;R&quot;;CONCATENATE(&quot;r&quot;;MID([.$E29];[.BN$25];1));MID([.$E29];[.BN$25];1))" office:value-type="string" office:string-value="rT" calcext:value-type="string">
            <text:p>rT</text:p>
          </table:table-cell>
          <table:table-cell table:style-name="ce106" table:formula="of:=IF([.AA29]=&quot;R&quot;;CONCATENATE(&quot;r&quot;;MID([.$F29];[.BO$25];1));MID([.$F29];[.BO$25];1))" office:value-type="string" office:string-value="rA" calcext:value-type="string">
            <text:p>rA</text:p>
          </table:table-cell>
          <table:table-cell table:style-name="ce106" table:formula="of:=IF([.AB29]=&quot;R&quot;;CONCATENATE(&quot;r&quot;;MID([.$F29];[.BP$25];1));MID([.$F29];[.BP$25];1))" office:value-type="string" office:string-value="rG" calcext:value-type="string">
            <text:p>rG</text:p>
          </table:table-cell>
          <table:table-cell table:style-name="ce106" table:formula="of:=IF([.AC29]=&quot;R&quot;;CONCATENATE(&quot;r&quot;;MID([.$F29];[.BQ$25];1));MID([.$F29];[.BQ$25];1))" office:value-type="string" office:string-value="rT" calcext:value-type="string">
            <text:p>rT</text:p>
          </table:table-cell>
          <table:table-cell table:style-name="ce106" table:formula="of:=IF([.AD29]=&quot;R&quot;;CONCATENATE(&quot;r&quot;;MID([.$F29];[.BR$25];1));MID([.$F29];[.BR$25];1))" office:value-type="string" office:string-value="rG" calcext:value-type="string">
            <text:p>rG</text:p>
          </table:table-cell>
          <table:table-cell table:style-name="ce106" table:formula="of:=IF([.AE29]=&quot;R&quot;;CONCATENATE(&quot;r&quot;;MID([.$F29];[.BS$25];1));MID([.$F29];[.BS$25];1))" office:value-type="string" office:string-value="rG" calcext:value-type="string">
            <text:p>rG</text:p>
          </table:table-cell>
          <table:table-cell table:style-name="ce106" table:formula="of:=IF([.AF29]=&quot;R&quot;;CONCATENATE(&quot;r&quot;;MID([.$F29];[.BT$25];1));MID([.$F29];[.BT$25];1))" office:value-type="string" office:string-value="rG" calcext:value-type="string">
            <text:p>rG</text:p>
          </table:table-cell>
          <table:table-cell table:style-name="ce106" table:formula="of:=IF([.AG29]=&quot;R&quot;;CONCATENATE(&quot;r&quot;;MID([.$F29];[.BU$25];1));MID([.$F29];[.BU$25];1))" office:value-type="string" office:string-value="rG" calcext:value-type="string">
            <text:p>rG</text:p>
          </table:table-cell>
          <table:table-cell table:style-name="ce106" table:formula="of:=IF([.AH29]=&quot;R&quot;;CONCATENATE(&quot;r&quot;;MID([.$F29];[.BV$25];1));MID([.$F29];[.BV$25];1))" office:value-type="string" office:string-value="rG" calcext:value-type="string">
            <text:p>rG</text:p>
          </table:table-cell>
          <table:table-cell table:style-name="ce106" table:formula="of:=IF([.AI29]=&quot;R&quot;;CONCATENATE(&quot;r&quot;;MID([.$F29];[.BW$25];1));MID([.$F29];[.BW$25];1))" office:value-type="string" office:string-value="rT" calcext:value-type="string">
            <text:p>rT</text:p>
          </table:table-cell>
          <table:table-cell table:style-name="ce106" table:formula="of:=IF([.AJ29]=&quot;R&quot;;CONCATENATE(&quot;r&quot;;MID([.$F29];[.BX$25];1));MID([.$F29];[.BX$25];1))" office:value-type="string" office:string-value="rG" calcext:value-type="string">
            <text:p>rG</text:p>
          </table:table-cell>
          <table:table-cell table:style-name="ce106" table:formula="of:=IF([.AK29]=&quot;R&quot;;CONCATENATE(&quot;r&quot;;MID([.$F29];[.BY$25];1));MID([.$F29];[.BY$25];1))" office:value-type="string" office:string-value="rA" calcext:value-type="string">
            <text:p>rA</text:p>
          </table:table-cell>
          <table:table-cell table:style-name="ce106" table:formula="of:=IF([.AL29]=&quot;R&quot;;CONCATENATE(&quot;r&quot;;MID([.$F29];[.BZ$25];1));MID([.$F29];[.BZ$25];1))" office:value-type="string" office:string-value="rA" calcext:value-type="string">
            <text:p>rA</text:p>
          </table:table-cell>
          <table:table-cell table:style-name="ce106" table:formula="of:=IF([.AM29]=&quot;R&quot;;CONCATENATE(&quot;r&quot;;MID([.$F29];[.CA$25];1));MID([.$F29];[.CA$25];1))" office:value-type="string" office:string-value="rT" calcext:value-type="string">
            <text:p>rT</text:p>
          </table:table-cell>
          <table:table-cell table:style-name="ce106" table:formula="of:=IF([.AN29]=&quot;R&quot;;CONCATENATE(&quot;r&quot;;MID([.$F29];[.CB$25];1));MID([.$F29];[.CB$25];1))" office:value-type="string" office:string-value="rT" calcext:value-type="string">
            <text:p>rT</text:p>
          </table:table-cell>
          <table:table-cell table:style-name="ce106" table:formula="of:=IF([.AO29]=&quot;R&quot;;CONCATENATE(&quot;r&quot;;MID([.$F29];[.CC$25];1));MID([.$F29];[.CC$25];1))" office:value-type="string" office:string-value="rC" calcext:value-type="string">
            <text:p>rC</text:p>
          </table:table-cell>
          <table:table-cell table:style-name="ce106" table:formula="of:=IF([.AP29]=&quot;R&quot;;CONCATENATE(&quot;r&quot;;MID([.$F29];[.CD$25];1));MID([.$F29];[.CD$25];1))" office:value-type="string" office:string-value="rA" calcext:value-type="string">
            <text:p>rA</text:p>
          </table:table-cell>
          <table:table-cell table:style-name="ce106" table:formula="of:=IF([.AQ29]=&quot;R&quot;;CONCATENATE(&quot;r&quot;;MID([.$F29];[.CE$25];1));MID([.$F29];[.CE$25];1))" office:value-type="string" office:string-value="rG" calcext:value-type="string">
            <text:p>rG</text:p>
          </table:table-cell>
          <table:table-cell table:style-name="ce106" table:formula="of:=IF([.AR29]=&quot;R&quot;;CONCATENATE(&quot;r&quot;;MID([.$F29];[.CF$25];1));MID([.$F29];[.CF$25];1))" office:value-type="string" office:string-value="rT" calcext:value-type="string">
            <text:p>rT</text:p>
          </table:table-cell>
          <table:table-cell table:style-name="ce106" table:formula="of:=IF([.AS29]=&quot;R&quot;;CONCATENATE(&quot;r&quot;;MID([.$F29];[.CG$25];1));MID([.$F29];[.CG$25];1))" office:value-type="string" office:string-value="rG" calcext:value-type="string">
            <text:p>rG</text:p>
          </table:table-cell>
          <table:table-cell table:style-name="ce113" table:formula="of:=IF([.AT29]=&quot;R&quot;;CONCATENATE(&quot;r&quot;;MID([.$F29];[.CH$25];1));MID([.$F29];[.CH$25];1))" office:value-type="string" office:string-value="rT" calcext:value-type="string">
            <text:p>rT</text:p>
          </table:table-cell>
          <table:table-cell table:style-name="ce120" table:formula="of:=CONCATENATE([.AU29];[.AV29];[.AW29];[.AX29];[.AY29];[.AZ29];[.BA29];[.BB29];[.BC29];[.BD29];[.BE29];[.BF29];[.BG29];[.BH29];[.BI29];[.BJ29];[.BK29];[.BL29];[.BM29];[.BN29];[.BO29];[.BP29];[.BQ29];[.BR29];[.BS29];[.BT29];[.BU29];[.BV29];[.BW29];[.BX29];[.BY29];[.BZ29];[.CA29];[.CB29];[.CC29];[.CD29];[.CE29];[.CF29];[.CG29];[.CH29])" office:value-type="string" office:string-value="TrAArTrTrTCrTrACrTCrTTGrTrArGArTrArGrTrGrGrGrGrGrTrGrArArTrTrCrArGrTrGrT" calcext:value-type="string">
            <text:p>TrAArTrTrTCrTrACrTCrTTGrTrArGArTrArGrTrGrGrGrGrGrTrGrArArTrTrCrArGrTrGrT</text:p>
          </table:table-cell>
          <table:table-cell table:style-name="ce123" table:formula="of:=CONCATENATE([.C29];&quot;_&quot;;[.D29])" office:value-type="string" office:string-value="BM-tgt12_v1'" calcext:value-type="string">
            <text:p>BM-tgt12_v1'</text:p>
          </table:table-cell>
          <table:table-cell table:style-name="ce127" table:formula="of:=SUBSTITUTE([.CI29];&quot;rT&quot;;&quot;rU&quot;)" office:value-type="string" office:string-value="TrAArUrUrUCrUrACrUCrUTGrUrArGArUrArGrUrGrGrGrGrGrUrGrArArUrUrCrArGrUrGrU" calcext:value-type="string">
            <text:p>TrAArUrUrUCrUrACrUCrUTGrUrArGArUrArGrUrGrGrGrGrGrUrGrArArUrUrCrArGrUrGrU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CISH-tgt3</text:p>
          </table:table-cell>
          <table:table-cell table:style-name="ce13" office:value-type="string" calcext:value-type="string">
            <text:p>CSH-tgt3</text:p>
          </table:table-cell>
          <table:table-cell table:style-name="ce16" office:value-type="string" calcext:value-type="string">
            <text:p>v1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GGTGTACAGCAGTGGCTG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8" office:value-type="string" calcext:value-type="string">
            <text:p>R</text:p>
          </table:table-cell>
          <table:table-cell table:style-name="ce61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69" office:value-type="string" calcext:value-type="string">
            <text:p>R</text:p>
          </table:table-cell>
          <table:table-cell table:style-name="ce72" office:value-type="string" calcext:value-type="string">
            <text:p>R</text:p>
          </table:table-cell>
          <table:table-cell table:style-name="ce74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83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0]=&quot;R&quot;;CONCATENATE(&quot;r&quot;;MID([.$E30];[.AU$25];1));MID([.$E30];[.AU$25];1))" office:value-type="string" office:string-value="T" calcext:value-type="string">
            <text:p>T</text:p>
          </table:table-cell>
          <table:table-cell table:style-name="ce93" table:formula="of:=IF([.H30]=&quot;R&quot;;CONCATENATE(&quot;r&quot;;MID([.$E30];[.AV$25];1));MID([.$E30];[.AV$25];1))" office:value-type="string" office:string-value="rA" calcext:value-type="string">
            <text:p>rA</text:p>
          </table:table-cell>
          <table:table-cell table:style-name="ce93" table:formula="of:=IF([.I30]=&quot;R&quot;;CONCATENATE(&quot;r&quot;;MID([.$E30];[.AW$25];1));MID([.$E30];[.AW$25];1))" office:value-type="string" office:string-value="A" calcext:value-type="string">
            <text:p>A</text:p>
          </table:table-cell>
          <table:table-cell table:style-name="ce93" table:formula="of:=IF([.J30]=&quot;R&quot;;CONCATENATE(&quot;r&quot;;MID([.$E30];[.AX$25];1));MID([.$E30];[.AX$25];1))" office:value-type="string" office:string-value="rT" calcext:value-type="string">
            <text:p>rT</text:p>
          </table:table-cell>
          <table:table-cell table:style-name="ce93" table:formula="of:=IF([.K30]=&quot;R&quot;;CONCATENATE(&quot;r&quot;;MID([.$E30];[.AY$25];1));MID([.$E30];[.AY$25];1))" office:value-type="string" office:string-value="rT" calcext:value-type="string">
            <text:p>rT</text:p>
          </table:table-cell>
          <table:table-cell table:style-name="ce93" table:formula="of:=IF([.L30]=&quot;R&quot;;CONCATENATE(&quot;r&quot;;MID([.$E30];[.AZ$25];1));MID([.$E30];[.AZ$25];1))" office:value-type="string" office:string-value="rT" calcext:value-type="string">
            <text:p>rT</text:p>
          </table:table-cell>
          <table:table-cell table:style-name="ce93" table:formula="of:=IF([.M30]=&quot;R&quot;;CONCATENATE(&quot;r&quot;;MID([.$E30];[.BA$25];1));MID([.$E30];[.BA$25];1))" office:value-type="string" office:string-value="C" calcext:value-type="string">
            <text:p>C</text:p>
          </table:table-cell>
          <table:table-cell table:style-name="ce93" table:formula="of:=IF([.N30]=&quot;R&quot;;CONCATENATE(&quot;r&quot;;MID([.$E30];[.BB$25];1));MID([.$E30];[.BB$25];1))" office:value-type="string" office:string-value="rT" calcext:value-type="string">
            <text:p>rT</text:p>
          </table:table-cell>
          <table:table-cell table:style-name="ce93" table:formula="of:=IF([.O30]=&quot;R&quot;;CONCATENATE(&quot;r&quot;;MID([.$E30];[.BC$25];1));MID([.$E30];[.BC$25];1))" office:value-type="string" office:string-value="rA" calcext:value-type="string">
            <text:p>rA</text:p>
          </table:table-cell>
          <table:table-cell table:style-name="ce93" table:formula="of:=IF([.P30]=&quot;R&quot;;CONCATENATE(&quot;r&quot;;MID([.$E30];[.BD$25];1));MID([.$E30];[.BD$25];1))" office:value-type="string" office:string-value="C" calcext:value-type="string">
            <text:p>C</text:p>
          </table:table-cell>
          <table:table-cell table:style-name="ce93" table:formula="of:=IF([.Q30]=&quot;R&quot;;CONCATENATE(&quot;r&quot;;MID([.$E30];[.BE$25];1));MID([.$E30];[.BE$25];1))" office:value-type="string" office:string-value="rT" calcext:value-type="string">
            <text:p>rT</text:p>
          </table:table-cell>
          <table:table-cell table:style-name="ce93" table:formula="of:=IF([.R30]=&quot;R&quot;;CONCATENATE(&quot;r&quot;;MID([.$E30];[.BF$25];1));MID([.$E30];[.BF$25];1))" office:value-type="string" office:string-value="C" calcext:value-type="string">
            <text:p>C</text:p>
          </table:table-cell>
          <table:table-cell table:style-name="ce93" table:formula="of:=IF([.S30]=&quot;R&quot;;CONCATENATE(&quot;r&quot;;MID([.$E30];[.BG$25];1));MID([.$E30];[.BG$25];1))" office:value-type="string" office:string-value="rT" calcext:value-type="string">
            <text:p>rT</text:p>
          </table:table-cell>
          <table:table-cell table:style-name="ce93" table:formula="of:=IF([.T30]=&quot;R&quot;;CONCATENATE(&quot;r&quot;;MID([.$E30];[.BH$25];1));MID([.$E30];[.BH$25];1))" office:value-type="string" office:string-value="T" calcext:value-type="string">
            <text:p>T</text:p>
          </table:table-cell>
          <table:table-cell table:style-name="ce93" table:formula="of:=IF([.U30]=&quot;R&quot;;CONCATENATE(&quot;r&quot;;MID([.$E30];[.BI$25];1));MID([.$E30];[.BI$25];1))" office:value-type="string" office:string-value="G" calcext:value-type="string">
            <text:p>G</text:p>
          </table:table-cell>
          <table:table-cell table:style-name="ce93" table:formula="of:=IF([.V30]=&quot;R&quot;;CONCATENATE(&quot;r&quot;;MID([.$E30];[.BJ$25];1));MID([.$E30];[.BJ$25];1))" office:value-type="string" office:string-value="rT" calcext:value-type="string">
            <text:p>rT</text:p>
          </table:table-cell>
          <table:table-cell table:style-name="ce93" table:formula="of:=IF([.W30]=&quot;R&quot;;CONCATENATE(&quot;r&quot;;MID([.$E30];[.BK$25];1));MID([.$E30];[.BK$25];1))" office:value-type="string" office:string-value="rA" calcext:value-type="string">
            <text:p>rA</text:p>
          </table:table-cell>
          <table:table-cell table:style-name="ce93" table:formula="of:=IF([.X30]=&quot;R&quot;;CONCATENATE(&quot;r&quot;;MID([.$E30];[.BL$25];1));MID([.$E30];[.BL$25];1))" office:value-type="string" office:string-value="rG" calcext:value-type="string">
            <text:p>rG</text:p>
          </table:table-cell>
          <table:table-cell table:style-name="ce93" table:formula="of:=IF([.Y30]=&quot;R&quot;;CONCATENATE(&quot;r&quot;;MID([.$E30];[.BM$25];1));MID([.$E30];[.BM$25];1))" office:value-type="string" office:string-value="A" calcext:value-type="string">
            <text:p>A</text:p>
          </table:table-cell>
          <table:table-cell table:style-name="ce100" table:formula="of:=IF([.Z30]=&quot;R&quot;;CONCATENATE(&quot;r&quot;;MID([.$E30];[.BN$25];1));MID([.$E30];[.BN$25];1))" office:value-type="string" office:string-value="rT" calcext:value-type="string">
            <text:p>rT</text:p>
          </table:table-cell>
          <table:table-cell table:style-name="ce106" table:formula="of:=IF([.AA30]=&quot;R&quot;;CONCATENATE(&quot;r&quot;;MID([.$F30];[.BO$25];1));MID([.$F30];[.BO$25];1))" office:value-type="string" office:string-value="rG" calcext:value-type="string">
            <text:p>rG</text:p>
          </table:table-cell>
          <table:table-cell table:style-name="ce106" table:formula="of:=IF([.AB30]=&quot;R&quot;;CONCATENATE(&quot;r&quot;;MID([.$F30];[.BP$25];1));MID([.$F30];[.BP$25];1))" office:value-type="string" office:string-value="rG" calcext:value-type="string">
            <text:p>rG</text:p>
          </table:table-cell>
          <table:table-cell table:style-name="ce106" table:formula="of:=IF([.AC30]=&quot;R&quot;;CONCATENATE(&quot;r&quot;;MID([.$F30];[.BQ$25];1));MID([.$F30];[.BQ$25];1))" office:value-type="string" office:string-value="rT" calcext:value-type="string">
            <text:p>rT</text:p>
          </table:table-cell>
          <table:table-cell table:style-name="ce106" table:formula="of:=IF([.AD30]=&quot;R&quot;;CONCATENATE(&quot;r&quot;;MID([.$F30];[.BR$25];1));MID([.$F30];[.BR$25];1))" office:value-type="string" office:string-value="rG" calcext:value-type="string">
            <text:p>rG</text:p>
          </table:table-cell>
          <table:table-cell table:style-name="ce106" table:formula="of:=IF([.AE30]=&quot;R&quot;;CONCATENATE(&quot;r&quot;;MID([.$F30];[.BS$25];1));MID([.$F30];[.BS$25];1))" office:value-type="string" office:string-value="rT" calcext:value-type="string">
            <text:p>rT</text:p>
          </table:table-cell>
          <table:table-cell table:style-name="ce106" table:formula="of:=IF([.AF30]=&quot;R&quot;;CONCATENATE(&quot;r&quot;;MID([.$F30];[.BT$25];1));MID([.$F30];[.BT$25];1))" office:value-type="string" office:string-value="rA" calcext:value-type="string">
            <text:p>rA</text:p>
          </table:table-cell>
          <table:table-cell table:style-name="ce106" table:formula="of:=IF([.AG30]=&quot;R&quot;;CONCATENATE(&quot;r&quot;;MID([.$F30];[.BU$25];1));MID([.$F30];[.BU$25];1))" office:value-type="string" office:string-value="rC" calcext:value-type="string">
            <text:p>rC</text:p>
          </table:table-cell>
          <table:table-cell table:style-name="ce106" table:formula="of:=IF([.AH30]=&quot;R&quot;;CONCATENATE(&quot;r&quot;;MID([.$F30];[.BV$25];1));MID([.$F30];[.BV$25];1))" office:value-type="string" office:string-value="rA" calcext:value-type="string">
            <text:p>rA</text:p>
          </table:table-cell>
          <table:table-cell table:style-name="ce106" table:formula="of:=IF([.AI30]=&quot;R&quot;;CONCATENATE(&quot;r&quot;;MID([.$F30];[.BW$25];1));MID([.$F30];[.BW$25];1))" office:value-type="string" office:string-value="rG" calcext:value-type="string">
            <text:p>rG</text:p>
          </table:table-cell>
          <table:table-cell table:style-name="ce106" table:formula="of:=IF([.AJ30]=&quot;R&quot;;CONCATENATE(&quot;r&quot;;MID([.$F30];[.BX$25];1));MID([.$F30];[.BX$25];1))" office:value-type="string" office:string-value="rC" calcext:value-type="string">
            <text:p>rC</text:p>
          </table:table-cell>
          <table:table-cell table:style-name="ce106" table:formula="of:=IF([.AK30]=&quot;R&quot;;CONCATENATE(&quot;r&quot;;MID([.$F30];[.BY$25];1));MID([.$F30];[.BY$25];1))" office:value-type="string" office:string-value="rA" calcext:value-type="string">
            <text:p>rA</text:p>
          </table:table-cell>
          <table:table-cell table:style-name="ce106" table:formula="of:=IF([.AL30]=&quot;R&quot;;CONCATENATE(&quot;r&quot;;MID([.$F30];[.BZ$25];1));MID([.$F30];[.BZ$25];1))" office:value-type="string" office:string-value="rG" calcext:value-type="string">
            <text:p>rG</text:p>
          </table:table-cell>
          <table:table-cell table:style-name="ce106" table:formula="of:=IF([.AM30]=&quot;R&quot;;CONCATENATE(&quot;r&quot;;MID([.$F30];[.CA$25];1));MID([.$F30];[.CA$25];1))" office:value-type="string" office:string-value="rT" calcext:value-type="string">
            <text:p>rT</text:p>
          </table:table-cell>
          <table:table-cell table:style-name="ce106" table:formula="of:=IF([.AN30]=&quot;R&quot;;CONCATENATE(&quot;r&quot;;MID([.$F30];[.CB$25];1));MID([.$F30];[.CB$25];1))" office:value-type="string" office:string-value="rG" calcext:value-type="string">
            <text:p>rG</text:p>
          </table:table-cell>
          <table:table-cell table:style-name="ce106" table:formula="of:=IF([.AO30]=&quot;R&quot;;CONCATENATE(&quot;r&quot;;MID([.$F30];[.CC$25];1));MID([.$F30];[.CC$25];1))" office:value-type="string" office:string-value="rG" calcext:value-type="string">
            <text:p>rG</text:p>
          </table:table-cell>
          <table:table-cell table:style-name="ce106" table:formula="of:=IF([.AP30]=&quot;R&quot;;CONCATENATE(&quot;r&quot;;MID([.$F30];[.CD$25];1));MID([.$F30];[.CD$25];1))" office:value-type="string" office:string-value="rC" calcext:value-type="string">
            <text:p>rC</text:p>
          </table:table-cell>
          <table:table-cell table:style-name="ce106" table:formula="of:=IF([.AQ30]=&quot;R&quot;;CONCATENATE(&quot;r&quot;;MID([.$F30];[.CE$25];1));MID([.$F30];[.CE$25];1))" office:value-type="string" office:string-value="rT" calcext:value-type="string">
            <text:p>rT</text:p>
          </table:table-cell>
          <table:table-cell table:style-name="ce106" table:formula="of:=IF([.AR30]=&quot;R&quot;;CONCATENATE(&quot;r&quot;;MID([.$F30];[.CF$25];1));MID([.$F30];[.CF$25];1))" office:value-type="string" office:string-value="rG" calcext:value-type="string">
            <text:p>rG</text:p>
          </table:table-cell>
          <table:table-cell table:style-name="ce106" table:formula="of:=IF([.AS30]=&quot;R&quot;;CONCATENATE(&quot;r&quot;;MID([.$F30];[.CG$25];1));MID([.$F30];[.CG$25];1))" office:value-type="string" office:string-value="rG" calcext:value-type="string">
            <text:p>rG</text:p>
          </table:table-cell>
          <table:table-cell table:style-name="ce113" table:formula="of:=IF([.AT30]=&quot;R&quot;;CONCATENATE(&quot;r&quot;;MID([.$F30];[.CH$25];1));MID([.$F30];[.CH$25];1))" office:value-type="string" office:string-value="rT" calcext:value-type="string">
            <text:p>rT</text:p>
          </table:table-cell>
          <table:table-cell table:style-name="ce120" table:formula="of:=CONCATENATE([.AU30];[.AV30];[.AW30];[.AX30];[.AY30];[.AZ30];[.BA30];[.BB30];[.BC30];[.BD30];[.BE30];[.BF30];[.BG30];[.BH30];[.BI30];[.BJ30];[.BK30];[.BL30];[.BM30];[.BN30];[.BO30];[.BP30];[.BQ30];[.BR30];[.BS30];[.BT30];[.BU30];[.BV30];[.BW30];[.BX30];[.BY30];[.BZ30];[.CA30];[.CB30];[.CC30];[.CD30];[.CE30];[.CF30];[.CG30];[.CH30])" office:value-type="string" office:string-value="TrAArTrTrTCrTrACrTCrTTGrTrArGArTrGrGrTrGrTrArCrArGrCrArGrTrGrGrCrTrGrGrT" calcext:value-type="string">
            <text:p>TrAArTrTrTCrTrACrTCrTTGrTrArGArTrGrGrTrGrTrArCrArGrCrArGrTrGrGrCrTrGrGrT</text:p>
          </table:table-cell>
          <table:table-cell table:style-name="ce123" table:formula="of:=CONCATENATE([.C30];&quot;_&quot;;[.D30])" office:value-type="string" office:string-value="CSH-tgt3_v1'" calcext:value-type="string">
            <text:p>CSH-tgt3_v1'</text:p>
          </table:table-cell>
          <table:table-cell table:style-name="ce127" table:formula="of:=SUBSTITUTE([.CI30];&quot;rT&quot;;&quot;rU&quot;)" office:value-type="string" office:string-value="TrAArUrUrUCrUrACrUCrUTGrUrArGArUrGrGrUrGrUrArCrArGrCrArGrUrGrGrCrUrGrGrU" calcext:value-type="string">
            <text:p>TrAArUrUrUCrUrACrUCrUTGrUrArGArUrGrGrUrGrUrArCrArGrCrArGrUrGrGrCrUrGrGrU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CBLB-tgt6</text:p>
          </table:table-cell>
          <table:table-cell table:style-name="ce13" office:value-type="string" calcext:value-type="string">
            <text:p>CLB-tgt6</text:p>
          </table:table-cell>
          <table:table-cell table:style-name="ce16" office:value-type="string" calcext:value-type="string">
            <text:p>v1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CCTGATACATATCAGCATT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8" office:value-type="string" calcext:value-type="string">
            <text:p>R</text:p>
          </table:table-cell>
          <table:table-cell table:style-name="ce61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69" office:value-type="string" calcext:value-type="string">
            <text:p>R</text:p>
          </table:table-cell>
          <table:table-cell table:style-name="ce72" office:value-type="string" calcext:value-type="string">
            <text:p>R</text:p>
          </table:table-cell>
          <table:table-cell table:style-name="ce74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83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1]=&quot;R&quot;;CONCATENATE(&quot;r&quot;;MID([.$E31];[.AU$25];1));MID([.$E31];[.AU$25];1))" office:value-type="string" office:string-value="T" calcext:value-type="string">
            <text:p>T</text:p>
          </table:table-cell>
          <table:table-cell table:style-name="ce93" table:formula="of:=IF([.H31]=&quot;R&quot;;CONCATENATE(&quot;r&quot;;MID([.$E31];[.AV$25];1));MID([.$E31];[.AV$25];1))" office:value-type="string" office:string-value="rA" calcext:value-type="string">
            <text:p>rA</text:p>
          </table:table-cell>
          <table:table-cell table:style-name="ce93" table:formula="of:=IF([.I31]=&quot;R&quot;;CONCATENATE(&quot;r&quot;;MID([.$E31];[.AW$25];1));MID([.$E31];[.AW$25];1))" office:value-type="string" office:string-value="A" calcext:value-type="string">
            <text:p>A</text:p>
          </table:table-cell>
          <table:table-cell table:style-name="ce93" table:formula="of:=IF([.J31]=&quot;R&quot;;CONCATENATE(&quot;r&quot;;MID([.$E31];[.AX$25];1));MID([.$E31];[.AX$25];1))" office:value-type="string" office:string-value="rT" calcext:value-type="string">
            <text:p>rT</text:p>
          </table:table-cell>
          <table:table-cell table:style-name="ce93" table:formula="of:=IF([.K31]=&quot;R&quot;;CONCATENATE(&quot;r&quot;;MID([.$E31];[.AY$25];1));MID([.$E31];[.AY$25];1))" office:value-type="string" office:string-value="rT" calcext:value-type="string">
            <text:p>rT</text:p>
          </table:table-cell>
          <table:table-cell table:style-name="ce93" table:formula="of:=IF([.L31]=&quot;R&quot;;CONCATENATE(&quot;r&quot;;MID([.$E31];[.AZ$25];1));MID([.$E31];[.AZ$25];1))" office:value-type="string" office:string-value="rT" calcext:value-type="string">
            <text:p>rT</text:p>
          </table:table-cell>
          <table:table-cell table:style-name="ce93" table:formula="of:=IF([.M31]=&quot;R&quot;;CONCATENATE(&quot;r&quot;;MID([.$E31];[.BA$25];1));MID([.$E31];[.BA$25];1))" office:value-type="string" office:string-value="C" calcext:value-type="string">
            <text:p>C</text:p>
          </table:table-cell>
          <table:table-cell table:style-name="ce93" table:formula="of:=IF([.N31]=&quot;R&quot;;CONCATENATE(&quot;r&quot;;MID([.$E31];[.BB$25];1));MID([.$E31];[.BB$25];1))" office:value-type="string" office:string-value="rT" calcext:value-type="string">
            <text:p>rT</text:p>
          </table:table-cell>
          <table:table-cell table:style-name="ce93" table:formula="of:=IF([.O31]=&quot;R&quot;;CONCATENATE(&quot;r&quot;;MID([.$E31];[.BC$25];1));MID([.$E31];[.BC$25];1))" office:value-type="string" office:string-value="rA" calcext:value-type="string">
            <text:p>rA</text:p>
          </table:table-cell>
          <table:table-cell table:style-name="ce93" table:formula="of:=IF([.P31]=&quot;R&quot;;CONCATENATE(&quot;r&quot;;MID([.$E31];[.BD$25];1));MID([.$E31];[.BD$25];1))" office:value-type="string" office:string-value="C" calcext:value-type="string">
            <text:p>C</text:p>
          </table:table-cell>
          <table:table-cell table:style-name="ce93" table:formula="of:=IF([.Q31]=&quot;R&quot;;CONCATENATE(&quot;r&quot;;MID([.$E31];[.BE$25];1));MID([.$E31];[.BE$25];1))" office:value-type="string" office:string-value="rT" calcext:value-type="string">
            <text:p>rT</text:p>
          </table:table-cell>
          <table:table-cell table:style-name="ce93" table:formula="of:=IF([.R31]=&quot;R&quot;;CONCATENATE(&quot;r&quot;;MID([.$E31];[.BF$25];1));MID([.$E31];[.BF$25];1))" office:value-type="string" office:string-value="C" calcext:value-type="string">
            <text:p>C</text:p>
          </table:table-cell>
          <table:table-cell table:style-name="ce93" table:formula="of:=IF([.S31]=&quot;R&quot;;CONCATENATE(&quot;r&quot;;MID([.$E31];[.BG$25];1));MID([.$E31];[.BG$25];1))" office:value-type="string" office:string-value="rT" calcext:value-type="string">
            <text:p>rT</text:p>
          </table:table-cell>
          <table:table-cell table:style-name="ce93" table:formula="of:=IF([.T31]=&quot;R&quot;;CONCATENATE(&quot;r&quot;;MID([.$E31];[.BH$25];1));MID([.$E31];[.BH$25];1))" office:value-type="string" office:string-value="T" calcext:value-type="string">
            <text:p>T</text:p>
          </table:table-cell>
          <table:table-cell table:style-name="ce93" table:formula="of:=IF([.U31]=&quot;R&quot;;CONCATENATE(&quot;r&quot;;MID([.$E31];[.BI$25];1));MID([.$E31];[.BI$25];1))" office:value-type="string" office:string-value="G" calcext:value-type="string">
            <text:p>G</text:p>
          </table:table-cell>
          <table:table-cell table:style-name="ce93" table:formula="of:=IF([.V31]=&quot;R&quot;;CONCATENATE(&quot;r&quot;;MID([.$E31];[.BJ$25];1));MID([.$E31];[.BJ$25];1))" office:value-type="string" office:string-value="rT" calcext:value-type="string">
            <text:p>rT</text:p>
          </table:table-cell>
          <table:table-cell table:style-name="ce93" table:formula="of:=IF([.W31]=&quot;R&quot;;CONCATENATE(&quot;r&quot;;MID([.$E31];[.BK$25];1));MID([.$E31];[.BK$25];1))" office:value-type="string" office:string-value="rA" calcext:value-type="string">
            <text:p>rA</text:p>
          </table:table-cell>
          <table:table-cell table:style-name="ce93" table:formula="of:=IF([.X31]=&quot;R&quot;;CONCATENATE(&quot;r&quot;;MID([.$E31];[.BL$25];1));MID([.$E31];[.BL$25];1))" office:value-type="string" office:string-value="rG" calcext:value-type="string">
            <text:p>rG</text:p>
          </table:table-cell>
          <table:table-cell table:style-name="ce93" table:formula="of:=IF([.Y31]=&quot;R&quot;;CONCATENATE(&quot;r&quot;;MID([.$E31];[.BM$25];1));MID([.$E31];[.BM$25];1))" office:value-type="string" office:string-value="A" calcext:value-type="string">
            <text:p>A</text:p>
          </table:table-cell>
          <table:table-cell table:style-name="ce100" table:formula="of:=IF([.Z31]=&quot;R&quot;;CONCATENATE(&quot;r&quot;;MID([.$E31];[.BN$25];1));MID([.$E31];[.BN$25];1))" office:value-type="string" office:string-value="rT" calcext:value-type="string">
            <text:p>rT</text:p>
          </table:table-cell>
          <table:table-cell table:style-name="ce106" table:formula="of:=IF([.AA31]=&quot;R&quot;;CONCATENATE(&quot;r&quot;;MID([.$F31];[.BO$25];1));MID([.$F31];[.BO$25];1))" office:value-type="string" office:string-value="rC" calcext:value-type="string">
            <text:p>rC</text:p>
          </table:table-cell>
          <table:table-cell table:style-name="ce106" table:formula="of:=IF([.AB31]=&quot;R&quot;;CONCATENATE(&quot;r&quot;;MID([.$F31];[.BP$25];1));MID([.$F31];[.BP$25];1))" office:value-type="string" office:string-value="rC" calcext:value-type="string">
            <text:p>rC</text:p>
          </table:table-cell>
          <table:table-cell table:style-name="ce106" table:formula="of:=IF([.AC31]=&quot;R&quot;;CONCATENATE(&quot;r&quot;;MID([.$F31];[.BQ$25];1));MID([.$F31];[.BQ$25];1))" office:value-type="string" office:string-value="rT" calcext:value-type="string">
            <text:p>rT</text:p>
          </table:table-cell>
          <table:table-cell table:style-name="ce106" table:formula="of:=IF([.AD31]=&quot;R&quot;;CONCATENATE(&quot;r&quot;;MID([.$F31];[.BR$25];1));MID([.$F31];[.BR$25];1))" office:value-type="string" office:string-value="rG" calcext:value-type="string">
            <text:p>rG</text:p>
          </table:table-cell>
          <table:table-cell table:style-name="ce106" table:formula="of:=IF([.AE31]=&quot;R&quot;;CONCATENATE(&quot;r&quot;;MID([.$F31];[.BS$25];1));MID([.$F31];[.BS$25];1))" office:value-type="string" office:string-value="rA" calcext:value-type="string">
            <text:p>rA</text:p>
          </table:table-cell>
          <table:table-cell table:style-name="ce106" table:formula="of:=IF([.AF31]=&quot;R&quot;;CONCATENATE(&quot;r&quot;;MID([.$F31];[.BT$25];1));MID([.$F31];[.BT$25];1))" office:value-type="string" office:string-value="rT" calcext:value-type="string">
            <text:p>rT</text:p>
          </table:table-cell>
          <table:table-cell table:style-name="ce106" table:formula="of:=IF([.AG31]=&quot;R&quot;;CONCATENATE(&quot;r&quot;;MID([.$F31];[.BU$25];1));MID([.$F31];[.BU$25];1))" office:value-type="string" office:string-value="rA" calcext:value-type="string">
            <text:p>rA</text:p>
          </table:table-cell>
          <table:table-cell table:style-name="ce106" table:formula="of:=IF([.AH31]=&quot;R&quot;;CONCATENATE(&quot;r&quot;;MID([.$F31];[.BV$25];1));MID([.$F31];[.BV$25];1))" office:value-type="string" office:string-value="rC" calcext:value-type="string">
            <text:p>rC</text:p>
          </table:table-cell>
          <table:table-cell table:style-name="ce106" table:formula="of:=IF([.AI31]=&quot;R&quot;;CONCATENATE(&quot;r&quot;;MID([.$F31];[.BW$25];1));MID([.$F31];[.BW$25];1))" office:value-type="string" office:string-value="rA" calcext:value-type="string">
            <text:p>rA</text:p>
          </table:table-cell>
          <table:table-cell table:style-name="ce106" table:formula="of:=IF([.AJ31]=&quot;R&quot;;CONCATENATE(&quot;r&quot;;MID([.$F31];[.BX$25];1));MID([.$F31];[.BX$25];1))" office:value-type="string" office:string-value="rT" calcext:value-type="string">
            <text:p>rT</text:p>
          </table:table-cell>
          <table:table-cell table:style-name="ce106" table:formula="of:=IF([.AK31]=&quot;R&quot;;CONCATENATE(&quot;r&quot;;MID([.$F31];[.BY$25];1));MID([.$F31];[.BY$25];1))" office:value-type="string" office:string-value="rA" calcext:value-type="string">
            <text:p>rA</text:p>
          </table:table-cell>
          <table:table-cell table:style-name="ce106" table:formula="of:=IF([.AL31]=&quot;R&quot;;CONCATENATE(&quot;r&quot;;MID([.$F31];[.BZ$25];1));MID([.$F31];[.BZ$25];1))" office:value-type="string" office:string-value="rT" calcext:value-type="string">
            <text:p>rT</text:p>
          </table:table-cell>
          <table:table-cell table:style-name="ce106" table:formula="of:=IF([.AM31]=&quot;R&quot;;CONCATENATE(&quot;r&quot;;MID([.$F31];[.CA$25];1));MID([.$F31];[.CA$25];1))" office:value-type="string" office:string-value="rC" calcext:value-type="string">
            <text:p>rC</text:p>
          </table:table-cell>
          <table:table-cell table:style-name="ce106" table:formula="of:=IF([.AN31]=&quot;R&quot;;CONCATENATE(&quot;r&quot;;MID([.$F31];[.CB$25];1));MID([.$F31];[.CB$25];1))" office:value-type="string" office:string-value="rA" calcext:value-type="string">
            <text:p>rA</text:p>
          </table:table-cell>
          <table:table-cell table:style-name="ce106" table:formula="of:=IF([.AO31]=&quot;R&quot;;CONCATENATE(&quot;r&quot;;MID([.$F31];[.CC$25];1));MID([.$F31];[.CC$25];1))" office:value-type="string" office:string-value="rG" calcext:value-type="string">
            <text:p>rG</text:p>
          </table:table-cell>
          <table:table-cell table:style-name="ce106" table:formula="of:=IF([.AP31]=&quot;R&quot;;CONCATENATE(&quot;r&quot;;MID([.$F31];[.CD$25];1));MID([.$F31];[.CD$25];1))" office:value-type="string" office:string-value="rC" calcext:value-type="string">
            <text:p>rC</text:p>
          </table:table-cell>
          <table:table-cell table:style-name="ce106" table:formula="of:=IF([.AQ31]=&quot;R&quot;;CONCATENATE(&quot;r&quot;;MID([.$F31];[.CE$25];1));MID([.$F31];[.CE$25];1))" office:value-type="string" office:string-value="rA" calcext:value-type="string">
            <text:p>rA</text:p>
          </table:table-cell>
          <table:table-cell table:style-name="ce106" table:formula="of:=IF([.AR31]=&quot;R&quot;;CONCATENATE(&quot;r&quot;;MID([.$F31];[.CF$25];1));MID([.$F31];[.CF$25];1))" office:value-type="string" office:string-value="rT" calcext:value-type="string">
            <text:p>rT</text:p>
          </table:table-cell>
          <table:table-cell table:style-name="ce106" table:formula="of:=IF([.AS31]=&quot;R&quot;;CONCATENATE(&quot;r&quot;;MID([.$F31];[.CG$25];1));MID([.$F31];[.CG$25];1))" office:value-type="string" office:string-value="rT" calcext:value-type="string">
            <text:p>rT</text:p>
          </table:table-cell>
          <table:table-cell table:style-name="ce113" table:formula="of:=IF([.AT31]=&quot;R&quot;;CONCATENATE(&quot;r&quot;;MID([.$F31];[.CH$25];1));MID([.$F31];[.CH$25];1))" office:value-type="string" office:string-value="rT" calcext:value-type="string">
            <text:p>rT</text:p>
          </table:table-cell>
          <table:table-cell table:style-name="ce120" table:formula="of:=CONCATENATE([.AU31];[.AV31];[.AW31];[.AX31];[.AY31];[.AZ31];[.BA31];[.BB31];[.BC31];[.BD31];[.BE31];[.BF31];[.BG31];[.BH31];[.BI31];[.BJ31];[.BK31];[.BL31];[.BM31];[.BN31];[.BO31];[.BP31];[.BQ31];[.BR31];[.BS31];[.BT31];[.BU31];[.BV31];[.BW31];[.BX31];[.BY31];[.BZ31];[.CA31];[.CB31];[.CC31];[.CD31];[.CE31];[.CF31];[.CG31];[.CH31])" office:value-type="string" office:string-value="TrAArTrTrTCrTrACrTCrTTGrTrArGArTrCrCrTrGrArTrArCrArTrArTrCrArGrCrArTrTrT" calcext:value-type="string">
            <text:p>TrAArTrTrTCrTrACrTCrTTGrTrArGArTrCrCrTrGrArTrArCrArTrArTrCrArGrCrArTrTrT</text:p>
          </table:table-cell>
          <table:table-cell table:style-name="ce123" table:formula="of:=CONCATENATE([.C31];&quot;_&quot;;[.D31])" office:value-type="string" office:string-value="CLB-tgt6_v1'" calcext:value-type="string">
            <text:p>CLB-tgt6_v1'</text:p>
          </table:table-cell>
          <table:table-cell table:style-name="ce127" table:formula="of:=SUBSTITUTE([.CI31];&quot;rT&quot;;&quot;rU&quot;)" office:value-type="string" office:string-value="TrAArUrUrUCrUrACrUCrUTGrUrArGArUrCrCrUrGrArUrArCrArUrArUrCrArGrCrArUrUrU" calcext:value-type="string">
            <text:p>TrAArUrUrUCrUrACrUCrUTGrUrArGArUrCrCrUrGrArUrArCrArUrArUrCrArGrCrArUrUrU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PDCD1-tgt19</text:p>
          </table:table-cell>
          <table:table-cell table:style-name="ce13" office:value-type="string" calcext:value-type="string">
            <text:p>PD-tgt19</text:p>
          </table:table-cell>
          <table:table-cell table:style-name="ce17" office:value-type="string" calcext:value-type="string">
            <text:p>v2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GCACGAAGCTCTCCGATGTG</text:p>
          </table:table-cell>
          <table:table-cell table:number-columns-repeated="20"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2]=&quot;R&quot;;CONCATENATE(&quot;r&quot;;MID([.$E32];[.AU$25];1));MID([.$E32];[.AU$25];1))" office:value-type="string" office:string-value="rT" calcext:value-type="string">
            <text:p>rT</text:p>
          </table:table-cell>
          <table:table-cell table:style-name="ce93" table:formula="of:=IF([.H32]=&quot;R&quot;;CONCATENATE(&quot;r&quot;;MID([.$E32];[.AV$25];1));MID([.$E32];[.AV$25];1))" office:value-type="string" office:string-value="rA" calcext:value-type="string">
            <text:p>rA</text:p>
          </table:table-cell>
          <table:table-cell table:style-name="ce93" table:formula="of:=IF([.I32]=&quot;R&quot;;CONCATENATE(&quot;r&quot;;MID([.$E32];[.AW$25];1));MID([.$E32];[.AW$25];1))" office:value-type="string" office:string-value="rA" calcext:value-type="string">
            <text:p>rA</text:p>
          </table:table-cell>
          <table:table-cell table:style-name="ce93" table:formula="of:=IF([.J32]=&quot;R&quot;;CONCATENATE(&quot;r&quot;;MID([.$E32];[.AX$25];1));MID([.$E32];[.AX$25];1))" office:value-type="string" office:string-value="rT" calcext:value-type="string">
            <text:p>rT</text:p>
          </table:table-cell>
          <table:table-cell table:style-name="ce93" table:formula="of:=IF([.K32]=&quot;R&quot;;CONCATENATE(&quot;r&quot;;MID([.$E32];[.AY$25];1));MID([.$E32];[.AY$25];1))" office:value-type="string" office:string-value="rT" calcext:value-type="string">
            <text:p>rT</text:p>
          </table:table-cell>
          <table:table-cell table:style-name="ce93" table:formula="of:=IF([.L32]=&quot;R&quot;;CONCATENATE(&quot;r&quot;;MID([.$E32];[.AZ$25];1));MID([.$E32];[.AZ$25];1))" office:value-type="string" office:string-value="rT" calcext:value-type="string">
            <text:p>rT</text:p>
          </table:table-cell>
          <table:table-cell table:style-name="ce93" table:formula="of:=IF([.M32]=&quot;R&quot;;CONCATENATE(&quot;r&quot;;MID([.$E32];[.BA$25];1));MID([.$E32];[.BA$25];1))" office:value-type="string" office:string-value="rC" calcext:value-type="string">
            <text:p>rC</text:p>
          </table:table-cell>
          <table:table-cell table:style-name="ce93" table:formula="of:=IF([.N32]=&quot;R&quot;;CONCATENATE(&quot;r&quot;;MID([.$E32];[.BB$25];1));MID([.$E32];[.BB$25];1))" office:value-type="string" office:string-value="rT" calcext:value-type="string">
            <text:p>rT</text:p>
          </table:table-cell>
          <table:table-cell table:style-name="ce93" table:formula="of:=IF([.O32]=&quot;R&quot;;CONCATENATE(&quot;r&quot;;MID([.$E32];[.BC$25];1));MID([.$E32];[.BC$25];1))" office:value-type="string" office:string-value="rA" calcext:value-type="string">
            <text:p>rA</text:p>
          </table:table-cell>
          <table:table-cell table:style-name="ce93" table:formula="of:=IF([.P32]=&quot;R&quot;;CONCATENATE(&quot;r&quot;;MID([.$E32];[.BD$25];1));MID([.$E32];[.BD$25];1))" office:value-type="string" office:string-value="rC" calcext:value-type="string">
            <text:p>rC</text:p>
          </table:table-cell>
          <table:table-cell table:style-name="ce93" table:formula="of:=IF([.Q32]=&quot;R&quot;;CONCATENATE(&quot;r&quot;;MID([.$E32];[.BE$25];1));MID([.$E32];[.BE$25];1))" office:value-type="string" office:string-value="rT" calcext:value-type="string">
            <text:p>rT</text:p>
          </table:table-cell>
          <table:table-cell table:style-name="ce93" table:formula="of:=IF([.R32]=&quot;R&quot;;CONCATENATE(&quot;r&quot;;MID([.$E32];[.BF$25];1));MID([.$E32];[.BF$25];1))" office:value-type="string" office:string-value="rC" calcext:value-type="string">
            <text:p>rC</text:p>
          </table:table-cell>
          <table:table-cell table:style-name="ce93" table:formula="of:=IF([.S32]=&quot;R&quot;;CONCATENATE(&quot;r&quot;;MID([.$E32];[.BG$25];1));MID([.$E32];[.BG$25];1))" office:value-type="string" office:string-value="rT" calcext:value-type="string">
            <text:p>rT</text:p>
          </table:table-cell>
          <table:table-cell table:style-name="ce93" table:formula="of:=IF([.T32]=&quot;R&quot;;CONCATENATE(&quot;r&quot;;MID([.$E32];[.BH$25];1));MID([.$E32];[.BH$25];1))" office:value-type="string" office:string-value="rT" calcext:value-type="string">
            <text:p>rT</text:p>
          </table:table-cell>
          <table:table-cell table:style-name="ce93" table:formula="of:=IF([.U32]=&quot;R&quot;;CONCATENATE(&quot;r&quot;;MID([.$E32];[.BI$25];1));MID([.$E32];[.BI$25];1))" office:value-type="string" office:string-value="rG" calcext:value-type="string">
            <text:p>rG</text:p>
          </table:table-cell>
          <table:table-cell table:style-name="ce93" table:formula="of:=IF([.V32]=&quot;R&quot;;CONCATENATE(&quot;r&quot;;MID([.$E32];[.BJ$25];1));MID([.$E32];[.BJ$25];1))" office:value-type="string" office:string-value="rT" calcext:value-type="string">
            <text:p>rT</text:p>
          </table:table-cell>
          <table:table-cell table:style-name="ce93" table:formula="of:=IF([.W32]=&quot;R&quot;;CONCATENATE(&quot;r&quot;;MID([.$E32];[.BK$25];1));MID([.$E32];[.BK$25];1))" office:value-type="string" office:string-value="rA" calcext:value-type="string">
            <text:p>rA</text:p>
          </table:table-cell>
          <table:table-cell table:style-name="ce93" table:formula="of:=IF([.X32]=&quot;R&quot;;CONCATENATE(&quot;r&quot;;MID([.$E32];[.BL$25];1));MID([.$E32];[.BL$25];1))" office:value-type="string" office:string-value="rG" calcext:value-type="string">
            <text:p>rG</text:p>
          </table:table-cell>
          <table:table-cell table:style-name="ce93" table:formula="of:=IF([.Y32]=&quot;R&quot;;CONCATENATE(&quot;r&quot;;MID([.$E32];[.BM$25];1));MID([.$E32];[.BM$25];1))" office:value-type="string" office:string-value="rA" calcext:value-type="string">
            <text:p>rA</text:p>
          </table:table-cell>
          <table:table-cell table:style-name="ce100" table:formula="of:=IF([.Z32]=&quot;R&quot;;CONCATENATE(&quot;r&quot;;MID([.$E32];[.BN$25];1));MID([.$E32];[.BN$25];1))" office:value-type="string" office:string-value="rT" calcext:value-type="string">
            <text:p>rT</text:p>
          </table:table-cell>
          <table:table-cell table:style-name="ce106" table:formula="of:=IF([.AA32]=&quot;R&quot;;CONCATENATE(&quot;r&quot;;MID([.$F32];[.BO$25];1));MID([.$F32];[.BO$25];1))" office:value-type="string" office:string-value="G" calcext:value-type="string">
            <text:p>G</text:p>
          </table:table-cell>
          <table:table-cell table:style-name="ce106" table:formula="of:=IF([.AB32]=&quot;R&quot;;CONCATENATE(&quot;r&quot;;MID([.$F32];[.BP$25];1));MID([.$F32];[.BP$25];1))" office:value-type="string" office:string-value="rC" calcext:value-type="string">
            <text:p>rC</text:p>
          </table:table-cell>
          <table:table-cell table:style-name="ce106" table:formula="of:=IF([.AC32]=&quot;R&quot;;CONCATENATE(&quot;r&quot;;MID([.$F32];[.BQ$25];1));MID([.$F32];[.BQ$25];1))" office:value-type="string" office:string-value="A" calcext:value-type="string">
            <text:p>A</text:p>
          </table:table-cell>
          <table:table-cell table:style-name="ce106" table:formula="of:=IF([.AD32]=&quot;R&quot;;CONCATENATE(&quot;r&quot;;MID([.$F32];[.BR$25];1));MID([.$F32];[.BR$25];1))" office:value-type="string" office:string-value="rC" calcext:value-type="string">
            <text:p>rC</text:p>
          </table:table-cell>
          <table:table-cell table:style-name="ce106" table:formula="of:=IF([.AE32]=&quot;R&quot;;CONCATENATE(&quot;r&quot;;MID([.$F32];[.BS$25];1));MID([.$F32];[.BS$25];1))" office:value-type="string" office:string-value="rG" calcext:value-type="string">
            <text:p>rG</text:p>
          </table:table-cell>
          <table:table-cell table:style-name="ce106" table:formula="of:=IF([.AF32]=&quot;R&quot;;CONCATENATE(&quot;r&quot;;MID([.$F32];[.BT$25];1));MID([.$F32];[.BT$25];1))" office:value-type="string" office:string-value="rA" calcext:value-type="string">
            <text:p>rA</text:p>
          </table:table-cell>
          <table:table-cell table:style-name="ce106" table:formula="of:=IF([.AG32]=&quot;R&quot;;CONCATENATE(&quot;r&quot;;MID([.$F32];[.BU$25];1));MID([.$F32];[.BU$25];1))" office:value-type="string" office:string-value="A" calcext:value-type="string">
            <text:p>A</text:p>
          </table:table-cell>
          <table:table-cell table:style-name="ce106" table:formula="of:=IF([.AH32]=&quot;R&quot;;CONCATENATE(&quot;r&quot;;MID([.$F32];[.BV$25];1));MID([.$F32];[.BV$25];1))" office:value-type="string" office:string-value="rG" calcext:value-type="string">
            <text:p>rG</text:p>
          </table:table-cell>
          <table:table-cell table:style-name="ce106" table:formula="of:=IF([.AI32]=&quot;R&quot;;CONCATENATE(&quot;r&quot;;MID([.$F32];[.BW$25];1));MID([.$F32];[.BW$25];1))" office:value-type="string" office:string-value="rC" calcext:value-type="string">
            <text:p>rC</text:p>
          </table:table-cell>
          <table:table-cell table:style-name="ce106" table:formula="of:=IF([.AJ32]=&quot;R&quot;;CONCATENATE(&quot;r&quot;;MID([.$F32];[.BX$25];1));MID([.$F32];[.BX$25];1))" office:value-type="string" office:string-value="T" calcext:value-type="string">
            <text:p>T</text:p>
          </table:table-cell>
          <table:table-cell table:style-name="ce106" table:formula="of:=IF([.AK32]=&quot;R&quot;;CONCATENATE(&quot;r&quot;;MID([.$F32];[.BY$25];1));MID([.$F32];[.BY$25];1))" office:value-type="string" office:string-value="rC" calcext:value-type="string">
            <text:p>rC</text:p>
          </table:table-cell>
          <table:table-cell table:style-name="ce106" table:formula="of:=IF([.AL32]=&quot;R&quot;;CONCATENATE(&quot;r&quot;;MID([.$F32];[.BZ$25];1));MID([.$F32];[.BZ$25];1))" office:value-type="string" office:string-value="T" calcext:value-type="string">
            <text:p>T</text:p>
          </table:table-cell>
          <table:table-cell table:style-name="ce106" table:formula="of:=IF([.AM32]=&quot;R&quot;;CONCATENATE(&quot;r&quot;;MID([.$F32];[.CA$25];1));MID([.$F32];[.CA$25];1))" office:value-type="string" office:string-value="rC" calcext:value-type="string">
            <text:p>rC</text:p>
          </table:table-cell>
          <table:table-cell table:style-name="ce106" table:formula="of:=IF([.AN32]=&quot;R&quot;;CONCATENATE(&quot;r&quot;;MID([.$F32];[.CB$25];1));MID([.$F32];[.CB$25];1))" office:value-type="string" office:string-value="C" calcext:value-type="string">
            <text:p>C</text:p>
          </table:table-cell>
          <table:table-cell table:style-name="ce106" table:formula="of:=IF([.AO32]=&quot;R&quot;;CONCATENATE(&quot;r&quot;;MID([.$F32];[.CC$25];1));MID([.$F32];[.CC$25];1))" office:value-type="string" office:string-value="G" calcext:value-type="string">
            <text:p>G</text:p>
          </table:table-cell>
          <table:table-cell table:style-name="ce106" table:formula="of:=IF([.AP32]=&quot;R&quot;;CONCATENATE(&quot;r&quot;;MID([.$F32];[.CD$25];1));MID([.$F32];[.CD$25];1))" office:value-type="string" office:string-value="rA" calcext:value-type="string">
            <text:p>rA</text:p>
          </table:table-cell>
          <table:table-cell table:style-name="ce106" table:formula="of:=IF([.AQ32]=&quot;R&quot;;CONCATENATE(&quot;r&quot;;MID([.$F32];[.CE$25];1));MID([.$F32];[.CE$25];1))" office:value-type="string" office:string-value="rT" calcext:value-type="string">
            <text:p>rT</text:p>
          </table:table-cell>
          <table:table-cell table:style-name="ce106" table:formula="of:=IF([.AR32]=&quot;R&quot;;CONCATENATE(&quot;r&quot;;MID([.$F32];[.CF$25];1));MID([.$F32];[.CF$25];1))" office:value-type="string" office:string-value="rG" calcext:value-type="string">
            <text:p>rG</text:p>
          </table:table-cell>
          <table:table-cell table:style-name="ce106" table:formula="of:=IF([.AS32]=&quot;R&quot;;CONCATENATE(&quot;r&quot;;MID([.$F32];[.CG$25];1));MID([.$F32];[.CG$25];1))" office:value-type="string" office:string-value="T" calcext:value-type="string">
            <text:p>T</text:p>
          </table:table-cell>
          <table:table-cell table:style-name="ce113" table:formula="of:=IF([.AT32]=&quot;R&quot;;CONCATENATE(&quot;r&quot;;MID([.$F32];[.CH$25];1));MID([.$F32];[.CH$25];1))" office:value-type="string" office:string-value="rG" calcext:value-type="string">
            <text:p>rG</text:p>
          </table:table-cell>
          <table:table-cell table:style-name="ce120" table:formula="of:=CONCATENATE([.AU32];[.AV32];[.AW32];[.AX32];[.AY32];[.AZ32];[.BA32];[.BB32];[.BC32];[.BD32];[.BE32];[.BF32];[.BG32];[.BH32];[.BI32];[.BJ32];[.BK32];[.BL32];[.BM32];[.BN32];[.BO32];[.BP32];[.BQ32];[.BR32];[.BS32];[.BT32];[.BU32];[.BV32];[.BW32];[.BX32];[.BY32];[.BZ32];[.CA32];[.CB32];[.CC32];[.CD32];[.CE32];[.CF32];[.CG32];[.CH32])" office:value-type="string" office:string-value="rTrArArTrTrTrCrTrArCrTrCrTrTrGrTrArGrArTGrCArCrGrAArGrCTrCTrCCGrArTrGTrG" calcext:value-type="string">
            <text:p>rTrArArTrTrTrCrTrArCrTrCrTrTrGrTrArGrArTGrCArCrGrAArGrCTrCTrCCGrArTrGTrG</text:p>
          </table:table-cell>
          <table:table-cell table:style-name="ce123" table:formula="of:=CONCATENATE([.C32];&quot;_&quot;;[.D32])" office:value-type="string" office:string-value="PD-tgt19_v2'" calcext:value-type="string">
            <text:p>PD-tgt19_v2'</text:p>
          </table:table-cell>
          <table:table-cell table:style-name="ce127" table:formula="of:=SUBSTITUTE([.CI32];&quot;rT&quot;;&quot;rU&quot;)" office:value-type="string" office:string-value="rUrArArUrUrUrCrUrArCrUrCrUrUrGrUrArGrArUGrCArCrGrAArGrCTrCTrCCGrArUrGTrG" calcext:value-type="string">
            <text:p>rUrArArUrUrUrCrUrArCrUrCrUrUrGrUrArGrArUGrCArCrGrAArGrCTrCTrCCGrArUrGTrG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TIGIT-tgt25</text:p>
          </table:table-cell>
          <table:table-cell table:style-name="ce13" office:value-type="string" calcext:value-type="string">
            <text:p>TGT-tgt25</text:p>
          </table:table-cell>
          <table:table-cell table:style-name="ce17" office:value-type="string" calcext:value-type="string">
            <text:p>v2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GAAGAAAGCCCTCAGAATCC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3]=&quot;R&quot;;CONCATENATE(&quot;r&quot;;MID([.$E33];[.AU$25];1));MID([.$E33];[.AU$25];1))" office:value-type="string" office:string-value="rT" calcext:value-type="string">
            <text:p>rT</text:p>
          </table:table-cell>
          <table:table-cell table:style-name="ce93" table:formula="of:=IF([.H33]=&quot;R&quot;;CONCATENATE(&quot;r&quot;;MID([.$E33];[.AV$25];1));MID([.$E33];[.AV$25];1))" office:value-type="string" office:string-value="rA" calcext:value-type="string">
            <text:p>rA</text:p>
          </table:table-cell>
          <table:table-cell table:style-name="ce93" table:formula="of:=IF([.I33]=&quot;R&quot;;CONCATENATE(&quot;r&quot;;MID([.$E33];[.AW$25];1));MID([.$E33];[.AW$25];1))" office:value-type="string" office:string-value="rA" calcext:value-type="string">
            <text:p>rA</text:p>
          </table:table-cell>
          <table:table-cell table:style-name="ce93" table:formula="of:=IF([.J33]=&quot;R&quot;;CONCATENATE(&quot;r&quot;;MID([.$E33];[.AX$25];1));MID([.$E33];[.AX$25];1))" office:value-type="string" office:string-value="rT" calcext:value-type="string">
            <text:p>rT</text:p>
          </table:table-cell>
          <table:table-cell table:style-name="ce93" table:formula="of:=IF([.K33]=&quot;R&quot;;CONCATENATE(&quot;r&quot;;MID([.$E33];[.AY$25];1));MID([.$E33];[.AY$25];1))" office:value-type="string" office:string-value="rT" calcext:value-type="string">
            <text:p>rT</text:p>
          </table:table-cell>
          <table:table-cell table:style-name="ce93" table:formula="of:=IF([.L33]=&quot;R&quot;;CONCATENATE(&quot;r&quot;;MID([.$E33];[.AZ$25];1));MID([.$E33];[.AZ$25];1))" office:value-type="string" office:string-value="rT" calcext:value-type="string">
            <text:p>rT</text:p>
          </table:table-cell>
          <table:table-cell table:style-name="ce93" table:formula="of:=IF([.M33]=&quot;R&quot;;CONCATENATE(&quot;r&quot;;MID([.$E33];[.BA$25];1));MID([.$E33];[.BA$25];1))" office:value-type="string" office:string-value="rC" calcext:value-type="string">
            <text:p>rC</text:p>
          </table:table-cell>
          <table:table-cell table:style-name="ce93" table:formula="of:=IF([.N33]=&quot;R&quot;;CONCATENATE(&quot;r&quot;;MID([.$E33];[.BB$25];1));MID([.$E33];[.BB$25];1))" office:value-type="string" office:string-value="rT" calcext:value-type="string">
            <text:p>rT</text:p>
          </table:table-cell>
          <table:table-cell table:style-name="ce93" table:formula="of:=IF([.O33]=&quot;R&quot;;CONCATENATE(&quot;r&quot;;MID([.$E33];[.BC$25];1));MID([.$E33];[.BC$25];1))" office:value-type="string" office:string-value="rA" calcext:value-type="string">
            <text:p>rA</text:p>
          </table:table-cell>
          <table:table-cell table:style-name="ce93" table:formula="of:=IF([.P33]=&quot;R&quot;;CONCATENATE(&quot;r&quot;;MID([.$E33];[.BD$25];1));MID([.$E33];[.BD$25];1))" office:value-type="string" office:string-value="rC" calcext:value-type="string">
            <text:p>rC</text:p>
          </table:table-cell>
          <table:table-cell table:style-name="ce93" table:formula="of:=IF([.Q33]=&quot;R&quot;;CONCATENATE(&quot;r&quot;;MID([.$E33];[.BE$25];1));MID([.$E33];[.BE$25];1))" office:value-type="string" office:string-value="rT" calcext:value-type="string">
            <text:p>rT</text:p>
          </table:table-cell>
          <table:table-cell table:style-name="ce93" table:formula="of:=IF([.R33]=&quot;R&quot;;CONCATENATE(&quot;r&quot;;MID([.$E33];[.BF$25];1));MID([.$E33];[.BF$25];1))" office:value-type="string" office:string-value="rC" calcext:value-type="string">
            <text:p>rC</text:p>
          </table:table-cell>
          <table:table-cell table:style-name="ce93" table:formula="of:=IF([.S33]=&quot;R&quot;;CONCATENATE(&quot;r&quot;;MID([.$E33];[.BG$25];1));MID([.$E33];[.BG$25];1))" office:value-type="string" office:string-value="rT" calcext:value-type="string">
            <text:p>rT</text:p>
          </table:table-cell>
          <table:table-cell table:style-name="ce93" table:formula="of:=IF([.T33]=&quot;R&quot;;CONCATENATE(&quot;r&quot;;MID([.$E33];[.BH$25];1));MID([.$E33];[.BH$25];1))" office:value-type="string" office:string-value="rT" calcext:value-type="string">
            <text:p>rT</text:p>
          </table:table-cell>
          <table:table-cell table:style-name="ce93" table:formula="of:=IF([.U33]=&quot;R&quot;;CONCATENATE(&quot;r&quot;;MID([.$E33];[.BI$25];1));MID([.$E33];[.BI$25];1))" office:value-type="string" office:string-value="rG" calcext:value-type="string">
            <text:p>rG</text:p>
          </table:table-cell>
          <table:table-cell table:style-name="ce93" table:formula="of:=IF([.V33]=&quot;R&quot;;CONCATENATE(&quot;r&quot;;MID([.$E33];[.BJ$25];1));MID([.$E33];[.BJ$25];1))" office:value-type="string" office:string-value="rT" calcext:value-type="string">
            <text:p>rT</text:p>
          </table:table-cell>
          <table:table-cell table:style-name="ce93" table:formula="of:=IF([.W33]=&quot;R&quot;;CONCATENATE(&quot;r&quot;;MID([.$E33];[.BK$25];1));MID([.$E33];[.BK$25];1))" office:value-type="string" office:string-value="rA" calcext:value-type="string">
            <text:p>rA</text:p>
          </table:table-cell>
          <table:table-cell table:style-name="ce93" table:formula="of:=IF([.X33]=&quot;R&quot;;CONCATENATE(&quot;r&quot;;MID([.$E33];[.BL$25];1));MID([.$E33];[.BL$25];1))" office:value-type="string" office:string-value="rG" calcext:value-type="string">
            <text:p>rG</text:p>
          </table:table-cell>
          <table:table-cell table:style-name="ce93" table:formula="of:=IF([.Y33]=&quot;R&quot;;CONCATENATE(&quot;r&quot;;MID([.$E33];[.BM$25];1));MID([.$E33];[.BM$25];1))" office:value-type="string" office:string-value="rA" calcext:value-type="string">
            <text:p>rA</text:p>
          </table:table-cell>
          <table:table-cell table:style-name="ce100" table:formula="of:=IF([.Z33]=&quot;R&quot;;CONCATENATE(&quot;r&quot;;MID([.$E33];[.BN$25];1));MID([.$E33];[.BN$25];1))" office:value-type="string" office:string-value="rT" calcext:value-type="string">
            <text:p>rT</text:p>
          </table:table-cell>
          <table:table-cell table:style-name="ce106" table:formula="of:=IF([.AA33]=&quot;R&quot;;CONCATENATE(&quot;r&quot;;MID([.$F33];[.BO$25];1));MID([.$F33];[.BO$25];1))" office:value-type="string" office:string-value="G" calcext:value-type="string">
            <text:p>G</text:p>
          </table:table-cell>
          <table:table-cell table:style-name="ce106" table:formula="of:=IF([.AB33]=&quot;R&quot;;CONCATENATE(&quot;r&quot;;MID([.$F33];[.BP$25];1));MID([.$F33];[.BP$25];1))" office:value-type="string" office:string-value="rA" calcext:value-type="string">
            <text:p>rA</text:p>
          </table:table-cell>
          <table:table-cell table:style-name="ce106" table:formula="of:=IF([.AC33]=&quot;R&quot;;CONCATENATE(&quot;r&quot;;MID([.$F33];[.BQ$25];1));MID([.$F33];[.BQ$25];1))" office:value-type="string" office:string-value="A" calcext:value-type="string">
            <text:p>A</text:p>
          </table:table-cell>
          <table:table-cell table:style-name="ce106" table:formula="of:=IF([.AD33]=&quot;R&quot;;CONCATENATE(&quot;r&quot;;MID([.$F33];[.BR$25];1));MID([.$F33];[.BR$25];1))" office:value-type="string" office:string-value="rG" calcext:value-type="string">
            <text:p>rG</text:p>
          </table:table-cell>
          <table:table-cell table:style-name="ce106" table:formula="of:=IF([.AE33]=&quot;R&quot;;CONCATENATE(&quot;r&quot;;MID([.$F33];[.BS$25];1));MID([.$F33];[.BS$25];1))" office:value-type="string" office:string-value="rA" calcext:value-type="string">
            <text:p>rA</text:p>
          </table:table-cell>
          <table:table-cell table:style-name="ce106" table:formula="of:=IF([.AF33]=&quot;R&quot;;CONCATENATE(&quot;r&quot;;MID([.$F33];[.BT$25];1));MID([.$F33];[.BT$25];1))" office:value-type="string" office:string-value="rA" calcext:value-type="string">
            <text:p>rA</text:p>
          </table:table-cell>
          <table:table-cell table:style-name="ce106" table:formula="of:=IF([.AG33]=&quot;R&quot;;CONCATENATE(&quot;r&quot;;MID([.$F33];[.BU$25];1));MID([.$F33];[.BU$25];1))" office:value-type="string" office:string-value="A" calcext:value-type="string">
            <text:p>A</text:p>
          </table:table-cell>
          <table:table-cell table:style-name="ce106" table:formula="of:=IF([.AH33]=&quot;R&quot;;CONCATENATE(&quot;r&quot;;MID([.$F33];[.BV$25];1));MID([.$F33];[.BV$25];1))" office:value-type="string" office:string-value="rG" calcext:value-type="string">
            <text:p>rG</text:p>
          </table:table-cell>
          <table:table-cell table:style-name="ce106" table:formula="of:=IF([.AI33]=&quot;R&quot;;CONCATENATE(&quot;r&quot;;MID([.$F33];[.BW$25];1));MID([.$F33];[.BW$25];1))" office:value-type="string" office:string-value="rC" calcext:value-type="string">
            <text:p>rC</text:p>
          </table:table-cell>
          <table:table-cell table:style-name="ce106" table:formula="of:=IF([.AJ33]=&quot;R&quot;;CONCATENATE(&quot;r&quot;;MID([.$F33];[.BX$25];1));MID([.$F33];[.BX$25];1))" office:value-type="string" office:string-value="C" calcext:value-type="string">
            <text:p>C</text:p>
          </table:table-cell>
          <table:table-cell table:style-name="ce106" table:formula="of:=IF([.AK33]=&quot;R&quot;;CONCATENATE(&quot;r&quot;;MID([.$F33];[.BY$25];1));MID([.$F33];[.BY$25];1))" office:value-type="string" office:string-value="rC" calcext:value-type="string">
            <text:p>rC</text:p>
          </table:table-cell>
          <table:table-cell table:style-name="ce106" table:formula="of:=IF([.AL33]=&quot;R&quot;;CONCATENATE(&quot;r&quot;;MID([.$F33];[.BZ$25];1));MID([.$F33];[.BZ$25];1))" office:value-type="string" office:string-value="T" calcext:value-type="string">
            <text:p>T</text:p>
          </table:table-cell>
          <table:table-cell table:style-name="ce106" table:formula="of:=IF([.AM33]=&quot;R&quot;;CONCATENATE(&quot;r&quot;;MID([.$F33];[.CA$25];1));MID([.$F33];[.CA$25];1))" office:value-type="string" office:string-value="rC" calcext:value-type="string">
            <text:p>rC</text:p>
          </table:table-cell>
          <table:table-cell table:style-name="ce106" table:formula="of:=IF([.AN33]=&quot;R&quot;;CONCATENATE(&quot;r&quot;;MID([.$F33];[.CB$25];1));MID([.$F33];[.CB$25];1))" office:value-type="string" office:string-value="A" calcext:value-type="string">
            <text:p>A</text:p>
          </table:table-cell>
          <table:table-cell table:style-name="ce106" table:formula="of:=IF([.AO33]=&quot;R&quot;;CONCATENATE(&quot;r&quot;;MID([.$F33];[.CC$25];1));MID([.$F33];[.CC$25];1))" office:value-type="string" office:string-value="G" calcext:value-type="string">
            <text:p>G</text:p>
          </table:table-cell>
          <table:table-cell table:style-name="ce106" table:formula="of:=IF([.AP33]=&quot;R&quot;;CONCATENATE(&quot;r&quot;;MID([.$F33];[.CD$25];1));MID([.$F33];[.CD$25];1))" office:value-type="string" office:string-value="rA" calcext:value-type="string">
            <text:p>rA</text:p>
          </table:table-cell>
          <table:table-cell table:style-name="ce106" table:formula="of:=IF([.AQ33]=&quot;R&quot;;CONCATENATE(&quot;r&quot;;MID([.$F33];[.CE$25];1));MID([.$F33];[.CE$25];1))" office:value-type="string" office:string-value="rA" calcext:value-type="string">
            <text:p>rA</text:p>
          </table:table-cell>
          <table:table-cell table:style-name="ce106" table:formula="of:=IF([.AR33]=&quot;R&quot;;CONCATENATE(&quot;r&quot;;MID([.$F33];[.CF$25];1));MID([.$F33];[.CF$25];1))" office:value-type="string" office:string-value="rT" calcext:value-type="string">
            <text:p>rT</text:p>
          </table:table-cell>
          <table:table-cell table:style-name="ce106" table:formula="of:=IF([.AS33]=&quot;R&quot;;CONCATENATE(&quot;r&quot;;MID([.$F33];[.CG$25];1));MID([.$F33];[.CG$25];1))" office:value-type="string" office:string-value="C" calcext:value-type="string">
            <text:p>C</text:p>
          </table:table-cell>
          <table:table-cell table:style-name="ce113" table:formula="of:=IF([.AT33]=&quot;R&quot;;CONCATENATE(&quot;r&quot;;MID([.$F33];[.CH$25];1));MID([.$F33];[.CH$25];1))" office:value-type="string" office:string-value="rC" calcext:value-type="string">
            <text:p>rC</text:p>
          </table:table-cell>
          <table:table-cell table:style-name="ce120" table:formula="of:=CONCATENATE([.AU33];[.AV33];[.AW33];[.AX33];[.AY33];[.AZ33];[.BA33];[.BB33];[.BC33];[.BD33];[.BE33];[.BF33];[.BG33];[.BH33];[.BI33];[.BJ33];[.BK33];[.BL33];[.BM33];[.BN33];[.BO33];[.BP33];[.BQ33];[.BR33];[.BS33];[.BT33];[.BU33];[.BV33];[.BW33];[.BX33];[.BY33];[.BZ33];[.CA33];[.CB33];[.CC33];[.CD33];[.CE33];[.CF33];[.CG33];[.CH33])" office:value-type="string" office:string-value="rTrArArTrTrTrCrTrArCrTrCrTrTrGrTrArGrArTGrAArGrArAArGrCCrCTrCAGrArArTCrC" calcext:value-type="string">
            <text:p>rTrArArTrTrTrCrTrArCrTrCrTrTrGrTrArGrArTGrAArGrArAArGrCCrCTrCAGrArArTCrC</text:p>
          </table:table-cell>
          <table:table-cell table:style-name="ce123" table:formula="of:=CONCATENATE([.C33];&quot;_&quot;;[.D33])" office:value-type="string" office:string-value="TGT-tgt25_v2'" calcext:value-type="string">
            <text:p>TGT-tgt25_v2'</text:p>
          </table:table-cell>
          <table:table-cell table:style-name="ce127" table:formula="of:=SUBSTITUTE([.CI33];&quot;rT&quot;;&quot;rU&quot;)" office:value-type="string" office:string-value="rUrArArUrUrUrCrUrArCrUrCrUrUrGrUrArGrArUGrAArGrArAArGrCCrCTrCAGrArArUCrC" calcext:value-type="string">
            <text:p>rUrArArUrUrUrCrUrArCrUrCrUrUrGrUrArGrArUGrAArGrArAArGrCCrCTrCAGrArArUCrC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ADAM17-tgt82</text:p>
          </table:table-cell>
          <table:table-cell office:value-type="string" calcext:value-type="string">
            <text:p>ADM17-tgt82</text:p>
          </table:table-cell>
          <table:table-cell table:style-name="ce17" office:value-type="string" calcext:value-type="string">
            <text:p>v2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CTTGGATCTTGGCAAGTGTA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4]=&quot;R&quot;;CONCATENATE(&quot;r&quot;;MID([.$E34];[.AU$25];1));MID([.$E34];[.AU$25];1))" office:value-type="string" office:string-value="rT" calcext:value-type="string">
            <text:p>rT</text:p>
          </table:table-cell>
          <table:table-cell table:style-name="ce93" table:formula="of:=IF([.H34]=&quot;R&quot;;CONCATENATE(&quot;r&quot;;MID([.$E34];[.AV$25];1));MID([.$E34];[.AV$25];1))" office:value-type="string" office:string-value="rA" calcext:value-type="string">
            <text:p>rA</text:p>
          </table:table-cell>
          <table:table-cell table:style-name="ce93" table:formula="of:=IF([.I34]=&quot;R&quot;;CONCATENATE(&quot;r&quot;;MID([.$E34];[.AW$25];1));MID([.$E34];[.AW$25];1))" office:value-type="string" office:string-value="rA" calcext:value-type="string">
            <text:p>rA</text:p>
          </table:table-cell>
          <table:table-cell table:style-name="ce93" table:formula="of:=IF([.J34]=&quot;R&quot;;CONCATENATE(&quot;r&quot;;MID([.$E34];[.AX$25];1));MID([.$E34];[.AX$25];1))" office:value-type="string" office:string-value="rT" calcext:value-type="string">
            <text:p>rT</text:p>
          </table:table-cell>
          <table:table-cell table:style-name="ce93" table:formula="of:=IF([.K34]=&quot;R&quot;;CONCATENATE(&quot;r&quot;;MID([.$E34];[.AY$25];1));MID([.$E34];[.AY$25];1))" office:value-type="string" office:string-value="rT" calcext:value-type="string">
            <text:p>rT</text:p>
          </table:table-cell>
          <table:table-cell table:style-name="ce93" table:formula="of:=IF([.L34]=&quot;R&quot;;CONCATENATE(&quot;r&quot;;MID([.$E34];[.AZ$25];1));MID([.$E34];[.AZ$25];1))" office:value-type="string" office:string-value="rT" calcext:value-type="string">
            <text:p>rT</text:p>
          </table:table-cell>
          <table:table-cell table:style-name="ce93" table:formula="of:=IF([.M34]=&quot;R&quot;;CONCATENATE(&quot;r&quot;;MID([.$E34];[.BA$25];1));MID([.$E34];[.BA$25];1))" office:value-type="string" office:string-value="rC" calcext:value-type="string">
            <text:p>rC</text:p>
          </table:table-cell>
          <table:table-cell table:style-name="ce93" table:formula="of:=IF([.N34]=&quot;R&quot;;CONCATENATE(&quot;r&quot;;MID([.$E34];[.BB$25];1));MID([.$E34];[.BB$25];1))" office:value-type="string" office:string-value="rT" calcext:value-type="string">
            <text:p>rT</text:p>
          </table:table-cell>
          <table:table-cell table:style-name="ce93" table:formula="of:=IF([.O34]=&quot;R&quot;;CONCATENATE(&quot;r&quot;;MID([.$E34];[.BC$25];1));MID([.$E34];[.BC$25];1))" office:value-type="string" office:string-value="rA" calcext:value-type="string">
            <text:p>rA</text:p>
          </table:table-cell>
          <table:table-cell table:style-name="ce93" table:formula="of:=IF([.P34]=&quot;R&quot;;CONCATENATE(&quot;r&quot;;MID([.$E34];[.BD$25];1));MID([.$E34];[.BD$25];1))" office:value-type="string" office:string-value="rC" calcext:value-type="string">
            <text:p>rC</text:p>
          </table:table-cell>
          <table:table-cell table:style-name="ce93" table:formula="of:=IF([.Q34]=&quot;R&quot;;CONCATENATE(&quot;r&quot;;MID([.$E34];[.BE$25];1));MID([.$E34];[.BE$25];1))" office:value-type="string" office:string-value="rT" calcext:value-type="string">
            <text:p>rT</text:p>
          </table:table-cell>
          <table:table-cell table:style-name="ce93" table:formula="of:=IF([.R34]=&quot;R&quot;;CONCATENATE(&quot;r&quot;;MID([.$E34];[.BF$25];1));MID([.$E34];[.BF$25];1))" office:value-type="string" office:string-value="rC" calcext:value-type="string">
            <text:p>rC</text:p>
          </table:table-cell>
          <table:table-cell table:style-name="ce93" table:formula="of:=IF([.S34]=&quot;R&quot;;CONCATENATE(&quot;r&quot;;MID([.$E34];[.BG$25];1));MID([.$E34];[.BG$25];1))" office:value-type="string" office:string-value="rT" calcext:value-type="string">
            <text:p>rT</text:p>
          </table:table-cell>
          <table:table-cell table:style-name="ce93" table:formula="of:=IF([.T34]=&quot;R&quot;;CONCATENATE(&quot;r&quot;;MID([.$E34];[.BH$25];1));MID([.$E34];[.BH$25];1))" office:value-type="string" office:string-value="rT" calcext:value-type="string">
            <text:p>rT</text:p>
          </table:table-cell>
          <table:table-cell table:style-name="ce93" table:formula="of:=IF([.U34]=&quot;R&quot;;CONCATENATE(&quot;r&quot;;MID([.$E34];[.BI$25];1));MID([.$E34];[.BI$25];1))" office:value-type="string" office:string-value="rG" calcext:value-type="string">
            <text:p>rG</text:p>
          </table:table-cell>
          <table:table-cell table:style-name="ce93" table:formula="of:=IF([.V34]=&quot;R&quot;;CONCATENATE(&quot;r&quot;;MID([.$E34];[.BJ$25];1));MID([.$E34];[.BJ$25];1))" office:value-type="string" office:string-value="rT" calcext:value-type="string">
            <text:p>rT</text:p>
          </table:table-cell>
          <table:table-cell table:style-name="ce93" table:formula="of:=IF([.W34]=&quot;R&quot;;CONCATENATE(&quot;r&quot;;MID([.$E34];[.BK$25];1));MID([.$E34];[.BK$25];1))" office:value-type="string" office:string-value="rA" calcext:value-type="string">
            <text:p>rA</text:p>
          </table:table-cell>
          <table:table-cell table:style-name="ce93" table:formula="of:=IF([.X34]=&quot;R&quot;;CONCATENATE(&quot;r&quot;;MID([.$E34];[.BL$25];1));MID([.$E34];[.BL$25];1))" office:value-type="string" office:string-value="rG" calcext:value-type="string">
            <text:p>rG</text:p>
          </table:table-cell>
          <table:table-cell table:style-name="ce93" table:formula="of:=IF([.Y34]=&quot;R&quot;;CONCATENATE(&quot;r&quot;;MID([.$E34];[.BM$25];1));MID([.$E34];[.BM$25];1))" office:value-type="string" office:string-value="rA" calcext:value-type="string">
            <text:p>rA</text:p>
          </table:table-cell>
          <table:table-cell table:style-name="ce100" table:formula="of:=IF([.Z34]=&quot;R&quot;;CONCATENATE(&quot;r&quot;;MID([.$E34];[.BN$25];1));MID([.$E34];[.BN$25];1))" office:value-type="string" office:string-value="rT" calcext:value-type="string">
            <text:p>rT</text:p>
          </table:table-cell>
          <table:table-cell table:style-name="ce106" table:formula="of:=IF([.AA34]=&quot;R&quot;;CONCATENATE(&quot;r&quot;;MID([.$F34];[.BO$25];1));MID([.$F34];[.BO$25];1))" office:value-type="string" office:string-value="C" calcext:value-type="string">
            <text:p>C</text:p>
          </table:table-cell>
          <table:table-cell table:style-name="ce106" table:formula="of:=IF([.AB34]=&quot;R&quot;;CONCATENATE(&quot;r&quot;;MID([.$F34];[.BP$25];1));MID([.$F34];[.BP$25];1))" office:value-type="string" office:string-value="rT" calcext:value-type="string">
            <text:p>rT</text:p>
          </table:table-cell>
          <table:table-cell table:style-name="ce106" table:formula="of:=IF([.AC34]=&quot;R&quot;;CONCATENATE(&quot;r&quot;;MID([.$F34];[.BQ$25];1));MID([.$F34];[.BQ$25];1))" office:value-type="string" office:string-value="T" calcext:value-type="string">
            <text:p>T</text:p>
          </table:table-cell>
          <table:table-cell table:style-name="ce106" table:formula="of:=IF([.AD34]=&quot;R&quot;;CONCATENATE(&quot;r&quot;;MID([.$F34];[.BR$25];1));MID([.$F34];[.BR$25];1))" office:value-type="string" office:string-value="rG" calcext:value-type="string">
            <text:p>rG</text:p>
          </table:table-cell>
          <table:table-cell table:style-name="ce106" table:formula="of:=IF([.AE34]=&quot;R&quot;;CONCATENATE(&quot;r&quot;;MID([.$F34];[.BS$25];1));MID([.$F34];[.BS$25];1))" office:value-type="string" office:string-value="rG" calcext:value-type="string">
            <text:p>rG</text:p>
          </table:table-cell>
          <table:table-cell table:style-name="ce106" table:formula="of:=IF([.AF34]=&quot;R&quot;;CONCATENATE(&quot;r&quot;;MID([.$F34];[.BT$25];1));MID([.$F34];[.BT$25];1))" office:value-type="string" office:string-value="rA" calcext:value-type="string">
            <text:p>rA</text:p>
          </table:table-cell>
          <table:table-cell table:style-name="ce106" table:formula="of:=IF([.AG34]=&quot;R&quot;;CONCATENATE(&quot;r&quot;;MID([.$F34];[.BU$25];1));MID([.$F34];[.BU$25];1))" office:value-type="string" office:string-value="T" calcext:value-type="string">
            <text:p>T</text:p>
          </table:table-cell>
          <table:table-cell table:style-name="ce106" table:formula="of:=IF([.AH34]=&quot;R&quot;;CONCATENATE(&quot;r&quot;;MID([.$F34];[.BV$25];1));MID([.$F34];[.BV$25];1))" office:value-type="string" office:string-value="rC" calcext:value-type="string">
            <text:p>rC</text:p>
          </table:table-cell>
          <table:table-cell table:style-name="ce106" table:formula="of:=IF([.AI34]=&quot;R&quot;;CONCATENATE(&quot;r&quot;;MID([.$F34];[.BW$25];1));MID([.$F34];[.BW$25];1))" office:value-type="string" office:string-value="rT" calcext:value-type="string">
            <text:p>rT</text:p>
          </table:table-cell>
          <table:table-cell table:style-name="ce106" table:formula="of:=IF([.AJ34]=&quot;R&quot;;CONCATENATE(&quot;r&quot;;MID([.$F34];[.BX$25];1));MID([.$F34];[.BX$25];1))" office:value-type="string" office:string-value="T" calcext:value-type="string">
            <text:p>T</text:p>
          </table:table-cell>
          <table:table-cell table:style-name="ce106" table:formula="of:=IF([.AK34]=&quot;R&quot;;CONCATENATE(&quot;r&quot;;MID([.$F34];[.BY$25];1));MID([.$F34];[.BY$25];1))" office:value-type="string" office:string-value="rG" calcext:value-type="string">
            <text:p>rG</text:p>
          </table:table-cell>
          <table:table-cell table:style-name="ce106" table:formula="of:=IF([.AL34]=&quot;R&quot;;CONCATENATE(&quot;r&quot;;MID([.$F34];[.BZ$25];1));MID([.$F34];[.BZ$25];1))" office:value-type="string" office:string-value="G" calcext:value-type="string">
            <text:p>G</text:p>
          </table:table-cell>
          <table:table-cell table:style-name="ce106" table:formula="of:=IF([.AM34]=&quot;R&quot;;CONCATENATE(&quot;r&quot;;MID([.$F34];[.CA$25];1));MID([.$F34];[.CA$25];1))" office:value-type="string" office:string-value="rC" calcext:value-type="string">
            <text:p>rC</text:p>
          </table:table-cell>
          <table:table-cell table:style-name="ce106" table:formula="of:=IF([.AN34]=&quot;R&quot;;CONCATENATE(&quot;r&quot;;MID([.$F34];[.CB$25];1));MID([.$F34];[.CB$25];1))" office:value-type="string" office:string-value="A" calcext:value-type="string">
            <text:p>A</text:p>
          </table:table-cell>
          <table:table-cell table:style-name="ce106" table:formula="of:=IF([.AO34]=&quot;R&quot;;CONCATENATE(&quot;r&quot;;MID([.$F34];[.CC$25];1));MID([.$F34];[.CC$25];1))" office:value-type="string" office:string-value="A" calcext:value-type="string">
            <text:p>A</text:p>
          </table:table-cell>
          <table:table-cell table:style-name="ce106" table:formula="of:=IF([.AP34]=&quot;R&quot;;CONCATENATE(&quot;r&quot;;MID([.$F34];[.CD$25];1));MID([.$F34];[.CD$25];1))" office:value-type="string" office:string-value="rG" calcext:value-type="string">
            <text:p>rG</text:p>
          </table:table-cell>
          <table:table-cell table:style-name="ce106" table:formula="of:=IF([.AQ34]=&quot;R&quot;;CONCATENATE(&quot;r&quot;;MID([.$F34];[.CE$25];1));MID([.$F34];[.CE$25];1))" office:value-type="string" office:string-value="rT" calcext:value-type="string">
            <text:p>rT</text:p>
          </table:table-cell>
          <table:table-cell table:style-name="ce106" table:formula="of:=IF([.AR34]=&quot;R&quot;;CONCATENATE(&quot;r&quot;;MID([.$F34];[.CF$25];1));MID([.$F34];[.CF$25];1))" office:value-type="string" office:string-value="rG" calcext:value-type="string">
            <text:p>rG</text:p>
          </table:table-cell>
          <table:table-cell table:style-name="ce106" table:formula="of:=IF([.AS34]=&quot;R&quot;;CONCATENATE(&quot;r&quot;;MID([.$F34];[.CG$25];1));MID([.$F34];[.CG$25];1))" office:value-type="string" office:string-value="T" calcext:value-type="string">
            <text:p>T</text:p>
          </table:table-cell>
          <table:table-cell table:style-name="ce113" table:formula="of:=IF([.AT34]=&quot;R&quot;;CONCATENATE(&quot;r&quot;;MID([.$F34];[.CH$25];1));MID([.$F34];[.CH$25];1))" office:value-type="string" office:string-value="rA" calcext:value-type="string">
            <text:p>rA</text:p>
          </table:table-cell>
          <table:table-cell table:style-name="ce120" table:formula="of:=CONCATENATE([.AU34];[.AV34];[.AW34];[.AX34];[.AY34];[.AZ34];[.BA34];[.BB34];[.BC34];[.BD34];[.BE34];[.BF34];[.BG34];[.BH34];[.BI34];[.BJ34];[.BK34];[.BL34];[.BM34];[.BN34];[.BO34];[.BP34];[.BQ34];[.BR34];[.BS34];[.BT34];[.BU34];[.BV34];[.BW34];[.BX34];[.BY34];[.BZ34];[.CA34];[.CB34];[.CC34];[.CD34];[.CE34];[.CF34];[.CG34];[.CH34])" office:value-type="string" office:string-value="rTrArArTrTrTrCrTrArCrTrCrTrTrGrTrArGrArTCrTTrGrGrATrCrTTrGGrCAArGrTrGTrA" calcext:value-type="string">
            <text:p>rTrArArTrTrTrCrTrArCrTrCrTrTrGrTrArGrArTCrTTrGrGrATrCrTTrGGrCAArGrTrGTrA</text:p>
          </table:table-cell>
          <table:table-cell table:style-name="ce123" table:formula="of:=CONCATENATE([.C34];&quot;_&quot;;[.D34])" office:value-type="string" office:string-value="ADM17-tgt82_v2'" calcext:value-type="string">
            <text:p>ADM17-tgt82_v2'</text:p>
          </table:table-cell>
          <table:table-cell table:style-name="ce127" table:formula="of:=SUBSTITUTE([.CI34];&quot;rT&quot;;&quot;rU&quot;)" office:value-type="string" office:string-value="rUrArArUrUrUrCrUrArCrUrCrUrUrGrUrArGrArUCrUTrGrGrATrCrUTrGGrCAArGrUrGTrA" calcext:value-type="string">
            <text:p>rUrArArUrUrUrCrUrArCrUrCrUrUrGrUrArGrArUCrUTrGrGrATrCrUTrGGrCAArGrUrGTrA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PRM1-tgt3</text:p>
          </table:table-cell>
          <table:table-cell office:value-type="string" calcext:value-type="string">
            <text:p>PRM1-tgt3</text:p>
          </table:table-cell>
          <table:table-cell table:style-name="ce18" office:value-type="string" calcext:value-type="string">
            <text:p>v3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AAGAGAAGTGTACATACAT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8" table:formula="of:=IF([.G35]=&quot;R&quot;;CONCATENATE(&quot;r&quot;;MID([.$E35];[.AU$25];1));MID([.$E35];[.AU$25];1))" office:value-type="string" office:string-value="T" calcext:value-type="string">
            <text:p>T</text:p>
          </table:table-cell>
          <table:table-cell table:style-name="ce93" table:formula="of:=IF([.H35]=&quot;R&quot;;CONCATENATE(&quot;r&quot;;MID([.$E35];[.AV$25];1));MID([.$E35];[.AV$25];1))" office:value-type="string" office:string-value="rA" calcext:value-type="string">
            <text:p>rA</text:p>
          </table:table-cell>
          <table:table-cell table:style-name="ce93" table:formula="of:=IF([.I35]=&quot;R&quot;;CONCATENATE(&quot;r&quot;;MID([.$E35];[.AW$25];1));MID([.$E35];[.AW$25];1))" office:value-type="string" office:string-value="A" calcext:value-type="string">
            <text:p>A</text:p>
          </table:table-cell>
          <table:table-cell table:style-name="ce93" table:formula="of:=IF([.J35]=&quot;R&quot;;CONCATENATE(&quot;r&quot;;MID([.$E35];[.AX$25];1));MID([.$E35];[.AX$25];1))" office:value-type="string" office:string-value="rT" calcext:value-type="string">
            <text:p>rT</text:p>
          </table:table-cell>
          <table:table-cell table:style-name="ce93" table:formula="of:=IF([.K35]=&quot;R&quot;;CONCATENATE(&quot;r&quot;;MID([.$E35];[.AY$25];1));MID([.$E35];[.AY$25];1))" office:value-type="string" office:string-value="rT" calcext:value-type="string">
            <text:p>rT</text:p>
          </table:table-cell>
          <table:table-cell table:style-name="ce93" table:formula="of:=IF([.L35]=&quot;R&quot;;CONCATENATE(&quot;r&quot;;MID([.$E35];[.AZ$25];1));MID([.$E35];[.AZ$25];1))" office:value-type="string" office:string-value="rT" calcext:value-type="string">
            <text:p>rT</text:p>
          </table:table-cell>
          <table:table-cell table:style-name="ce93" table:formula="of:=IF([.M35]=&quot;R&quot;;CONCATENATE(&quot;r&quot;;MID([.$E35];[.BA$25];1));MID([.$E35];[.BA$25];1))" office:value-type="string" office:string-value="C" calcext:value-type="string">
            <text:p>C</text:p>
          </table:table-cell>
          <table:table-cell table:style-name="ce93" table:formula="of:=IF([.N35]=&quot;R&quot;;CONCATENATE(&quot;r&quot;;MID([.$E35];[.BB$25];1));MID([.$E35];[.BB$25];1))" office:value-type="string" office:string-value="rT" calcext:value-type="string">
            <text:p>rT</text:p>
          </table:table-cell>
          <table:table-cell table:style-name="ce93" table:formula="of:=IF([.O35]=&quot;R&quot;;CONCATENATE(&quot;r&quot;;MID([.$E35];[.BC$25];1));MID([.$E35];[.BC$25];1))" office:value-type="string" office:string-value="rA" calcext:value-type="string">
            <text:p>rA</text:p>
          </table:table-cell>
          <table:table-cell table:style-name="ce93" table:formula="of:=IF([.P35]=&quot;R&quot;;CONCATENATE(&quot;r&quot;;MID([.$E35];[.BD$25];1));MID([.$E35];[.BD$25];1))" office:value-type="string" office:string-value="C" calcext:value-type="string">
            <text:p>C</text:p>
          </table:table-cell>
          <table:table-cell table:style-name="ce93" table:formula="of:=IF([.Q35]=&quot;R&quot;;CONCATENATE(&quot;r&quot;;MID([.$E35];[.BE$25];1));MID([.$E35];[.BE$25];1))" office:value-type="string" office:string-value="rT" calcext:value-type="string">
            <text:p>rT</text:p>
          </table:table-cell>
          <table:table-cell table:style-name="ce93" table:formula="of:=IF([.R35]=&quot;R&quot;;CONCATENATE(&quot;r&quot;;MID([.$E35];[.BF$25];1));MID([.$E35];[.BF$25];1))" office:value-type="string" office:string-value="C" calcext:value-type="string">
            <text:p>C</text:p>
          </table:table-cell>
          <table:table-cell table:style-name="ce93" table:formula="of:=IF([.S35]=&quot;R&quot;;CONCATENATE(&quot;r&quot;;MID([.$E35];[.BG$25];1));MID([.$E35];[.BG$25];1))" office:value-type="string" office:string-value="rT" calcext:value-type="string">
            <text:p>rT</text:p>
          </table:table-cell>
          <table:table-cell table:style-name="ce93" table:formula="of:=IF([.T35]=&quot;R&quot;;CONCATENATE(&quot;r&quot;;MID([.$E35];[.BH$25];1));MID([.$E35];[.BH$25];1))" office:value-type="string" office:string-value="T" calcext:value-type="string">
            <text:p>T</text:p>
          </table:table-cell>
          <table:table-cell table:style-name="ce93" table:formula="of:=IF([.U35]=&quot;R&quot;;CONCATENATE(&quot;r&quot;;MID([.$E35];[.BI$25];1));MID([.$E35];[.BI$25];1))" office:value-type="string" office:string-value="G" calcext:value-type="string">
            <text:p>G</text:p>
          </table:table-cell>
          <table:table-cell table:style-name="ce93" table:formula="of:=IF([.V35]=&quot;R&quot;;CONCATENATE(&quot;r&quot;;MID([.$E35];[.BJ$25];1));MID([.$E35];[.BJ$25];1))" office:value-type="string" office:string-value="rT" calcext:value-type="string">
            <text:p>rT</text:p>
          </table:table-cell>
          <table:table-cell table:style-name="ce93" table:formula="of:=IF([.W35]=&quot;R&quot;;CONCATENATE(&quot;r&quot;;MID([.$E35];[.BK$25];1));MID([.$E35];[.BK$25];1))" office:value-type="string" office:string-value="rA" calcext:value-type="string">
            <text:p>rA</text:p>
          </table:table-cell>
          <table:table-cell table:style-name="ce93" table:formula="of:=IF([.X35]=&quot;R&quot;;CONCATENATE(&quot;r&quot;;MID([.$E35];[.BL$25];1));MID([.$E35];[.BL$25];1))" office:value-type="string" office:string-value="rG" calcext:value-type="string">
            <text:p>rG</text:p>
          </table:table-cell>
          <table:table-cell table:style-name="ce93" table:formula="of:=IF([.Y35]=&quot;R&quot;;CONCATENATE(&quot;r&quot;;MID([.$E35];[.BM$25];1));MID([.$E35];[.BM$25];1))" office:value-type="string" office:string-value="A" calcext:value-type="string">
            <text:p>A</text:p>
          </table:table-cell>
          <table:table-cell table:style-name="ce100" table:formula="of:=IF([.Z35]=&quot;R&quot;;CONCATENATE(&quot;r&quot;;MID([.$E35];[.BN$25];1));MID([.$E35];[.BN$25];1))" office:value-type="string" office:string-value="rT" calcext:value-type="string">
            <text:p>rT</text:p>
          </table:table-cell>
          <table:table-cell table:style-name="ce106" table:formula="of:=IF([.AA35]=&quot;R&quot;;CONCATENATE(&quot;r&quot;;MID([.$F35];[.BO$25];1));MID([.$F35];[.BO$25];1))" office:value-type="string" office:string-value="A" calcext:value-type="string">
            <text:p>A</text:p>
          </table:table-cell>
          <table:table-cell table:style-name="ce106" table:formula="of:=IF([.AB35]=&quot;R&quot;;CONCATENATE(&quot;r&quot;;MID([.$F35];[.BP$25];1));MID([.$F35];[.BP$25];1))" office:value-type="string" office:string-value="rA" calcext:value-type="string">
            <text:p>rA</text:p>
          </table:table-cell>
          <table:table-cell table:style-name="ce106" table:formula="of:=IF([.AC35]=&quot;R&quot;;CONCATENATE(&quot;r&quot;;MID([.$F35];[.BQ$25];1));MID([.$F35];[.BQ$25];1))" office:value-type="string" office:string-value="G" calcext:value-type="string">
            <text:p>G</text:p>
          </table:table-cell>
          <table:table-cell table:style-name="ce106" table:formula="of:=IF([.AD35]=&quot;R&quot;;CONCATENATE(&quot;r&quot;;MID([.$F35];[.BR$25];1));MID([.$F35];[.BR$25];1))" office:value-type="string" office:string-value="rA" calcext:value-type="string">
            <text:p>rA</text:p>
          </table:table-cell>
          <table:table-cell table:style-name="ce106" table:formula="of:=IF([.AE35]=&quot;R&quot;;CONCATENATE(&quot;r&quot;;MID([.$F35];[.BS$25];1));MID([.$F35];[.BS$25];1))" office:value-type="string" office:string-value="rG" calcext:value-type="string">
            <text:p>rG</text:p>
          </table:table-cell>
          <table:table-cell table:style-name="ce106" table:formula="of:=IF([.AF35]=&quot;R&quot;;CONCATENATE(&quot;r&quot;;MID([.$F35];[.BT$25];1));MID([.$F35];[.BT$25];1))" office:value-type="string" office:string-value="rA" calcext:value-type="string">
            <text:p>rA</text:p>
          </table:table-cell>
          <table:table-cell table:style-name="ce106" table:formula="of:=IF([.AG35]=&quot;R&quot;;CONCATENATE(&quot;r&quot;;MID([.$F35];[.BU$25];1));MID([.$F35];[.BU$25];1))" office:value-type="string" office:string-value="A" calcext:value-type="string">
            <text:p>A</text:p>
          </table:table-cell>
          <table:table-cell table:style-name="ce106" table:formula="of:=IF([.AH35]=&quot;R&quot;;CONCATENATE(&quot;r&quot;;MID([.$F35];[.BV$25];1));MID([.$F35];[.BV$25];1))" office:value-type="string" office:string-value="rG" calcext:value-type="string">
            <text:p>rG</text:p>
          </table:table-cell>
          <table:table-cell table:style-name="ce106" table:formula="of:=IF([.AI35]=&quot;R&quot;;CONCATENATE(&quot;r&quot;;MID([.$F35];[.BW$25];1));MID([.$F35];[.BW$25];1))" office:value-type="string" office:string-value="rT" calcext:value-type="string">
            <text:p>rT</text:p>
          </table:table-cell>
          <table:table-cell table:style-name="ce106" table:formula="of:=IF([.AJ35]=&quot;R&quot;;CONCATENATE(&quot;r&quot;;MID([.$F35];[.BX$25];1));MID([.$F35];[.BX$25];1))" office:value-type="string" office:string-value="G" calcext:value-type="string">
            <text:p>G</text:p>
          </table:table-cell>
          <table:table-cell table:style-name="ce106" table:formula="of:=IF([.AK35]=&quot;R&quot;;CONCATENATE(&quot;r&quot;;MID([.$F35];[.BY$25];1));MID([.$F35];[.BY$25];1))" office:value-type="string" office:string-value="rT" calcext:value-type="string">
            <text:p>rT</text:p>
          </table:table-cell>
          <table:table-cell table:style-name="ce106" table:formula="of:=IF([.AL35]=&quot;R&quot;;CONCATENATE(&quot;r&quot;;MID([.$F35];[.BZ$25];1));MID([.$F35];[.BZ$25];1))" office:value-type="string" office:string-value="A" calcext:value-type="string">
            <text:p>A</text:p>
          </table:table-cell>
          <table:table-cell table:style-name="ce106" table:formula="of:=IF([.AM35]=&quot;R&quot;;CONCATENATE(&quot;r&quot;;MID([.$F35];[.CA$25];1));MID([.$F35];[.CA$25];1))" office:value-type="string" office:string-value="rC" calcext:value-type="string">
            <text:p>rC</text:p>
          </table:table-cell>
          <table:table-cell table:style-name="ce106" table:formula="of:=IF([.AN35]=&quot;R&quot;;CONCATENATE(&quot;r&quot;;MID([.$F35];[.CB$25];1));MID([.$F35];[.CB$25];1))" office:value-type="string" office:string-value="A" calcext:value-type="string">
            <text:p>A</text:p>
          </table:table-cell>
          <table:table-cell table:style-name="ce106" table:formula="of:=IF([.AO35]=&quot;R&quot;;CONCATENATE(&quot;r&quot;;MID([.$F35];[.CC$25];1));MID([.$F35];[.CC$25];1))" office:value-type="string" office:string-value="T" calcext:value-type="string">
            <text:p>T</text:p>
          </table:table-cell>
          <table:table-cell table:style-name="ce106" table:formula="of:=IF([.AP35]=&quot;R&quot;;CONCATENATE(&quot;r&quot;;MID([.$F35];[.CD$25];1));MID([.$F35];[.CD$25];1))" office:value-type="string" office:string-value="rA" calcext:value-type="string">
            <text:p>rA</text:p>
          </table:table-cell>
          <table:table-cell table:style-name="ce106" table:formula="of:=IF([.AQ35]=&quot;R&quot;;CONCATENATE(&quot;r&quot;;MID([.$F35];[.CE$25];1));MID([.$F35];[.CE$25];1))" office:value-type="string" office:string-value="rC" calcext:value-type="string">
            <text:p>rC</text:p>
          </table:table-cell>
          <table:table-cell table:style-name="ce106" table:formula="of:=IF([.AR35]=&quot;R&quot;;CONCATENATE(&quot;r&quot;;MID([.$F35];[.CF$25];1));MID([.$F35];[.CF$25];1))" office:value-type="string" office:string-value="rA" calcext:value-type="string">
            <text:p>rA</text:p>
          </table:table-cell>
          <table:table-cell table:style-name="ce106" table:formula="of:=IF([.AS35]=&quot;R&quot;;CONCATENATE(&quot;r&quot;;MID([.$F35];[.CG$25];1));MID([.$F35];[.CG$25];1))" office:value-type="string" office:string-value="T" calcext:value-type="string">
            <text:p>T</text:p>
          </table:table-cell>
          <table:table-cell table:style-name="ce113" table:formula="of:=IF([.AT35]=&quot;R&quot;;CONCATENATE(&quot;r&quot;;MID([.$F35];[.CH$25];1));MID([.$F35];[.CH$25];1))" office:value-type="string" office:string-value="rT" calcext:value-type="string">
            <text:p>rT</text:p>
          </table:table-cell>
          <table:table-cell table:style-name="ce120" table:formula="of:=CONCATENATE([.AU35];[.AV35];[.AW35];[.AX35];[.AY35];[.AZ35];[.BA35];[.BB35];[.BC35];[.BD35];[.BE35];[.BF35];[.BG35];[.BH35];[.BI35];[.BJ35];[.BK35];[.BL35];[.BM35];[.BN35];[.BO35];[.BP35];[.BQ35];[.BR35];[.BS35];[.BT35];[.BU35];[.BV35];[.BW35];[.BX35];[.BY35];[.BZ35];[.CA35];[.CB35];[.CC35];[.CD35];[.CE35];[.CF35];[.CG35];[.CH35])" office:value-type="string" office:string-value="TrAArTrTrTCrTrACrTCrTTGrTrArGArTArAGrArGrAArGrTGrTArCATrArCrATrT" calcext:value-type="string">
            <text:p>TrAArTrTrTCrTrACrTCrTTGrTrArGArTArAGrArGrAArGrTGrTArCATrArCrATrT</text:p>
          </table:table-cell>
          <table:table-cell table:style-name="ce123" table:formula="of:=CONCATENATE([.C35];&quot;_&quot;;[.D35])" office:value-type="string" office:string-value="PRM1-tgt3_v3'" calcext:value-type="string">
            <text:p>PRM1-tgt3_v3'</text:p>
          </table:table-cell>
          <table:table-cell table:style-name="ce127" table:formula="of:=SUBSTITUTE([.CI35];&quot;rT&quot;;&quot;rU&quot;)" office:value-type="string" office:string-value="TrAArUrUrUCrUrACrUCrUTGrUrArGArUArAGrArGrAArGrUGrUArCATrArCrATrU" calcext:value-type="string">
            <text:p>TrAArUrUrUCrUrACrUCrUTGrUrArGArUArAGrArGrAArGrUGrUArCATrArCrAT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CSH-tgt3</text:p>
          </table:table-cell>
          <table:table-cell table:style-name="ce18" office:value-type="string" calcext:value-type="string">
            <text:p>v3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GGTGTACAGCAGTGGCTG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9" table:formula="of:=IF([.G36]=&quot;R&quot;;CONCATENATE(&quot;r&quot;;MID([.$E36];[.AU$25];1));MID([.$E36];[.AU$25];1))" office:value-type="string" office:string-value="T" calcext:value-type="string">
            <text:p>T</text:p>
          </table:table-cell>
          <table:table-cell table:style-name="ce94" table:formula="of:=IF([.H36]=&quot;R&quot;;CONCATENATE(&quot;r&quot;;MID([.$E36];[.AV$25];1));MID([.$E36];[.AV$25];1))" office:value-type="string" office:string-value="rA" calcext:value-type="string">
            <text:p>rA</text:p>
          </table:table-cell>
          <table:table-cell table:style-name="ce94" table:formula="of:=IF([.I36]=&quot;R&quot;;CONCATENATE(&quot;r&quot;;MID([.$E36];[.AW$25];1));MID([.$E36];[.AW$25];1))" office:value-type="string" office:string-value="A" calcext:value-type="string">
            <text:p>A</text:p>
          </table:table-cell>
          <table:table-cell table:style-name="ce94" table:formula="of:=IF([.J36]=&quot;R&quot;;CONCATENATE(&quot;r&quot;;MID([.$E36];[.AX$25];1));MID([.$E36];[.AX$25];1))" office:value-type="string" office:string-value="rT" calcext:value-type="string">
            <text:p>rT</text:p>
          </table:table-cell>
          <table:table-cell table:style-name="ce94" table:formula="of:=IF([.K36]=&quot;R&quot;;CONCATENATE(&quot;r&quot;;MID([.$E36];[.AY$25];1));MID([.$E36];[.AY$25];1))" office:value-type="string" office:string-value="rT" calcext:value-type="string">
            <text:p>rT</text:p>
          </table:table-cell>
          <table:table-cell table:style-name="ce94" table:formula="of:=IF([.L36]=&quot;R&quot;;CONCATENATE(&quot;r&quot;;MID([.$E36];[.AZ$25];1));MID([.$E36];[.AZ$25];1))" office:value-type="string" office:string-value="rT" calcext:value-type="string">
            <text:p>rT</text:p>
          </table:table-cell>
          <table:table-cell table:style-name="ce94" table:formula="of:=IF([.M36]=&quot;R&quot;;CONCATENATE(&quot;r&quot;;MID([.$E36];[.BA$25];1));MID([.$E36];[.BA$25];1))" office:value-type="string" office:string-value="C" calcext:value-type="string">
            <text:p>C</text:p>
          </table:table-cell>
          <table:table-cell table:style-name="ce94" table:formula="of:=IF([.N36]=&quot;R&quot;;CONCATENATE(&quot;r&quot;;MID([.$E36];[.BB$25];1));MID([.$E36];[.BB$25];1))" office:value-type="string" office:string-value="rT" calcext:value-type="string">
            <text:p>rT</text:p>
          </table:table-cell>
          <table:table-cell table:style-name="ce94" table:formula="of:=IF([.O36]=&quot;R&quot;;CONCATENATE(&quot;r&quot;;MID([.$E36];[.BC$25];1));MID([.$E36];[.BC$25];1))" office:value-type="string" office:string-value="rA" calcext:value-type="string">
            <text:p>rA</text:p>
          </table:table-cell>
          <table:table-cell table:style-name="ce94" table:formula="of:=IF([.P36]=&quot;R&quot;;CONCATENATE(&quot;r&quot;;MID([.$E36];[.BD$25];1));MID([.$E36];[.BD$25];1))" office:value-type="string" office:string-value="C" calcext:value-type="string">
            <text:p>C</text:p>
          </table:table-cell>
          <table:table-cell table:style-name="ce94" table:formula="of:=IF([.Q36]=&quot;R&quot;;CONCATENATE(&quot;r&quot;;MID([.$E36];[.BE$25];1));MID([.$E36];[.BE$25];1))" office:value-type="string" office:string-value="rT" calcext:value-type="string">
            <text:p>rT</text:p>
          </table:table-cell>
          <table:table-cell table:style-name="ce94" table:formula="of:=IF([.R36]=&quot;R&quot;;CONCATENATE(&quot;r&quot;;MID([.$E36];[.BF$25];1));MID([.$E36];[.BF$25];1))" office:value-type="string" office:string-value="C" calcext:value-type="string">
            <text:p>C</text:p>
          </table:table-cell>
          <table:table-cell table:style-name="ce94" table:formula="of:=IF([.S36]=&quot;R&quot;;CONCATENATE(&quot;r&quot;;MID([.$E36];[.BG$25];1));MID([.$E36];[.BG$25];1))" office:value-type="string" office:string-value="rT" calcext:value-type="string">
            <text:p>rT</text:p>
          </table:table-cell>
          <table:table-cell table:style-name="ce94" table:formula="of:=IF([.T36]=&quot;R&quot;;CONCATENATE(&quot;r&quot;;MID([.$E36];[.BH$25];1));MID([.$E36];[.BH$25];1))" office:value-type="string" office:string-value="T" calcext:value-type="string">
            <text:p>T</text:p>
          </table:table-cell>
          <table:table-cell table:style-name="ce94" table:formula="of:=IF([.U36]=&quot;R&quot;;CONCATENATE(&quot;r&quot;;MID([.$E36];[.BI$25];1));MID([.$E36];[.BI$25];1))" office:value-type="string" office:string-value="G" calcext:value-type="string">
            <text:p>G</text:p>
          </table:table-cell>
          <table:table-cell table:style-name="ce94" table:formula="of:=IF([.V36]=&quot;R&quot;;CONCATENATE(&quot;r&quot;;MID([.$E36];[.BJ$25];1));MID([.$E36];[.BJ$25];1))" office:value-type="string" office:string-value="rT" calcext:value-type="string">
            <text:p>rT</text:p>
          </table:table-cell>
          <table:table-cell table:style-name="ce94" table:formula="of:=IF([.W36]=&quot;R&quot;;CONCATENATE(&quot;r&quot;;MID([.$E36];[.BK$25];1));MID([.$E36];[.BK$25];1))" office:value-type="string" office:string-value="rA" calcext:value-type="string">
            <text:p>rA</text:p>
          </table:table-cell>
          <table:table-cell table:style-name="ce94" table:formula="of:=IF([.X36]=&quot;R&quot;;CONCATENATE(&quot;r&quot;;MID([.$E36];[.BL$25];1));MID([.$E36];[.BL$25];1))" office:value-type="string" office:string-value="rG" calcext:value-type="string">
            <text:p>rG</text:p>
          </table:table-cell>
          <table:table-cell table:style-name="ce94" table:formula="of:=IF([.Y36]=&quot;R&quot;;CONCATENATE(&quot;r&quot;;MID([.$E36];[.BM$25];1));MID([.$E36];[.BM$25];1))" office:value-type="string" office:string-value="A" calcext:value-type="string">
            <text:p>A</text:p>
          </table:table-cell>
          <table:table-cell table:style-name="ce101" table:formula="of:=IF([.Z36]=&quot;R&quot;;CONCATENATE(&quot;r&quot;;MID([.$E36];[.BN$25];1));MID([.$E36];[.BN$25];1))" office:value-type="string" office:string-value="rT" calcext:value-type="string">
            <text:p>rT</text:p>
          </table:table-cell>
          <table:table-cell table:style-name="ce107" table:formula="of:=IF([.AA36]=&quot;R&quot;;CONCATENATE(&quot;r&quot;;MID([.$F36];[.BO$25];1));MID([.$F36];[.BO$25];1))" office:value-type="string" office:string-value="G" calcext:value-type="string">
            <text:p>G</text:p>
          </table:table-cell>
          <table:table-cell table:style-name="ce107" table:formula="of:=IF([.AB36]=&quot;R&quot;;CONCATENATE(&quot;r&quot;;MID([.$F36];[.BP$25];1));MID([.$F36];[.BP$25];1))" office:value-type="string" office:string-value="rG" calcext:value-type="string">
            <text:p>rG</text:p>
          </table:table-cell>
          <table:table-cell table:style-name="ce107" table:formula="of:=IF([.AC36]=&quot;R&quot;;CONCATENATE(&quot;r&quot;;MID([.$F36];[.BQ$25];1));MID([.$F36];[.BQ$25];1))" office:value-type="string" office:string-value="T" calcext:value-type="string">
            <text:p>T</text:p>
          </table:table-cell>
          <table:table-cell table:style-name="ce107" table:formula="of:=IF([.AD36]=&quot;R&quot;;CONCATENATE(&quot;r&quot;;MID([.$F36];[.BR$25];1));MID([.$F36];[.BR$25];1))" office:value-type="string" office:string-value="rG" calcext:value-type="string">
            <text:p>rG</text:p>
          </table:table-cell>
          <table:table-cell table:style-name="ce107" table:formula="of:=IF([.AE36]=&quot;R&quot;;CONCATENATE(&quot;r&quot;;MID([.$F36];[.BS$25];1));MID([.$F36];[.BS$25];1))" office:value-type="string" office:string-value="rT" calcext:value-type="string">
            <text:p>rT</text:p>
          </table:table-cell>
          <table:table-cell table:style-name="ce107" table:formula="of:=IF([.AF36]=&quot;R&quot;;CONCATENATE(&quot;r&quot;;MID([.$F36];[.BT$25];1));MID([.$F36];[.BT$25];1))" office:value-type="string" office:string-value="rA" calcext:value-type="string">
            <text:p>rA</text:p>
          </table:table-cell>
          <table:table-cell table:style-name="ce107" table:formula="of:=IF([.AG36]=&quot;R&quot;;CONCATENATE(&quot;r&quot;;MID([.$F36];[.BU$25];1));MID([.$F36];[.BU$25];1))" office:value-type="string" office:string-value="C" calcext:value-type="string">
            <text:p>C</text:p>
          </table:table-cell>
          <table:table-cell table:style-name="ce107" table:formula="of:=IF([.AH36]=&quot;R&quot;;CONCATENATE(&quot;r&quot;;MID([.$F36];[.BV$25];1));MID([.$F36];[.BV$25];1))" office:value-type="string" office:string-value="rA" calcext:value-type="string">
            <text:p>rA</text:p>
          </table:table-cell>
          <table:table-cell table:style-name="ce107" table:formula="of:=IF([.AI36]=&quot;R&quot;;CONCATENATE(&quot;r&quot;;MID([.$F36];[.BW$25];1));MID([.$F36];[.BW$25];1))" office:value-type="string" office:string-value="rG" calcext:value-type="string">
            <text:p>rG</text:p>
          </table:table-cell>
          <table:table-cell table:style-name="ce107" table:formula="of:=IF([.AJ36]=&quot;R&quot;;CONCATENATE(&quot;r&quot;;MID([.$F36];[.BX$25];1));MID([.$F36];[.BX$25];1))" office:value-type="string" office:string-value="C" calcext:value-type="string">
            <text:p>C</text:p>
          </table:table-cell>
          <table:table-cell table:style-name="ce107" table:formula="of:=IF([.AK36]=&quot;R&quot;;CONCATENATE(&quot;r&quot;;MID([.$F36];[.BY$25];1));MID([.$F36];[.BY$25];1))" office:value-type="string" office:string-value="rA" calcext:value-type="string">
            <text:p>rA</text:p>
          </table:table-cell>
          <table:table-cell table:style-name="ce107" table:formula="of:=IF([.AL36]=&quot;R&quot;;CONCATENATE(&quot;r&quot;;MID([.$F36];[.BZ$25];1));MID([.$F36];[.BZ$25];1))" office:value-type="string" office:string-value="G" calcext:value-type="string">
            <text:p>G</text:p>
          </table:table-cell>
          <table:table-cell table:style-name="ce107" table:formula="of:=IF([.AM36]=&quot;R&quot;;CONCATENATE(&quot;r&quot;;MID([.$F36];[.CA$25];1));MID([.$F36];[.CA$25];1))" office:value-type="string" office:string-value="rT" calcext:value-type="string">
            <text:p>rT</text:p>
          </table:table-cell>
          <table:table-cell table:style-name="ce107" table:formula="of:=IF([.AN36]=&quot;R&quot;;CONCATENATE(&quot;r&quot;;MID([.$F36];[.CB$25];1));MID([.$F36];[.CB$25];1))" office:value-type="string" office:string-value="G" calcext:value-type="string">
            <text:p>G</text:p>
          </table:table-cell>
          <table:table-cell table:style-name="ce107" table:formula="of:=IF([.AO36]=&quot;R&quot;;CONCATENATE(&quot;r&quot;;MID([.$F36];[.CC$25];1));MID([.$F36];[.CC$25];1))" office:value-type="string" office:string-value="G" calcext:value-type="string">
            <text:p>G</text:p>
          </table:table-cell>
          <table:table-cell table:style-name="ce107" table:formula="of:=IF([.AP36]=&quot;R&quot;;CONCATENATE(&quot;r&quot;;MID([.$F36];[.CD$25];1));MID([.$F36];[.CD$25];1))" office:value-type="string" office:string-value="rC" calcext:value-type="string">
            <text:p>rC</text:p>
          </table:table-cell>
          <table:table-cell table:style-name="ce107" table:formula="of:=IF([.AQ36]=&quot;R&quot;;CONCATENATE(&quot;r&quot;;MID([.$F36];[.CE$25];1));MID([.$F36];[.CE$25];1))" office:value-type="string" office:string-value="rT" calcext:value-type="string">
            <text:p>rT</text:p>
          </table:table-cell>
          <table:table-cell table:style-name="ce107" table:formula="of:=IF([.AR36]=&quot;R&quot;;CONCATENATE(&quot;r&quot;;MID([.$F36];[.CF$25];1));MID([.$F36];[.CF$25];1))" office:value-type="string" office:string-value="rG" calcext:value-type="string">
            <text:p>rG</text:p>
          </table:table-cell>
          <table:table-cell table:style-name="ce107" table:formula="of:=IF([.AS36]=&quot;R&quot;;CONCATENATE(&quot;r&quot;;MID([.$F36];[.CG$25];1));MID([.$F36];[.CG$25];1))" office:value-type="string" office:string-value="G" calcext:value-type="string">
            <text:p>G</text:p>
          </table:table-cell>
          <table:table-cell table:style-name="ce114" table:formula="of:=IF([.AT36]=&quot;R&quot;;CONCATENATE(&quot;r&quot;;MID([.$F36];[.CH$25];1));MID([.$F36];[.CH$25];1))" office:value-type="string" office:string-value="rT" calcext:value-type="string">
            <text:p>rT</text:p>
          </table:table-cell>
          <table:table-cell table:style-name="ce120" table:formula="of:=CONCATENATE([.AU36];[.AV36];[.AW36];[.AX36];[.AY36];[.AZ36];[.BA36];[.BB36];[.BC36];[.BD36];[.BE36];[.BF36];[.BG36];[.BH36];[.BI36];[.BJ36];[.BK36];[.BL36];[.BM36];[.BN36];[.BO36];[.BP36];[.BQ36];[.BR36];[.BS36];[.BT36];[.BU36];[.BV36];[.BW36];[.BX36];[.BY36];[.BZ36];[.CA36];[.CB36];[.CC36];[.CD36];[.CE36];[.CF36];[.CG36];[.CH36])" office:value-type="string" office:string-value="TrAArTrTrTCrTrACrTCrTTGrTrArGArTGrGTrGrTrACrArGCrAGrTGGrCrTrGGrT" calcext:value-type="string">
            <text:p>TrAArTrTrTCrTrACrTCrTTGrTrArGArTGrGTrGrTrACrArGCrAGrTGGrCrTrGGrT</text:p>
          </table:table-cell>
          <table:table-cell table:style-name="ce123" table:formula="of:=CONCATENATE([.C36];&quot;_&quot;;[.D36])" office:value-type="string" office:string-value="CSH-tgt3_v3'" calcext:value-type="string">
            <text:p>CSH-tgt3_v3'</text:p>
          </table:table-cell>
          <table:table-cell table:style-name="ce127" table:formula="of:=SUBSTITUTE([.CI36];&quot;rT&quot;;&quot;rU&quot;)" office:value-type="string" office:string-value="TrAArUrUrUCrUrACrUCrUTGrUrArGArUGrGTrGrUrACrArGCrAGrUGGrCrUrGGrU" calcext:value-type="string">
            <text:p>TrAArUrUrUCrUrACrUCrUTGrUrArGArUGrGTrGrUrACrArGCrAGrUGGrCrUrGGrU</text:p>
          </table:table-cell>
        </table:table-row>
        <table:table-row table:style-name="ro3">
          <table:table-cell table:style-name="ce4"/>
          <table:table-cell table:style-name="ce10"/>
          <table:table-cell table:style-name="ce13" office:value-type="string" calcext:value-type="string">
            <text:p>CLB-tgt6</text:p>
          </table:table-cell>
          <table:table-cell table:style-name="ce18" office:value-type="string" calcext:value-type="string">
            <text:p>v3'</text:p>
          </table:table-cell>
          <table:table-cell office:value-type="string" calcext:value-type="string">
            <text:p>TAATTTCTACTCTTGTAGAT</text:p>
          </table:table-cell>
          <table:table-cell table:style-name="ce21" office:value-type="string" calcext:value-type="string">
            <text:p>CCTGATACATATCAGCATT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89" table:formula="of:=IF([.G37]=&quot;R&quot;;CONCATENATE(&quot;r&quot;;MID([.$E37];[.AU$25];1));MID([.$E37];[.AU$25];1))" office:value-type="string" office:string-value="T" calcext:value-type="string">
            <text:p>T</text:p>
          </table:table-cell>
          <table:table-cell table:style-name="ce94" table:formula="of:=IF([.H37]=&quot;R&quot;;CONCATENATE(&quot;r&quot;;MID([.$E37];[.AV$25];1));MID([.$E37];[.AV$25];1))" office:value-type="string" office:string-value="rA" calcext:value-type="string">
            <text:p>rA</text:p>
          </table:table-cell>
          <table:table-cell table:style-name="ce94" table:formula="of:=IF([.I37]=&quot;R&quot;;CONCATENATE(&quot;r&quot;;MID([.$E37];[.AW$25];1));MID([.$E37];[.AW$25];1))" office:value-type="string" office:string-value="A" calcext:value-type="string">
            <text:p>A</text:p>
          </table:table-cell>
          <table:table-cell table:style-name="ce94" table:formula="of:=IF([.J37]=&quot;R&quot;;CONCATENATE(&quot;r&quot;;MID([.$E37];[.AX$25];1));MID([.$E37];[.AX$25];1))" office:value-type="string" office:string-value="rT" calcext:value-type="string">
            <text:p>rT</text:p>
          </table:table-cell>
          <table:table-cell table:style-name="ce94" table:formula="of:=IF([.K37]=&quot;R&quot;;CONCATENATE(&quot;r&quot;;MID([.$E37];[.AY$25];1));MID([.$E37];[.AY$25];1))" office:value-type="string" office:string-value="rT" calcext:value-type="string">
            <text:p>rT</text:p>
          </table:table-cell>
          <table:table-cell table:style-name="ce94" table:formula="of:=IF([.L37]=&quot;R&quot;;CONCATENATE(&quot;r&quot;;MID([.$E37];[.AZ$25];1));MID([.$E37];[.AZ$25];1))" office:value-type="string" office:string-value="rT" calcext:value-type="string">
            <text:p>rT</text:p>
          </table:table-cell>
          <table:table-cell table:style-name="ce94" table:formula="of:=IF([.M37]=&quot;R&quot;;CONCATENATE(&quot;r&quot;;MID([.$E37];[.BA$25];1));MID([.$E37];[.BA$25];1))" office:value-type="string" office:string-value="C" calcext:value-type="string">
            <text:p>C</text:p>
          </table:table-cell>
          <table:table-cell table:style-name="ce94" table:formula="of:=IF([.N37]=&quot;R&quot;;CONCATENATE(&quot;r&quot;;MID([.$E37];[.BB$25];1));MID([.$E37];[.BB$25];1))" office:value-type="string" office:string-value="rT" calcext:value-type="string">
            <text:p>rT</text:p>
          </table:table-cell>
          <table:table-cell table:style-name="ce94" table:formula="of:=IF([.O37]=&quot;R&quot;;CONCATENATE(&quot;r&quot;;MID([.$E37];[.BC$25];1));MID([.$E37];[.BC$25];1))" office:value-type="string" office:string-value="rA" calcext:value-type="string">
            <text:p>rA</text:p>
          </table:table-cell>
          <table:table-cell table:style-name="ce94" table:formula="of:=IF([.P37]=&quot;R&quot;;CONCATENATE(&quot;r&quot;;MID([.$E37];[.BD$25];1));MID([.$E37];[.BD$25];1))" office:value-type="string" office:string-value="C" calcext:value-type="string">
            <text:p>C</text:p>
          </table:table-cell>
          <table:table-cell table:style-name="ce94" table:formula="of:=IF([.Q37]=&quot;R&quot;;CONCATENATE(&quot;r&quot;;MID([.$E37];[.BE$25];1));MID([.$E37];[.BE$25];1))" office:value-type="string" office:string-value="rT" calcext:value-type="string">
            <text:p>rT</text:p>
          </table:table-cell>
          <table:table-cell table:style-name="ce94" table:formula="of:=IF([.R37]=&quot;R&quot;;CONCATENATE(&quot;r&quot;;MID([.$E37];[.BF$25];1));MID([.$E37];[.BF$25];1))" office:value-type="string" office:string-value="C" calcext:value-type="string">
            <text:p>C</text:p>
          </table:table-cell>
          <table:table-cell table:style-name="ce94" table:formula="of:=IF([.S37]=&quot;R&quot;;CONCATENATE(&quot;r&quot;;MID([.$E37];[.BG$25];1));MID([.$E37];[.BG$25];1))" office:value-type="string" office:string-value="rT" calcext:value-type="string">
            <text:p>rT</text:p>
          </table:table-cell>
          <table:table-cell table:style-name="ce94" table:formula="of:=IF([.T37]=&quot;R&quot;;CONCATENATE(&quot;r&quot;;MID([.$E37];[.BH$25];1));MID([.$E37];[.BH$25];1))" office:value-type="string" office:string-value="T" calcext:value-type="string">
            <text:p>T</text:p>
          </table:table-cell>
          <table:table-cell table:style-name="ce94" table:formula="of:=IF([.U37]=&quot;R&quot;;CONCATENATE(&quot;r&quot;;MID([.$E37];[.BI$25];1));MID([.$E37];[.BI$25];1))" office:value-type="string" office:string-value="G" calcext:value-type="string">
            <text:p>G</text:p>
          </table:table-cell>
          <table:table-cell table:style-name="ce94" table:formula="of:=IF([.V37]=&quot;R&quot;;CONCATENATE(&quot;r&quot;;MID([.$E37];[.BJ$25];1));MID([.$E37];[.BJ$25];1))" office:value-type="string" office:string-value="rT" calcext:value-type="string">
            <text:p>rT</text:p>
          </table:table-cell>
          <table:table-cell table:style-name="ce94" table:formula="of:=IF([.W37]=&quot;R&quot;;CONCATENATE(&quot;r&quot;;MID([.$E37];[.BK$25];1));MID([.$E37];[.BK$25];1))" office:value-type="string" office:string-value="rA" calcext:value-type="string">
            <text:p>rA</text:p>
          </table:table-cell>
          <table:table-cell table:style-name="ce94" table:formula="of:=IF([.X37]=&quot;R&quot;;CONCATENATE(&quot;r&quot;;MID([.$E37];[.BL$25];1));MID([.$E37];[.BL$25];1))" office:value-type="string" office:string-value="rG" calcext:value-type="string">
            <text:p>rG</text:p>
          </table:table-cell>
          <table:table-cell table:style-name="ce94" table:formula="of:=IF([.Y37]=&quot;R&quot;;CONCATENATE(&quot;r&quot;;MID([.$E37];[.BM$25];1));MID([.$E37];[.BM$25];1))" office:value-type="string" office:string-value="A" calcext:value-type="string">
            <text:p>A</text:p>
          </table:table-cell>
          <table:table-cell table:style-name="ce101" table:formula="of:=IF([.Z37]=&quot;R&quot;;CONCATENATE(&quot;r&quot;;MID([.$E37];[.BN$25];1));MID([.$E37];[.BN$25];1))" office:value-type="string" office:string-value="rT" calcext:value-type="string">
            <text:p>rT</text:p>
          </table:table-cell>
          <table:table-cell table:style-name="ce107" table:formula="of:=IF([.AA37]=&quot;R&quot;;CONCATENATE(&quot;r&quot;;MID([.$F37];[.BO$25];1));MID([.$F37];[.BO$25];1))" office:value-type="string" office:string-value="C" calcext:value-type="string">
            <text:p>C</text:p>
          </table:table-cell>
          <table:table-cell table:style-name="ce107" table:formula="of:=IF([.AB37]=&quot;R&quot;;CONCATENATE(&quot;r&quot;;MID([.$F37];[.BP$25];1));MID([.$F37];[.BP$25];1))" office:value-type="string" office:string-value="rC" calcext:value-type="string">
            <text:p>rC</text:p>
          </table:table-cell>
          <table:table-cell table:style-name="ce107" table:formula="of:=IF([.AC37]=&quot;R&quot;;CONCATENATE(&quot;r&quot;;MID([.$F37];[.BQ$25];1));MID([.$F37];[.BQ$25];1))" office:value-type="string" office:string-value="T" calcext:value-type="string">
            <text:p>T</text:p>
          </table:table-cell>
          <table:table-cell table:style-name="ce107" table:formula="of:=IF([.AD37]=&quot;R&quot;;CONCATENATE(&quot;r&quot;;MID([.$F37];[.BR$25];1));MID([.$F37];[.BR$25];1))" office:value-type="string" office:string-value="rG" calcext:value-type="string">
            <text:p>rG</text:p>
          </table:table-cell>
          <table:table-cell table:style-name="ce107" table:formula="of:=IF([.AE37]=&quot;R&quot;;CONCATENATE(&quot;r&quot;;MID([.$F37];[.BS$25];1));MID([.$F37];[.BS$25];1))" office:value-type="string" office:string-value="rA" calcext:value-type="string">
            <text:p>rA</text:p>
          </table:table-cell>
          <table:table-cell table:style-name="ce107" table:formula="of:=IF([.AF37]=&quot;R&quot;;CONCATENATE(&quot;r&quot;;MID([.$F37];[.BT$25];1));MID([.$F37];[.BT$25];1))" office:value-type="string" office:string-value="rT" calcext:value-type="string">
            <text:p>rT</text:p>
          </table:table-cell>
          <table:table-cell table:style-name="ce107" table:formula="of:=IF([.AG37]=&quot;R&quot;;CONCATENATE(&quot;r&quot;;MID([.$F37];[.BU$25];1));MID([.$F37];[.BU$25];1))" office:value-type="string" office:string-value="A" calcext:value-type="string">
            <text:p>A</text:p>
          </table:table-cell>
          <table:table-cell table:style-name="ce107" table:formula="of:=IF([.AH37]=&quot;R&quot;;CONCATENATE(&quot;r&quot;;MID([.$F37];[.BV$25];1));MID([.$F37];[.BV$25];1))" office:value-type="string" office:string-value="rC" calcext:value-type="string">
            <text:p>rC</text:p>
          </table:table-cell>
          <table:table-cell table:style-name="ce107" table:formula="of:=IF([.AI37]=&quot;R&quot;;CONCATENATE(&quot;r&quot;;MID([.$F37];[.BW$25];1));MID([.$F37];[.BW$25];1))" office:value-type="string" office:string-value="rA" calcext:value-type="string">
            <text:p>rA</text:p>
          </table:table-cell>
          <table:table-cell table:style-name="ce107" table:formula="of:=IF([.AJ37]=&quot;R&quot;;CONCATENATE(&quot;r&quot;;MID([.$F37];[.BX$25];1));MID([.$F37];[.BX$25];1))" office:value-type="string" office:string-value="T" calcext:value-type="string">
            <text:p>T</text:p>
          </table:table-cell>
          <table:table-cell table:style-name="ce107" table:formula="of:=IF([.AK37]=&quot;R&quot;;CONCATENATE(&quot;r&quot;;MID([.$F37];[.BY$25];1));MID([.$F37];[.BY$25];1))" office:value-type="string" office:string-value="rA" calcext:value-type="string">
            <text:p>rA</text:p>
          </table:table-cell>
          <table:table-cell table:style-name="ce107" table:formula="of:=IF([.AL37]=&quot;R&quot;;CONCATENATE(&quot;r&quot;;MID([.$F37];[.BZ$25];1));MID([.$F37];[.BZ$25];1))" office:value-type="string" office:string-value="T" calcext:value-type="string">
            <text:p>T</text:p>
          </table:table-cell>
          <table:table-cell table:style-name="ce107" table:formula="of:=IF([.AM37]=&quot;R&quot;;CONCATENATE(&quot;r&quot;;MID([.$F37];[.CA$25];1));MID([.$F37];[.CA$25];1))" office:value-type="string" office:string-value="rC" calcext:value-type="string">
            <text:p>rC</text:p>
          </table:table-cell>
          <table:table-cell table:style-name="ce107" table:formula="of:=IF([.AN37]=&quot;R&quot;;CONCATENATE(&quot;r&quot;;MID([.$F37];[.CB$25];1));MID([.$F37];[.CB$25];1))" office:value-type="string" office:string-value="A" calcext:value-type="string">
            <text:p>A</text:p>
          </table:table-cell>
          <table:table-cell table:style-name="ce107" table:formula="of:=IF([.AO37]=&quot;R&quot;;CONCATENATE(&quot;r&quot;;MID([.$F37];[.CC$25];1));MID([.$F37];[.CC$25];1))" office:value-type="string" office:string-value="G" calcext:value-type="string">
            <text:p>G</text:p>
          </table:table-cell>
          <table:table-cell table:style-name="ce107" table:formula="of:=IF([.AP37]=&quot;R&quot;;CONCATENATE(&quot;r&quot;;MID([.$F37];[.CD$25];1));MID([.$F37];[.CD$25];1))" office:value-type="string" office:string-value="rC" calcext:value-type="string">
            <text:p>rC</text:p>
          </table:table-cell>
          <table:table-cell table:style-name="ce107" table:formula="of:=IF([.AQ37]=&quot;R&quot;;CONCATENATE(&quot;r&quot;;MID([.$F37];[.CE$25];1));MID([.$F37];[.CE$25];1))" office:value-type="string" office:string-value="rA" calcext:value-type="string">
            <text:p>rA</text:p>
          </table:table-cell>
          <table:table-cell table:style-name="ce107" table:formula="of:=IF([.AR37]=&quot;R&quot;;CONCATENATE(&quot;r&quot;;MID([.$F37];[.CF$25];1));MID([.$F37];[.CF$25];1))" office:value-type="string" office:string-value="rT" calcext:value-type="string">
            <text:p>rT</text:p>
          </table:table-cell>
          <table:table-cell table:style-name="ce107" table:formula="of:=IF([.AS37]=&quot;R&quot;;CONCATENATE(&quot;r&quot;;MID([.$F37];[.CG$25];1));MID([.$F37];[.CG$25];1))" office:value-type="string" office:string-value="T" calcext:value-type="string">
            <text:p>T</text:p>
          </table:table-cell>
          <table:table-cell table:style-name="ce114" table:formula="of:=IF([.AT37]=&quot;R&quot;;CONCATENATE(&quot;r&quot;;MID([.$F37];[.CH$25];1));MID([.$F37];[.CH$25];1))" office:value-type="string" office:string-value="rT" calcext:value-type="string">
            <text:p>rT</text:p>
          </table:table-cell>
          <table:table-cell table:style-name="ce120" table:formula="of:=CONCATENATE([.AU37];[.AV37];[.AW37];[.AX37];[.AY37];[.AZ37];[.BA37];[.BB37];[.BC37];[.BD37];[.BE37];[.BF37];[.BG37];[.BH37];[.BI37];[.BJ37];[.BK37];[.BL37];[.BM37];[.BN37];[.BO37];[.BP37];[.BQ37];[.BR37];[.BS37];[.BT37];[.BU37];[.BV37];[.BW37];[.BX37];[.BY37];[.BZ37];[.CA37];[.CB37];[.CC37];[.CD37];[.CE37];[.CF37];[.CG37];[.CH37])" office:value-type="string" office:string-value="TrAArTrTrTCrTrACrTCrTTGrTrArGArTCrCTrGrArTArCrATrATrCAGrCrArTTrT" calcext:value-type="string">
            <text:p>TrAArTrTrTCrTrACrTCrTTGrTrArGArTCrCTrGrArTArCrATrATrCAGrCrArTTrT</text:p>
          </table:table-cell>
          <table:table-cell table:style-name="ce123" table:formula="of:=CONCATENATE([.C37];&quot;_&quot;;[.D37])" office:value-type="string" office:string-value="CLB-tgt6_v3'" calcext:value-type="string">
            <text:p>CLB-tgt6_v3'</text:p>
          </table:table-cell>
          <table:table-cell table:style-name="ce127" table:formula="of:=SUBSTITUTE([.CI37];&quot;rT&quot;;&quot;rU&quot;)" office:value-type="string" office:string-value="TrAArUrUrUCrUrACrUCrUTGrUrArGArUCrCTrGrArUArCrATrATrCAGrCrArUTrU" calcext:value-type="string">
            <text:p>TrAArUrUrUCrUrACrUCrUTGrUrArGArUCrCTrGrArUArCrATrATrCAGrCrArUT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5" office:value-type="string" calcext:value-type="string">
            <text:p>v0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number-columns-repeated="20" table:style-name="ce30" office:value-type="string" calcext:value-type="string">
            <text:p>R</text:p>
          </table:table-cell>
          <table:table-cell table:style-name="ce57" office:value-type="string" calcext:value-type="string">
            <text:p>R</text:p>
          </table:table-cell>
          <table:table-cell table:style-name="ce60" office:value-type="string" calcext:value-type="string">
            <text:p>R</text:p>
          </table:table-cell>
          <table:table-cell table:number-columns-repeated="3" table:style-name="ce62" office:value-type="string" calcext:value-type="string">
            <text:p>R</text:p>
          </table:table-cell>
          <table:table-cell table:number-columns-repeated="3" table:style-name="ce65" office:value-type="string" calcext:value-type="string">
            <text:p>R</text:p>
          </table:table-cell>
          <table:table-cell table:style-name="ce66" office:value-type="string" calcext:value-type="string">
            <text:p>R</text:p>
          </table:table-cell>
          <table:table-cell table:style-name="ce68" office:value-type="string" calcext:value-type="string">
            <text:p>R</text:p>
          </table:table-cell>
          <table:table-cell table:style-name="ce71" office:value-type="string" calcext:value-type="string">
            <text:p>R</text:p>
          </table:table-cell>
          <table:table-cell table:style-name="ce73" office:value-type="string" calcext:value-type="string">
            <text:p>R</text:p>
          </table:table-cell>
          <table:table-cell table:number-columns-repeated="2" table:style-name="ce77" office:value-type="string" calcext:value-type="string">
            <text:p>R</text:p>
          </table:table-cell>
          <table:table-cell table:style-name="ce78" office:value-type="string" calcext:value-type="string">
            <text:p>R</text:p>
          </table:table-cell>
          <table:table-cell table:style-name="ce79" office:value-type="string" calcext:value-type="string">
            <text:p>R</text:p>
          </table:table-cell>
          <table:table-cell table:style-name="ce80" office:value-type="string" calcext:value-type="string">
            <text:p>R</text:p>
          </table:table-cell>
          <table:table-cell table:style-name="ce81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85" office:value-type="string" calcext:value-type="string">
            <text:p>R</text:p>
          </table:table-cell>
          <table:table-cell table:style-name="ce90" table:formula="of:=IF([.G38]=&quot;R&quot;;CONCATENATE(&quot;r&quot;;MID([.$E38];[.AU$25];1));MID([.$E38];[.AU$25];1))" office:value-type="string" office:string-value="rT" calcext:value-type="string">
            <text:p>rT</text:p>
          </table:table-cell>
          <table:table-cell table:style-name="ce95" table:formula="of:=IF([.H38]=&quot;R&quot;;CONCATENATE(&quot;r&quot;;MID([.$E38];[.AV$25];1));MID([.$E38];[.AV$25];1))" office:value-type="string" office:string-value="rA" calcext:value-type="string">
            <text:p>rA</text:p>
          </table:table-cell>
          <table:table-cell table:style-name="ce95" table:formula="of:=IF([.I38]=&quot;R&quot;;CONCATENATE(&quot;r&quot;;MID([.$E38];[.AW$25];1));MID([.$E38];[.AW$25];1))" office:value-type="string" office:string-value="rA" calcext:value-type="string">
            <text:p>rA</text:p>
          </table:table-cell>
          <table:table-cell table:style-name="ce95" table:formula="of:=IF([.J38]=&quot;R&quot;;CONCATENATE(&quot;r&quot;;MID([.$E38];[.AX$25];1));MID([.$E38];[.AX$25];1))" office:value-type="string" office:string-value="rT" calcext:value-type="string">
            <text:p>rT</text:p>
          </table:table-cell>
          <table:table-cell table:style-name="ce95" table:formula="of:=IF([.K38]=&quot;R&quot;;CONCATENATE(&quot;r&quot;;MID([.$E38];[.AY$25];1));MID([.$E38];[.AY$25];1))" office:value-type="string" office:string-value="rT" calcext:value-type="string">
            <text:p>rT</text:p>
          </table:table-cell>
          <table:table-cell table:style-name="ce95" table:formula="of:=IF([.L38]=&quot;R&quot;;CONCATENATE(&quot;r&quot;;MID([.$E38];[.AZ$25];1));MID([.$E38];[.AZ$25];1))" office:value-type="string" office:string-value="rT" calcext:value-type="string">
            <text:p>rT</text:p>
          </table:table-cell>
          <table:table-cell table:style-name="ce95" table:formula="of:=IF([.M38]=&quot;R&quot;;CONCATENATE(&quot;r&quot;;MID([.$E38];[.BA$25];1));MID([.$E38];[.BA$25];1))" office:value-type="string" office:string-value="rC" calcext:value-type="string">
            <text:p>rC</text:p>
          </table:table-cell>
          <table:table-cell table:style-name="ce95" table:formula="of:=IF([.N38]=&quot;R&quot;;CONCATENATE(&quot;r&quot;;MID([.$E38];[.BB$25];1));MID([.$E38];[.BB$25];1))" office:value-type="string" office:string-value="rT" calcext:value-type="string">
            <text:p>rT</text:p>
          </table:table-cell>
          <table:table-cell table:style-name="ce95" table:formula="of:=IF([.O38]=&quot;R&quot;;CONCATENATE(&quot;r&quot;;MID([.$E38];[.BC$25];1));MID([.$E38];[.BC$25];1))" office:value-type="string" office:string-value="rA" calcext:value-type="string">
            <text:p>rA</text:p>
          </table:table-cell>
          <table:table-cell table:style-name="ce95" table:formula="of:=IF([.P38]=&quot;R&quot;;CONCATENATE(&quot;r&quot;;MID([.$E38];[.BD$25];1));MID([.$E38];[.BD$25];1))" office:value-type="string" office:string-value="rC" calcext:value-type="string">
            <text:p>rC</text:p>
          </table:table-cell>
          <table:table-cell table:style-name="ce95" table:formula="of:=IF([.Q38]=&quot;R&quot;;CONCATENATE(&quot;r&quot;;MID([.$E38];[.BE$25];1));MID([.$E38];[.BE$25];1))" office:value-type="string" office:string-value="rT" calcext:value-type="string">
            <text:p>rT</text:p>
          </table:table-cell>
          <table:table-cell table:style-name="ce95" table:formula="of:=IF([.R38]=&quot;R&quot;;CONCATENATE(&quot;r&quot;;MID([.$E38];[.BF$25];1));MID([.$E38];[.BF$25];1))" office:value-type="string" office:string-value="rC" calcext:value-type="string">
            <text:p>rC</text:p>
          </table:table-cell>
          <table:table-cell table:style-name="ce95" table:formula="of:=IF([.S38]=&quot;R&quot;;CONCATENATE(&quot;r&quot;;MID([.$E38];[.BG$25];1));MID([.$E38];[.BG$25];1))" office:value-type="string" office:string-value="rT" calcext:value-type="string">
            <text:p>rT</text:p>
          </table:table-cell>
          <table:table-cell table:style-name="ce95" table:formula="of:=IF([.T38]=&quot;R&quot;;CONCATENATE(&quot;r&quot;;MID([.$E38];[.BH$25];1));MID([.$E38];[.BH$25];1))" office:value-type="string" office:string-value="rT" calcext:value-type="string">
            <text:p>rT</text:p>
          </table:table-cell>
          <table:table-cell table:style-name="ce95" table:formula="of:=IF([.U38]=&quot;R&quot;;CONCATENATE(&quot;r&quot;;MID([.$E38];[.BI$25];1));MID([.$E38];[.BI$25];1))" office:value-type="string" office:string-value="rG" calcext:value-type="string">
            <text:p>rG</text:p>
          </table:table-cell>
          <table:table-cell table:style-name="ce95" table:formula="of:=IF([.V38]=&quot;R&quot;;CONCATENATE(&quot;r&quot;;MID([.$E38];[.BJ$25];1));MID([.$E38];[.BJ$25];1))" office:value-type="string" office:string-value="rT" calcext:value-type="string">
            <text:p>rT</text:p>
          </table:table-cell>
          <table:table-cell table:style-name="ce95" table:formula="of:=IF([.W38]=&quot;R&quot;;CONCATENATE(&quot;r&quot;;MID([.$E38];[.BK$25];1));MID([.$E38];[.BK$25];1))" office:value-type="string" office:string-value="rA" calcext:value-type="string">
            <text:p>rA</text:p>
          </table:table-cell>
          <table:table-cell table:style-name="ce95" table:formula="of:=IF([.X38]=&quot;R&quot;;CONCATENATE(&quot;r&quot;;MID([.$E38];[.BL$25];1));MID([.$E38];[.BL$25];1))" office:value-type="string" office:string-value="rG" calcext:value-type="string">
            <text:p>rG</text:p>
          </table:table-cell>
          <table:table-cell table:style-name="ce95" table:formula="of:=IF([.Y38]=&quot;R&quot;;CONCATENATE(&quot;r&quot;;MID([.$E38];[.BM$25];1));MID([.$E38];[.BM$25];1))" office:value-type="string" office:string-value="rA" calcext:value-type="string">
            <text:p>rA</text:p>
          </table:table-cell>
          <table:table-cell table:style-name="ce102" table:formula="of:=IF([.Z38]=&quot;R&quot;;CONCATENATE(&quot;r&quot;;MID([.$E38];[.BN$25];1));MID([.$E38];[.BN$25];1))" office:value-type="string" office:string-value="rT" calcext:value-type="string">
            <text:p>rT</text:p>
          </table:table-cell>
          <table:table-cell table:style-name="ce108" table:formula="of:=IF([.AA38]=&quot;R&quot;;CONCATENATE(&quot;r&quot;;MID([.$F38];[.BO$25];1));MID([.$F38];[.BO$25];1))" office:value-type="string" office:string-value="rA" calcext:value-type="string">
            <text:p>rA</text:p>
          </table:table-cell>
          <table:table-cell table:style-name="ce108" table:formula="of:=IF([.AB38]=&quot;R&quot;;CONCATENATE(&quot;r&quot;;MID([.$F38];[.BP$25];1));MID([.$F38];[.BP$25];1))" office:value-type="string" office:string-value="rG" calcext:value-type="string">
            <text:p>rG</text:p>
          </table:table-cell>
          <table:table-cell table:style-name="ce108" table:formula="of:=IF([.AC38]=&quot;R&quot;;CONCATENATE(&quot;r&quot;;MID([.$F38];[.BQ$25];1));MID([.$F38];[.BQ$25];1))" office:value-type="string" office:string-value="rT" calcext:value-type="string">
            <text:p>rT</text:p>
          </table:table-cell>
          <table:table-cell table:style-name="ce108" table:formula="of:=IF([.AD38]=&quot;R&quot;;CONCATENATE(&quot;r&quot;;MID([.$F38];[.BR$25];1));MID([.$F38];[.BR$25];1))" office:value-type="string" office:string-value="rG" calcext:value-type="string">
            <text:p>rG</text:p>
          </table:table-cell>
          <table:table-cell table:style-name="ce108" table:formula="of:=IF([.AE38]=&quot;R&quot;;CONCATENATE(&quot;r&quot;;MID([.$F38];[.BS$25];1));MID([.$F38];[.BS$25];1))" office:value-type="string" office:string-value="rG" calcext:value-type="string">
            <text:p>rG</text:p>
          </table:table-cell>
          <table:table-cell table:style-name="ce108" table:formula="of:=IF([.AF38]=&quot;R&quot;;CONCATENATE(&quot;r&quot;;MID([.$F38];[.BT$25];1));MID([.$F38];[.BT$25];1))" office:value-type="string" office:string-value="rG" calcext:value-type="string">
            <text:p>rG</text:p>
          </table:table-cell>
          <table:table-cell table:style-name="ce108" table:formula="of:=IF([.AG38]=&quot;R&quot;;CONCATENATE(&quot;r&quot;;MID([.$F38];[.BU$25];1));MID([.$F38];[.BU$25];1))" office:value-type="string" office:string-value="rG" calcext:value-type="string">
            <text:p>rG</text:p>
          </table:table-cell>
          <table:table-cell table:style-name="ce108" table:formula="of:=IF([.AH38]=&quot;R&quot;;CONCATENATE(&quot;r&quot;;MID([.$F38];[.BV$25];1));MID([.$F38];[.BV$25];1))" office:value-type="string" office:string-value="rG" calcext:value-type="string">
            <text:p>rG</text:p>
          </table:table-cell>
          <table:table-cell table:style-name="ce108" table:formula="of:=IF([.AI38]=&quot;R&quot;;CONCATENATE(&quot;r&quot;;MID([.$F38];[.BW$25];1));MID([.$F38];[.BW$25];1))" office:value-type="string" office:string-value="rT" calcext:value-type="string">
            <text:p>rT</text:p>
          </table:table-cell>
          <table:table-cell table:style-name="ce108" table:formula="of:=IF([.AJ38]=&quot;R&quot;;CONCATENATE(&quot;r&quot;;MID([.$F38];[.BX$25];1));MID([.$F38];[.BX$25];1))" office:value-type="string" office:string-value="rG" calcext:value-type="string">
            <text:p>rG</text:p>
          </table:table-cell>
          <table:table-cell table:style-name="ce108" table:formula="of:=IF([.AK38]=&quot;R&quot;;CONCATENATE(&quot;r&quot;;MID([.$F38];[.BY$25];1));MID([.$F38];[.BY$25];1))" office:value-type="string" office:string-value="rA" calcext:value-type="string">
            <text:p>rA</text:p>
          </table:table-cell>
          <table:table-cell table:style-name="ce108" table:formula="of:=IF([.AL38]=&quot;R&quot;;CONCATENATE(&quot;r&quot;;MID([.$F38];[.BZ$25];1));MID([.$F38];[.BZ$25];1))" office:value-type="string" office:string-value="rA" calcext:value-type="string">
            <text:p>rA</text:p>
          </table:table-cell>
          <table:table-cell table:style-name="ce108" table:formula="of:=IF([.AM38]=&quot;R&quot;;CONCATENATE(&quot;r&quot;;MID([.$F38];[.CA$25];1));MID([.$F38];[.CA$25];1))" office:value-type="string" office:string-value="rT" calcext:value-type="string">
            <text:p>rT</text:p>
          </table:table-cell>
          <table:table-cell table:style-name="ce108" table:formula="of:=IF([.AN38]=&quot;R&quot;;CONCATENATE(&quot;r&quot;;MID([.$F38];[.CB$25];1));MID([.$F38];[.CB$25];1))" office:value-type="string" office:string-value="rT" calcext:value-type="string">
            <text:p>rT</text:p>
          </table:table-cell>
          <table:table-cell table:style-name="ce108" table:formula="of:=IF([.AO38]=&quot;R&quot;;CONCATENATE(&quot;r&quot;;MID([.$F38];[.CC$25];1));MID([.$F38];[.CC$25];1))" office:value-type="string" office:string-value="rC" calcext:value-type="string">
            <text:p>rC</text:p>
          </table:table-cell>
          <table:table-cell table:style-name="ce108" table:formula="of:=IF([.AP38]=&quot;R&quot;;CONCATENATE(&quot;r&quot;;MID([.$F38];[.CD$25];1));MID([.$F38];[.CD$25];1))" office:value-type="string" office:string-value="rA" calcext:value-type="string">
            <text:p>rA</text:p>
          </table:table-cell>
          <table:table-cell table:style-name="ce108" table:formula="of:=IF([.AQ38]=&quot;R&quot;;CONCATENATE(&quot;r&quot;;MID([.$F38];[.CE$25];1));MID([.$F38];[.CE$25];1))" office:value-type="string" office:string-value="rG" calcext:value-type="string">
            <text:p>rG</text:p>
          </table:table-cell>
          <table:table-cell table:style-name="ce108" table:formula="of:=IF([.AR38]=&quot;R&quot;;CONCATENATE(&quot;r&quot;;MID([.$F38];[.CF$25];1));MID([.$F38];[.CF$25];1))" office:value-type="string" office:string-value="rT" calcext:value-type="string">
            <text:p>rT</text:p>
          </table:table-cell>
          <table:table-cell table:style-name="ce108" table:formula="of:=IF([.AS38]=&quot;R&quot;;CONCATENATE(&quot;r&quot;;MID([.$F38];[.CG$25];1));MID([.$F38];[.CG$25];1))" office:value-type="string" office:string-value="rG" calcext:value-type="string">
            <text:p>rG</text:p>
          </table:table-cell>
          <table:table-cell table:style-name="ce115" table:formula="of:=IF([.AT38]=&quot;R&quot;;CONCATENATE(&quot;r&quot;;MID([.$F38];[.CH$25];1));MID([.$F38];[.CH$25];1))" office:value-type="string" office:string-value="rT" calcext:value-type="string">
            <text:p>rT</text:p>
          </table:table-cell>
          <table:table-cell table:style-name="ce120" table:formula="of:=CONCATENATE([.AU38];[.AV38];[.AW38];[.AX38];[.AY38];[.AZ38];[.BA38];[.BB38];[.BC38];[.BD38];[.BE38];[.BF38];[.BG38];[.BH38];[.BI38];[.BJ38];[.BK38];[.BL38];[.BM38];[.BN38];[.BO38];[.BP38];[.BQ38];[.BR38];[.BS38];[.BT38];[.BU38];[.BV38];[.BW38];[.BX38];[.BY38];[.BZ38];[.CA38];[.CB38];[.CC38];[.CD38];[.CE38];[.CF38];[.CG38];[.CH38])" office:value-type="string" office:string-value="rTrArArTrTrTrCrTrArCrTrCrTrTrGrTrArGrArTrArGrTrGrGrGrGrGrTrGrArArTrTrCrArGrTrGrT" calcext:value-type="string">
            <text:p>rTrArArTrTrTrCrTrArCrTrCrTrTrGrTrArGrArTrArGrTrGrGrGrGrGrTrGrArArTrTrCrArGrTrGrT</text:p>
          </table:table-cell>
          <table:table-cell table:style-name="ce123" table:formula="of:=CONCATENATE([.C38];&quot;_&quot;;[.D38])" office:value-type="string" office:string-value="BM-tgt12_v0'" calcext:value-type="string">
            <text:p>BM-tgt12_v0'</text:p>
          </table:table-cell>
          <table:table-cell table:style-name="ce127" table:formula="of:=SUBSTITUTE([.CI38];&quot;rT&quot;;&quot;rU&quot;)" office:value-type="string" office:string-value="rUrArArUrUrUrCrUrArCrUrCrUrUrGrUrArGrArUrArGrUrGrGrGrGrGrUrGrArArUrUrCrArGrUrGrU" calcext:value-type="string">
            <text:p>rUrArArUrUrUrCrUrArCrUrCrUrUrGrUrArGr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5" office:value-type="string" calcext:value-type="string">
            <text:p>v0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91" table:formula="of:=IF([.G39]=&quot;R&quot;;CONCATENATE(&quot;r&quot;;MID([.$E39];[.AU$25];1));MID([.$E39];[.AU$25];1))" office:value-type="string" office:string-value="rT" calcext:value-type="string">
            <text:p>rT</text:p>
          </table:table-cell>
          <table:table-cell table:style-name="ce96" table:formula="of:=IF([.H39]=&quot;R&quot;;CONCATENATE(&quot;r&quot;;MID([.$E39];[.AV$25];1));MID([.$E39];[.AV$25];1))" office:value-type="string" office:string-value="rA" calcext:value-type="string">
            <text:p>rA</text:p>
          </table:table-cell>
          <table:table-cell table:style-name="ce96" table:formula="of:=IF([.I39]=&quot;R&quot;;CONCATENATE(&quot;r&quot;;MID([.$E39];[.AW$25];1));MID([.$E39];[.AW$25];1))" office:value-type="string" office:string-value="rA" calcext:value-type="string">
            <text:p>rA</text:p>
          </table:table-cell>
          <table:table-cell table:style-name="ce96" table:formula="of:=IF([.J39]=&quot;R&quot;;CONCATENATE(&quot;r&quot;;MID([.$E39];[.AX$25];1));MID([.$E39];[.AX$25];1))" office:value-type="string" office:string-value="rT" calcext:value-type="string">
            <text:p>rT</text:p>
          </table:table-cell>
          <table:table-cell table:style-name="ce96" table:formula="of:=IF([.K39]=&quot;R&quot;;CONCATENATE(&quot;r&quot;;MID([.$E39];[.AY$25];1));MID([.$E39];[.AY$25];1))" office:value-type="string" office:string-value="rT" calcext:value-type="string">
            <text:p>rT</text:p>
          </table:table-cell>
          <table:table-cell table:style-name="ce96" table:formula="of:=IF([.L39]=&quot;R&quot;;CONCATENATE(&quot;r&quot;;MID([.$E39];[.AZ$25];1));MID([.$E39];[.AZ$25];1))" office:value-type="string" office:string-value="rT" calcext:value-type="string">
            <text:p>rT</text:p>
          </table:table-cell>
          <table:table-cell table:style-name="ce96" table:formula="of:=IF([.M39]=&quot;R&quot;;CONCATENATE(&quot;r&quot;;MID([.$E39];[.BA$25];1));MID([.$E39];[.BA$25];1))" office:value-type="string" office:string-value="rC" calcext:value-type="string">
            <text:p>rC</text:p>
          </table:table-cell>
          <table:table-cell table:style-name="ce96" table:formula="of:=IF([.N39]=&quot;R&quot;;CONCATENATE(&quot;r&quot;;MID([.$E39];[.BB$25];1));MID([.$E39];[.BB$25];1))" office:value-type="string" office:string-value="rT" calcext:value-type="string">
            <text:p>rT</text:p>
          </table:table-cell>
          <table:table-cell table:style-name="ce96" table:formula="of:=IF([.O39]=&quot;R&quot;;CONCATENATE(&quot;r&quot;;MID([.$E39];[.BC$25];1));MID([.$E39];[.BC$25];1))" office:value-type="string" office:string-value="rA" calcext:value-type="string">
            <text:p>rA</text:p>
          </table:table-cell>
          <table:table-cell table:style-name="ce96" table:formula="of:=IF([.P39]=&quot;R&quot;;CONCATENATE(&quot;r&quot;;MID([.$E39];[.BD$25];1));MID([.$E39];[.BD$25];1))" office:value-type="string" office:string-value="rC" calcext:value-type="string">
            <text:p>rC</text:p>
          </table:table-cell>
          <table:table-cell table:style-name="ce96" table:formula="of:=IF([.Q39]=&quot;R&quot;;CONCATENATE(&quot;r&quot;;MID([.$E39];[.BE$25];1));MID([.$E39];[.BE$25];1))" office:value-type="string" office:string-value="rT" calcext:value-type="string">
            <text:p>rT</text:p>
          </table:table-cell>
          <table:table-cell table:style-name="ce96" table:formula="of:=IF([.R39]=&quot;R&quot;;CONCATENATE(&quot;r&quot;;MID([.$E39];[.BF$25];1));MID([.$E39];[.BF$25];1))" office:value-type="string" office:string-value="rC" calcext:value-type="string">
            <text:p>rC</text:p>
          </table:table-cell>
          <table:table-cell table:style-name="ce96" table:formula="of:=IF([.S39]=&quot;R&quot;;CONCATENATE(&quot;r&quot;;MID([.$E39];[.BG$25];1));MID([.$E39];[.BG$25];1))" office:value-type="string" office:string-value="rT" calcext:value-type="string">
            <text:p>rT</text:p>
          </table:table-cell>
          <table:table-cell table:style-name="ce96" table:formula="of:=IF([.T39]=&quot;R&quot;;CONCATENATE(&quot;r&quot;;MID([.$E39];[.BH$25];1));MID([.$E39];[.BH$25];1))" office:value-type="string" office:string-value="rT" calcext:value-type="string">
            <text:p>rT</text:p>
          </table:table-cell>
          <table:table-cell table:style-name="ce96" table:formula="of:=IF([.U39]=&quot;R&quot;;CONCATENATE(&quot;r&quot;;MID([.$E39];[.BI$25];1));MID([.$E39];[.BI$25];1))" office:value-type="string" office:string-value="rG" calcext:value-type="string">
            <text:p>rG</text:p>
          </table:table-cell>
          <table:table-cell table:style-name="ce96" table:formula="of:=IF([.V39]=&quot;R&quot;;CONCATENATE(&quot;r&quot;;MID([.$E39];[.BJ$25];1));MID([.$E39];[.BJ$25];1))" office:value-type="string" office:string-value="rT" calcext:value-type="string">
            <text:p>rT</text:p>
          </table:table-cell>
          <table:table-cell table:style-name="ce96" table:formula="of:=IF([.W39]=&quot;R&quot;;CONCATENATE(&quot;r&quot;;MID([.$E39];[.BK$25];1));MID([.$E39];[.BK$25];1))" office:value-type="string" office:string-value="rA" calcext:value-type="string">
            <text:p>rA</text:p>
          </table:table-cell>
          <table:table-cell table:style-name="ce96" table:formula="of:=IF([.X39]=&quot;R&quot;;CONCATENATE(&quot;r&quot;;MID([.$E39];[.BL$25];1));MID([.$E39];[.BL$25];1))" office:value-type="string" office:string-value="rG" calcext:value-type="string">
            <text:p>rG</text:p>
          </table:table-cell>
          <table:table-cell table:style-name="ce96" table:formula="of:=IF([.Y39]=&quot;R&quot;;CONCATENATE(&quot;r&quot;;MID([.$E39];[.BM$25];1));MID([.$E39];[.BM$25];1))" office:value-type="string" office:string-value="rA" calcext:value-type="string">
            <text:p>rA</text:p>
          </table:table-cell>
          <table:table-cell table:style-name="ce103" table:formula="of:=IF([.Z39]=&quot;R&quot;;CONCATENATE(&quot;r&quot;;MID([.$E39];[.BN$25];1));MID([.$E39];[.BN$25];1))" office:value-type="string" office:string-value="rT" calcext:value-type="string">
            <text:p>rT</text:p>
          </table:table-cell>
          <table:table-cell table:style-name="ce109" table:formula="of:=IF([.AA39]=&quot;R&quot;;CONCATENATE(&quot;r&quot;;MID([.$F39];[.BO$25];1));MID([.$F39];[.BO$25];1))" office:value-type="string" office:string-value="rA" calcext:value-type="string">
            <text:p>rA</text:p>
          </table:table-cell>
          <table:table-cell table:style-name="ce109" table:formula="of:=IF([.AB39]=&quot;R&quot;;CONCATENATE(&quot;r&quot;;MID([.$F39];[.BP$25];1));MID([.$F39];[.BP$25];1))" office:value-type="string" office:string-value="rG" calcext:value-type="string">
            <text:p>rG</text:p>
          </table:table-cell>
          <table:table-cell table:style-name="ce109" table:formula="of:=IF([.AC39]=&quot;R&quot;;CONCATENATE(&quot;r&quot;;MID([.$F39];[.BQ$25];1));MID([.$F39];[.BQ$25];1))" office:value-type="string" office:string-value="rT" calcext:value-type="string">
            <text:p>rT</text:p>
          </table:table-cell>
          <table:table-cell table:style-name="ce109" table:formula="of:=IF([.AD39]=&quot;R&quot;;CONCATENATE(&quot;r&quot;;MID([.$F39];[.BR$25];1));MID([.$F39];[.BR$25];1))" office:value-type="string" office:string-value="rG" calcext:value-type="string">
            <text:p>rG</text:p>
          </table:table-cell>
          <table:table-cell table:style-name="ce109" table:formula="of:=IF([.AE39]=&quot;R&quot;;CONCATENATE(&quot;r&quot;;MID([.$F39];[.BS$25];1));MID([.$F39];[.BS$25];1))" office:value-type="string" office:string-value="rG" calcext:value-type="string">
            <text:p>rG</text:p>
          </table:table-cell>
          <table:table-cell table:style-name="ce109" table:formula="of:=IF([.AF39]=&quot;R&quot;;CONCATENATE(&quot;r&quot;;MID([.$F39];[.BT$25];1));MID([.$F39];[.BT$25];1))" office:value-type="string" office:string-value="rG" calcext:value-type="string">
            <text:p>rG</text:p>
          </table:table-cell>
          <table:table-cell table:style-name="ce109" table:formula="of:=IF([.AG39]=&quot;R&quot;;CONCATENATE(&quot;r&quot;;MID([.$F39];[.BU$25];1));MID([.$F39];[.BU$25];1))" office:value-type="string" office:string-value="rG" calcext:value-type="string">
            <text:p>rG</text:p>
          </table:table-cell>
          <table:table-cell table:style-name="ce109" table:formula="of:=IF([.AH39]=&quot;R&quot;;CONCATENATE(&quot;r&quot;;MID([.$F39];[.BV$25];1));MID([.$F39];[.BV$25];1))" office:value-type="string" office:string-value="rG" calcext:value-type="string">
            <text:p>rG</text:p>
          </table:table-cell>
          <table:table-cell table:style-name="ce109" table:formula="of:=IF([.AI39]=&quot;R&quot;;CONCATENATE(&quot;r&quot;;MID([.$F39];[.BW$25];1));MID([.$F39];[.BW$25];1))" office:value-type="string" office:string-value="rT" calcext:value-type="string">
            <text:p>rT</text:p>
          </table:table-cell>
          <table:table-cell table:style-name="ce109" table:formula="of:=IF([.AJ39]=&quot;R&quot;;CONCATENATE(&quot;r&quot;;MID([.$F39];[.BX$25];1));MID([.$F39];[.BX$25];1))" office:value-type="string" office:string-value="rG" calcext:value-type="string">
            <text:p>rG</text:p>
          </table:table-cell>
          <table:table-cell table:style-name="ce109" table:formula="of:=IF([.AK39]=&quot;R&quot;;CONCATENATE(&quot;r&quot;;MID([.$F39];[.BY$25];1));MID([.$F39];[.BY$25];1))" office:value-type="string" office:string-value="rA" calcext:value-type="string">
            <text:p>rA</text:p>
          </table:table-cell>
          <table:table-cell table:style-name="ce109" table:formula="of:=IF([.AL39]=&quot;R&quot;;CONCATENATE(&quot;r&quot;;MID([.$F39];[.BZ$25];1));MID([.$F39];[.BZ$25];1))" office:value-type="string" office:string-value="rA" calcext:value-type="string">
            <text:p>rA</text:p>
          </table:table-cell>
          <table:table-cell table:style-name="ce109" table:formula="of:=IF([.AM39]=&quot;R&quot;;CONCATENATE(&quot;r&quot;;MID([.$F39];[.CA$25];1));MID([.$F39];[.CA$25];1))" office:value-type="string" office:string-value="rT" calcext:value-type="string">
            <text:p>rT</text:p>
          </table:table-cell>
          <table:table-cell table:style-name="ce109" table:formula="of:=IF([.AN39]=&quot;R&quot;;CONCATENATE(&quot;r&quot;;MID([.$F39];[.CB$25];1));MID([.$F39];[.CB$25];1))" office:value-type="string" office:string-value="rT" calcext:value-type="string">
            <text:p>rT</text:p>
          </table:table-cell>
          <table:table-cell table:style-name="ce109" table:formula="of:=IF([.AO39]=&quot;R&quot;;CONCATENATE(&quot;r&quot;;MID([.$F39];[.CC$25];1));MID([.$F39];[.CC$25];1))" office:value-type="string" office:string-value="rC" calcext:value-type="string">
            <text:p>rC</text:p>
          </table:table-cell>
          <table:table-cell table:style-name="ce109" table:formula="of:=IF([.AP39]=&quot;R&quot;;CONCATENATE(&quot;r&quot;;MID([.$F39];[.CD$25];1));MID([.$F39];[.CD$25];1))" office:value-type="string" office:string-value="rA" calcext:value-type="string">
            <text:p>rA</text:p>
          </table:table-cell>
          <table:table-cell table:style-name="ce109" table:formula="of:=IF([.AQ39]=&quot;R&quot;;CONCATENATE(&quot;r&quot;;MID([.$F39];[.CE$25];1));MID([.$F39];[.CE$25];1))" office:value-type="string" office:string-value="rG" calcext:value-type="string">
            <text:p>rG</text:p>
          </table:table-cell>
          <table:table-cell table:style-name="ce109" table:formula="of:=IF([.AR39]=&quot;R&quot;;CONCATENATE(&quot;r&quot;;MID([.$F39];[.CF$25];1));MID([.$F39];[.CF$25];1))" office:value-type="string" office:string-value="rT" calcext:value-type="string">
            <text:p>rT</text:p>
          </table:table-cell>
          <table:table-cell table:style-name="ce109" table:formula="of:=IF([.AS39]=&quot;R&quot;;CONCATENATE(&quot;r&quot;;MID([.$F39];[.CG$25];1));MID([.$F39];[.CG$25];1))" office:value-type="string" office:string-value="rG" calcext:value-type="string">
            <text:p>rG</text:p>
          </table:table-cell>
          <table:table-cell table:style-name="ce116" table:formula="of:=IF([.AT39]=&quot;R&quot;;CONCATENATE(&quot;r&quot;;MID([.$F39];[.CH$25];1));MID([.$F39];[.CH$25];1))" office:value-type="string" office:string-value="rT" calcext:value-type="string">
            <text:p>rT</text:p>
          </table:table-cell>
          <table:table-cell table:style-name="ce120" table:formula="of:=CONCATENATE([.AU39];[.AV39];[.AW39];[.AX39];[.AY39];[.AZ39];[.BA39];[.BB39];[.BC39];[.BD39];[.BE39];[.BF39];[.BG39];[.BH39];[.BI39];[.BJ39];[.BK39];[.BL39];[.BM39];[.BN39];[.BO39];[.BP39];[.BQ39];[.BR39];[.BS39];[.BT39];[.BU39];[.BV39];[.BW39];[.BX39];[.BY39];[.BZ39];[.CA39];[.CB39];[.CC39];[.CD39];[.CE39];[.CF39];[.CG39];[.CH39])" office:value-type="string" office:string-value="rTrArArTrTrTrCrTrArCrTrCrTrTrGrTrArGrArTrArGrTrGrGrGrGrGrTrGrArArTrTrCrArGrTrGrT" calcext:value-type="string">
            <text:p>rTrArArTrTrTrCrTrArCrTrCrTrTrGrTrArGrArTrArGrTrGrGrGrGrGrTrGrArArTrTrCrArGrTrGrT</text:p>
          </table:table-cell>
          <table:table-cell table:style-name="ce123" table:formula="of:=CONCATENATE([.C39];&quot;_&quot;;[.D39])" office:value-type="string" office:string-value="BM-tgt12_v0'" calcext:value-type="string">
            <text:p>BM-tgt12_v0'</text:p>
          </table:table-cell>
          <table:table-cell table:style-name="ce127" table:formula="of:=SUBSTITUTE([.CI39];&quot;rT&quot;;&quot;rU&quot;)" office:value-type="string" office:string-value="rUrArArUrUrUrCrUrArCrUrCrUrUrGrUrArGrArUrArGrUrGrGrGrGrGrUrGrArArUrUrCrArGrUrGrU" calcext:value-type="string">
            <text:p>rUrArArUrUrUrCrUrArCrUrCrUrUrGrUrArGr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5" office:value-type="string" calcext:value-type="string">
            <text:p>v0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92" table:formula="of:=IF([.G40]=&quot;R&quot;;CONCATENATE(&quot;r&quot;;MID([.$E40];[.AU$25];1));MID([.$E40];[.AU$25];1))" office:value-type="string" office:string-value="rT" calcext:value-type="string">
            <text:p>rT</text:p>
          </table:table-cell>
          <table:table-cell table:style-name="ce97" table:formula="of:=IF([.H40]=&quot;R&quot;;CONCATENATE(&quot;r&quot;;MID([.$E40];[.AV$25];1));MID([.$E40];[.AV$25];1))" office:value-type="string" office:string-value="rA" calcext:value-type="string">
            <text:p>rA</text:p>
          </table:table-cell>
          <table:table-cell table:style-name="ce97" table:formula="of:=IF([.I40]=&quot;R&quot;;CONCATENATE(&quot;r&quot;;MID([.$E40];[.AW$25];1));MID([.$E40];[.AW$25];1))" office:value-type="string" office:string-value="rA" calcext:value-type="string">
            <text:p>rA</text:p>
          </table:table-cell>
          <table:table-cell table:style-name="ce97" table:formula="of:=IF([.J40]=&quot;R&quot;;CONCATENATE(&quot;r&quot;;MID([.$E40];[.AX$25];1));MID([.$E40];[.AX$25];1))" office:value-type="string" office:string-value="rT" calcext:value-type="string">
            <text:p>rT</text:p>
          </table:table-cell>
          <table:table-cell table:style-name="ce97" table:formula="of:=IF([.K40]=&quot;R&quot;;CONCATENATE(&quot;r&quot;;MID([.$E40];[.AY$25];1));MID([.$E40];[.AY$25];1))" office:value-type="string" office:string-value="rT" calcext:value-type="string">
            <text:p>rT</text:p>
          </table:table-cell>
          <table:table-cell table:style-name="ce97" table:formula="of:=IF([.L40]=&quot;R&quot;;CONCATENATE(&quot;r&quot;;MID([.$E40];[.AZ$25];1));MID([.$E40];[.AZ$25];1))" office:value-type="string" office:string-value="rT" calcext:value-type="string">
            <text:p>rT</text:p>
          </table:table-cell>
          <table:table-cell table:style-name="ce97" table:formula="of:=IF([.M40]=&quot;R&quot;;CONCATENATE(&quot;r&quot;;MID([.$E40];[.BA$25];1));MID([.$E40];[.BA$25];1))" office:value-type="string" office:string-value="rC" calcext:value-type="string">
            <text:p>rC</text:p>
          </table:table-cell>
          <table:table-cell table:style-name="ce97" table:formula="of:=IF([.N40]=&quot;R&quot;;CONCATENATE(&quot;r&quot;;MID([.$E40];[.BB$25];1));MID([.$E40];[.BB$25];1))" office:value-type="string" office:string-value="rT" calcext:value-type="string">
            <text:p>rT</text:p>
          </table:table-cell>
          <table:table-cell table:style-name="ce97" table:formula="of:=IF([.O40]=&quot;R&quot;;CONCATENATE(&quot;r&quot;;MID([.$E40];[.BC$25];1));MID([.$E40];[.BC$25];1))" office:value-type="string" office:string-value="rA" calcext:value-type="string">
            <text:p>rA</text:p>
          </table:table-cell>
          <table:table-cell table:style-name="ce97" table:formula="of:=IF([.P40]=&quot;R&quot;;CONCATENATE(&quot;r&quot;;MID([.$E40];[.BD$25];1));MID([.$E40];[.BD$25];1))" office:value-type="string" office:string-value="rC" calcext:value-type="string">
            <text:p>rC</text:p>
          </table:table-cell>
          <table:table-cell table:style-name="ce97" table:formula="of:=IF([.Q40]=&quot;R&quot;;CONCATENATE(&quot;r&quot;;MID([.$E40];[.BE$25];1));MID([.$E40];[.BE$25];1))" office:value-type="string" office:string-value="rT" calcext:value-type="string">
            <text:p>rT</text:p>
          </table:table-cell>
          <table:table-cell table:style-name="ce97" table:formula="of:=IF([.R40]=&quot;R&quot;;CONCATENATE(&quot;r&quot;;MID([.$E40];[.BF$25];1));MID([.$E40];[.BF$25];1))" office:value-type="string" office:string-value="rC" calcext:value-type="string">
            <text:p>rC</text:p>
          </table:table-cell>
          <table:table-cell table:style-name="ce97" table:formula="of:=IF([.S40]=&quot;R&quot;;CONCATENATE(&quot;r&quot;;MID([.$E40];[.BG$25];1));MID([.$E40];[.BG$25];1))" office:value-type="string" office:string-value="rT" calcext:value-type="string">
            <text:p>rT</text:p>
          </table:table-cell>
          <table:table-cell table:style-name="ce97" table:formula="of:=IF([.T40]=&quot;R&quot;;CONCATENATE(&quot;r&quot;;MID([.$E40];[.BH$25];1));MID([.$E40];[.BH$25];1))" office:value-type="string" office:string-value="rT" calcext:value-type="string">
            <text:p>rT</text:p>
          </table:table-cell>
          <table:table-cell table:style-name="ce97" table:formula="of:=IF([.U40]=&quot;R&quot;;CONCATENATE(&quot;r&quot;;MID([.$E40];[.BI$25];1));MID([.$E40];[.BI$25];1))" office:value-type="string" office:string-value="rG" calcext:value-type="string">
            <text:p>rG</text:p>
          </table:table-cell>
          <table:table-cell table:style-name="ce97" table:formula="of:=IF([.V40]=&quot;R&quot;;CONCATENATE(&quot;r&quot;;MID([.$E40];[.BJ$25];1));MID([.$E40];[.BJ$25];1))" office:value-type="string" office:string-value="rT" calcext:value-type="string">
            <text:p>rT</text:p>
          </table:table-cell>
          <table:table-cell table:style-name="ce97" table:formula="of:=IF([.W40]=&quot;R&quot;;CONCATENATE(&quot;r&quot;;MID([.$E40];[.BK$25];1));MID([.$E40];[.BK$25];1))" office:value-type="string" office:string-value="rA" calcext:value-type="string">
            <text:p>rA</text:p>
          </table:table-cell>
          <table:table-cell table:style-name="ce97" table:formula="of:=IF([.X40]=&quot;R&quot;;CONCATENATE(&quot;r&quot;;MID([.$E40];[.BL$25];1));MID([.$E40];[.BL$25];1))" office:value-type="string" office:string-value="rG" calcext:value-type="string">
            <text:p>rG</text:p>
          </table:table-cell>
          <table:table-cell table:style-name="ce97" table:formula="of:=IF([.Y40]=&quot;R&quot;;CONCATENATE(&quot;r&quot;;MID([.$E40];[.BM$25];1));MID([.$E40];[.BM$25];1))" office:value-type="string" office:string-value="rA" calcext:value-type="string">
            <text:p>rA</text:p>
          </table:table-cell>
          <table:table-cell table:style-name="ce104" table:formula="of:=IF([.Z40]=&quot;R&quot;;CONCATENATE(&quot;r&quot;;MID([.$E40];[.BN$25];1));MID([.$E40];[.BN$25];1))" office:value-type="string" office:string-value="rT" calcext:value-type="string">
            <text:p>rT</text:p>
          </table:table-cell>
          <table:table-cell table:style-name="ce110" table:formula="of:=IF([.AA40]=&quot;R&quot;;CONCATENATE(&quot;r&quot;;MID([.$F40];[.BO$25];1));MID([.$F40];[.BO$25];1))" office:value-type="string" office:string-value="rA" calcext:value-type="string">
            <text:p>rA</text:p>
          </table:table-cell>
          <table:table-cell table:style-name="ce110" table:formula="of:=IF([.AB40]=&quot;R&quot;;CONCATENATE(&quot;r&quot;;MID([.$F40];[.BP$25];1));MID([.$F40];[.BP$25];1))" office:value-type="string" office:string-value="rG" calcext:value-type="string">
            <text:p>rG</text:p>
          </table:table-cell>
          <table:table-cell table:style-name="ce110" table:formula="of:=IF([.AC40]=&quot;R&quot;;CONCATENATE(&quot;r&quot;;MID([.$F40];[.BQ$25];1));MID([.$F40];[.BQ$25];1))" office:value-type="string" office:string-value="rT" calcext:value-type="string">
            <text:p>rT</text:p>
          </table:table-cell>
          <table:table-cell table:style-name="ce110" table:formula="of:=IF([.AD40]=&quot;R&quot;;CONCATENATE(&quot;r&quot;;MID([.$F40];[.BR$25];1));MID([.$F40];[.BR$25];1))" office:value-type="string" office:string-value="rG" calcext:value-type="string">
            <text:p>rG</text:p>
          </table:table-cell>
          <table:table-cell table:style-name="ce110" table:formula="of:=IF([.AE40]=&quot;R&quot;;CONCATENATE(&quot;r&quot;;MID([.$F40];[.BS$25];1));MID([.$F40];[.BS$25];1))" office:value-type="string" office:string-value="rG" calcext:value-type="string">
            <text:p>rG</text:p>
          </table:table-cell>
          <table:table-cell table:style-name="ce110" table:formula="of:=IF([.AF40]=&quot;R&quot;;CONCATENATE(&quot;r&quot;;MID([.$F40];[.BT$25];1));MID([.$F40];[.BT$25];1))" office:value-type="string" office:string-value="rG" calcext:value-type="string">
            <text:p>rG</text:p>
          </table:table-cell>
          <table:table-cell table:style-name="ce110" table:formula="of:=IF([.AG40]=&quot;R&quot;;CONCATENATE(&quot;r&quot;;MID([.$F40];[.BU$25];1));MID([.$F40];[.BU$25];1))" office:value-type="string" office:string-value="rG" calcext:value-type="string">
            <text:p>rG</text:p>
          </table:table-cell>
          <table:table-cell table:style-name="ce110" table:formula="of:=IF([.AH40]=&quot;R&quot;;CONCATENATE(&quot;r&quot;;MID([.$F40];[.BV$25];1));MID([.$F40];[.BV$25];1))" office:value-type="string" office:string-value="rG" calcext:value-type="string">
            <text:p>rG</text:p>
          </table:table-cell>
          <table:table-cell table:style-name="ce110" table:formula="of:=IF([.AI40]=&quot;R&quot;;CONCATENATE(&quot;r&quot;;MID([.$F40];[.BW$25];1));MID([.$F40];[.BW$25];1))" office:value-type="string" office:string-value="rT" calcext:value-type="string">
            <text:p>rT</text:p>
          </table:table-cell>
          <table:table-cell table:style-name="ce110" table:formula="of:=IF([.AJ40]=&quot;R&quot;;CONCATENATE(&quot;r&quot;;MID([.$F40];[.BX$25];1));MID([.$F40];[.BX$25];1))" office:value-type="string" office:string-value="rG" calcext:value-type="string">
            <text:p>rG</text:p>
          </table:table-cell>
          <table:table-cell table:style-name="ce110" table:formula="of:=IF([.AK40]=&quot;R&quot;;CONCATENATE(&quot;r&quot;;MID([.$F40];[.BY$25];1));MID([.$F40];[.BY$25];1))" office:value-type="string" office:string-value="rA" calcext:value-type="string">
            <text:p>rA</text:p>
          </table:table-cell>
          <table:table-cell table:style-name="ce110" table:formula="of:=IF([.AL40]=&quot;R&quot;;CONCATENATE(&quot;r&quot;;MID([.$F40];[.BZ$25];1));MID([.$F40];[.BZ$25];1))" office:value-type="string" office:string-value="rA" calcext:value-type="string">
            <text:p>rA</text:p>
          </table:table-cell>
          <table:table-cell table:style-name="ce110" table:formula="of:=IF([.AM40]=&quot;R&quot;;CONCATENATE(&quot;r&quot;;MID([.$F40];[.CA$25];1));MID([.$F40];[.CA$25];1))" office:value-type="string" office:string-value="rT" calcext:value-type="string">
            <text:p>rT</text:p>
          </table:table-cell>
          <table:table-cell table:style-name="ce110" table:formula="of:=IF([.AN40]=&quot;R&quot;;CONCATENATE(&quot;r&quot;;MID([.$F40];[.CB$25];1));MID([.$F40];[.CB$25];1))" office:value-type="string" office:string-value="rT" calcext:value-type="string">
            <text:p>rT</text:p>
          </table:table-cell>
          <table:table-cell table:style-name="ce110" table:formula="of:=IF([.AO40]=&quot;R&quot;;CONCATENATE(&quot;r&quot;;MID([.$F40];[.CC$25];1));MID([.$F40];[.CC$25];1))" office:value-type="string" office:string-value="rC" calcext:value-type="string">
            <text:p>rC</text:p>
          </table:table-cell>
          <table:table-cell table:style-name="ce110" table:formula="of:=IF([.AP40]=&quot;R&quot;;CONCATENATE(&quot;r&quot;;MID([.$F40];[.CD$25];1));MID([.$F40];[.CD$25];1))" office:value-type="string" office:string-value="rA" calcext:value-type="string">
            <text:p>rA</text:p>
          </table:table-cell>
          <table:table-cell table:style-name="ce110" table:formula="of:=IF([.AQ40]=&quot;R&quot;;CONCATENATE(&quot;r&quot;;MID([.$F40];[.CE$25];1));MID([.$F40];[.CE$25];1))" office:value-type="string" office:string-value="rG" calcext:value-type="string">
            <text:p>rG</text:p>
          </table:table-cell>
          <table:table-cell table:style-name="ce110" table:formula="of:=IF([.AR40]=&quot;R&quot;;CONCATENATE(&quot;r&quot;;MID([.$F40];[.CF$25];1));MID([.$F40];[.CF$25];1))" office:value-type="string" office:string-value="rT" calcext:value-type="string">
            <text:p>rT</text:p>
          </table:table-cell>
          <table:table-cell table:style-name="ce110" table:formula="of:=IF([.AS40]=&quot;R&quot;;CONCATENATE(&quot;r&quot;;MID([.$F40];[.CG$25];1));MID([.$F40];[.CG$25];1))" office:value-type="string" office:string-value="rG" calcext:value-type="string">
            <text:p>rG</text:p>
          </table:table-cell>
          <table:table-cell table:style-name="ce117" table:formula="of:=IF([.AT40]=&quot;R&quot;;CONCATENATE(&quot;r&quot;;MID([.$F40];[.CH$25];1));MID([.$F40];[.CH$25];1))" office:value-type="string" office:string-value="rT" calcext:value-type="string">
            <text:p>rT</text:p>
          </table:table-cell>
          <table:table-cell table:style-name="ce120" table:formula="of:=CONCATENATE([.AU40];[.AV40];[.AW40];[.AX40];[.AY40];[.AZ40];[.BA40];[.BB40];[.BC40];[.BD40];[.BE40];[.BF40];[.BG40];[.BH40];[.BI40];[.BJ40];[.BK40];[.BL40];[.BM40];[.BN40];[.BO40];[.BP40];[.BQ40];[.BR40];[.BS40];[.BT40];[.BU40];[.BV40];[.BW40];[.BX40];[.BY40];[.BZ40];[.CA40];[.CB40];[.CC40];[.CD40];[.CE40];[.CF40];[.CG40];[.CH40])" office:value-type="string" office:string-value="rTrArArTrTrTrCrTrArCrTrCrTrTrGrTrArGrArTrArGrTrGrGrGrGrGrTrGrArArTrTrCrArGrTrGrT" calcext:value-type="string">
            <text:p>rTrArArTrTrTrCrTrArCrTrCrTrTrGrTrArGrArTrArGrTrGrGrGrGrGrTrGrArArTrTrCrArGrTrGrT</text:p>
          </table:table-cell>
          <table:table-cell table:style-name="ce123" table:formula="of:=CONCATENATE([.C40];&quot;_&quot;;[.D40])" office:value-type="string" office:string-value="BM-tgt12_v0'" calcext:value-type="string">
            <text:p>BM-tgt12_v0'</text:p>
          </table:table-cell>
          <table:table-cell table:style-name="ce127" table:formula="of:=SUBSTITUTE([.CI40];&quot;rT&quot;;&quot;rU&quot;)" office:value-type="string" office:string-value="rUrArArUrUrUrCrUrArCrUrCrUrUrGrUrArGrArUrArGrUrGrGrGrGrGrUrGrArArUrUrCrArGrUrGrU" calcext:value-type="string">
            <text:p>rUrArArUrUrUrCrUrArCrUrCrUrUrGrUrArGr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6" office:value-type="string" calcext:value-type="string">
            <text:p>v1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8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0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3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3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number-columns-repeated="19" table:style-name="ce30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1]=&quot;R&quot;;CONCATENATE(&quot;r&quot;;MID([.$E41];[.AU$25];1));MID([.$E41];[.AU$25];1))" office:value-type="string" office:string-value="T" calcext:value-type="string">
            <text:p>T</text:p>
          </table:table-cell>
          <table:table-cell table:style-name="ce97" table:formula="of:=IF([.H41]=&quot;R&quot;;CONCATENATE(&quot;r&quot;;MID([.$E41];[.AV$25];1));MID([.$E41];[.AV$25];1))" office:value-type="string" office:string-value="rA" calcext:value-type="string">
            <text:p>rA</text:p>
          </table:table-cell>
          <table:table-cell table:style-name="ce97" table:formula="of:=IF([.I41]=&quot;R&quot;;CONCATENATE(&quot;r&quot;;MID([.$E41];[.AW$25];1));MID([.$E41];[.AW$25];1))" office:value-type="string" office:string-value="A" calcext:value-type="string">
            <text:p>A</text:p>
          </table:table-cell>
          <table:table-cell table:style-name="ce97" table:formula="of:=IF([.J41]=&quot;R&quot;;CONCATENATE(&quot;r&quot;;MID([.$E41];[.AX$25];1));MID([.$E41];[.AX$25];1))" office:value-type="string" office:string-value="rT" calcext:value-type="string">
            <text:p>rT</text:p>
          </table:table-cell>
          <table:table-cell table:style-name="ce97" table:formula="of:=IF([.K41]=&quot;R&quot;;CONCATENATE(&quot;r&quot;;MID([.$E41];[.AY$25];1));MID([.$E41];[.AY$25];1))" office:value-type="string" office:string-value="rT" calcext:value-type="string">
            <text:p>rT</text:p>
          </table:table-cell>
          <table:table-cell table:style-name="ce97" table:formula="of:=IF([.L41]=&quot;R&quot;;CONCATENATE(&quot;r&quot;;MID([.$E41];[.AZ$25];1));MID([.$E41];[.AZ$25];1))" office:value-type="string" office:string-value="rT" calcext:value-type="string">
            <text:p>rT</text:p>
          </table:table-cell>
          <table:table-cell table:style-name="ce97" table:formula="of:=IF([.M41]=&quot;R&quot;;CONCATENATE(&quot;r&quot;;MID([.$E41];[.BA$25];1));MID([.$E41];[.BA$25];1))" office:value-type="string" office:string-value="C" calcext:value-type="string">
            <text:p>C</text:p>
          </table:table-cell>
          <table:table-cell table:style-name="ce97" table:formula="of:=IF([.N41]=&quot;R&quot;;CONCATENATE(&quot;r&quot;;MID([.$E41];[.BB$25];1));MID([.$E41];[.BB$25];1))" office:value-type="string" office:string-value="rT" calcext:value-type="string">
            <text:p>rT</text:p>
          </table:table-cell>
          <table:table-cell table:style-name="ce97" table:formula="of:=IF([.O41]=&quot;R&quot;;CONCATENATE(&quot;r&quot;;MID([.$E41];[.BC$25];1));MID([.$E41];[.BC$25];1))" office:value-type="string" office:string-value="rA" calcext:value-type="string">
            <text:p>rA</text:p>
          </table:table-cell>
          <table:table-cell table:style-name="ce97" table:formula="of:=IF([.P41]=&quot;R&quot;;CONCATENATE(&quot;r&quot;;MID([.$E41];[.BD$25];1));MID([.$E41];[.BD$25];1))" office:value-type="string" office:string-value="C" calcext:value-type="string">
            <text:p>C</text:p>
          </table:table-cell>
          <table:table-cell table:style-name="ce97" table:formula="of:=IF([.Q41]=&quot;R&quot;;CONCATENATE(&quot;r&quot;;MID([.$E41];[.BE$25];1));MID([.$E41];[.BE$25];1))" office:value-type="string" office:string-value="rT" calcext:value-type="string">
            <text:p>rT</text:p>
          </table:table-cell>
          <table:table-cell table:style-name="ce97" table:formula="of:=IF([.R41]=&quot;R&quot;;CONCATENATE(&quot;r&quot;;MID([.$E41];[.BF$25];1));MID([.$E41];[.BF$25];1))" office:value-type="string" office:string-value="C" calcext:value-type="string">
            <text:p>C</text:p>
          </table:table-cell>
          <table:table-cell table:style-name="ce97" table:formula="of:=IF([.S41]=&quot;R&quot;;CONCATENATE(&quot;r&quot;;MID([.$E41];[.BG$25];1));MID([.$E41];[.BG$25];1))" office:value-type="string" office:string-value="rT" calcext:value-type="string">
            <text:p>rT</text:p>
          </table:table-cell>
          <table:table-cell table:style-name="ce97" table:formula="of:=IF([.T41]=&quot;R&quot;;CONCATENATE(&quot;r&quot;;MID([.$E41];[.BH$25];1));MID([.$E41];[.BH$25];1))" office:value-type="string" office:string-value="T" calcext:value-type="string">
            <text:p>T</text:p>
          </table:table-cell>
          <table:table-cell table:style-name="ce97" table:formula="of:=IF([.U41]=&quot;R&quot;;CONCATENATE(&quot;r&quot;;MID([.$E41];[.BI$25];1));MID([.$E41];[.BI$25];1))" office:value-type="string" office:string-value="G" calcext:value-type="string">
            <text:p>G</text:p>
          </table:table-cell>
          <table:table-cell table:style-name="ce97" table:formula="of:=IF([.V41]=&quot;R&quot;;CONCATENATE(&quot;r&quot;;MID([.$E41];[.BJ$25];1));MID([.$E41];[.BJ$25];1))" office:value-type="string" office:string-value="rT" calcext:value-type="string">
            <text:p>rT</text:p>
          </table:table-cell>
          <table:table-cell table:style-name="ce97" table:formula="of:=IF([.W41]=&quot;R&quot;;CONCATENATE(&quot;r&quot;;MID([.$E41];[.BK$25];1));MID([.$E41];[.BK$25];1))" office:value-type="string" office:string-value="rA" calcext:value-type="string">
            <text:p>rA</text:p>
          </table:table-cell>
          <table:table-cell table:style-name="ce97" table:formula="of:=IF([.X41]=&quot;R&quot;;CONCATENATE(&quot;r&quot;;MID([.$E41];[.BL$25];1));MID([.$E41];[.BL$25];1))" office:value-type="string" office:string-value="rG" calcext:value-type="string">
            <text:p>rG</text:p>
          </table:table-cell>
          <table:table-cell table:style-name="ce97" table:formula="of:=IF([.Y41]=&quot;R&quot;;CONCATENATE(&quot;r&quot;;MID([.$E41];[.BM$25];1));MID([.$E41];[.BM$25];1))" office:value-type="string" office:string-value="A" calcext:value-type="string">
            <text:p>A</text:p>
          </table:table-cell>
          <table:table-cell table:style-name="ce104" table:formula="of:=IF([.Z41]=&quot;R&quot;;CONCATENATE(&quot;r&quot;;MID([.$E41];[.BN$25];1));MID([.$E41];[.BN$25];1))" office:value-type="string" office:string-value="rT" calcext:value-type="string">
            <text:p>rT</text:p>
          </table:table-cell>
          <table:table-cell table:style-name="ce110" table:formula="of:=IF([.AA41]=&quot;R&quot;;CONCATENATE(&quot;r&quot;;MID([.$F41];[.BO$25];1));MID([.$F41];[.BO$25];1))" office:value-type="string" office:string-value="rA" calcext:value-type="string">
            <text:p>rA</text:p>
          </table:table-cell>
          <table:table-cell table:style-name="ce110" table:formula="of:=IF([.AB41]=&quot;R&quot;;CONCATENATE(&quot;r&quot;;MID([.$F41];[.BP$25];1));MID([.$F41];[.BP$25];1))" office:value-type="string" office:string-value="rG" calcext:value-type="string">
            <text:p>rG</text:p>
          </table:table-cell>
          <table:table-cell table:style-name="ce110" table:formula="of:=IF([.AC41]=&quot;R&quot;;CONCATENATE(&quot;r&quot;;MID([.$F41];[.BQ$25];1));MID([.$F41];[.BQ$25];1))" office:value-type="string" office:string-value="rT" calcext:value-type="string">
            <text:p>rT</text:p>
          </table:table-cell>
          <table:table-cell table:style-name="ce110" table:formula="of:=IF([.AD41]=&quot;R&quot;;CONCATENATE(&quot;r&quot;;MID([.$F41];[.BR$25];1));MID([.$F41];[.BR$25];1))" office:value-type="string" office:string-value="rG" calcext:value-type="string">
            <text:p>rG</text:p>
          </table:table-cell>
          <table:table-cell table:style-name="ce110" table:formula="of:=IF([.AE41]=&quot;R&quot;;CONCATENATE(&quot;r&quot;;MID([.$F41];[.BS$25];1));MID([.$F41];[.BS$25];1))" office:value-type="string" office:string-value="rG" calcext:value-type="string">
            <text:p>rG</text:p>
          </table:table-cell>
          <table:table-cell table:style-name="ce110" table:formula="of:=IF([.AF41]=&quot;R&quot;;CONCATENATE(&quot;r&quot;;MID([.$F41];[.BT$25];1));MID([.$F41];[.BT$25];1))" office:value-type="string" office:string-value="rG" calcext:value-type="string">
            <text:p>rG</text:p>
          </table:table-cell>
          <table:table-cell table:style-name="ce110" table:formula="of:=IF([.AG41]=&quot;R&quot;;CONCATENATE(&quot;r&quot;;MID([.$F41];[.BU$25];1));MID([.$F41];[.BU$25];1))" office:value-type="string" office:string-value="rG" calcext:value-type="string">
            <text:p>rG</text:p>
          </table:table-cell>
          <table:table-cell table:style-name="ce110" table:formula="of:=IF([.AH41]=&quot;R&quot;;CONCATENATE(&quot;r&quot;;MID([.$F41];[.BV$25];1));MID([.$F41];[.BV$25];1))" office:value-type="string" office:string-value="rG" calcext:value-type="string">
            <text:p>rG</text:p>
          </table:table-cell>
          <table:table-cell table:style-name="ce110" table:formula="of:=IF([.AI41]=&quot;R&quot;;CONCATENATE(&quot;r&quot;;MID([.$F41];[.BW$25];1));MID([.$F41];[.BW$25];1))" office:value-type="string" office:string-value="rT" calcext:value-type="string">
            <text:p>rT</text:p>
          </table:table-cell>
          <table:table-cell table:style-name="ce110" table:formula="of:=IF([.AJ41]=&quot;R&quot;;CONCATENATE(&quot;r&quot;;MID([.$F41];[.BX$25];1));MID([.$F41];[.BX$25];1))" office:value-type="string" office:string-value="rG" calcext:value-type="string">
            <text:p>rG</text:p>
          </table:table-cell>
          <table:table-cell table:style-name="ce110" table:formula="of:=IF([.AK41]=&quot;R&quot;;CONCATENATE(&quot;r&quot;;MID([.$F41];[.BY$25];1));MID([.$F41];[.BY$25];1))" office:value-type="string" office:string-value="rA" calcext:value-type="string">
            <text:p>rA</text:p>
          </table:table-cell>
          <table:table-cell table:style-name="ce110" table:formula="of:=IF([.AL41]=&quot;R&quot;;CONCATENATE(&quot;r&quot;;MID([.$F41];[.BZ$25];1));MID([.$F41];[.BZ$25];1))" office:value-type="string" office:string-value="rA" calcext:value-type="string">
            <text:p>rA</text:p>
          </table:table-cell>
          <table:table-cell table:style-name="ce110" table:formula="of:=IF([.AM41]=&quot;R&quot;;CONCATENATE(&quot;r&quot;;MID([.$F41];[.CA$25];1));MID([.$F41];[.CA$25];1))" office:value-type="string" office:string-value="rT" calcext:value-type="string">
            <text:p>rT</text:p>
          </table:table-cell>
          <table:table-cell table:style-name="ce110" table:formula="of:=IF([.AN41]=&quot;R&quot;;CONCATENATE(&quot;r&quot;;MID([.$F41];[.CB$25];1));MID([.$F41];[.CB$25];1))" office:value-type="string" office:string-value="rT" calcext:value-type="string">
            <text:p>rT</text:p>
          </table:table-cell>
          <table:table-cell table:style-name="ce110" table:formula="of:=IF([.AO41]=&quot;R&quot;;CONCATENATE(&quot;r&quot;;MID([.$F41];[.CC$25];1));MID([.$F41];[.CC$25];1))" office:value-type="string" office:string-value="rC" calcext:value-type="string">
            <text:p>rC</text:p>
          </table:table-cell>
          <table:table-cell table:style-name="ce110" table:formula="of:=IF([.AP41]=&quot;R&quot;;CONCATENATE(&quot;r&quot;;MID([.$F41];[.CD$25];1));MID([.$F41];[.CD$25];1))" office:value-type="string" office:string-value="rA" calcext:value-type="string">
            <text:p>rA</text:p>
          </table:table-cell>
          <table:table-cell table:style-name="ce110" table:formula="of:=IF([.AQ41]=&quot;R&quot;;CONCATENATE(&quot;r&quot;;MID([.$F41];[.CE$25];1));MID([.$F41];[.CE$25];1))" office:value-type="string" office:string-value="rG" calcext:value-type="string">
            <text:p>rG</text:p>
          </table:table-cell>
          <table:table-cell table:style-name="ce110" table:formula="of:=IF([.AR41]=&quot;R&quot;;CONCATENATE(&quot;r&quot;;MID([.$F41];[.CF$25];1));MID([.$F41];[.CF$25];1))" office:value-type="string" office:string-value="rT" calcext:value-type="string">
            <text:p>rT</text:p>
          </table:table-cell>
          <table:table-cell table:style-name="ce110" table:formula="of:=IF([.AS41]=&quot;R&quot;;CONCATENATE(&quot;r&quot;;MID([.$F41];[.CG$25];1));MID([.$F41];[.CG$25];1))" office:value-type="string" office:string-value="rG" calcext:value-type="string">
            <text:p>rG</text:p>
          </table:table-cell>
          <table:table-cell table:style-name="ce117" table:formula="of:=IF([.AT41]=&quot;R&quot;;CONCATENATE(&quot;r&quot;;MID([.$F41];[.CH$25];1));MID([.$F41];[.CH$25];1))" office:value-type="string" office:string-value="rT" calcext:value-type="string">
            <text:p>rT</text:p>
          </table:table-cell>
          <table:table-cell table:style-name="ce120" table:formula="of:=CONCATENATE([.AU41];[.AV41];[.AW41];[.AX41];[.AY41];[.AZ41];[.BA41];[.BB41];[.BC41];[.BD41];[.BE41];[.BF41];[.BG41];[.BH41];[.BI41];[.BJ41];[.BK41];[.BL41];[.BM41];[.BN41];[.BO41];[.BP41];[.BQ41];[.BR41];[.BS41];[.BT41];[.BU41];[.BV41];[.BW41];[.BX41];[.BY41];[.BZ41];[.CA41];[.CB41];[.CC41];[.CD41];[.CE41];[.CF41];[.CG41];[.CH41])" office:value-type="string" office:string-value="TrAArTrTrTCrTrACrTCrTTGrTrArGArTrArGrTrGrGrGrGrGrTrGrArArTrTrCrArGrTrGrT" calcext:value-type="string">
            <text:p>TrAArTrTrTCrTrACrTCrTTGrTrArGArTrArGrTrGrGrGrGrGrTrGrArArTrTrCrArGrTrGrT</text:p>
          </table:table-cell>
          <table:table-cell table:style-name="ce123" table:formula="of:=CONCATENATE([.C41];&quot;_&quot;;[.D41])" office:value-type="string" office:string-value="BM-tgt12_v1'" calcext:value-type="string">
            <text:p>BM-tgt12_v1'</text:p>
          </table:table-cell>
          <table:table-cell table:style-name="ce127" table:formula="of:=SUBSTITUTE([.CI41];&quot;rT&quot;;&quot;rU&quot;)" office:value-type="string" office:string-value="TrAArUrUrUCrUrACrUCrUTGrUrArGArUrArGrUrGrGrGrGrGrUrGrArArUrUrCrArGrUrGrU" calcext:value-type="string">
            <text:p>TrAArUrUrUCrUrACrUCrUTGrUrArG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6" office:value-type="string" calcext:value-type="string">
            <text:p>v1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8" office:value-type="string" calcext:value-type="string">
            <text:p>R</text:p>
          </table:table-cell>
          <table:table-cell table:style-name="ce61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69" office:value-type="string" calcext:value-type="string">
            <text:p>R</text:p>
          </table:table-cell>
          <table:table-cell table:style-name="ce72" office:value-type="string" calcext:value-type="string">
            <text:p>R</text:p>
          </table:table-cell>
          <table:table-cell table:style-name="ce74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83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2]=&quot;R&quot;;CONCATENATE(&quot;r&quot;;MID([.$E42];[.AU$25];1));MID([.$E42];[.AU$25];1))" office:value-type="string" office:string-value="T" calcext:value-type="string">
            <text:p>T</text:p>
          </table:table-cell>
          <table:table-cell table:style-name="ce97" table:formula="of:=IF([.H42]=&quot;R&quot;;CONCATENATE(&quot;r&quot;;MID([.$E42];[.AV$25];1));MID([.$E42];[.AV$25];1))" office:value-type="string" office:string-value="rA" calcext:value-type="string">
            <text:p>rA</text:p>
          </table:table-cell>
          <table:table-cell table:style-name="ce97" table:formula="of:=IF([.I42]=&quot;R&quot;;CONCATENATE(&quot;r&quot;;MID([.$E42];[.AW$25];1));MID([.$E42];[.AW$25];1))" office:value-type="string" office:string-value="A" calcext:value-type="string">
            <text:p>A</text:p>
          </table:table-cell>
          <table:table-cell table:style-name="ce97" table:formula="of:=IF([.J42]=&quot;R&quot;;CONCATENATE(&quot;r&quot;;MID([.$E42];[.AX$25];1));MID([.$E42];[.AX$25];1))" office:value-type="string" office:string-value="rT" calcext:value-type="string">
            <text:p>rT</text:p>
          </table:table-cell>
          <table:table-cell table:style-name="ce97" table:formula="of:=IF([.K42]=&quot;R&quot;;CONCATENATE(&quot;r&quot;;MID([.$E42];[.AY$25];1));MID([.$E42];[.AY$25];1))" office:value-type="string" office:string-value="rT" calcext:value-type="string">
            <text:p>rT</text:p>
          </table:table-cell>
          <table:table-cell table:style-name="ce97" table:formula="of:=IF([.L42]=&quot;R&quot;;CONCATENATE(&quot;r&quot;;MID([.$E42];[.AZ$25];1));MID([.$E42];[.AZ$25];1))" office:value-type="string" office:string-value="rT" calcext:value-type="string">
            <text:p>rT</text:p>
          </table:table-cell>
          <table:table-cell table:style-name="ce97" table:formula="of:=IF([.M42]=&quot;R&quot;;CONCATENATE(&quot;r&quot;;MID([.$E42];[.BA$25];1));MID([.$E42];[.BA$25];1))" office:value-type="string" office:string-value="C" calcext:value-type="string">
            <text:p>C</text:p>
          </table:table-cell>
          <table:table-cell table:style-name="ce97" table:formula="of:=IF([.N42]=&quot;R&quot;;CONCATENATE(&quot;r&quot;;MID([.$E42];[.BB$25];1));MID([.$E42];[.BB$25];1))" office:value-type="string" office:string-value="rT" calcext:value-type="string">
            <text:p>rT</text:p>
          </table:table-cell>
          <table:table-cell table:style-name="ce97" table:formula="of:=IF([.O42]=&quot;R&quot;;CONCATENATE(&quot;r&quot;;MID([.$E42];[.BC$25];1));MID([.$E42];[.BC$25];1))" office:value-type="string" office:string-value="rA" calcext:value-type="string">
            <text:p>rA</text:p>
          </table:table-cell>
          <table:table-cell table:style-name="ce97" table:formula="of:=IF([.P42]=&quot;R&quot;;CONCATENATE(&quot;r&quot;;MID([.$E42];[.BD$25];1));MID([.$E42];[.BD$25];1))" office:value-type="string" office:string-value="C" calcext:value-type="string">
            <text:p>C</text:p>
          </table:table-cell>
          <table:table-cell table:style-name="ce97" table:formula="of:=IF([.Q42]=&quot;R&quot;;CONCATENATE(&quot;r&quot;;MID([.$E42];[.BE$25];1));MID([.$E42];[.BE$25];1))" office:value-type="string" office:string-value="rT" calcext:value-type="string">
            <text:p>rT</text:p>
          </table:table-cell>
          <table:table-cell table:style-name="ce97" table:formula="of:=IF([.R42]=&quot;R&quot;;CONCATENATE(&quot;r&quot;;MID([.$E42];[.BF$25];1));MID([.$E42];[.BF$25];1))" office:value-type="string" office:string-value="C" calcext:value-type="string">
            <text:p>C</text:p>
          </table:table-cell>
          <table:table-cell table:style-name="ce97" table:formula="of:=IF([.S42]=&quot;R&quot;;CONCATENATE(&quot;r&quot;;MID([.$E42];[.BG$25];1));MID([.$E42];[.BG$25];1))" office:value-type="string" office:string-value="rT" calcext:value-type="string">
            <text:p>rT</text:p>
          </table:table-cell>
          <table:table-cell table:style-name="ce97" table:formula="of:=IF([.T42]=&quot;R&quot;;CONCATENATE(&quot;r&quot;;MID([.$E42];[.BH$25];1));MID([.$E42];[.BH$25];1))" office:value-type="string" office:string-value="T" calcext:value-type="string">
            <text:p>T</text:p>
          </table:table-cell>
          <table:table-cell table:style-name="ce97" table:formula="of:=IF([.U42]=&quot;R&quot;;CONCATENATE(&quot;r&quot;;MID([.$E42];[.BI$25];1));MID([.$E42];[.BI$25];1))" office:value-type="string" office:string-value="G" calcext:value-type="string">
            <text:p>G</text:p>
          </table:table-cell>
          <table:table-cell table:style-name="ce97" table:formula="of:=IF([.V42]=&quot;R&quot;;CONCATENATE(&quot;r&quot;;MID([.$E42];[.BJ$25];1));MID([.$E42];[.BJ$25];1))" office:value-type="string" office:string-value="rT" calcext:value-type="string">
            <text:p>rT</text:p>
          </table:table-cell>
          <table:table-cell table:style-name="ce97" table:formula="of:=IF([.W42]=&quot;R&quot;;CONCATENATE(&quot;r&quot;;MID([.$E42];[.BK$25];1));MID([.$E42];[.BK$25];1))" office:value-type="string" office:string-value="rA" calcext:value-type="string">
            <text:p>rA</text:p>
          </table:table-cell>
          <table:table-cell table:style-name="ce97" table:formula="of:=IF([.X42]=&quot;R&quot;;CONCATENATE(&quot;r&quot;;MID([.$E42];[.BL$25];1));MID([.$E42];[.BL$25];1))" office:value-type="string" office:string-value="rG" calcext:value-type="string">
            <text:p>rG</text:p>
          </table:table-cell>
          <table:table-cell table:style-name="ce97" table:formula="of:=IF([.Y42]=&quot;R&quot;;CONCATENATE(&quot;r&quot;;MID([.$E42];[.BM$25];1));MID([.$E42];[.BM$25];1))" office:value-type="string" office:string-value="A" calcext:value-type="string">
            <text:p>A</text:p>
          </table:table-cell>
          <table:table-cell table:style-name="ce104" table:formula="of:=IF([.Z42]=&quot;R&quot;;CONCATENATE(&quot;r&quot;;MID([.$E42];[.BN$25];1));MID([.$E42];[.BN$25];1))" office:value-type="string" office:string-value="rT" calcext:value-type="string">
            <text:p>rT</text:p>
          </table:table-cell>
          <table:table-cell table:style-name="ce110" table:formula="of:=IF([.AA42]=&quot;R&quot;;CONCATENATE(&quot;r&quot;;MID([.$F42];[.BO$25];1));MID([.$F42];[.BO$25];1))" office:value-type="string" office:string-value="rA" calcext:value-type="string">
            <text:p>rA</text:p>
          </table:table-cell>
          <table:table-cell table:style-name="ce110" table:formula="of:=IF([.AB42]=&quot;R&quot;;CONCATENATE(&quot;r&quot;;MID([.$F42];[.BP$25];1));MID([.$F42];[.BP$25];1))" office:value-type="string" office:string-value="rG" calcext:value-type="string">
            <text:p>rG</text:p>
          </table:table-cell>
          <table:table-cell table:style-name="ce110" table:formula="of:=IF([.AC42]=&quot;R&quot;;CONCATENATE(&quot;r&quot;;MID([.$F42];[.BQ$25];1));MID([.$F42];[.BQ$25];1))" office:value-type="string" office:string-value="rT" calcext:value-type="string">
            <text:p>rT</text:p>
          </table:table-cell>
          <table:table-cell table:style-name="ce110" table:formula="of:=IF([.AD42]=&quot;R&quot;;CONCATENATE(&quot;r&quot;;MID([.$F42];[.BR$25];1));MID([.$F42];[.BR$25];1))" office:value-type="string" office:string-value="rG" calcext:value-type="string">
            <text:p>rG</text:p>
          </table:table-cell>
          <table:table-cell table:style-name="ce110" table:formula="of:=IF([.AE42]=&quot;R&quot;;CONCATENATE(&quot;r&quot;;MID([.$F42];[.BS$25];1));MID([.$F42];[.BS$25];1))" office:value-type="string" office:string-value="rG" calcext:value-type="string">
            <text:p>rG</text:p>
          </table:table-cell>
          <table:table-cell table:style-name="ce110" table:formula="of:=IF([.AF42]=&quot;R&quot;;CONCATENATE(&quot;r&quot;;MID([.$F42];[.BT$25];1));MID([.$F42];[.BT$25];1))" office:value-type="string" office:string-value="rG" calcext:value-type="string">
            <text:p>rG</text:p>
          </table:table-cell>
          <table:table-cell table:style-name="ce110" table:formula="of:=IF([.AG42]=&quot;R&quot;;CONCATENATE(&quot;r&quot;;MID([.$F42];[.BU$25];1));MID([.$F42];[.BU$25];1))" office:value-type="string" office:string-value="rG" calcext:value-type="string">
            <text:p>rG</text:p>
          </table:table-cell>
          <table:table-cell table:style-name="ce110" table:formula="of:=IF([.AH42]=&quot;R&quot;;CONCATENATE(&quot;r&quot;;MID([.$F42];[.BV$25];1));MID([.$F42];[.BV$25];1))" office:value-type="string" office:string-value="rG" calcext:value-type="string">
            <text:p>rG</text:p>
          </table:table-cell>
          <table:table-cell table:style-name="ce110" table:formula="of:=IF([.AI42]=&quot;R&quot;;CONCATENATE(&quot;r&quot;;MID([.$F42];[.BW$25];1));MID([.$F42];[.BW$25];1))" office:value-type="string" office:string-value="rT" calcext:value-type="string">
            <text:p>rT</text:p>
          </table:table-cell>
          <table:table-cell table:style-name="ce110" table:formula="of:=IF([.AJ42]=&quot;R&quot;;CONCATENATE(&quot;r&quot;;MID([.$F42];[.BX$25];1));MID([.$F42];[.BX$25];1))" office:value-type="string" office:string-value="rG" calcext:value-type="string">
            <text:p>rG</text:p>
          </table:table-cell>
          <table:table-cell table:style-name="ce110" table:formula="of:=IF([.AK42]=&quot;R&quot;;CONCATENATE(&quot;r&quot;;MID([.$F42];[.BY$25];1));MID([.$F42];[.BY$25];1))" office:value-type="string" office:string-value="rA" calcext:value-type="string">
            <text:p>rA</text:p>
          </table:table-cell>
          <table:table-cell table:style-name="ce110" table:formula="of:=IF([.AL42]=&quot;R&quot;;CONCATENATE(&quot;r&quot;;MID([.$F42];[.BZ$25];1));MID([.$F42];[.BZ$25];1))" office:value-type="string" office:string-value="rA" calcext:value-type="string">
            <text:p>rA</text:p>
          </table:table-cell>
          <table:table-cell table:style-name="ce110" table:formula="of:=IF([.AM42]=&quot;R&quot;;CONCATENATE(&quot;r&quot;;MID([.$F42];[.CA$25];1));MID([.$F42];[.CA$25];1))" office:value-type="string" office:string-value="rT" calcext:value-type="string">
            <text:p>rT</text:p>
          </table:table-cell>
          <table:table-cell table:style-name="ce110" table:formula="of:=IF([.AN42]=&quot;R&quot;;CONCATENATE(&quot;r&quot;;MID([.$F42];[.CB$25];1));MID([.$F42];[.CB$25];1))" office:value-type="string" office:string-value="rT" calcext:value-type="string">
            <text:p>rT</text:p>
          </table:table-cell>
          <table:table-cell table:style-name="ce110" table:formula="of:=IF([.AO42]=&quot;R&quot;;CONCATENATE(&quot;r&quot;;MID([.$F42];[.CC$25];1));MID([.$F42];[.CC$25];1))" office:value-type="string" office:string-value="rC" calcext:value-type="string">
            <text:p>rC</text:p>
          </table:table-cell>
          <table:table-cell table:style-name="ce110" table:formula="of:=IF([.AP42]=&quot;R&quot;;CONCATENATE(&quot;r&quot;;MID([.$F42];[.CD$25];1));MID([.$F42];[.CD$25];1))" office:value-type="string" office:string-value="rA" calcext:value-type="string">
            <text:p>rA</text:p>
          </table:table-cell>
          <table:table-cell table:style-name="ce110" table:formula="of:=IF([.AQ42]=&quot;R&quot;;CONCATENATE(&quot;r&quot;;MID([.$F42];[.CE$25];1));MID([.$F42];[.CE$25];1))" office:value-type="string" office:string-value="rG" calcext:value-type="string">
            <text:p>rG</text:p>
          </table:table-cell>
          <table:table-cell table:style-name="ce110" table:formula="of:=IF([.AR42]=&quot;R&quot;;CONCATENATE(&quot;r&quot;;MID([.$F42];[.CF$25];1));MID([.$F42];[.CF$25];1))" office:value-type="string" office:string-value="rT" calcext:value-type="string">
            <text:p>rT</text:p>
          </table:table-cell>
          <table:table-cell table:style-name="ce110" table:formula="of:=IF([.AS42]=&quot;R&quot;;CONCATENATE(&quot;r&quot;;MID([.$F42];[.CG$25];1));MID([.$F42];[.CG$25];1))" office:value-type="string" office:string-value="rG" calcext:value-type="string">
            <text:p>rG</text:p>
          </table:table-cell>
          <table:table-cell table:style-name="ce117" table:formula="of:=IF([.AT42]=&quot;R&quot;;CONCATENATE(&quot;r&quot;;MID([.$F42];[.CH$25];1));MID([.$F42];[.CH$25];1))" office:value-type="string" office:string-value="rT" calcext:value-type="string">
            <text:p>rT</text:p>
          </table:table-cell>
          <table:table-cell table:style-name="ce120" table:formula="of:=CONCATENATE([.AU42];[.AV42];[.AW42];[.AX42];[.AY42];[.AZ42];[.BA42];[.BB42];[.BC42];[.BD42];[.BE42];[.BF42];[.BG42];[.BH42];[.BI42];[.BJ42];[.BK42];[.BL42];[.BM42];[.BN42];[.BO42];[.BP42];[.BQ42];[.BR42];[.BS42];[.BT42];[.BU42];[.BV42];[.BW42];[.BX42];[.BY42];[.BZ42];[.CA42];[.CB42];[.CC42];[.CD42];[.CE42];[.CF42];[.CG42];[.CH42])" office:value-type="string" office:string-value="TrAArTrTrTCrTrACrTCrTTGrTrArGArTrArGrTrGrGrGrGrGrTrGrArArTrTrCrArGrTrGrT" calcext:value-type="string">
            <text:p>TrAArTrTrTCrTrACrTCrTTGrTrArGArTrArGrTrGrGrGrGrGrTrGrArArTrTrCrArGrTrGrT</text:p>
          </table:table-cell>
          <table:table-cell table:style-name="ce123" table:formula="of:=CONCATENATE([.C42];&quot;_&quot;;[.D42])" office:value-type="string" office:string-value="BM-tgt12_v1'" calcext:value-type="string">
            <text:p>BM-tgt12_v1'</text:p>
          </table:table-cell>
          <table:table-cell table:style-name="ce127" table:formula="of:=SUBSTITUTE([.CI42];&quot;rT&quot;;&quot;rU&quot;)" office:value-type="string" office:string-value="TrAArUrUrUCrUrACrUCrUTGrUrArGArUrArGrUrGrGrGrGrGrUrGrArArUrUrCrArGrUrGrU" calcext:value-type="string">
            <text:p>TrAArUrUrUCrUrACrUCrUTGrUrArG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6" office:value-type="string" calcext:value-type="string">
            <text:p>v1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8" office:value-type="string" calcext:value-type="string">
            <text:p>R</text:p>
          </table:table-cell>
          <table:table-cell table:style-name="ce61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69" office:value-type="string" calcext:value-type="string">
            <text:p>R</text:p>
          </table:table-cell>
          <table:table-cell table:style-name="ce72" office:value-type="string" calcext:value-type="string">
            <text:p>R</text:p>
          </table:table-cell>
          <table:table-cell table:style-name="ce74" office:value-type="string" calcext:value-type="string">
            <text:p>R</text:p>
          </table:table-cell>
          <table:table-cell table:number-columns-repeated="6" table:style-name="ce30" office:value-type="string" calcext:value-type="string">
            <text:p>R</text:p>
          </table:table-cell>
          <table:table-cell table:style-name="ce83" office:value-type="string" calcext:value-type="string">
            <text:p>R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3]=&quot;R&quot;;CONCATENATE(&quot;r&quot;;MID([.$E43];[.AU$25];1));MID([.$E43];[.AU$25];1))" office:value-type="string" office:string-value="T" calcext:value-type="string">
            <text:p>T</text:p>
          </table:table-cell>
          <table:table-cell table:style-name="ce97" table:formula="of:=IF([.H43]=&quot;R&quot;;CONCATENATE(&quot;r&quot;;MID([.$E43];[.AV$25];1));MID([.$E43];[.AV$25];1))" office:value-type="string" office:string-value="rA" calcext:value-type="string">
            <text:p>rA</text:p>
          </table:table-cell>
          <table:table-cell table:style-name="ce97" table:formula="of:=IF([.I43]=&quot;R&quot;;CONCATENATE(&quot;r&quot;;MID([.$E43];[.AW$25];1));MID([.$E43];[.AW$25];1))" office:value-type="string" office:string-value="A" calcext:value-type="string">
            <text:p>A</text:p>
          </table:table-cell>
          <table:table-cell table:style-name="ce97" table:formula="of:=IF([.J43]=&quot;R&quot;;CONCATENATE(&quot;r&quot;;MID([.$E43];[.AX$25];1));MID([.$E43];[.AX$25];1))" office:value-type="string" office:string-value="rT" calcext:value-type="string">
            <text:p>rT</text:p>
          </table:table-cell>
          <table:table-cell table:style-name="ce97" table:formula="of:=IF([.K43]=&quot;R&quot;;CONCATENATE(&quot;r&quot;;MID([.$E43];[.AY$25];1));MID([.$E43];[.AY$25];1))" office:value-type="string" office:string-value="rT" calcext:value-type="string">
            <text:p>rT</text:p>
          </table:table-cell>
          <table:table-cell table:style-name="ce97" table:formula="of:=IF([.L43]=&quot;R&quot;;CONCATENATE(&quot;r&quot;;MID([.$E43];[.AZ$25];1));MID([.$E43];[.AZ$25];1))" office:value-type="string" office:string-value="rT" calcext:value-type="string">
            <text:p>rT</text:p>
          </table:table-cell>
          <table:table-cell table:style-name="ce97" table:formula="of:=IF([.M43]=&quot;R&quot;;CONCATENATE(&quot;r&quot;;MID([.$E43];[.BA$25];1));MID([.$E43];[.BA$25];1))" office:value-type="string" office:string-value="C" calcext:value-type="string">
            <text:p>C</text:p>
          </table:table-cell>
          <table:table-cell table:style-name="ce97" table:formula="of:=IF([.N43]=&quot;R&quot;;CONCATENATE(&quot;r&quot;;MID([.$E43];[.BB$25];1));MID([.$E43];[.BB$25];1))" office:value-type="string" office:string-value="rT" calcext:value-type="string">
            <text:p>rT</text:p>
          </table:table-cell>
          <table:table-cell table:style-name="ce97" table:formula="of:=IF([.O43]=&quot;R&quot;;CONCATENATE(&quot;r&quot;;MID([.$E43];[.BC$25];1));MID([.$E43];[.BC$25];1))" office:value-type="string" office:string-value="rA" calcext:value-type="string">
            <text:p>rA</text:p>
          </table:table-cell>
          <table:table-cell table:style-name="ce97" table:formula="of:=IF([.P43]=&quot;R&quot;;CONCATENATE(&quot;r&quot;;MID([.$E43];[.BD$25];1));MID([.$E43];[.BD$25];1))" office:value-type="string" office:string-value="C" calcext:value-type="string">
            <text:p>C</text:p>
          </table:table-cell>
          <table:table-cell table:style-name="ce97" table:formula="of:=IF([.Q43]=&quot;R&quot;;CONCATENATE(&quot;r&quot;;MID([.$E43];[.BE$25];1));MID([.$E43];[.BE$25];1))" office:value-type="string" office:string-value="rT" calcext:value-type="string">
            <text:p>rT</text:p>
          </table:table-cell>
          <table:table-cell table:style-name="ce97" table:formula="of:=IF([.R43]=&quot;R&quot;;CONCATENATE(&quot;r&quot;;MID([.$E43];[.BF$25];1));MID([.$E43];[.BF$25];1))" office:value-type="string" office:string-value="C" calcext:value-type="string">
            <text:p>C</text:p>
          </table:table-cell>
          <table:table-cell table:style-name="ce97" table:formula="of:=IF([.S43]=&quot;R&quot;;CONCATENATE(&quot;r&quot;;MID([.$E43];[.BG$25];1));MID([.$E43];[.BG$25];1))" office:value-type="string" office:string-value="rT" calcext:value-type="string">
            <text:p>rT</text:p>
          </table:table-cell>
          <table:table-cell table:style-name="ce97" table:formula="of:=IF([.T43]=&quot;R&quot;;CONCATENATE(&quot;r&quot;;MID([.$E43];[.BH$25];1));MID([.$E43];[.BH$25];1))" office:value-type="string" office:string-value="T" calcext:value-type="string">
            <text:p>T</text:p>
          </table:table-cell>
          <table:table-cell table:style-name="ce97" table:formula="of:=IF([.U43]=&quot;R&quot;;CONCATENATE(&quot;r&quot;;MID([.$E43];[.BI$25];1));MID([.$E43];[.BI$25];1))" office:value-type="string" office:string-value="G" calcext:value-type="string">
            <text:p>G</text:p>
          </table:table-cell>
          <table:table-cell table:style-name="ce97" table:formula="of:=IF([.V43]=&quot;R&quot;;CONCATENATE(&quot;r&quot;;MID([.$E43];[.BJ$25];1));MID([.$E43];[.BJ$25];1))" office:value-type="string" office:string-value="rT" calcext:value-type="string">
            <text:p>rT</text:p>
          </table:table-cell>
          <table:table-cell table:style-name="ce97" table:formula="of:=IF([.W43]=&quot;R&quot;;CONCATENATE(&quot;r&quot;;MID([.$E43];[.BK$25];1));MID([.$E43];[.BK$25];1))" office:value-type="string" office:string-value="rA" calcext:value-type="string">
            <text:p>rA</text:p>
          </table:table-cell>
          <table:table-cell table:style-name="ce97" table:formula="of:=IF([.X43]=&quot;R&quot;;CONCATENATE(&quot;r&quot;;MID([.$E43];[.BL$25];1));MID([.$E43];[.BL$25];1))" office:value-type="string" office:string-value="rG" calcext:value-type="string">
            <text:p>rG</text:p>
          </table:table-cell>
          <table:table-cell table:style-name="ce97" table:formula="of:=IF([.Y43]=&quot;R&quot;;CONCATENATE(&quot;r&quot;;MID([.$E43];[.BM$25];1));MID([.$E43];[.BM$25];1))" office:value-type="string" office:string-value="A" calcext:value-type="string">
            <text:p>A</text:p>
          </table:table-cell>
          <table:table-cell table:style-name="ce104" table:formula="of:=IF([.Z43]=&quot;R&quot;;CONCATENATE(&quot;r&quot;;MID([.$E43];[.BN$25];1));MID([.$E43];[.BN$25];1))" office:value-type="string" office:string-value="rT" calcext:value-type="string">
            <text:p>rT</text:p>
          </table:table-cell>
          <table:table-cell table:style-name="ce110" table:formula="of:=IF([.AA43]=&quot;R&quot;;CONCATENATE(&quot;r&quot;;MID([.$F43];[.BO$25];1));MID([.$F43];[.BO$25];1))" office:value-type="string" office:string-value="rA" calcext:value-type="string">
            <text:p>rA</text:p>
          </table:table-cell>
          <table:table-cell table:style-name="ce110" table:formula="of:=IF([.AB43]=&quot;R&quot;;CONCATENATE(&quot;r&quot;;MID([.$F43];[.BP$25];1));MID([.$F43];[.BP$25];1))" office:value-type="string" office:string-value="rG" calcext:value-type="string">
            <text:p>rG</text:p>
          </table:table-cell>
          <table:table-cell table:style-name="ce110" table:formula="of:=IF([.AC43]=&quot;R&quot;;CONCATENATE(&quot;r&quot;;MID([.$F43];[.BQ$25];1));MID([.$F43];[.BQ$25];1))" office:value-type="string" office:string-value="rT" calcext:value-type="string">
            <text:p>rT</text:p>
          </table:table-cell>
          <table:table-cell table:style-name="ce110" table:formula="of:=IF([.AD43]=&quot;R&quot;;CONCATENATE(&quot;r&quot;;MID([.$F43];[.BR$25];1));MID([.$F43];[.BR$25];1))" office:value-type="string" office:string-value="rG" calcext:value-type="string">
            <text:p>rG</text:p>
          </table:table-cell>
          <table:table-cell table:style-name="ce110" table:formula="of:=IF([.AE43]=&quot;R&quot;;CONCATENATE(&quot;r&quot;;MID([.$F43];[.BS$25];1));MID([.$F43];[.BS$25];1))" office:value-type="string" office:string-value="rG" calcext:value-type="string">
            <text:p>rG</text:p>
          </table:table-cell>
          <table:table-cell table:style-name="ce110" table:formula="of:=IF([.AF43]=&quot;R&quot;;CONCATENATE(&quot;r&quot;;MID([.$F43];[.BT$25];1));MID([.$F43];[.BT$25];1))" office:value-type="string" office:string-value="rG" calcext:value-type="string">
            <text:p>rG</text:p>
          </table:table-cell>
          <table:table-cell table:style-name="ce110" table:formula="of:=IF([.AG43]=&quot;R&quot;;CONCATENATE(&quot;r&quot;;MID([.$F43];[.BU$25];1));MID([.$F43];[.BU$25];1))" office:value-type="string" office:string-value="rG" calcext:value-type="string">
            <text:p>rG</text:p>
          </table:table-cell>
          <table:table-cell table:style-name="ce110" table:formula="of:=IF([.AH43]=&quot;R&quot;;CONCATENATE(&quot;r&quot;;MID([.$F43];[.BV$25];1));MID([.$F43];[.BV$25];1))" office:value-type="string" office:string-value="rG" calcext:value-type="string">
            <text:p>rG</text:p>
          </table:table-cell>
          <table:table-cell table:style-name="ce110" table:formula="of:=IF([.AI43]=&quot;R&quot;;CONCATENATE(&quot;r&quot;;MID([.$F43];[.BW$25];1));MID([.$F43];[.BW$25];1))" office:value-type="string" office:string-value="rT" calcext:value-type="string">
            <text:p>rT</text:p>
          </table:table-cell>
          <table:table-cell table:style-name="ce110" table:formula="of:=IF([.AJ43]=&quot;R&quot;;CONCATENATE(&quot;r&quot;;MID([.$F43];[.BX$25];1));MID([.$F43];[.BX$25];1))" office:value-type="string" office:string-value="rG" calcext:value-type="string">
            <text:p>rG</text:p>
          </table:table-cell>
          <table:table-cell table:style-name="ce110" table:formula="of:=IF([.AK43]=&quot;R&quot;;CONCATENATE(&quot;r&quot;;MID([.$F43];[.BY$25];1));MID([.$F43];[.BY$25];1))" office:value-type="string" office:string-value="rA" calcext:value-type="string">
            <text:p>rA</text:p>
          </table:table-cell>
          <table:table-cell table:style-name="ce110" table:formula="of:=IF([.AL43]=&quot;R&quot;;CONCATENATE(&quot;r&quot;;MID([.$F43];[.BZ$25];1));MID([.$F43];[.BZ$25];1))" office:value-type="string" office:string-value="rA" calcext:value-type="string">
            <text:p>rA</text:p>
          </table:table-cell>
          <table:table-cell table:style-name="ce110" table:formula="of:=IF([.AM43]=&quot;R&quot;;CONCATENATE(&quot;r&quot;;MID([.$F43];[.CA$25];1));MID([.$F43];[.CA$25];1))" office:value-type="string" office:string-value="rT" calcext:value-type="string">
            <text:p>rT</text:p>
          </table:table-cell>
          <table:table-cell table:style-name="ce110" table:formula="of:=IF([.AN43]=&quot;R&quot;;CONCATENATE(&quot;r&quot;;MID([.$F43];[.CB$25];1));MID([.$F43];[.CB$25];1))" office:value-type="string" office:string-value="rT" calcext:value-type="string">
            <text:p>rT</text:p>
          </table:table-cell>
          <table:table-cell table:style-name="ce110" table:formula="of:=IF([.AO43]=&quot;R&quot;;CONCATENATE(&quot;r&quot;;MID([.$F43];[.CC$25];1));MID([.$F43];[.CC$25];1))" office:value-type="string" office:string-value="rC" calcext:value-type="string">
            <text:p>rC</text:p>
          </table:table-cell>
          <table:table-cell table:style-name="ce110" table:formula="of:=IF([.AP43]=&quot;R&quot;;CONCATENATE(&quot;r&quot;;MID([.$F43];[.CD$25];1));MID([.$F43];[.CD$25];1))" office:value-type="string" office:string-value="rA" calcext:value-type="string">
            <text:p>rA</text:p>
          </table:table-cell>
          <table:table-cell table:style-name="ce110" table:formula="of:=IF([.AQ43]=&quot;R&quot;;CONCATENATE(&quot;r&quot;;MID([.$F43];[.CE$25];1));MID([.$F43];[.CE$25];1))" office:value-type="string" office:string-value="rG" calcext:value-type="string">
            <text:p>rG</text:p>
          </table:table-cell>
          <table:table-cell table:style-name="ce110" table:formula="of:=IF([.AR43]=&quot;R&quot;;CONCATENATE(&quot;r&quot;;MID([.$F43];[.CF$25];1));MID([.$F43];[.CF$25];1))" office:value-type="string" office:string-value="rT" calcext:value-type="string">
            <text:p>rT</text:p>
          </table:table-cell>
          <table:table-cell table:style-name="ce110" table:formula="of:=IF([.AS43]=&quot;R&quot;;CONCATENATE(&quot;r&quot;;MID([.$F43];[.CG$25];1));MID([.$F43];[.CG$25];1))" office:value-type="string" office:string-value="rG" calcext:value-type="string">
            <text:p>rG</text:p>
          </table:table-cell>
          <table:table-cell table:style-name="ce117" table:formula="of:=IF([.AT43]=&quot;R&quot;;CONCATENATE(&quot;r&quot;;MID([.$F43];[.CH$25];1));MID([.$F43];[.CH$25];1))" office:value-type="string" office:string-value="rT" calcext:value-type="string">
            <text:p>rT</text:p>
          </table:table-cell>
          <table:table-cell table:style-name="ce120" table:formula="of:=CONCATENATE([.AU43];[.AV43];[.AW43];[.AX43];[.AY43];[.AZ43];[.BA43];[.BB43];[.BC43];[.BD43];[.BE43];[.BF43];[.BG43];[.BH43];[.BI43];[.BJ43];[.BK43];[.BL43];[.BM43];[.BN43];[.BO43];[.BP43];[.BQ43];[.BR43];[.BS43];[.BT43];[.BU43];[.BV43];[.BW43];[.BX43];[.BY43];[.BZ43];[.CA43];[.CB43];[.CC43];[.CD43];[.CE43];[.CF43];[.CG43];[.CH43])" office:value-type="string" office:string-value="TrAArTrTrTCrTrACrTCrTTGrTrArGArTrArGrTrGrGrGrGrGrTrGrArArTrTrCrArGrTrGrT" calcext:value-type="string">
            <text:p>TrAArTrTrTCrTrACrTCrTTGrTrArGArTrArGrTrGrGrGrGrGrTrGrArArTrTrCrArGrTrGrT</text:p>
          </table:table-cell>
          <table:table-cell table:style-name="ce123" table:formula="of:=CONCATENATE([.C43];&quot;_&quot;;[.D43])" office:value-type="string" office:string-value="BM-tgt12_v1'" calcext:value-type="string">
            <text:p>BM-tgt12_v1'</text:p>
          </table:table-cell>
          <table:table-cell table:style-name="ce127" table:formula="of:=SUBSTITUTE([.CI43];&quot;rT&quot;;&quot;rU&quot;)" office:value-type="string" office:string-value="TrAArUrUrUCrUrACrUCrUTGrUrArGArUrArGrUrGrGrGrGrGrUrGrArArUrUrCrArGrUrGrU" calcext:value-type="string">
            <text:p>TrAArUrUrUCrUrACrUCrUTGrUrArGArUrArGrUrGrGrGrGrGrUrGrArArUrUrCrArGrUr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7" office:value-type="string" calcext:value-type="string">
            <text:p>v2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number-columns-repeated="20"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4]=&quot;R&quot;;CONCATENATE(&quot;r&quot;;MID([.$E44];[.AU$25];1));MID([.$E44];[.AU$25];1))" office:value-type="string" office:string-value="rT" calcext:value-type="string">
            <text:p>rT</text:p>
          </table:table-cell>
          <table:table-cell table:style-name="ce97" table:formula="of:=IF([.H44]=&quot;R&quot;;CONCATENATE(&quot;r&quot;;MID([.$E44];[.AV$25];1));MID([.$E44];[.AV$25];1))" office:value-type="string" office:string-value="rA" calcext:value-type="string">
            <text:p>rA</text:p>
          </table:table-cell>
          <table:table-cell table:style-name="ce97" table:formula="of:=IF([.I44]=&quot;R&quot;;CONCATENATE(&quot;r&quot;;MID([.$E44];[.AW$25];1));MID([.$E44];[.AW$25];1))" office:value-type="string" office:string-value="rA" calcext:value-type="string">
            <text:p>rA</text:p>
          </table:table-cell>
          <table:table-cell table:style-name="ce97" table:formula="of:=IF([.J44]=&quot;R&quot;;CONCATENATE(&quot;r&quot;;MID([.$E44];[.AX$25];1));MID([.$E44];[.AX$25];1))" office:value-type="string" office:string-value="rT" calcext:value-type="string">
            <text:p>rT</text:p>
          </table:table-cell>
          <table:table-cell table:style-name="ce97" table:formula="of:=IF([.K44]=&quot;R&quot;;CONCATENATE(&quot;r&quot;;MID([.$E44];[.AY$25];1));MID([.$E44];[.AY$25];1))" office:value-type="string" office:string-value="rT" calcext:value-type="string">
            <text:p>rT</text:p>
          </table:table-cell>
          <table:table-cell table:style-name="ce97" table:formula="of:=IF([.L44]=&quot;R&quot;;CONCATENATE(&quot;r&quot;;MID([.$E44];[.AZ$25];1));MID([.$E44];[.AZ$25];1))" office:value-type="string" office:string-value="rT" calcext:value-type="string">
            <text:p>rT</text:p>
          </table:table-cell>
          <table:table-cell table:style-name="ce97" table:formula="of:=IF([.M44]=&quot;R&quot;;CONCATENATE(&quot;r&quot;;MID([.$E44];[.BA$25];1));MID([.$E44];[.BA$25];1))" office:value-type="string" office:string-value="rC" calcext:value-type="string">
            <text:p>rC</text:p>
          </table:table-cell>
          <table:table-cell table:style-name="ce97" table:formula="of:=IF([.N44]=&quot;R&quot;;CONCATENATE(&quot;r&quot;;MID([.$E44];[.BB$25];1));MID([.$E44];[.BB$25];1))" office:value-type="string" office:string-value="rT" calcext:value-type="string">
            <text:p>rT</text:p>
          </table:table-cell>
          <table:table-cell table:style-name="ce97" table:formula="of:=IF([.O44]=&quot;R&quot;;CONCATENATE(&quot;r&quot;;MID([.$E44];[.BC$25];1));MID([.$E44];[.BC$25];1))" office:value-type="string" office:string-value="rA" calcext:value-type="string">
            <text:p>rA</text:p>
          </table:table-cell>
          <table:table-cell table:style-name="ce97" table:formula="of:=IF([.P44]=&quot;R&quot;;CONCATENATE(&quot;r&quot;;MID([.$E44];[.BD$25];1));MID([.$E44];[.BD$25];1))" office:value-type="string" office:string-value="rC" calcext:value-type="string">
            <text:p>rC</text:p>
          </table:table-cell>
          <table:table-cell table:style-name="ce97" table:formula="of:=IF([.Q44]=&quot;R&quot;;CONCATENATE(&quot;r&quot;;MID([.$E44];[.BE$25];1));MID([.$E44];[.BE$25];1))" office:value-type="string" office:string-value="rT" calcext:value-type="string">
            <text:p>rT</text:p>
          </table:table-cell>
          <table:table-cell table:style-name="ce97" table:formula="of:=IF([.R44]=&quot;R&quot;;CONCATENATE(&quot;r&quot;;MID([.$E44];[.BF$25];1));MID([.$E44];[.BF$25];1))" office:value-type="string" office:string-value="rC" calcext:value-type="string">
            <text:p>rC</text:p>
          </table:table-cell>
          <table:table-cell table:style-name="ce97" table:formula="of:=IF([.S44]=&quot;R&quot;;CONCATENATE(&quot;r&quot;;MID([.$E44];[.BG$25];1));MID([.$E44];[.BG$25];1))" office:value-type="string" office:string-value="rT" calcext:value-type="string">
            <text:p>rT</text:p>
          </table:table-cell>
          <table:table-cell table:style-name="ce97" table:formula="of:=IF([.T44]=&quot;R&quot;;CONCATENATE(&quot;r&quot;;MID([.$E44];[.BH$25];1));MID([.$E44];[.BH$25];1))" office:value-type="string" office:string-value="rT" calcext:value-type="string">
            <text:p>rT</text:p>
          </table:table-cell>
          <table:table-cell table:style-name="ce97" table:formula="of:=IF([.U44]=&quot;R&quot;;CONCATENATE(&quot;r&quot;;MID([.$E44];[.BI$25];1));MID([.$E44];[.BI$25];1))" office:value-type="string" office:string-value="rG" calcext:value-type="string">
            <text:p>rG</text:p>
          </table:table-cell>
          <table:table-cell table:style-name="ce97" table:formula="of:=IF([.V44]=&quot;R&quot;;CONCATENATE(&quot;r&quot;;MID([.$E44];[.BJ$25];1));MID([.$E44];[.BJ$25];1))" office:value-type="string" office:string-value="rT" calcext:value-type="string">
            <text:p>rT</text:p>
          </table:table-cell>
          <table:table-cell table:style-name="ce97" table:formula="of:=IF([.W44]=&quot;R&quot;;CONCATENATE(&quot;r&quot;;MID([.$E44];[.BK$25];1));MID([.$E44];[.BK$25];1))" office:value-type="string" office:string-value="rA" calcext:value-type="string">
            <text:p>rA</text:p>
          </table:table-cell>
          <table:table-cell table:style-name="ce97" table:formula="of:=IF([.X44]=&quot;R&quot;;CONCATENATE(&quot;r&quot;;MID([.$E44];[.BL$25];1));MID([.$E44];[.BL$25];1))" office:value-type="string" office:string-value="rG" calcext:value-type="string">
            <text:p>rG</text:p>
          </table:table-cell>
          <table:table-cell table:style-name="ce97" table:formula="of:=IF([.Y44]=&quot;R&quot;;CONCATENATE(&quot;r&quot;;MID([.$E44];[.BM$25];1));MID([.$E44];[.BM$25];1))" office:value-type="string" office:string-value="rA" calcext:value-type="string">
            <text:p>rA</text:p>
          </table:table-cell>
          <table:table-cell table:style-name="ce104" table:formula="of:=IF([.Z44]=&quot;R&quot;;CONCATENATE(&quot;r&quot;;MID([.$E44];[.BN$25];1));MID([.$E44];[.BN$25];1))" office:value-type="string" office:string-value="rT" calcext:value-type="string">
            <text:p>rT</text:p>
          </table:table-cell>
          <table:table-cell table:style-name="ce110" table:formula="of:=IF([.AA44]=&quot;R&quot;;CONCATENATE(&quot;r&quot;;MID([.$F44];[.BO$25];1));MID([.$F44];[.BO$25];1))" office:value-type="string" office:string-value="A" calcext:value-type="string">
            <text:p>A</text:p>
          </table:table-cell>
          <table:table-cell table:style-name="ce110" table:formula="of:=IF([.AB44]=&quot;R&quot;;CONCATENATE(&quot;r&quot;;MID([.$F44];[.BP$25];1));MID([.$F44];[.BP$25];1))" office:value-type="string" office:string-value="rG" calcext:value-type="string">
            <text:p>rG</text:p>
          </table:table-cell>
          <table:table-cell table:style-name="ce110" table:formula="of:=IF([.AC44]=&quot;R&quot;;CONCATENATE(&quot;r&quot;;MID([.$F44];[.BQ$25];1));MID([.$F44];[.BQ$25];1))" office:value-type="string" office:string-value="T" calcext:value-type="string">
            <text:p>T</text:p>
          </table:table-cell>
          <table:table-cell table:style-name="ce110" table:formula="of:=IF([.AD44]=&quot;R&quot;;CONCATENATE(&quot;r&quot;;MID([.$F44];[.BR$25];1));MID([.$F44];[.BR$25];1))" office:value-type="string" office:string-value="rG" calcext:value-type="string">
            <text:p>rG</text:p>
          </table:table-cell>
          <table:table-cell table:style-name="ce110" table:formula="of:=IF([.AE44]=&quot;R&quot;;CONCATENATE(&quot;r&quot;;MID([.$F44];[.BS$25];1));MID([.$F44];[.BS$25];1))" office:value-type="string" office:string-value="rG" calcext:value-type="string">
            <text:p>rG</text:p>
          </table:table-cell>
          <table:table-cell table:style-name="ce110" table:formula="of:=IF([.AF44]=&quot;R&quot;;CONCATENATE(&quot;r&quot;;MID([.$F44];[.BT$25];1));MID([.$F44];[.BT$25];1))" office:value-type="string" office:string-value="rG" calcext:value-type="string">
            <text:p>rG</text:p>
          </table:table-cell>
          <table:table-cell table:style-name="ce110" table:formula="of:=IF([.AG44]=&quot;R&quot;;CONCATENATE(&quot;r&quot;;MID([.$F44];[.BU$25];1));MID([.$F44];[.BU$25];1))" office:value-type="string" office:string-value="G" calcext:value-type="string">
            <text:p>G</text:p>
          </table:table-cell>
          <table:table-cell table:style-name="ce110" table:formula="of:=IF([.AH44]=&quot;R&quot;;CONCATENATE(&quot;r&quot;;MID([.$F44];[.BV$25];1));MID([.$F44];[.BV$25];1))" office:value-type="string" office:string-value="rG" calcext:value-type="string">
            <text:p>rG</text:p>
          </table:table-cell>
          <table:table-cell table:style-name="ce110" table:formula="of:=IF([.AI44]=&quot;R&quot;;CONCATENATE(&quot;r&quot;;MID([.$F44];[.BW$25];1));MID([.$F44];[.BW$25];1))" office:value-type="string" office:string-value="rT" calcext:value-type="string">
            <text:p>rT</text:p>
          </table:table-cell>
          <table:table-cell table:style-name="ce110" table:formula="of:=IF([.AJ44]=&quot;R&quot;;CONCATENATE(&quot;r&quot;;MID([.$F44];[.BX$25];1));MID([.$F44];[.BX$25];1))" office:value-type="string" office:string-value="G" calcext:value-type="string">
            <text:p>G</text:p>
          </table:table-cell>
          <table:table-cell table:style-name="ce110" table:formula="of:=IF([.AK44]=&quot;R&quot;;CONCATENATE(&quot;r&quot;;MID([.$F44];[.BY$25];1));MID([.$F44];[.BY$25];1))" office:value-type="string" office:string-value="rA" calcext:value-type="string">
            <text:p>rA</text:p>
          </table:table-cell>
          <table:table-cell table:style-name="ce110" table:formula="of:=IF([.AL44]=&quot;R&quot;;CONCATENATE(&quot;r&quot;;MID([.$F44];[.BZ$25];1));MID([.$F44];[.BZ$25];1))" office:value-type="string" office:string-value="A" calcext:value-type="string">
            <text:p>A</text:p>
          </table:table-cell>
          <table:table-cell table:style-name="ce110" table:formula="of:=IF([.AM44]=&quot;R&quot;;CONCATENATE(&quot;r&quot;;MID([.$F44];[.CA$25];1));MID([.$F44];[.CA$25];1))" office:value-type="string" office:string-value="rT" calcext:value-type="string">
            <text:p>rT</text:p>
          </table:table-cell>
          <table:table-cell table:style-name="ce110" table:formula="of:=IF([.AN44]=&quot;R&quot;;CONCATENATE(&quot;r&quot;;MID([.$F44];[.CB$25];1));MID([.$F44];[.CB$25];1))" office:value-type="string" office:string-value="T" calcext:value-type="string">
            <text:p>T</text:p>
          </table:table-cell>
          <table:table-cell table:style-name="ce110" table:formula="of:=IF([.AO44]=&quot;R&quot;;CONCATENATE(&quot;r&quot;;MID([.$F44];[.CC$25];1));MID([.$F44];[.CC$25];1))" office:value-type="string" office:string-value="C" calcext:value-type="string">
            <text:p>C</text:p>
          </table:table-cell>
          <table:table-cell table:style-name="ce110" table:formula="of:=IF([.AP44]=&quot;R&quot;;CONCATENATE(&quot;r&quot;;MID([.$F44];[.CD$25];1));MID([.$F44];[.CD$25];1))" office:value-type="string" office:string-value="rA" calcext:value-type="string">
            <text:p>rA</text:p>
          </table:table-cell>
          <table:table-cell table:style-name="ce110" table:formula="of:=IF([.AQ44]=&quot;R&quot;;CONCATENATE(&quot;r&quot;;MID([.$F44];[.CE$25];1));MID([.$F44];[.CE$25];1))" office:value-type="string" office:string-value="rG" calcext:value-type="string">
            <text:p>rG</text:p>
          </table:table-cell>
          <table:table-cell table:style-name="ce110" table:formula="of:=IF([.AR44]=&quot;R&quot;;CONCATENATE(&quot;r&quot;;MID([.$F44];[.CF$25];1));MID([.$F44];[.CF$25];1))" office:value-type="string" office:string-value="rT" calcext:value-type="string">
            <text:p>rT</text:p>
          </table:table-cell>
          <table:table-cell table:style-name="ce110" table:formula="of:=IF([.AS44]=&quot;R&quot;;CONCATENATE(&quot;r&quot;;MID([.$F44];[.CG$25];1));MID([.$F44];[.CG$25];1))" office:value-type="string" office:string-value="G" calcext:value-type="string">
            <text:p>G</text:p>
          </table:table-cell>
          <table:table-cell table:style-name="ce117" table:formula="of:=IF([.AT44]=&quot;R&quot;;CONCATENATE(&quot;r&quot;;MID([.$F44];[.CH$25];1));MID([.$F44];[.CH$25];1))" office:value-type="string" office:string-value="rT" calcext:value-type="string">
            <text:p>rT</text:p>
          </table:table-cell>
          <table:table-cell table:style-name="ce120" table:formula="of:=CONCATENATE([.AU44];[.AV44];[.AW44];[.AX44];[.AY44];[.AZ44];[.BA44];[.BB44];[.BC44];[.BD44];[.BE44];[.BF44];[.BG44];[.BH44];[.BI44];[.BJ44];[.BK44];[.BL44];[.BM44];[.BN44];[.BO44];[.BP44];[.BQ44];[.BR44];[.BS44];[.BT44];[.BU44];[.BV44];[.BW44];[.BX44];[.BY44];[.BZ44];[.CA44];[.CB44];[.CC44];[.CD44];[.CE44];[.CF44];[.CG44];[.CH44])" office:value-type="string" office:string-value="rTrArArTrTrTrCrTrArCrTrCrTrTrGrTrArGrArTArGTrGrGrGGrGrTGrAArTTCrArGrTGrT" calcext:value-type="string">
            <text:p>rTrArArTrTrTrCrTrArCrTrCrTrTrGrTrArGrArTArGTrGrGrGGrGrTGrAArTTCrArGrTGrT</text:p>
          </table:table-cell>
          <table:table-cell table:style-name="ce123" table:formula="of:=CONCATENATE([.C44];&quot;_&quot;;[.D44])" office:value-type="string" office:string-value="BM-tgt12_v2'" calcext:value-type="string">
            <text:p>BM-tgt12_v2'</text:p>
          </table:table-cell>
          <table:table-cell table:style-name="ce127" table:formula="of:=SUBSTITUTE([.CI44];&quot;rT&quot;;&quot;rU&quot;)" office:value-type="string" office:string-value="rUrArArUrUrUrCrUrArCrUrCrUrUrGrUrArGrArUArGTrGrGrGGrGrUGrAArUTCrArGrUGrU" calcext:value-type="string">
            <text:p>rUrArArUrUrUrCrUrArCrUrCrUrUrGrUrArGrArUArGTrGrGrGGrGrUGrAArUTCrArGrU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7" office:value-type="string" calcext:value-type="string">
            <text:p>v2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5]=&quot;R&quot;;CONCATENATE(&quot;r&quot;;MID([.$E45];[.AU$25];1));MID([.$E45];[.AU$25];1))" office:value-type="string" office:string-value="rT" calcext:value-type="string">
            <text:p>rT</text:p>
          </table:table-cell>
          <table:table-cell table:style-name="ce97" table:formula="of:=IF([.H45]=&quot;R&quot;;CONCATENATE(&quot;r&quot;;MID([.$E45];[.AV$25];1));MID([.$E45];[.AV$25];1))" office:value-type="string" office:string-value="rA" calcext:value-type="string">
            <text:p>rA</text:p>
          </table:table-cell>
          <table:table-cell table:style-name="ce97" table:formula="of:=IF([.I45]=&quot;R&quot;;CONCATENATE(&quot;r&quot;;MID([.$E45];[.AW$25];1));MID([.$E45];[.AW$25];1))" office:value-type="string" office:string-value="rA" calcext:value-type="string">
            <text:p>rA</text:p>
          </table:table-cell>
          <table:table-cell table:style-name="ce97" table:formula="of:=IF([.J45]=&quot;R&quot;;CONCATENATE(&quot;r&quot;;MID([.$E45];[.AX$25];1));MID([.$E45];[.AX$25];1))" office:value-type="string" office:string-value="rT" calcext:value-type="string">
            <text:p>rT</text:p>
          </table:table-cell>
          <table:table-cell table:style-name="ce97" table:formula="of:=IF([.K45]=&quot;R&quot;;CONCATENATE(&quot;r&quot;;MID([.$E45];[.AY$25];1));MID([.$E45];[.AY$25];1))" office:value-type="string" office:string-value="rT" calcext:value-type="string">
            <text:p>rT</text:p>
          </table:table-cell>
          <table:table-cell table:style-name="ce97" table:formula="of:=IF([.L45]=&quot;R&quot;;CONCATENATE(&quot;r&quot;;MID([.$E45];[.AZ$25];1));MID([.$E45];[.AZ$25];1))" office:value-type="string" office:string-value="rT" calcext:value-type="string">
            <text:p>rT</text:p>
          </table:table-cell>
          <table:table-cell table:style-name="ce97" table:formula="of:=IF([.M45]=&quot;R&quot;;CONCATENATE(&quot;r&quot;;MID([.$E45];[.BA$25];1));MID([.$E45];[.BA$25];1))" office:value-type="string" office:string-value="rC" calcext:value-type="string">
            <text:p>rC</text:p>
          </table:table-cell>
          <table:table-cell table:style-name="ce97" table:formula="of:=IF([.N45]=&quot;R&quot;;CONCATENATE(&quot;r&quot;;MID([.$E45];[.BB$25];1));MID([.$E45];[.BB$25];1))" office:value-type="string" office:string-value="rT" calcext:value-type="string">
            <text:p>rT</text:p>
          </table:table-cell>
          <table:table-cell table:style-name="ce97" table:formula="of:=IF([.O45]=&quot;R&quot;;CONCATENATE(&quot;r&quot;;MID([.$E45];[.BC$25];1));MID([.$E45];[.BC$25];1))" office:value-type="string" office:string-value="rA" calcext:value-type="string">
            <text:p>rA</text:p>
          </table:table-cell>
          <table:table-cell table:style-name="ce97" table:formula="of:=IF([.P45]=&quot;R&quot;;CONCATENATE(&quot;r&quot;;MID([.$E45];[.BD$25];1));MID([.$E45];[.BD$25];1))" office:value-type="string" office:string-value="rC" calcext:value-type="string">
            <text:p>rC</text:p>
          </table:table-cell>
          <table:table-cell table:style-name="ce97" table:formula="of:=IF([.Q45]=&quot;R&quot;;CONCATENATE(&quot;r&quot;;MID([.$E45];[.BE$25];1));MID([.$E45];[.BE$25];1))" office:value-type="string" office:string-value="rT" calcext:value-type="string">
            <text:p>rT</text:p>
          </table:table-cell>
          <table:table-cell table:style-name="ce97" table:formula="of:=IF([.R45]=&quot;R&quot;;CONCATENATE(&quot;r&quot;;MID([.$E45];[.BF$25];1));MID([.$E45];[.BF$25];1))" office:value-type="string" office:string-value="rC" calcext:value-type="string">
            <text:p>rC</text:p>
          </table:table-cell>
          <table:table-cell table:style-name="ce97" table:formula="of:=IF([.S45]=&quot;R&quot;;CONCATENATE(&quot;r&quot;;MID([.$E45];[.BG$25];1));MID([.$E45];[.BG$25];1))" office:value-type="string" office:string-value="rT" calcext:value-type="string">
            <text:p>rT</text:p>
          </table:table-cell>
          <table:table-cell table:style-name="ce97" table:formula="of:=IF([.T45]=&quot;R&quot;;CONCATENATE(&quot;r&quot;;MID([.$E45];[.BH$25];1));MID([.$E45];[.BH$25];1))" office:value-type="string" office:string-value="rT" calcext:value-type="string">
            <text:p>rT</text:p>
          </table:table-cell>
          <table:table-cell table:style-name="ce97" table:formula="of:=IF([.U45]=&quot;R&quot;;CONCATENATE(&quot;r&quot;;MID([.$E45];[.BI$25];1));MID([.$E45];[.BI$25];1))" office:value-type="string" office:string-value="rG" calcext:value-type="string">
            <text:p>rG</text:p>
          </table:table-cell>
          <table:table-cell table:style-name="ce97" table:formula="of:=IF([.V45]=&quot;R&quot;;CONCATENATE(&quot;r&quot;;MID([.$E45];[.BJ$25];1));MID([.$E45];[.BJ$25];1))" office:value-type="string" office:string-value="rT" calcext:value-type="string">
            <text:p>rT</text:p>
          </table:table-cell>
          <table:table-cell table:style-name="ce97" table:formula="of:=IF([.W45]=&quot;R&quot;;CONCATENATE(&quot;r&quot;;MID([.$E45];[.BK$25];1));MID([.$E45];[.BK$25];1))" office:value-type="string" office:string-value="rA" calcext:value-type="string">
            <text:p>rA</text:p>
          </table:table-cell>
          <table:table-cell table:style-name="ce97" table:formula="of:=IF([.X45]=&quot;R&quot;;CONCATENATE(&quot;r&quot;;MID([.$E45];[.BL$25];1));MID([.$E45];[.BL$25];1))" office:value-type="string" office:string-value="rG" calcext:value-type="string">
            <text:p>rG</text:p>
          </table:table-cell>
          <table:table-cell table:style-name="ce97" table:formula="of:=IF([.Y45]=&quot;R&quot;;CONCATENATE(&quot;r&quot;;MID([.$E45];[.BM$25];1));MID([.$E45];[.BM$25];1))" office:value-type="string" office:string-value="rA" calcext:value-type="string">
            <text:p>rA</text:p>
          </table:table-cell>
          <table:table-cell table:style-name="ce104" table:formula="of:=IF([.Z45]=&quot;R&quot;;CONCATENATE(&quot;r&quot;;MID([.$E45];[.BN$25];1));MID([.$E45];[.BN$25];1))" office:value-type="string" office:string-value="rT" calcext:value-type="string">
            <text:p>rT</text:p>
          </table:table-cell>
          <table:table-cell table:style-name="ce110" table:formula="of:=IF([.AA45]=&quot;R&quot;;CONCATENATE(&quot;r&quot;;MID([.$F45];[.BO$25];1));MID([.$F45];[.BO$25];1))" office:value-type="string" office:string-value="A" calcext:value-type="string">
            <text:p>A</text:p>
          </table:table-cell>
          <table:table-cell table:style-name="ce110" table:formula="of:=IF([.AB45]=&quot;R&quot;;CONCATENATE(&quot;r&quot;;MID([.$F45];[.BP$25];1));MID([.$F45];[.BP$25];1))" office:value-type="string" office:string-value="rG" calcext:value-type="string">
            <text:p>rG</text:p>
          </table:table-cell>
          <table:table-cell table:style-name="ce110" table:formula="of:=IF([.AC45]=&quot;R&quot;;CONCATENATE(&quot;r&quot;;MID([.$F45];[.BQ$25];1));MID([.$F45];[.BQ$25];1))" office:value-type="string" office:string-value="T" calcext:value-type="string">
            <text:p>T</text:p>
          </table:table-cell>
          <table:table-cell table:style-name="ce110" table:formula="of:=IF([.AD45]=&quot;R&quot;;CONCATENATE(&quot;r&quot;;MID([.$F45];[.BR$25];1));MID([.$F45];[.BR$25];1))" office:value-type="string" office:string-value="rG" calcext:value-type="string">
            <text:p>rG</text:p>
          </table:table-cell>
          <table:table-cell table:style-name="ce110" table:formula="of:=IF([.AE45]=&quot;R&quot;;CONCATENATE(&quot;r&quot;;MID([.$F45];[.BS$25];1));MID([.$F45];[.BS$25];1))" office:value-type="string" office:string-value="rG" calcext:value-type="string">
            <text:p>rG</text:p>
          </table:table-cell>
          <table:table-cell table:style-name="ce110" table:formula="of:=IF([.AF45]=&quot;R&quot;;CONCATENATE(&quot;r&quot;;MID([.$F45];[.BT$25];1));MID([.$F45];[.BT$25];1))" office:value-type="string" office:string-value="rG" calcext:value-type="string">
            <text:p>rG</text:p>
          </table:table-cell>
          <table:table-cell table:style-name="ce110" table:formula="of:=IF([.AG45]=&quot;R&quot;;CONCATENATE(&quot;r&quot;;MID([.$F45];[.BU$25];1));MID([.$F45];[.BU$25];1))" office:value-type="string" office:string-value="G" calcext:value-type="string">
            <text:p>G</text:p>
          </table:table-cell>
          <table:table-cell table:style-name="ce110" table:formula="of:=IF([.AH45]=&quot;R&quot;;CONCATENATE(&quot;r&quot;;MID([.$F45];[.BV$25];1));MID([.$F45];[.BV$25];1))" office:value-type="string" office:string-value="rG" calcext:value-type="string">
            <text:p>rG</text:p>
          </table:table-cell>
          <table:table-cell table:style-name="ce110" table:formula="of:=IF([.AI45]=&quot;R&quot;;CONCATENATE(&quot;r&quot;;MID([.$F45];[.BW$25];1));MID([.$F45];[.BW$25];1))" office:value-type="string" office:string-value="rT" calcext:value-type="string">
            <text:p>rT</text:p>
          </table:table-cell>
          <table:table-cell table:style-name="ce110" table:formula="of:=IF([.AJ45]=&quot;R&quot;;CONCATENATE(&quot;r&quot;;MID([.$F45];[.BX$25];1));MID([.$F45];[.BX$25];1))" office:value-type="string" office:string-value="G" calcext:value-type="string">
            <text:p>G</text:p>
          </table:table-cell>
          <table:table-cell table:style-name="ce110" table:formula="of:=IF([.AK45]=&quot;R&quot;;CONCATENATE(&quot;r&quot;;MID([.$F45];[.BY$25];1));MID([.$F45];[.BY$25];1))" office:value-type="string" office:string-value="rA" calcext:value-type="string">
            <text:p>rA</text:p>
          </table:table-cell>
          <table:table-cell table:style-name="ce110" table:formula="of:=IF([.AL45]=&quot;R&quot;;CONCATENATE(&quot;r&quot;;MID([.$F45];[.BZ$25];1));MID([.$F45];[.BZ$25];1))" office:value-type="string" office:string-value="A" calcext:value-type="string">
            <text:p>A</text:p>
          </table:table-cell>
          <table:table-cell table:style-name="ce110" table:formula="of:=IF([.AM45]=&quot;R&quot;;CONCATENATE(&quot;r&quot;;MID([.$F45];[.CA$25];1));MID([.$F45];[.CA$25];1))" office:value-type="string" office:string-value="rT" calcext:value-type="string">
            <text:p>rT</text:p>
          </table:table-cell>
          <table:table-cell table:style-name="ce110" table:formula="of:=IF([.AN45]=&quot;R&quot;;CONCATENATE(&quot;r&quot;;MID([.$F45];[.CB$25];1));MID([.$F45];[.CB$25];1))" office:value-type="string" office:string-value="T" calcext:value-type="string">
            <text:p>T</text:p>
          </table:table-cell>
          <table:table-cell table:style-name="ce110" table:formula="of:=IF([.AO45]=&quot;R&quot;;CONCATENATE(&quot;r&quot;;MID([.$F45];[.CC$25];1));MID([.$F45];[.CC$25];1))" office:value-type="string" office:string-value="C" calcext:value-type="string">
            <text:p>C</text:p>
          </table:table-cell>
          <table:table-cell table:style-name="ce110" table:formula="of:=IF([.AP45]=&quot;R&quot;;CONCATENATE(&quot;r&quot;;MID([.$F45];[.CD$25];1));MID([.$F45];[.CD$25];1))" office:value-type="string" office:string-value="rA" calcext:value-type="string">
            <text:p>rA</text:p>
          </table:table-cell>
          <table:table-cell table:style-name="ce110" table:formula="of:=IF([.AQ45]=&quot;R&quot;;CONCATENATE(&quot;r&quot;;MID([.$F45];[.CE$25];1));MID([.$F45];[.CE$25];1))" office:value-type="string" office:string-value="rG" calcext:value-type="string">
            <text:p>rG</text:p>
          </table:table-cell>
          <table:table-cell table:style-name="ce110" table:formula="of:=IF([.AR45]=&quot;R&quot;;CONCATENATE(&quot;r&quot;;MID([.$F45];[.CF$25];1));MID([.$F45];[.CF$25];1))" office:value-type="string" office:string-value="rT" calcext:value-type="string">
            <text:p>rT</text:p>
          </table:table-cell>
          <table:table-cell table:style-name="ce110" table:formula="of:=IF([.AS45]=&quot;R&quot;;CONCATENATE(&quot;r&quot;;MID([.$F45];[.CG$25];1));MID([.$F45];[.CG$25];1))" office:value-type="string" office:string-value="G" calcext:value-type="string">
            <text:p>G</text:p>
          </table:table-cell>
          <table:table-cell table:style-name="ce117" table:formula="of:=IF([.AT45]=&quot;R&quot;;CONCATENATE(&quot;r&quot;;MID([.$F45];[.CH$25];1));MID([.$F45];[.CH$25];1))" office:value-type="string" office:string-value="rT" calcext:value-type="string">
            <text:p>rT</text:p>
          </table:table-cell>
          <table:table-cell table:style-name="ce120" table:formula="of:=CONCATENATE([.AU45];[.AV45];[.AW45];[.AX45];[.AY45];[.AZ45];[.BA45];[.BB45];[.BC45];[.BD45];[.BE45];[.BF45];[.BG45];[.BH45];[.BI45];[.BJ45];[.BK45];[.BL45];[.BM45];[.BN45];[.BO45];[.BP45];[.BQ45];[.BR45];[.BS45];[.BT45];[.BU45];[.BV45];[.BW45];[.BX45];[.BY45];[.BZ45];[.CA45];[.CB45];[.CC45];[.CD45];[.CE45];[.CF45];[.CG45];[.CH45])" office:value-type="string" office:string-value="rTrArArTrTrTrCrTrArCrTrCrTrTrGrTrArGrArTArGTrGrGrGGrGrTGrAArTTCrArGrTGrT" calcext:value-type="string">
            <text:p>rTrArArTrTrTrCrTrArCrTrCrTrTrGrTrArGrArTArGTrGrGrGGrGrTGrAArTTCrArGrTGrT</text:p>
          </table:table-cell>
          <table:table-cell table:style-name="ce123" table:formula="of:=CONCATENATE([.C45];&quot;_&quot;;[.D45])" office:value-type="string" office:string-value="BM-tgt12_v2'" calcext:value-type="string">
            <text:p>BM-tgt12_v2'</text:p>
          </table:table-cell>
          <table:table-cell table:style-name="ce127" table:formula="of:=SUBSTITUTE([.CI45];&quot;rT&quot;;&quot;rU&quot;)" office:value-type="string" office:string-value="rUrArArUrUrUrCrUrArCrUrCrUrUrGrUrArGrArUArGTrGrGrGGrGrUGrAArUTCrArGrUGrU" calcext:value-type="string">
            <text:p>rUrArArUrUrUrCrUrArCrUrCrUrUrGrUrArGrArUArGTrGrGrGGrGrUGrAArUTCrArGrU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7" office:value-type="string" calcext:value-type="string">
            <text:p>v2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7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39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49" office:value-type="string" calcext:value-type="string">
            <text:p>R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6]=&quot;R&quot;;CONCATENATE(&quot;r&quot;;MID([.$E46];[.AU$25];1));MID([.$E46];[.AU$25];1))" office:value-type="string" office:string-value="rT" calcext:value-type="string">
            <text:p>rT</text:p>
          </table:table-cell>
          <table:table-cell table:style-name="ce97" table:formula="of:=IF([.H46]=&quot;R&quot;;CONCATENATE(&quot;r&quot;;MID([.$E46];[.AV$25];1));MID([.$E46];[.AV$25];1))" office:value-type="string" office:string-value="rA" calcext:value-type="string">
            <text:p>rA</text:p>
          </table:table-cell>
          <table:table-cell table:style-name="ce97" table:formula="of:=IF([.I46]=&quot;R&quot;;CONCATENATE(&quot;r&quot;;MID([.$E46];[.AW$25];1));MID([.$E46];[.AW$25];1))" office:value-type="string" office:string-value="rA" calcext:value-type="string">
            <text:p>rA</text:p>
          </table:table-cell>
          <table:table-cell table:style-name="ce97" table:formula="of:=IF([.J46]=&quot;R&quot;;CONCATENATE(&quot;r&quot;;MID([.$E46];[.AX$25];1));MID([.$E46];[.AX$25];1))" office:value-type="string" office:string-value="rT" calcext:value-type="string">
            <text:p>rT</text:p>
          </table:table-cell>
          <table:table-cell table:style-name="ce97" table:formula="of:=IF([.K46]=&quot;R&quot;;CONCATENATE(&quot;r&quot;;MID([.$E46];[.AY$25];1));MID([.$E46];[.AY$25];1))" office:value-type="string" office:string-value="rT" calcext:value-type="string">
            <text:p>rT</text:p>
          </table:table-cell>
          <table:table-cell table:style-name="ce97" table:formula="of:=IF([.L46]=&quot;R&quot;;CONCATENATE(&quot;r&quot;;MID([.$E46];[.AZ$25];1));MID([.$E46];[.AZ$25];1))" office:value-type="string" office:string-value="rT" calcext:value-type="string">
            <text:p>rT</text:p>
          </table:table-cell>
          <table:table-cell table:style-name="ce97" table:formula="of:=IF([.M46]=&quot;R&quot;;CONCATENATE(&quot;r&quot;;MID([.$E46];[.BA$25];1));MID([.$E46];[.BA$25];1))" office:value-type="string" office:string-value="rC" calcext:value-type="string">
            <text:p>rC</text:p>
          </table:table-cell>
          <table:table-cell table:style-name="ce97" table:formula="of:=IF([.N46]=&quot;R&quot;;CONCATENATE(&quot;r&quot;;MID([.$E46];[.BB$25];1));MID([.$E46];[.BB$25];1))" office:value-type="string" office:string-value="rT" calcext:value-type="string">
            <text:p>rT</text:p>
          </table:table-cell>
          <table:table-cell table:style-name="ce97" table:formula="of:=IF([.O46]=&quot;R&quot;;CONCATENATE(&quot;r&quot;;MID([.$E46];[.BC$25];1));MID([.$E46];[.BC$25];1))" office:value-type="string" office:string-value="rA" calcext:value-type="string">
            <text:p>rA</text:p>
          </table:table-cell>
          <table:table-cell table:style-name="ce97" table:formula="of:=IF([.P46]=&quot;R&quot;;CONCATENATE(&quot;r&quot;;MID([.$E46];[.BD$25];1));MID([.$E46];[.BD$25];1))" office:value-type="string" office:string-value="rC" calcext:value-type="string">
            <text:p>rC</text:p>
          </table:table-cell>
          <table:table-cell table:style-name="ce97" table:formula="of:=IF([.Q46]=&quot;R&quot;;CONCATENATE(&quot;r&quot;;MID([.$E46];[.BE$25];1));MID([.$E46];[.BE$25];1))" office:value-type="string" office:string-value="rT" calcext:value-type="string">
            <text:p>rT</text:p>
          </table:table-cell>
          <table:table-cell table:style-name="ce97" table:formula="of:=IF([.R46]=&quot;R&quot;;CONCATENATE(&quot;r&quot;;MID([.$E46];[.BF$25];1));MID([.$E46];[.BF$25];1))" office:value-type="string" office:string-value="rC" calcext:value-type="string">
            <text:p>rC</text:p>
          </table:table-cell>
          <table:table-cell table:style-name="ce97" table:formula="of:=IF([.S46]=&quot;R&quot;;CONCATENATE(&quot;r&quot;;MID([.$E46];[.BG$25];1));MID([.$E46];[.BG$25];1))" office:value-type="string" office:string-value="rT" calcext:value-type="string">
            <text:p>rT</text:p>
          </table:table-cell>
          <table:table-cell table:style-name="ce97" table:formula="of:=IF([.T46]=&quot;R&quot;;CONCATENATE(&quot;r&quot;;MID([.$E46];[.BH$25];1));MID([.$E46];[.BH$25];1))" office:value-type="string" office:string-value="rT" calcext:value-type="string">
            <text:p>rT</text:p>
          </table:table-cell>
          <table:table-cell table:style-name="ce97" table:formula="of:=IF([.U46]=&quot;R&quot;;CONCATENATE(&quot;r&quot;;MID([.$E46];[.BI$25];1));MID([.$E46];[.BI$25];1))" office:value-type="string" office:string-value="rG" calcext:value-type="string">
            <text:p>rG</text:p>
          </table:table-cell>
          <table:table-cell table:style-name="ce97" table:formula="of:=IF([.V46]=&quot;R&quot;;CONCATENATE(&quot;r&quot;;MID([.$E46];[.BJ$25];1));MID([.$E46];[.BJ$25];1))" office:value-type="string" office:string-value="rT" calcext:value-type="string">
            <text:p>rT</text:p>
          </table:table-cell>
          <table:table-cell table:style-name="ce97" table:formula="of:=IF([.W46]=&quot;R&quot;;CONCATENATE(&quot;r&quot;;MID([.$E46];[.BK$25];1));MID([.$E46];[.BK$25];1))" office:value-type="string" office:string-value="rA" calcext:value-type="string">
            <text:p>rA</text:p>
          </table:table-cell>
          <table:table-cell table:style-name="ce97" table:formula="of:=IF([.X46]=&quot;R&quot;;CONCATENATE(&quot;r&quot;;MID([.$E46];[.BL$25];1));MID([.$E46];[.BL$25];1))" office:value-type="string" office:string-value="rG" calcext:value-type="string">
            <text:p>rG</text:p>
          </table:table-cell>
          <table:table-cell table:style-name="ce97" table:formula="of:=IF([.Y46]=&quot;R&quot;;CONCATENATE(&quot;r&quot;;MID([.$E46];[.BM$25];1));MID([.$E46];[.BM$25];1))" office:value-type="string" office:string-value="rA" calcext:value-type="string">
            <text:p>rA</text:p>
          </table:table-cell>
          <table:table-cell table:style-name="ce104" table:formula="of:=IF([.Z46]=&quot;R&quot;;CONCATENATE(&quot;r&quot;;MID([.$E46];[.BN$25];1));MID([.$E46];[.BN$25];1))" office:value-type="string" office:string-value="rT" calcext:value-type="string">
            <text:p>rT</text:p>
          </table:table-cell>
          <table:table-cell table:style-name="ce110" table:formula="of:=IF([.AA46]=&quot;R&quot;;CONCATENATE(&quot;r&quot;;MID([.$F46];[.BO$25];1));MID([.$F46];[.BO$25];1))" office:value-type="string" office:string-value="A" calcext:value-type="string">
            <text:p>A</text:p>
          </table:table-cell>
          <table:table-cell table:style-name="ce110" table:formula="of:=IF([.AB46]=&quot;R&quot;;CONCATENATE(&quot;r&quot;;MID([.$F46];[.BP$25];1));MID([.$F46];[.BP$25];1))" office:value-type="string" office:string-value="rG" calcext:value-type="string">
            <text:p>rG</text:p>
          </table:table-cell>
          <table:table-cell table:style-name="ce110" table:formula="of:=IF([.AC46]=&quot;R&quot;;CONCATENATE(&quot;r&quot;;MID([.$F46];[.BQ$25];1));MID([.$F46];[.BQ$25];1))" office:value-type="string" office:string-value="T" calcext:value-type="string">
            <text:p>T</text:p>
          </table:table-cell>
          <table:table-cell table:style-name="ce110" table:formula="of:=IF([.AD46]=&quot;R&quot;;CONCATENATE(&quot;r&quot;;MID([.$F46];[.BR$25];1));MID([.$F46];[.BR$25];1))" office:value-type="string" office:string-value="rG" calcext:value-type="string">
            <text:p>rG</text:p>
          </table:table-cell>
          <table:table-cell table:style-name="ce110" table:formula="of:=IF([.AE46]=&quot;R&quot;;CONCATENATE(&quot;r&quot;;MID([.$F46];[.BS$25];1));MID([.$F46];[.BS$25];1))" office:value-type="string" office:string-value="rG" calcext:value-type="string">
            <text:p>rG</text:p>
          </table:table-cell>
          <table:table-cell table:style-name="ce110" table:formula="of:=IF([.AF46]=&quot;R&quot;;CONCATENATE(&quot;r&quot;;MID([.$F46];[.BT$25];1));MID([.$F46];[.BT$25];1))" office:value-type="string" office:string-value="rG" calcext:value-type="string">
            <text:p>rG</text:p>
          </table:table-cell>
          <table:table-cell table:style-name="ce110" table:formula="of:=IF([.AG46]=&quot;R&quot;;CONCATENATE(&quot;r&quot;;MID([.$F46];[.BU$25];1));MID([.$F46];[.BU$25];1))" office:value-type="string" office:string-value="G" calcext:value-type="string">
            <text:p>G</text:p>
          </table:table-cell>
          <table:table-cell table:style-name="ce110" table:formula="of:=IF([.AH46]=&quot;R&quot;;CONCATENATE(&quot;r&quot;;MID([.$F46];[.BV$25];1));MID([.$F46];[.BV$25];1))" office:value-type="string" office:string-value="rG" calcext:value-type="string">
            <text:p>rG</text:p>
          </table:table-cell>
          <table:table-cell table:style-name="ce110" table:formula="of:=IF([.AI46]=&quot;R&quot;;CONCATENATE(&quot;r&quot;;MID([.$F46];[.BW$25];1));MID([.$F46];[.BW$25];1))" office:value-type="string" office:string-value="rT" calcext:value-type="string">
            <text:p>rT</text:p>
          </table:table-cell>
          <table:table-cell table:style-name="ce110" table:formula="of:=IF([.AJ46]=&quot;R&quot;;CONCATENATE(&quot;r&quot;;MID([.$F46];[.BX$25];1));MID([.$F46];[.BX$25];1))" office:value-type="string" office:string-value="G" calcext:value-type="string">
            <text:p>G</text:p>
          </table:table-cell>
          <table:table-cell table:style-name="ce110" table:formula="of:=IF([.AK46]=&quot;R&quot;;CONCATENATE(&quot;r&quot;;MID([.$F46];[.BY$25];1));MID([.$F46];[.BY$25];1))" office:value-type="string" office:string-value="rA" calcext:value-type="string">
            <text:p>rA</text:p>
          </table:table-cell>
          <table:table-cell table:style-name="ce110" table:formula="of:=IF([.AL46]=&quot;R&quot;;CONCATENATE(&quot;r&quot;;MID([.$F46];[.BZ$25];1));MID([.$F46];[.BZ$25];1))" office:value-type="string" office:string-value="A" calcext:value-type="string">
            <text:p>A</text:p>
          </table:table-cell>
          <table:table-cell table:style-name="ce110" table:formula="of:=IF([.AM46]=&quot;R&quot;;CONCATENATE(&quot;r&quot;;MID([.$F46];[.CA$25];1));MID([.$F46];[.CA$25];1))" office:value-type="string" office:string-value="rT" calcext:value-type="string">
            <text:p>rT</text:p>
          </table:table-cell>
          <table:table-cell table:style-name="ce110" table:formula="of:=IF([.AN46]=&quot;R&quot;;CONCATENATE(&quot;r&quot;;MID([.$F46];[.CB$25];1));MID([.$F46];[.CB$25];1))" office:value-type="string" office:string-value="T" calcext:value-type="string">
            <text:p>T</text:p>
          </table:table-cell>
          <table:table-cell table:style-name="ce110" table:formula="of:=IF([.AO46]=&quot;R&quot;;CONCATENATE(&quot;r&quot;;MID([.$F46];[.CC$25];1));MID([.$F46];[.CC$25];1))" office:value-type="string" office:string-value="C" calcext:value-type="string">
            <text:p>C</text:p>
          </table:table-cell>
          <table:table-cell table:style-name="ce110" table:formula="of:=IF([.AP46]=&quot;R&quot;;CONCATENATE(&quot;r&quot;;MID([.$F46];[.CD$25];1));MID([.$F46];[.CD$25];1))" office:value-type="string" office:string-value="rA" calcext:value-type="string">
            <text:p>rA</text:p>
          </table:table-cell>
          <table:table-cell table:style-name="ce110" table:formula="of:=IF([.AQ46]=&quot;R&quot;;CONCATENATE(&quot;r&quot;;MID([.$F46];[.CE$25];1));MID([.$F46];[.CE$25];1))" office:value-type="string" office:string-value="rG" calcext:value-type="string">
            <text:p>rG</text:p>
          </table:table-cell>
          <table:table-cell table:style-name="ce110" table:formula="of:=IF([.AR46]=&quot;R&quot;;CONCATENATE(&quot;r&quot;;MID([.$F46];[.CF$25];1));MID([.$F46];[.CF$25];1))" office:value-type="string" office:string-value="rT" calcext:value-type="string">
            <text:p>rT</text:p>
          </table:table-cell>
          <table:table-cell table:style-name="ce110" table:formula="of:=IF([.AS46]=&quot;R&quot;;CONCATENATE(&quot;r&quot;;MID([.$F46];[.CG$25];1));MID([.$F46];[.CG$25];1))" office:value-type="string" office:string-value="G" calcext:value-type="string">
            <text:p>G</text:p>
          </table:table-cell>
          <table:table-cell table:style-name="ce117" table:formula="of:=IF([.AT46]=&quot;R&quot;;CONCATENATE(&quot;r&quot;;MID([.$F46];[.CH$25];1));MID([.$F46];[.CH$25];1))" office:value-type="string" office:string-value="rT" calcext:value-type="string">
            <text:p>rT</text:p>
          </table:table-cell>
          <table:table-cell table:style-name="ce120" table:formula="of:=CONCATENATE([.AU46];[.AV46];[.AW46];[.AX46];[.AY46];[.AZ46];[.BA46];[.BB46];[.BC46];[.BD46];[.BE46];[.BF46];[.BG46];[.BH46];[.BI46];[.BJ46];[.BK46];[.BL46];[.BM46];[.BN46];[.BO46];[.BP46];[.BQ46];[.BR46];[.BS46];[.BT46];[.BU46];[.BV46];[.BW46];[.BX46];[.BY46];[.BZ46];[.CA46];[.CB46];[.CC46];[.CD46];[.CE46];[.CF46];[.CG46];[.CH46])" office:value-type="string" office:string-value="rTrArArTrTrTrCrTrArCrTrCrTrTrGrTrArGrArTArGTrGrGrGGrGrTGrAArTTCrArGrTGrT" calcext:value-type="string">
            <text:p>rTrArArTrTrTrCrTrArCrTrCrTrTrGrTrArGrArTArGTrGrGrGGrGrTGrAArTTCrArGrTGrT</text:p>
          </table:table-cell>
          <table:table-cell table:style-name="ce123" table:formula="of:=CONCATENATE([.C46];&quot;_&quot;;[.D46])" office:value-type="string" office:string-value="BM-tgt12_v2'" calcext:value-type="string">
            <text:p>BM-tgt12_v2'</text:p>
          </table:table-cell>
          <table:table-cell table:style-name="ce127" table:formula="of:=SUBSTITUTE([.CI46];&quot;rT&quot;;&quot;rU&quot;)" office:value-type="string" office:string-value="rUrArArUrUrUrCrUrArCrUrCrUrUrGrUrArGrArUArGTrGrGrGGrGrUGrAArUTCrArGrUGrU" calcext:value-type="string">
            <text:p>rUrArArUrUrUrCrUrArCrUrCrUrUrGrUrArGrArUArGTrGrGrGGrGrUGrAArUTCrArGrU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8" office:value-type="string" calcext:value-type="string">
            <text:p>v3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7]=&quot;R&quot;;CONCATENATE(&quot;r&quot;;MID([.$E47];[.AU$25];1));MID([.$E47];[.AU$25];1))" office:value-type="string" office:string-value="T" calcext:value-type="string">
            <text:p>T</text:p>
          </table:table-cell>
          <table:table-cell table:style-name="ce97" table:formula="of:=IF([.H47]=&quot;R&quot;;CONCATENATE(&quot;r&quot;;MID([.$E47];[.AV$25];1));MID([.$E47];[.AV$25];1))" office:value-type="string" office:string-value="rA" calcext:value-type="string">
            <text:p>rA</text:p>
          </table:table-cell>
          <table:table-cell table:style-name="ce97" table:formula="of:=IF([.I47]=&quot;R&quot;;CONCATENATE(&quot;r&quot;;MID([.$E47];[.AW$25];1));MID([.$E47];[.AW$25];1))" office:value-type="string" office:string-value="A" calcext:value-type="string">
            <text:p>A</text:p>
          </table:table-cell>
          <table:table-cell table:style-name="ce97" table:formula="of:=IF([.J47]=&quot;R&quot;;CONCATENATE(&quot;r&quot;;MID([.$E47];[.AX$25];1));MID([.$E47];[.AX$25];1))" office:value-type="string" office:string-value="rT" calcext:value-type="string">
            <text:p>rT</text:p>
          </table:table-cell>
          <table:table-cell table:style-name="ce97" table:formula="of:=IF([.K47]=&quot;R&quot;;CONCATENATE(&quot;r&quot;;MID([.$E47];[.AY$25];1));MID([.$E47];[.AY$25];1))" office:value-type="string" office:string-value="rT" calcext:value-type="string">
            <text:p>rT</text:p>
          </table:table-cell>
          <table:table-cell table:style-name="ce97" table:formula="of:=IF([.L47]=&quot;R&quot;;CONCATENATE(&quot;r&quot;;MID([.$E47];[.AZ$25];1));MID([.$E47];[.AZ$25];1))" office:value-type="string" office:string-value="rT" calcext:value-type="string">
            <text:p>rT</text:p>
          </table:table-cell>
          <table:table-cell table:style-name="ce97" table:formula="of:=IF([.M47]=&quot;R&quot;;CONCATENATE(&quot;r&quot;;MID([.$E47];[.BA$25];1));MID([.$E47];[.BA$25];1))" office:value-type="string" office:string-value="C" calcext:value-type="string">
            <text:p>C</text:p>
          </table:table-cell>
          <table:table-cell table:style-name="ce97" table:formula="of:=IF([.N47]=&quot;R&quot;;CONCATENATE(&quot;r&quot;;MID([.$E47];[.BB$25];1));MID([.$E47];[.BB$25];1))" office:value-type="string" office:string-value="rT" calcext:value-type="string">
            <text:p>rT</text:p>
          </table:table-cell>
          <table:table-cell table:style-name="ce97" table:formula="of:=IF([.O47]=&quot;R&quot;;CONCATENATE(&quot;r&quot;;MID([.$E47];[.BC$25];1));MID([.$E47];[.BC$25];1))" office:value-type="string" office:string-value="rA" calcext:value-type="string">
            <text:p>rA</text:p>
          </table:table-cell>
          <table:table-cell table:style-name="ce97" table:formula="of:=IF([.P47]=&quot;R&quot;;CONCATENATE(&quot;r&quot;;MID([.$E47];[.BD$25];1));MID([.$E47];[.BD$25];1))" office:value-type="string" office:string-value="C" calcext:value-type="string">
            <text:p>C</text:p>
          </table:table-cell>
          <table:table-cell table:style-name="ce97" table:formula="of:=IF([.Q47]=&quot;R&quot;;CONCATENATE(&quot;r&quot;;MID([.$E47];[.BE$25];1));MID([.$E47];[.BE$25];1))" office:value-type="string" office:string-value="rT" calcext:value-type="string">
            <text:p>rT</text:p>
          </table:table-cell>
          <table:table-cell table:style-name="ce97" table:formula="of:=IF([.R47]=&quot;R&quot;;CONCATENATE(&quot;r&quot;;MID([.$E47];[.BF$25];1));MID([.$E47];[.BF$25];1))" office:value-type="string" office:string-value="C" calcext:value-type="string">
            <text:p>C</text:p>
          </table:table-cell>
          <table:table-cell table:style-name="ce97" table:formula="of:=IF([.S47]=&quot;R&quot;;CONCATENATE(&quot;r&quot;;MID([.$E47];[.BG$25];1));MID([.$E47];[.BG$25];1))" office:value-type="string" office:string-value="rT" calcext:value-type="string">
            <text:p>rT</text:p>
          </table:table-cell>
          <table:table-cell table:style-name="ce97" table:formula="of:=IF([.T47]=&quot;R&quot;;CONCATENATE(&quot;r&quot;;MID([.$E47];[.BH$25];1));MID([.$E47];[.BH$25];1))" office:value-type="string" office:string-value="T" calcext:value-type="string">
            <text:p>T</text:p>
          </table:table-cell>
          <table:table-cell table:style-name="ce97" table:formula="of:=IF([.U47]=&quot;R&quot;;CONCATENATE(&quot;r&quot;;MID([.$E47];[.BI$25];1));MID([.$E47];[.BI$25];1))" office:value-type="string" office:string-value="G" calcext:value-type="string">
            <text:p>G</text:p>
          </table:table-cell>
          <table:table-cell table:style-name="ce97" table:formula="of:=IF([.V47]=&quot;R&quot;;CONCATENATE(&quot;r&quot;;MID([.$E47];[.BJ$25];1));MID([.$E47];[.BJ$25];1))" office:value-type="string" office:string-value="rT" calcext:value-type="string">
            <text:p>rT</text:p>
          </table:table-cell>
          <table:table-cell table:style-name="ce97" table:formula="of:=IF([.W47]=&quot;R&quot;;CONCATENATE(&quot;r&quot;;MID([.$E47];[.BK$25];1));MID([.$E47];[.BK$25];1))" office:value-type="string" office:string-value="rA" calcext:value-type="string">
            <text:p>rA</text:p>
          </table:table-cell>
          <table:table-cell table:style-name="ce97" table:formula="of:=IF([.X47]=&quot;R&quot;;CONCATENATE(&quot;r&quot;;MID([.$E47];[.BL$25];1));MID([.$E47];[.BL$25];1))" office:value-type="string" office:string-value="rG" calcext:value-type="string">
            <text:p>rG</text:p>
          </table:table-cell>
          <table:table-cell table:style-name="ce97" table:formula="of:=IF([.Y47]=&quot;R&quot;;CONCATENATE(&quot;r&quot;;MID([.$E47];[.BM$25];1));MID([.$E47];[.BM$25];1))" office:value-type="string" office:string-value="A" calcext:value-type="string">
            <text:p>A</text:p>
          </table:table-cell>
          <table:table-cell table:style-name="ce104" table:formula="of:=IF([.Z47]=&quot;R&quot;;CONCATENATE(&quot;r&quot;;MID([.$E47];[.BN$25];1));MID([.$E47];[.BN$25];1))" office:value-type="string" office:string-value="rT" calcext:value-type="string">
            <text:p>rT</text:p>
          </table:table-cell>
          <table:table-cell table:style-name="ce110" table:formula="of:=IF([.AA47]=&quot;R&quot;;CONCATENATE(&quot;r&quot;;MID([.$F47];[.BO$25];1));MID([.$F47];[.BO$25];1))" office:value-type="string" office:string-value="A" calcext:value-type="string">
            <text:p>A</text:p>
          </table:table-cell>
          <table:table-cell table:style-name="ce110" table:formula="of:=IF([.AB47]=&quot;R&quot;;CONCATENATE(&quot;r&quot;;MID([.$F47];[.BP$25];1));MID([.$F47];[.BP$25];1))" office:value-type="string" office:string-value="rG" calcext:value-type="string">
            <text:p>rG</text:p>
          </table:table-cell>
          <table:table-cell table:style-name="ce110" table:formula="of:=IF([.AC47]=&quot;R&quot;;CONCATENATE(&quot;r&quot;;MID([.$F47];[.BQ$25];1));MID([.$F47];[.BQ$25];1))" office:value-type="string" office:string-value="T" calcext:value-type="string">
            <text:p>T</text:p>
          </table:table-cell>
          <table:table-cell table:style-name="ce110" table:formula="of:=IF([.AD47]=&quot;R&quot;;CONCATENATE(&quot;r&quot;;MID([.$F47];[.BR$25];1));MID([.$F47];[.BR$25];1))" office:value-type="string" office:string-value="rG" calcext:value-type="string">
            <text:p>rG</text:p>
          </table:table-cell>
          <table:table-cell table:style-name="ce110" table:formula="of:=IF([.AE47]=&quot;R&quot;;CONCATENATE(&quot;r&quot;;MID([.$F47];[.BS$25];1));MID([.$F47];[.BS$25];1))" office:value-type="string" office:string-value="rG" calcext:value-type="string">
            <text:p>rG</text:p>
          </table:table-cell>
          <table:table-cell table:style-name="ce110" table:formula="of:=IF([.AF47]=&quot;R&quot;;CONCATENATE(&quot;r&quot;;MID([.$F47];[.BT$25];1));MID([.$F47];[.BT$25];1))" office:value-type="string" office:string-value="rG" calcext:value-type="string">
            <text:p>rG</text:p>
          </table:table-cell>
          <table:table-cell table:style-name="ce110" table:formula="of:=IF([.AG47]=&quot;R&quot;;CONCATENATE(&quot;r&quot;;MID([.$F47];[.BU$25];1));MID([.$F47];[.BU$25];1))" office:value-type="string" office:string-value="G" calcext:value-type="string">
            <text:p>G</text:p>
          </table:table-cell>
          <table:table-cell table:style-name="ce110" table:formula="of:=IF([.AH47]=&quot;R&quot;;CONCATENATE(&quot;r&quot;;MID([.$F47];[.BV$25];1));MID([.$F47];[.BV$25];1))" office:value-type="string" office:string-value="rG" calcext:value-type="string">
            <text:p>rG</text:p>
          </table:table-cell>
          <table:table-cell table:style-name="ce110" table:formula="of:=IF([.AI47]=&quot;R&quot;;CONCATENATE(&quot;r&quot;;MID([.$F47];[.BW$25];1));MID([.$F47];[.BW$25];1))" office:value-type="string" office:string-value="rT" calcext:value-type="string">
            <text:p>rT</text:p>
          </table:table-cell>
          <table:table-cell table:style-name="ce110" table:formula="of:=IF([.AJ47]=&quot;R&quot;;CONCATENATE(&quot;r&quot;;MID([.$F47];[.BX$25];1));MID([.$F47];[.BX$25];1))" office:value-type="string" office:string-value="G" calcext:value-type="string">
            <text:p>G</text:p>
          </table:table-cell>
          <table:table-cell table:style-name="ce110" table:formula="of:=IF([.AK47]=&quot;R&quot;;CONCATENATE(&quot;r&quot;;MID([.$F47];[.BY$25];1));MID([.$F47];[.BY$25];1))" office:value-type="string" office:string-value="rA" calcext:value-type="string">
            <text:p>rA</text:p>
          </table:table-cell>
          <table:table-cell table:style-name="ce110" table:formula="of:=IF([.AL47]=&quot;R&quot;;CONCATENATE(&quot;r&quot;;MID([.$F47];[.BZ$25];1));MID([.$F47];[.BZ$25];1))" office:value-type="string" office:string-value="A" calcext:value-type="string">
            <text:p>A</text:p>
          </table:table-cell>
          <table:table-cell table:style-name="ce110" table:formula="of:=IF([.AM47]=&quot;R&quot;;CONCATENATE(&quot;r&quot;;MID([.$F47];[.CA$25];1));MID([.$F47];[.CA$25];1))" office:value-type="string" office:string-value="rT" calcext:value-type="string">
            <text:p>rT</text:p>
          </table:table-cell>
          <table:table-cell table:style-name="ce110" table:formula="of:=IF([.AN47]=&quot;R&quot;;CONCATENATE(&quot;r&quot;;MID([.$F47];[.CB$25];1));MID([.$F47];[.CB$25];1))" office:value-type="string" office:string-value="T" calcext:value-type="string">
            <text:p>T</text:p>
          </table:table-cell>
          <table:table-cell table:style-name="ce110" table:formula="of:=IF([.AO47]=&quot;R&quot;;CONCATENATE(&quot;r&quot;;MID([.$F47];[.CC$25];1));MID([.$F47];[.CC$25];1))" office:value-type="string" office:string-value="C" calcext:value-type="string">
            <text:p>C</text:p>
          </table:table-cell>
          <table:table-cell table:style-name="ce110" table:formula="of:=IF([.AP47]=&quot;R&quot;;CONCATENATE(&quot;r&quot;;MID([.$F47];[.CD$25];1));MID([.$F47];[.CD$25];1))" office:value-type="string" office:string-value="rA" calcext:value-type="string">
            <text:p>rA</text:p>
          </table:table-cell>
          <table:table-cell table:style-name="ce110" table:formula="of:=IF([.AQ47]=&quot;R&quot;;CONCATENATE(&quot;r&quot;;MID([.$F47];[.CE$25];1));MID([.$F47];[.CE$25];1))" office:value-type="string" office:string-value="rG" calcext:value-type="string">
            <text:p>rG</text:p>
          </table:table-cell>
          <table:table-cell table:style-name="ce110" table:formula="of:=IF([.AR47]=&quot;R&quot;;CONCATENATE(&quot;r&quot;;MID([.$F47];[.CF$25];1));MID([.$F47];[.CF$25];1))" office:value-type="string" office:string-value="rT" calcext:value-type="string">
            <text:p>rT</text:p>
          </table:table-cell>
          <table:table-cell table:style-name="ce110" table:formula="of:=IF([.AS47]=&quot;R&quot;;CONCATENATE(&quot;r&quot;;MID([.$F47];[.CG$25];1));MID([.$F47];[.CG$25];1))" office:value-type="string" office:string-value="G" calcext:value-type="string">
            <text:p>G</text:p>
          </table:table-cell>
          <table:table-cell table:style-name="ce117" table:formula="of:=IF([.AT47]=&quot;R&quot;;CONCATENATE(&quot;r&quot;;MID([.$F47];[.CH$25];1));MID([.$F47];[.CH$25];1))" office:value-type="string" office:string-value="rT" calcext:value-type="string">
            <text:p>rT</text:p>
          </table:table-cell>
          <table:table-cell table:style-name="ce120" table:formula="of:=CONCATENATE([.AU47];[.AV47];[.AW47];[.AX47];[.AY47];[.AZ47];[.BA47];[.BB47];[.BC47];[.BD47];[.BE47];[.BF47];[.BG47];[.BH47];[.BI47];[.BJ47];[.BK47];[.BL47];[.BM47];[.BN47];[.BO47];[.BP47];[.BQ47];[.BR47];[.BS47];[.BT47];[.BU47];[.BV47];[.BW47];[.BX47];[.BY47];[.BZ47];[.CA47];[.CB47];[.CC47];[.CD47];[.CE47];[.CF47];[.CG47];[.CH47])" office:value-type="string" office:string-value="TrAArTrTrTCrTrACrTCrTTGrTrArGArTArGTrGrGrGGrGrTGrAArTTCrArGrTGrT" calcext:value-type="string">
            <text:p>TrAArTrTrTCrTrACrTCrTTGrTrArGArTArGTrGrGrGGrGrTGrAArTTCrArGrTGrT</text:p>
          </table:table-cell>
          <table:table-cell table:style-name="ce123" table:formula="of:=CONCATENATE([.C47];&quot;_&quot;;[.D47])" office:value-type="string" office:string-value="BM-tgt12_v3'" calcext:value-type="string">
            <text:p>BM-tgt12_v3'</text:p>
          </table:table-cell>
          <table:table-cell table:style-name="ce127" table:formula="of:=SUBSTITUTE([.CI47];&quot;rT&quot;;&quot;rU&quot;)" office:value-type="string" office:string-value="TrAArUrUrUCrUrACrUCrUTGrUrArGArUArGTrGrGrGGrGrUGrAArUTCrArGrUGrU" calcext:value-type="string">
            <text:p>TrAArUrUrUCrUrACrUCrUTGrUrArGArUArGTrGrGrGGrGrUGrAArUTCrArGrUGrU</text:p>
          </table:table-cell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BM-tgt12</text:p>
          </table:table-cell>
          <table:table-cell table:style-name="ce18" office:value-type="string" calcext:value-type="string">
            <text:p>v3'</text:p>
          </table:table-cell>
          <table:table-cell table:style-name="ce19" office:value-type="string" calcext:value-type="string">
            <text:p>TAATTTCTACTCTTGTAGAT</text:p>
          </table:table-cell>
          <table:table-cell table:style-name="ce21" office:value-type="string" calcext:value-type="string">
            <text:p>AGTGGGGGTGAATTCAGTGT</text:p>
          </table:table-cell>
          <table:table-cell table:style-name="ce29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4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8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R</text:p>
          </table:table-cell>
          <table:table-cell table:style-name="ce41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8" office:value-type="string" calcext:value-type="string">
            <text:p>d</text:p>
          </table:table-cell>
          <table:table-cell table:style-name="ce51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R</text:p>
          </table:table-cell>
          <table:table-cell table:style-name="ce59" office:value-type="string" calcext:value-type="string">
            <text:p>d</text:p>
          </table:table-cell>
          <table:table-cell table:style-name="ce61" office:value-type="string" calcext:value-type="string">
            <text:p>R</text:p>
          </table:table-cell>
          <table:table-cell table:style-name="ce33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37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70" office:value-type="string" calcext:value-type="string">
            <text:p>d</text:p>
          </table:table-cell>
          <table:table-cell table:style-name="ce72" office:value-type="string" calcext:value-type="string">
            <text:p>R</text:p>
          </table:table-cell>
          <table:table-cell table:style-name="ce75" office:value-type="string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47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3" table:style-name="ce30" office:value-type="string" calcext:value-type="string">
            <text:p>R</text:p>
          </table:table-cell>
          <table:table-cell table:style-name="ce84" office:value-type="string" calcext:value-type="string">
            <text:p>d</text:p>
          </table:table-cell>
          <table:table-cell table:style-name="ce86" office:value-type="string" calcext:value-type="string">
            <text:p>R</text:p>
          </table:table-cell>
          <table:table-cell table:style-name="ce92" table:formula="of:=IF([.G48]=&quot;R&quot;;CONCATENATE(&quot;r&quot;;MID([.$E48];[.AU$25];1));MID([.$E48];[.AU$25];1))" office:value-type="string" office:string-value="T" calcext:value-type="string">
            <text:p>T</text:p>
          </table:table-cell>
          <table:table-cell table:style-name="ce97" table:formula="of:=IF([.H48]=&quot;R&quot;;CONCATENATE(&quot;r&quot;;MID([.$E48];[.AV$25];1));MID([.$E48];[.AV$25];1))" office:value-type="string" office:string-value="rA" calcext:value-type="string">
            <text:p>rA</text:p>
          </table:table-cell>
          <table:table-cell table:style-name="ce97" table:formula="of:=IF([.I48]=&quot;R&quot;;CONCATENATE(&quot;r&quot;;MID([.$E48];[.AW$25];1));MID([.$E48];[.AW$25];1))" office:value-type="string" office:string-value="A" calcext:value-type="string">
            <text:p>A</text:p>
          </table:table-cell>
          <table:table-cell table:style-name="ce97" table:formula="of:=IF([.J48]=&quot;R&quot;;CONCATENATE(&quot;r&quot;;MID([.$E48];[.AX$25];1));MID([.$E48];[.AX$25];1))" office:value-type="string" office:string-value="rT" calcext:value-type="string">
            <text:p>rT</text:p>
          </table:table-cell>
          <table:table-cell table:style-name="ce97" table:formula="of:=IF([.K48]=&quot;R&quot;;CONCATENATE(&quot;r&quot;;MID([.$E48];[.AY$25];1));MID([.$E48];[.AY$25];1))" office:value-type="string" office:string-value="rT" calcext:value-type="string">
            <text:p>rT</text:p>
          </table:table-cell>
          <table:table-cell table:style-name="ce97" table:formula="of:=IF([.L48]=&quot;R&quot;;CONCATENATE(&quot;r&quot;;MID([.$E48];[.AZ$25];1));MID([.$E48];[.AZ$25];1))" office:value-type="string" office:string-value="rT" calcext:value-type="string">
            <text:p>rT</text:p>
          </table:table-cell>
          <table:table-cell table:style-name="ce97" table:formula="of:=IF([.M48]=&quot;R&quot;;CONCATENATE(&quot;r&quot;;MID([.$E48];[.BA$25];1));MID([.$E48];[.BA$25];1))" office:value-type="string" office:string-value="C" calcext:value-type="string">
            <text:p>C</text:p>
          </table:table-cell>
          <table:table-cell table:style-name="ce97" table:formula="of:=IF([.N48]=&quot;R&quot;;CONCATENATE(&quot;r&quot;;MID([.$E48];[.BB$25];1));MID([.$E48];[.BB$25];1))" office:value-type="string" office:string-value="rT" calcext:value-type="string">
            <text:p>rT</text:p>
          </table:table-cell>
          <table:table-cell table:style-name="ce97" table:formula="of:=IF([.O48]=&quot;R&quot;;CONCATENATE(&quot;r&quot;;MID([.$E48];[.BC$25];1));MID([.$E48];[.BC$25];1))" office:value-type="string" office:string-value="rA" calcext:value-type="string">
            <text:p>rA</text:p>
          </table:table-cell>
          <table:table-cell table:style-name="ce97" table:formula="of:=IF([.P48]=&quot;R&quot;;CONCATENATE(&quot;r&quot;;MID([.$E48];[.BD$25];1));MID([.$E48];[.BD$25];1))" office:value-type="string" office:string-value="C" calcext:value-type="string">
            <text:p>C</text:p>
          </table:table-cell>
          <table:table-cell table:style-name="ce97" table:formula="of:=IF([.Q48]=&quot;R&quot;;CONCATENATE(&quot;r&quot;;MID([.$E48];[.BE$25];1));MID([.$E48];[.BE$25];1))" office:value-type="string" office:string-value="rT" calcext:value-type="string">
            <text:p>rT</text:p>
          </table:table-cell>
          <table:table-cell table:style-name="ce97" table:formula="of:=IF([.R48]=&quot;R&quot;;CONCATENATE(&quot;r&quot;;MID([.$E48];[.BF$25];1));MID([.$E48];[.BF$25];1))" office:value-type="string" office:string-value="C" calcext:value-type="string">
            <text:p>C</text:p>
          </table:table-cell>
          <table:table-cell table:style-name="ce97" table:formula="of:=IF([.S48]=&quot;R&quot;;CONCATENATE(&quot;r&quot;;MID([.$E48];[.BG$25];1));MID([.$E48];[.BG$25];1))" office:value-type="string" office:string-value="rT" calcext:value-type="string">
            <text:p>rT</text:p>
          </table:table-cell>
          <table:table-cell table:style-name="ce97" table:formula="of:=IF([.T48]=&quot;R&quot;;CONCATENATE(&quot;r&quot;;MID([.$E48];[.BH$25];1));MID([.$E48];[.BH$25];1))" office:value-type="string" office:string-value="T" calcext:value-type="string">
            <text:p>T</text:p>
          </table:table-cell>
          <table:table-cell table:style-name="ce97" table:formula="of:=IF([.U48]=&quot;R&quot;;CONCATENATE(&quot;r&quot;;MID([.$E48];[.BI$25];1));MID([.$E48];[.BI$25];1))" office:value-type="string" office:string-value="G" calcext:value-type="string">
            <text:p>G</text:p>
          </table:table-cell>
          <table:table-cell table:style-name="ce97" table:formula="of:=IF([.V48]=&quot;R&quot;;CONCATENATE(&quot;r&quot;;MID([.$E48];[.BJ$25];1));MID([.$E48];[.BJ$25];1))" office:value-type="string" office:string-value="rT" calcext:value-type="string">
            <text:p>rT</text:p>
          </table:table-cell>
          <table:table-cell table:style-name="ce97" table:formula="of:=IF([.W48]=&quot;R&quot;;CONCATENATE(&quot;r&quot;;MID([.$E48];[.BK$25];1));MID([.$E48];[.BK$25];1))" office:value-type="string" office:string-value="rA" calcext:value-type="string">
            <text:p>rA</text:p>
          </table:table-cell>
          <table:table-cell table:style-name="ce97" table:formula="of:=IF([.X48]=&quot;R&quot;;CONCATENATE(&quot;r&quot;;MID([.$E48];[.BL$25];1));MID([.$E48];[.BL$25];1))" office:value-type="string" office:string-value="rG" calcext:value-type="string">
            <text:p>rG</text:p>
          </table:table-cell>
          <table:table-cell table:style-name="ce97" table:formula="of:=IF([.Y48]=&quot;R&quot;;CONCATENATE(&quot;r&quot;;MID([.$E48];[.BM$25];1));MID([.$E48];[.BM$25];1))" office:value-type="string" office:string-value="A" calcext:value-type="string">
            <text:p>A</text:p>
          </table:table-cell>
          <table:table-cell table:style-name="ce104" table:formula="of:=IF([.Z48]=&quot;R&quot;;CONCATENATE(&quot;r&quot;;MID([.$E48];[.BN$25];1));MID([.$E48];[.BN$25];1))" office:value-type="string" office:string-value="rT" calcext:value-type="string">
            <text:p>rT</text:p>
          </table:table-cell>
          <table:table-cell table:style-name="ce110" table:formula="of:=IF([.AA48]=&quot;R&quot;;CONCATENATE(&quot;r&quot;;MID([.$F48];[.BO$25];1));MID([.$F48];[.BO$25];1))" office:value-type="string" office:string-value="A" calcext:value-type="string">
            <text:p>A</text:p>
          </table:table-cell>
          <table:table-cell table:style-name="ce110" table:formula="of:=IF([.AB48]=&quot;R&quot;;CONCATENATE(&quot;r&quot;;MID([.$F48];[.BP$25];1));MID([.$F48];[.BP$25];1))" office:value-type="string" office:string-value="rG" calcext:value-type="string">
            <text:p>rG</text:p>
          </table:table-cell>
          <table:table-cell table:style-name="ce110" table:formula="of:=IF([.AC48]=&quot;R&quot;;CONCATENATE(&quot;r&quot;;MID([.$F48];[.BQ$25];1));MID([.$F48];[.BQ$25];1))" office:value-type="string" office:string-value="T" calcext:value-type="string">
            <text:p>T</text:p>
          </table:table-cell>
          <table:table-cell table:style-name="ce110" table:formula="of:=IF([.AD48]=&quot;R&quot;;CONCATENATE(&quot;r&quot;;MID([.$F48];[.BR$25];1));MID([.$F48];[.BR$25];1))" office:value-type="string" office:string-value="rG" calcext:value-type="string">
            <text:p>rG</text:p>
          </table:table-cell>
          <table:table-cell table:style-name="ce110" table:formula="of:=IF([.AE48]=&quot;R&quot;;CONCATENATE(&quot;r&quot;;MID([.$F48];[.BS$25];1));MID([.$F48];[.BS$25];1))" office:value-type="string" office:string-value="rG" calcext:value-type="string">
            <text:p>rG</text:p>
          </table:table-cell>
          <table:table-cell table:style-name="ce110" table:formula="of:=IF([.AF48]=&quot;R&quot;;CONCATENATE(&quot;r&quot;;MID([.$F48];[.BT$25];1));MID([.$F48];[.BT$25];1))" office:value-type="string" office:string-value="rG" calcext:value-type="string">
            <text:p>rG</text:p>
          </table:table-cell>
          <table:table-cell table:style-name="ce110" table:formula="of:=IF([.AG48]=&quot;R&quot;;CONCATENATE(&quot;r&quot;;MID([.$F48];[.BU$25];1));MID([.$F48];[.BU$25];1))" office:value-type="string" office:string-value="G" calcext:value-type="string">
            <text:p>G</text:p>
          </table:table-cell>
          <table:table-cell table:style-name="ce110" table:formula="of:=IF([.AH48]=&quot;R&quot;;CONCATENATE(&quot;r&quot;;MID([.$F48];[.BV$25];1));MID([.$F48];[.BV$25];1))" office:value-type="string" office:string-value="rG" calcext:value-type="string">
            <text:p>rG</text:p>
          </table:table-cell>
          <table:table-cell table:style-name="ce110" table:formula="of:=IF([.AI48]=&quot;R&quot;;CONCATENATE(&quot;r&quot;;MID([.$F48];[.BW$25];1));MID([.$F48];[.BW$25];1))" office:value-type="string" office:string-value="rT" calcext:value-type="string">
            <text:p>rT</text:p>
          </table:table-cell>
          <table:table-cell table:style-name="ce110" table:formula="of:=IF([.AJ48]=&quot;R&quot;;CONCATENATE(&quot;r&quot;;MID([.$F48];[.BX$25];1));MID([.$F48];[.BX$25];1))" office:value-type="string" office:string-value="G" calcext:value-type="string">
            <text:p>G</text:p>
          </table:table-cell>
          <table:table-cell table:style-name="ce110" table:formula="of:=IF([.AK48]=&quot;R&quot;;CONCATENATE(&quot;r&quot;;MID([.$F48];[.BY$25];1));MID([.$F48];[.BY$25];1))" office:value-type="string" office:string-value="rA" calcext:value-type="string">
            <text:p>rA</text:p>
          </table:table-cell>
          <table:table-cell table:style-name="ce110" table:formula="of:=IF([.AL48]=&quot;R&quot;;CONCATENATE(&quot;r&quot;;MID([.$F48];[.BZ$25];1));MID([.$F48];[.BZ$25];1))" office:value-type="string" office:string-value="A" calcext:value-type="string">
            <text:p>A</text:p>
          </table:table-cell>
          <table:table-cell table:style-name="ce110" table:formula="of:=IF([.AM48]=&quot;R&quot;;CONCATENATE(&quot;r&quot;;MID([.$F48];[.CA$25];1));MID([.$F48];[.CA$25];1))" office:value-type="string" office:string-value="rT" calcext:value-type="string">
            <text:p>rT</text:p>
          </table:table-cell>
          <table:table-cell table:style-name="ce110" table:formula="of:=IF([.AN48]=&quot;R&quot;;CONCATENATE(&quot;r&quot;;MID([.$F48];[.CB$25];1));MID([.$F48];[.CB$25];1))" office:value-type="string" office:string-value="T" calcext:value-type="string">
            <text:p>T</text:p>
          </table:table-cell>
          <table:table-cell table:style-name="ce110" table:formula="of:=IF([.AO48]=&quot;R&quot;;CONCATENATE(&quot;r&quot;;MID([.$F48];[.CC$25];1));MID([.$F48];[.CC$25];1))" office:value-type="string" office:string-value="C" calcext:value-type="string">
            <text:p>C</text:p>
          </table:table-cell>
          <table:table-cell table:style-name="ce110" table:formula="of:=IF([.AP48]=&quot;R&quot;;CONCATENATE(&quot;r&quot;;MID([.$F48];[.CD$25];1));MID([.$F48];[.CD$25];1))" office:value-type="string" office:string-value="rA" calcext:value-type="string">
            <text:p>rA</text:p>
          </table:table-cell>
          <table:table-cell table:style-name="ce110" table:formula="of:=IF([.AQ48]=&quot;R&quot;;CONCATENATE(&quot;r&quot;;MID([.$F48];[.CE$25];1));MID([.$F48];[.CE$25];1))" office:value-type="string" office:string-value="rG" calcext:value-type="string">
            <text:p>rG</text:p>
          </table:table-cell>
          <table:table-cell table:style-name="ce110" table:formula="of:=IF([.AR48]=&quot;R&quot;;CONCATENATE(&quot;r&quot;;MID([.$F48];[.CF$25];1));MID([.$F48];[.CF$25];1))" office:value-type="string" office:string-value="rT" calcext:value-type="string">
            <text:p>rT</text:p>
          </table:table-cell>
          <table:table-cell table:style-name="ce110" table:formula="of:=IF([.AS48]=&quot;R&quot;;CONCATENATE(&quot;r&quot;;MID([.$F48];[.CG$25];1));MID([.$F48];[.CG$25];1))" office:value-type="string" office:string-value="G" calcext:value-type="string">
            <text:p>G</text:p>
          </table:table-cell>
          <table:table-cell table:style-name="ce117" table:formula="of:=IF([.AT48]=&quot;R&quot;;CONCATENATE(&quot;r&quot;;MID([.$F48];[.CH$25];1));MID([.$F48];[.CH$25];1))" office:value-type="string" office:string-value="rT" calcext:value-type="string">
            <text:p>rT</text:p>
          </table:table-cell>
          <table:table-cell table:style-name="ce120" table:formula="of:=CONCATENATE([.AU48];[.AV48];[.AW48];[.AX48];[.AY48];[.AZ48];[.BA48];[.BB48];[.BC48];[.BD48];[.BE48];[.BF48];[.BG48];[.BH48];[.BI48];[.BJ48];[.BK48];[.BL48];[.BM48];[.BN48];[.BO48];[.BP48];[.BQ48];[.BR48];[.BS48];[.BT48];[.BU48];[.BV48];[.BW48];[.BX48];[.BY48];[.BZ48];[.CA48];[.CB48];[.CC48];[.CD48];[.CE48];[.CF48];[.CG48];[.CH48])" office:value-type="string" office:string-value="TrAArTrTrTCrTrACrTCrTTGrTrArGArTArGTrGrGrGGrGrTGrAArTTCrArGrTGrT" calcext:value-type="string">
            <text:p>TrAArTrTrTCrTrACrTCrTTGrTrArGArTArGTrGrGrGGrGrTGrAArTTCrArGrTGrT</text:p>
          </table:table-cell>
          <table:table-cell table:style-name="ce123" table:formula="of:=CONCATENATE([.C48];&quot;_&quot;;[.D48])" office:value-type="string" office:string-value="BM-tgt12_v3'" calcext:value-type="string">
            <text:p>BM-tgt12_v3'</text:p>
          </table:table-cell>
          <table:table-cell table:style-name="ce127" table:formula="of:=SUBSTITUTE([.CI48];&quot;rT&quot;;&quot;rU&quot;)" office:value-type="string" office:string-value="TrAArUrUrUCrUrACrUCrUTGrUrArGArUArGTrGrGrGGrGrUGrAArUTCrArGrUGrU" calcext:value-type="string">
            <text:p>TrAArUrUrUCrUrACrUCrUTGrUrArGArUArGTrGrGrGGrGrUGrAArUTCrArGrUGrU</text:p>
          </table:table-cell>
        </table:table-row>
        <table:table-row table:style-name="ro2">
          <table:table-cell table:style-name="ce4"/>
          <table:table-cell table:style-name="ce10"/>
          <table:table-cell table:style-name="ce14"/>
          <table:table-cell/>
          <table:table-cell table:style-name="ce14"/>
          <table:table-cell table:style-name="ce22"/>
          <table:table-cell table:style-name="ce29"/>
          <table:table-cell table:style-name="ce30"/>
          <table:table-cell table:style-name="ce34"/>
          <table:table-cell table:style-name="ce30" table:number-columns-repeated="3"/>
          <table:table-cell table:style-name="ce38"/>
          <table:table-cell table:style-name="ce30" table:number-columns-repeated="2"/>
          <table:table-cell table:style-name="ce41"/>
          <table:table-cell table:style-name="ce30"/>
          <table:table-cell table:style-name="ce44"/>
          <table:table-cell table:style-name="ce30"/>
          <table:table-cell table:style-name="ce48"/>
          <table:table-cell table:style-name="ce51"/>
          <table:table-cell table:style-name="ce30" table:number-columns-repeated="3"/>
          <table:table-cell table:style-name="ce54"/>
          <table:table-cell table:style-name="ce55"/>
          <table:table-cell table:style-name="ce59"/>
          <table:table-cell table:style-name="ce61"/>
          <table:table-cell table:style-name="ce33"/>
          <table:table-cell table:style-name="ce30" table:number-columns-repeated="3"/>
          <table:table-cell table:style-name="ce37"/>
          <table:table-cell table:style-name="ce30"/>
          <table:table-cell table:style-name="ce67"/>
          <table:table-cell table:style-name="ce70"/>
          <table:table-cell table:style-name="ce72"/>
          <table:table-cell table:style-name="ce75"/>
          <table:table-cell table:style-name="ce30"/>
          <table:table-cell table:style-name="ce47"/>
          <table:table-cell table:style-name="ce50"/>
          <table:table-cell table:style-name="ce30" table:number-columns-repeated="3"/>
          <table:table-cell table:style-name="ce84"/>
          <table:table-cell table:style-name="ce86"/>
          <table:table-cell table:style-name="ce92"/>
          <table:table-cell table:style-name="ce97" table:number-columns-repeated="18"/>
          <table:table-cell table:style-name="ce104"/>
          <table:table-cell table:style-name="ce110" table:number-columns-repeated="19"/>
          <table:table-cell table:style-name="ce117"/>
          <table:table-cell table:style-name="ce120"/>
          <table:table-cell table:style-name="ce123"/>
          <table:table-cell table:style-name="ce127"/>
        </table:table-row>
        <table:table-row table:style-name="ro2" table:number-rows-repeated="2">
          <table:table-cell table:number-columns-repeated="86"/>
          <table:table-cell table:style-name="ce118"/>
          <table:table-cell table:style-name="ce123"/>
          <table:table-cell table:style-name="ce128"/>
        </table:table-row>
        <table:table-row table:style-name="ro2">
          <table:table-cell table:number-columns-repeated="86"/>
          <table:table-cell table:style-name="ce118"/>
          <table:table-cell table:style-name="ce123"/>
          <table:table-cell table:style-name="ce128" office:value-type="string" calcext:value-type="string">
            <text:p>rUrArArUrUrUrCrUrArCrUrCrUrUrGrUrArGrArUrArGrUrGrGrGrGrGrUrGrArArUrUrCrArGrUrGrU</text:p>
          </table:table-cell>
        </table:table-row>
        <table:table-row table:style-name="ro2">
          <table:table-cell table:number-columns-repeated="89"/>
        </table:table-row>
        <table:table-row table:style-name="ro2">
          <table:table-cell table:number-columns-repeated="88"/>
          <table:table-cell office:value-type="string" calcext:value-type="string">
            <text:p>TrAArUrUrUCrUrACrUCrUTGrUrArGArUrArGrUrGrGrGrGrGrUrGrArArUrUrCrArGrUrGrU</text:p>
          </table:table-cell>
        </table:table-row>
        <table:table-row table:style-name="ro2" table:number-rows-repeated="1048521">
          <table:table-cell table:number-columns-repeated="89"/>
        </table:table-row>
        <table:table-row table:style-name="ro2">
          <table:table-cell table:number-columns-repeated="89"/>
        </table:table-row>
        <calcext:conditional-formats>
          <calcext:conditional-format calcext:target-range-address="Sheet1.Y35:Sheet1.Y37 Sheet1.Y30:Sheet1.Y31 Sheet1.Y47:Sheet1.Y49 Sheet1.Y42:Sheet1.Y43">
            <calcext:condition calcext:apply-style-name="ConditionalStyle_36" calcext:value="contains-text(&quot;d&quot;)" calcext:base-cell-address="Sheet1.Y30"/>
          </calcext:conditional-format>
          <calcext:conditional-format calcext:target-range-address="Sheet1.U35:Sheet1.U37 Sheet1.U30:Sheet1.U31 Sheet1.U47:Sheet1.U49 Sheet1.U42:Sheet1.U43">
            <calcext:condition calcext:apply-style-name="ConditionalStyle_37" calcext:value="contains-text(&quot;d&quot;)" calcext:base-cell-address="Sheet1.U30"/>
          </calcext:conditional-format>
          <calcext:conditional-format calcext:target-range-address="Sheet1.T35:Sheet1.T37 Sheet1.T30:Sheet1.T31 Sheet1.T47:Sheet1.T49 Sheet1.T42:Sheet1.T43">
            <calcext:condition calcext:apply-style-name="ConditionalStyle_38" calcext:value="contains-text(&quot;d&quot;)" calcext:base-cell-address="Sheet1.T30"/>
          </calcext:conditional-format>
          <calcext:conditional-format calcext:target-range-address="Sheet1.R35:Sheet1.R37 Sheet1.R30:Sheet1.R31 Sheet1.R47:Sheet1.R49 Sheet1.R42:Sheet1.R43">
            <calcext:condition calcext:apply-style-name="ConditionalStyle_39" calcext:value="contains-text(&quot;d&quot;)" calcext:base-cell-address="Sheet1.R30"/>
          </calcext:conditional-format>
          <calcext:conditional-format calcext:target-range-address="Sheet1.P35:Sheet1.P37 Sheet1.P30:Sheet1.P31 Sheet1.P47:Sheet1.P49 Sheet1.P42:Sheet1.P43">
            <calcext:condition calcext:apply-style-name="ConditionalStyle_40" calcext:value="contains-text(&quot;d&quot;)" calcext:base-cell-address="Sheet1.P30"/>
          </calcext:conditional-format>
          <calcext:conditional-format calcext:target-range-address="Sheet1.M35:Sheet1.M37 Sheet1.M30:Sheet1.M31 Sheet1.M47:Sheet1.M49 Sheet1.M42:Sheet1.M43">
            <calcext:condition calcext:apply-style-name="ConditionalStyle_41" calcext:value="contains-text(&quot;d&quot;)" calcext:base-cell-address="Sheet1.M30"/>
          </calcext:conditional-format>
          <calcext:conditional-format calcext:target-range-address="Sheet1.I35:Sheet1.I37 Sheet1.I30:Sheet1.I31 Sheet1.I47:Sheet1.I49 Sheet1.I42:Sheet1.I43">
            <calcext:condition calcext:apply-style-name="ConditionalStyle_42" calcext:value="contains-text(&quot;d&quot;)" calcext:base-cell-address="Sheet1.I30"/>
          </calcext:conditional-format>
          <calcext:conditional-format calcext:target-range-address="Sheet1.G35:Sheet1.G37 Sheet1.G30:Sheet1.G31 Sheet1.G47:Sheet1.G49 Sheet1.G42:Sheet1.G43">
            <calcext:condition calcext:apply-style-name="ConditionalStyle_43" calcext:value="contains-text(&quot;d&quot;)" calcext:base-cell-address="Sheet1.G30"/>
          </calcext:conditional-format>
          <calcext:conditional-format calcext:target-range-address="Sheet1.AA30:Sheet1.AA38 Sheet1.AA26:Sheet1.AA26 Sheet1.AA42:Sheet1.AA49">
            <calcext:condition calcext:apply-style-name="ConditionalStyle_46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48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50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52" calcext:value="contains-text(&quot;d&quot;)" calcext:base-cell-address="Sheet1.AA26"/>
          </calcext:conditional-format>
          <calcext:conditional-format calcext:target-range-address="Sheet1.AK30:Sheet1.AK38 Sheet1.AK26:Sheet1.AK26 Sheet1.AK42:Sheet1.AK49">
            <calcext:condition calcext:apply-style-name="ConditionalStyle_53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55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57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59" calcext:value="contains-text(&quot;d&quot;)" calcext:base-cell-address="Sheet1.AK26"/>
          </calcext:conditional-format>
          <calcext:conditional-format calcext:target-range-address="Sheet1.AT29:Sheet1.AT38 Sheet1.AT26:Sheet1.AT26 Sheet1.AT41:Sheet1.AT49">
            <calcext:condition calcext:apply-style-name="ConditionalStyle_61" calcext:value="contains-text(&quot;d&quot;)" calcext:base-cell-address="Sheet1.AT26"/>
          </calcext:conditional-format>
          <calcext:conditional-format calcext:target-range-address="Sheet1.AB30:Sheet1.AB38 Sheet1.AB26:Sheet1.AB26 Sheet1.AB42:Sheet1.AB49">
            <calcext:condition calcext:apply-style-name="ConditionalStyle_62" calcext:value="contains-text(&quot;d&quot;)" calcext:base-cell-address="Sheet1.AB26"/>
          </calcext:conditional-format>
          <calcext:conditional-format calcext:target-range-address="Sheet1.AS30:Sheet1.AS38 Sheet1.AS26:Sheet1.AS26 Sheet1.AS42:Sheet1.AS49">
            <calcext:condition calcext:apply-style-name="ConditionalStyle_63" calcext:value="contains-text(&quot;d&quot;)" calcext:base-cell-address="Sheet1.AS26"/>
          </calcext:conditional-format>
          <calcext:conditional-format calcext:target-range-address="Sheet1.AP26:Sheet1.AR26 Sheet1.AP38:Sheet1.AR38">
            <calcext:condition calcext:apply-style-name="ConditionalStyle_64" calcext:value="contains-text(&quot;d&quot;)" calcext:base-cell-address="Sheet1.AP26"/>
          </calcext:conditional-format>
          <calcext:conditional-format calcext:target-range-address="Sheet1.AM26:Sheet1.AO26 Sheet1.AM38:Sheet1.AO38">
            <calcext:condition calcext:apply-style-name="ConditionalStyle_65" calcext:value="contains-text(&quot;d&quot;)" calcext:base-cell-address="Sheet1.AM26"/>
          </calcext:conditional-format>
          <calcext:conditional-format calcext:target-range-address="Sheet1.AL30:Sheet1.AL38 Sheet1.AL26:Sheet1.AL26 Sheet1.AL42:Sheet1.AL49">
            <calcext:condition calcext:apply-style-name="ConditionalStyle_66" calcext:value="contains-text(&quot;d&quot;)" calcext:base-cell-address="Sheet1.AL26"/>
          </calcext:conditional-format>
          <calcext:conditional-format calcext:target-range-address="Sheet1.AJ30:Sheet1.AJ38 Sheet1.AJ26:Sheet1.AJ26 Sheet1.AJ42:Sheet1.AJ49">
            <calcext:condition calcext:apply-style-name="ConditionalStyle_68" calcext:value="contains-text(&quot;d&quot;)" calcext:base-cell-address="Sheet1.AJ26"/>
          </calcext:conditional-format>
          <calcext:conditional-format calcext:target-range-address="Sheet1.AI30:Sheet1.AI38 Sheet1.AI26:Sheet1.AI26 Sheet1.AI42:Sheet1.AI49">
            <calcext:condition calcext:apply-style-name="ConditionalStyle_67" calcext:value="contains-text(&quot;d&quot;)" calcext:base-cell-address="Sheet1.AI26"/>
          </calcext:conditional-format>
          <calcext:conditional-format calcext:target-range-address="Sheet1.AF26:Sheet1.AN26 Sheet1.AF38:Sheet1.AN38">
            <calcext:condition calcext:apply-style-name="ConditionalStyle_69" calcext:value="contains-text(&quot;d&quot;)" calcext:base-cell-address="Sheet1.AF26"/>
          </calcext:conditional-format>
          <calcext:conditional-format calcext:target-range-address="Sheet1.AC26:Sheet1.AE26 Sheet1.AC38:Sheet1.AE38">
            <calcext:condition calcext:apply-style-name="ConditionalStyle_70" calcext:value="contains-text(&quot;d&quot;)" calcext:base-cell-address="Sheet1.AC26"/>
          </calcext:conditional-format>
          <calcext:conditional-format calcext:target-range-address="Sheet1.BO40:Sheet1.CH49">
            <calcext:condition calcext:apply-style-name="ConditionalStyle_71" calcext:value="contains-text(&quot;r&quot;)" calcext:base-cell-address="Sheet1.BO40"/>
          </calcext:conditional-format>
          <calcext:conditional-format calcext:target-range-address="Sheet1.BO39:Sheet1.CH49">
            <calcext:condition calcext:apply-style-name="ConditionalStyle_72" calcext:value="contains-text(&quot;r&quot;)" calcext:base-cell-address="Sheet1.BO39"/>
          </calcext:conditional-format>
          <calcext:conditional-format calcext:target-range-address="Sheet1.AA26:Sheet1.AT26 Sheet1.AA38:Sheet1.AT38">
            <calcext:condition calcext:apply-style-name="ConditionalStyle_73" calcext:value="contains-text(&quot;d&quot;)" calcext:base-cell-address="Sheet1.AA26"/>
          </calcext:conditional-format>
          <calcext:conditional-format calcext:target-range-address="Sheet1.AU40:Sheet1.BN49">
            <calcext:condition calcext:apply-style-name="ConditionalStyle_74" calcext:value="contains-text(&quot;r&quot;)" calcext:base-cell-address="Sheet1.AU40"/>
          </calcext:conditional-format>
          <calcext:conditional-format calcext:target-range-address="Sheet1.AU39:Sheet1.BN49">
            <calcext:condition calcext:apply-style-name="ConditionalStyle_75" calcext:value="contains-text(&quot;r&quot;)" calcext:base-cell-address="Sheet1.AU39"/>
          </calcext:conditional-format>
          <calcext:conditional-format calcext:target-range-address="Sheet1.AS32:Sheet1.AS37 Sheet1.Y33:Sheet1.Y37 Sheet1.Y27:Sheet1.Y31 Sheet1.AS27:Sheet1.AS28 Sheet1.AS44:Sheet1.AS49 Sheet1.Y45:Sheet1.Y49 Sheet1.Y39:Sheet1.Y43 Sheet1.AS39:Sheet1.AS40">
            <calcext:condition calcext:apply-style-name="ConditionalStyle_107" calcext:value="contains-text(&quot;d&quot;)" calcext:base-cell-address="Sheet1.Y27"/>
          </calcext:conditional-format>
          <calcext:conditional-format calcext:target-range-address="Sheet1.AO32:Sheet1.AO37 Sheet1.U33:Sheet1.U37 Sheet1.U27:Sheet1.U31 Sheet1.AO27:Sheet1.AO28 Sheet1.AO44:Sheet1.AO49 Sheet1.U45:Sheet1.U49 Sheet1.U39:Sheet1.U43 Sheet1.AO39:Sheet1.AO40">
            <calcext:condition calcext:apply-style-name="ConditionalStyle_108" calcext:value="contains-text(&quot;d&quot;)" calcext:base-cell-address="Sheet1.U27"/>
          </calcext:conditional-format>
          <calcext:conditional-format calcext:target-range-address="Sheet1.AN32:Sheet1.AN37 Sheet1.T33:Sheet1.T37 Sheet1.T27:Sheet1.T31 Sheet1.AN27:Sheet1.AN28 Sheet1.AN44:Sheet1.AN49 Sheet1.T45:Sheet1.T49 Sheet1.T39:Sheet1.T43 Sheet1.AN39:Sheet1.AN40">
            <calcext:condition calcext:apply-style-name="ConditionalStyle_109" calcext:value="contains-text(&quot;d&quot;)" calcext:base-cell-address="Sheet1.T27"/>
          </calcext:conditional-format>
          <calcext:conditional-format calcext:target-range-address="Sheet1.AL32:Sheet1.AL37 Sheet1.R33:Sheet1.R37 Sheet1.R27:Sheet1.R31 Sheet1.AL27:Sheet1.AL28 Sheet1.AL44:Sheet1.AL49 Sheet1.R45:Sheet1.R49 Sheet1.R39:Sheet1.R43 Sheet1.AL39:Sheet1.AL40">
            <calcext:condition calcext:apply-style-name="ConditionalStyle_110" calcext:value="contains-text(&quot;d&quot;)" calcext:base-cell-address="Sheet1.R27"/>
          </calcext:conditional-format>
          <calcext:conditional-format calcext:target-range-address="Sheet1.AJ32:Sheet1.AJ37 Sheet1.P33:Sheet1.P37 Sheet1.P27:Sheet1.P31 Sheet1.AJ27:Sheet1.AJ28 Sheet1.AJ44:Sheet1.AJ49 Sheet1.P45:Sheet1.P49 Sheet1.P39:Sheet1.P43 Sheet1.AJ39:Sheet1.AJ40">
            <calcext:condition calcext:apply-style-name="ConditionalStyle_111" calcext:value="contains-text(&quot;d&quot;)" calcext:base-cell-address="Sheet1.P27"/>
          </calcext:conditional-format>
          <calcext:conditional-format calcext:target-range-address="Sheet1.AG32:Sheet1.AG37 Sheet1.M33:Sheet1.M37 Sheet1.M27:Sheet1.M31 Sheet1.AG27:Sheet1.AG28 Sheet1.AG44:Sheet1.AG49 Sheet1.M45:Sheet1.M49 Sheet1.M39:Sheet1.M43 Sheet1.AG39:Sheet1.AG40">
            <calcext:condition calcext:apply-style-name="ConditionalStyle_112" calcext:value="contains-text(&quot;d&quot;)" calcext:base-cell-address="Sheet1.M27"/>
          </calcext:conditional-format>
          <calcext:conditional-format calcext:target-range-address="Sheet1.AC32:Sheet1.AC37 Sheet1.I33:Sheet1.I37 Sheet1.I27:Sheet1.I31 Sheet1.AC27:Sheet1.AC28 Sheet1.AC44:Sheet1.AC49 Sheet1.I45:Sheet1.I49 Sheet1.I39:Sheet1.I43 Sheet1.AC39:Sheet1.AC40">
            <calcext:condition calcext:apply-style-name="ConditionalStyle_113" calcext:value="contains-text(&quot;d&quot;)" calcext:base-cell-address="Sheet1.I27"/>
          </calcext:conditional-format>
          <calcext:conditional-format calcext:target-range-address="Sheet1.AA32:Sheet1.AA37 Sheet1.G33:Sheet1.G37 Sheet1.G27:Sheet1.G31 Sheet1.AA27:Sheet1.AA28 Sheet1.AA44:Sheet1.AA49 Sheet1.G45:Sheet1.G49 Sheet1.G39:Sheet1.G43 Sheet1.AA39:Sheet1.AA40">
            <calcext:condition calcext:apply-style-name="ConditionalStyle_114" calcext:value="contains-text(&quot;d&quot;)" calcext:base-cell-address="Sheet1.G27"/>
          </calcext:conditional-format>
          <calcext:conditional-format calcext:target-range-address="Sheet1.Z34:Sheet1.Z37 Sheet1.G35:Sheet1.AT37 Sheet1.AA27:Sheet1.AT34 Sheet1.G26:Sheet1.Z33 Sheet1.G34:Sheet1.Y34 Sheet1.Z46:Sheet1.Z49 Sheet1.G47:Sheet1.AT49 Sheet1.AA39:Sheet1.AT46 Sheet1.G38:Sheet1.Z45 Sheet1.G46:Sheet1.Y46">
            <calcext:condition calcext:apply-style-name="ConditionalStyle_116" calcext:value="contains-text(&quot;d&quot;)" calcext:base-cell-address="Sheet1.G26"/>
          </calcext:conditional-format>
          <calcext:conditional-format calcext:target-range-address="Sheet1.AA30:Sheet1.AA38 Sheet1.AA26:Sheet1.AA26 Sheet1.AA42:Sheet1.AA49">
            <calcext:condition calcext:apply-style-name="ConditionalStyle_117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119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121" calcext:value="contains-text(&quot;d&quot;)" calcext:base-cell-address="Sheet1.AA26"/>
          </calcext:conditional-format>
          <calcext:conditional-format calcext:target-range-address="Sheet1.AA30:Sheet1.AA38 Sheet1.AA26:Sheet1.AA26 Sheet1.AA42:Sheet1.AA49">
            <calcext:condition calcext:apply-style-name="ConditionalStyle_123" calcext:value="contains-text(&quot;d&quot;)" calcext:base-cell-address="Sheet1.AA26"/>
          </calcext:conditional-format>
          <calcext:conditional-format calcext:target-range-address="Sheet1.AK30:Sheet1.AK38 Sheet1.AK26:Sheet1.AK26 Sheet1.AK42:Sheet1.AK49">
            <calcext:condition calcext:apply-style-name="ConditionalStyle_124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126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128" calcext:value="contains-text(&quot;d&quot;)" calcext:base-cell-address="Sheet1.AK26"/>
          </calcext:conditional-format>
          <calcext:conditional-format calcext:target-range-address="Sheet1.AK30:Sheet1.AK38 Sheet1.AK26:Sheet1.AK26 Sheet1.AK42:Sheet1.AK49">
            <calcext:condition calcext:apply-style-name="ConditionalStyle_130" calcext:value="contains-text(&quot;d&quot;)" calcext:base-cell-address="Sheet1.AK26"/>
          </calcext:conditional-format>
          <calcext:conditional-format calcext:target-range-address="Sheet1.AT29:Sheet1.AT38 Sheet1.AT26:Sheet1.AT26 Sheet1.AT41:Sheet1.AT49">
            <calcext:condition calcext:apply-style-name="ConditionalStyle_132" calcext:value="contains-text(&quot;d&quot;)" calcext:base-cell-address="Sheet1.AT26"/>
          </calcext:conditional-format>
          <calcext:conditional-format calcext:target-range-address="Sheet1.AB26:Sheet1.AB26 Sheet1.AB38:Sheet1.AB38">
            <calcext:condition calcext:apply-style-name="ConditionalStyle_133" calcext:value="contains-text(&quot;d&quot;)" calcext:base-cell-address="Sheet1.AB26"/>
          </calcext:conditional-format>
          <calcext:conditional-format calcext:target-range-address="Sheet1.AS30:Sheet1.AS38 Sheet1.AS26:Sheet1.AS26 Sheet1.AS42:Sheet1.AS49">
            <calcext:condition calcext:apply-style-name="ConditionalStyle_134" calcext:value="contains-text(&quot;d&quot;)" calcext:base-cell-address="Sheet1.AS26"/>
          </calcext:conditional-format>
          <calcext:conditional-format calcext:target-range-address="Sheet1.AP26:Sheet1.AR26 Sheet1.AP38:Sheet1.AR38">
            <calcext:condition calcext:apply-style-name="ConditionalStyle_135" calcext:value="contains-text(&quot;d&quot;)" calcext:base-cell-address="Sheet1.AP26"/>
          </calcext:conditional-format>
          <calcext:conditional-format calcext:target-range-address="Sheet1.AM26:Sheet1.AO26 Sheet1.AM38:Sheet1.AO38">
            <calcext:condition calcext:apply-style-name="ConditionalStyle_136" calcext:value="contains-text(&quot;d&quot;)" calcext:base-cell-address="Sheet1.AM26"/>
          </calcext:conditional-format>
          <calcext:conditional-format calcext:target-range-address="Sheet1.AL30:Sheet1.AL38 Sheet1.AL26:Sheet1.AL26 Sheet1.AL42:Sheet1.AL49">
            <calcext:condition calcext:apply-style-name="ConditionalStyle_137" calcext:value="contains-text(&quot;d&quot;)" calcext:base-cell-address="Sheet1.AL26"/>
          </calcext:conditional-format>
          <calcext:conditional-format calcext:target-range-address="Sheet1.AJ30:Sheet1.AJ38 Sheet1.AJ26:Sheet1.AJ26 Sheet1.AJ42:Sheet1.AJ49">
            <calcext:condition calcext:apply-style-name="ConditionalStyle_139" calcext:value="contains-text(&quot;d&quot;)" calcext:base-cell-address="Sheet1.AJ26"/>
          </calcext:conditional-format>
          <calcext:conditional-format calcext:target-range-address="Sheet1.AI30:Sheet1.AI38 Sheet1.AI26:Sheet1.AI26 Sheet1.AI42:Sheet1.AI49">
            <calcext:condition calcext:apply-style-name="ConditionalStyle_138" calcext:value="contains-text(&quot;d&quot;)" calcext:base-cell-address="Sheet1.AI26"/>
          </calcext:conditional-format>
          <calcext:conditional-format calcext:target-range-address="Sheet1.AF26:Sheet1.AN26 Sheet1.AF38:Sheet1.AN38">
            <calcext:condition calcext:apply-style-name="ConditionalStyle_140" calcext:value="contains-text(&quot;d&quot;)" calcext:base-cell-address="Sheet1.AF26"/>
          </calcext:conditional-format>
          <calcext:conditional-format calcext:target-range-address="Sheet1.AC26:Sheet1.AE26 Sheet1.AC38:Sheet1.AE38">
            <calcext:condition calcext:apply-style-name="ConditionalStyle_141" calcext:value="contains-text(&quot;d&quot;)" calcext:base-cell-address="Sheet1.AC26"/>
          </calcext:conditional-format>
          <calcext:conditional-format calcext:target-range-address="Sheet1.BO38:Sheet1.CH38">
            <calcext:condition calcext:apply-style-name="ConditionalStyle_144" calcext:value="contains-text(&quot;r&quot;)" calcext:base-cell-address="Sheet1.BO38"/>
          </calcext:conditional-format>
          <calcext:conditional-format calcext:target-range-address="Sheet1.AU38:Sheet1.BN38">
            <calcext:condition calcext:apply-style-name="ConditionalStyle_145" calcext:value="contains-text(&quot;r&quot;)" calcext:base-cell-address="Sheet1.AU38"/>
          </calcext:conditional-format>
          <calcext:conditional-format calcext:target-range-address="Sheet1.BO26:Sheet1.CH49">
            <calcext:condition calcext:apply-style-name="ConditionalStyle_146" calcext:value="contains-text(&quot;r&quot;)" calcext:base-cell-address="Sheet1.BO26"/>
          </calcext:conditional-format>
          <calcext:conditional-format calcext:target-range-address="Sheet1.BO25:Sheet1.CH25">
            <calcext:condition calcext:apply-style-name="ConditionalStyle_147" calcext:value="contains-text(&quot;d&quot;)" calcext:base-cell-address="Sheet1.BO25"/>
          </calcext:conditional-format>
          <calcext:conditional-format calcext:target-range-address="Sheet1.AA25:Sheet1.AT25">
            <calcext:condition calcext:apply-style-name="ConditionalStyle_149" calcext:value="contains-text(&quot;d&quot;)" calcext:base-cell-address="Sheet1.AA25"/>
          </calcext:conditional-format>
          <calcext:conditional-format calcext:target-range-address="Sheet1.AU26:Sheet1.BN49">
            <calcext:condition calcext:apply-style-name="ConditionalStyle_150" calcext:value="contains-text(&quot;r&quot;)" calcext:base-cell-address="Sheet1.AU26"/>
          </calcext:conditional-format>
          <calcext:conditional-format calcext:target-range-address="Sheet1.AU26:Sheet1.CH49">
            <calcext:condition calcext:apply-style-name="ConditionalStyle_151" calcext:value="contains-text(&quot;r&quot;)" calcext:base-cell-address="Sheet1.AU26"/>
          </calcext:conditional-format>
          <calcext:conditional-format calcext:target-range-address="Sheet1.AU25:Sheet1.BN25">
            <calcext:condition calcext:apply-style-name="ConditionalStyle_152" calcext:value="contains-text(&quot;d&quot;)" calcext:base-cell-address="Sheet1.AU25"/>
          </calcext:conditional-format>
          <calcext:conditional-format calcext:target-range-address="Sheet1.G25:Sheet1.Z25 Sheet1.AA26:Sheet1.AT26 Sheet1.AA38:Sheet1.AT38">
            <calcext:condition calcext:apply-style-name="ConditionalStyle_153" calcext:value="contains-text(&quot;d&quot;)" calcext:base-cell-address="Sheet1.G25"/>
          </calcext:conditional-format>
          <calcext:conditional-format calcext:target-range-address="Sheet1.AA26:Sheet1.AA26 Sheet1.AA38:Sheet1.AA38">
            <calcext:condition calcext:apply-style-name="ConditionalStyle_24" calcext:value="contains-text(&quot;d&quot;)" calcext:base-cell-address="Sheet1.AA26"/>
          </calcext:conditional-format>
          <calcext:conditional-format calcext:target-range-address="Sheet1.AR26:Sheet1.AR26 Sheet1.AR38:Sheet1.AR38">
            <calcext:condition calcext:apply-style-name="ConditionalStyle_81" calcext:value="contains-text(&quot;d&quot;)" calcext:base-cell-address="Sheet1.AR26"/>
          </calcext:conditional-format>
          <calcext:conditional-format calcext:target-range-address="Sheet1.AQ26:Sheet1.AQ26 Sheet1.AQ38:Sheet1.AQ38">
            <calcext:condition calcext:apply-style-name="ConditionalStyle_82" calcext:value="contains-text(&quot;d&quot;)" calcext:base-cell-address="Sheet1.AQ26"/>
          </calcext:conditional-format>
          <calcext:conditional-format calcext:target-range-address="Sheet1.AQ26:Sheet1.AQ26 Sheet1.AQ38:Sheet1.AQ38">
            <calcext:condition calcext:apply-style-name="ConditionalStyle_84" calcext:value="contains-text(&quot;d&quot;)" calcext:base-cell-address="Sheet1.AQ26"/>
          </calcext:conditional-format>
          <calcext:conditional-format calcext:target-range-address="Sheet1.AS26:Sheet1.AT26 Sheet1.AB26:Sheet1.AP26 Sheet1.AS38:Sheet1.AT38 Sheet1.AB38:Sheet1.AP38">
            <calcext:condition calcext:apply-style-name="ConditionalStyle_115" calcext:value="contains-text(&quot;d&quot;)" calcext:base-cell-address="Sheet1.AB26"/>
          </calcext:conditional-format>
          <calcext:conditional-format calcext:target-range-address="Sheet1.AF26:Sheet1.AN26 Sheet1.AF38:Sheet1.AN38">
            <calcext:condition calcext:apply-style-name="ConditionalStyle_142" calcext:value="contains-text(&quot;d&quot;)" calcext:base-cell-address="Sheet1.AF26"/>
          </calcext:conditional-format>
          <calcext:conditional-format calcext:target-range-address="Sheet1.AS26:Sheet1.AT26 Sheet1.AB26:Sheet1.AP26 Sheet1.AS38:Sheet1.AT38 Sheet1.AB38:Sheet1.AP38">
            <calcext:condition calcext:apply-style-name="ConditionalStyle_148" calcext:value="contains-text(&quot;d&quot;)" calcext:base-cell-address="Sheet1.A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Avenir Book" svg:font-family="'Avenir Boo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P0" style:volatile="true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54">
      <number:text/>
      <style:map style:condition="value()&gt;=0" style:apply-style-name="N154P0"/>
    </number:number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/>
      <number:text>%</number:text>
    </number:number-style>
    <number:number-style style:name="N157">
      <number:number number:decimal-places="3" number:min-decimal-places="3" number:min-integer-digits="1" number:grouping="true"/>
    </number:number-style>
    <number:date-style style:name="N10129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c6efce"/>
      <style:text-properties fo:color="#006100"/>
    </style:style>
    <style:style style:name="ConditionalStyle_5f_72" style:display-name="ConditionalStyle_72" style:family="table-cell" style:parent-style-name="Default">
      <style:table-cell-properties fo:background-color="#c6efce"/>
      <style:text-properties fo:color="#006100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c6efce"/>
      <style:text-properties fo:color="#006100"/>
    </style:style>
    <style:style style:name="ConditionalStyle_5f_75" style:display-name="ConditionalStyle_75" style:family="table-cell" style:parent-style-name="Default">
      <style:table-cell-properties fo:background-color="#c6efce"/>
      <style:text-properties fo:color="#006100"/>
    </style:style>
    <style:style style:name="ConditionalStyle_5f_107" style:display-name="ConditionalStyle_107" style:family="table-cell" style:parent-style-name="Default">
      <style:table-cell-properties fo:background-color="#ffc7ce"/>
      <style:text-properties fo:color="#9c0006"/>
    </style:style>
    <style:style style:name="ConditionalStyle_5f_108" style:display-name="ConditionalStyle_108" style:family="table-cell" style:parent-style-name="Default">
      <style:table-cell-properties fo:background-color="#ffc7ce"/>
      <style:text-properties fo:color="#9c0006"/>
    </style:style>
    <style:style style:name="ConditionalStyle_5f_109" style:display-name="ConditionalStyle_109" style:family="table-cell" style:parent-style-name="Default">
      <style:table-cell-properties fo:background-color="#ffc7ce"/>
      <style:text-properties fo:color="#9c0006"/>
    </style:style>
    <style:style style:name="ConditionalStyle_5f_110" style:display-name="ConditionalStyle_110" style:family="table-cell" style:parent-style-name="Default">
      <style:table-cell-properties fo:background-color="#ffc7ce"/>
      <style:text-properties fo:color="#9c0006"/>
    </style:style>
    <style:style style:name="ConditionalStyle_5f_111" style:display-name="ConditionalStyle_111" style:family="table-cell" style:parent-style-name="Default">
      <style:table-cell-properties fo:background-color="#ffc7ce"/>
      <style:text-properties fo:color="#9c0006"/>
    </style:style>
    <style:style style:name="ConditionalStyle_5f_112" style:display-name="ConditionalStyle_112" style:family="table-cell" style:parent-style-name="Default">
      <style:table-cell-properties fo:background-color="#ffc7ce"/>
      <style:text-properties fo:color="#9c0006"/>
    </style:style>
    <style:style style:name="ConditionalStyle_5f_113" style:display-name="ConditionalStyle_113" style:family="table-cell" style:parent-style-name="Default">
      <style:table-cell-properties fo:background-color="#ffc7ce"/>
      <style:text-properties fo:color="#9c0006"/>
    </style:style>
    <style:style style:name="ConditionalStyle_5f_114" style:display-name="ConditionalStyle_114" style:family="table-cell" style:parent-style-name="Default">
      <style:table-cell-properties fo:background-color="#ffc7ce"/>
      <style:text-properties fo:color="#9c0006"/>
    </style:style>
    <style:style style:name="ConditionalStyle_5f_116" style:display-name="ConditionalStyle_116" style:family="table-cell" style:parent-style-name="Default">
      <style:table-cell-properties fo:background-color="#ffc7ce"/>
      <style:text-properties fo:color="#9c0006"/>
    </style:style>
    <style:style style:name="ConditionalStyle_5f_117" style:display-name="ConditionalStyle_117" style:family="table-cell" style:parent-style-name="Default">
      <style:table-cell-properties fo:background-color="#ffc7ce"/>
      <style:text-properties fo:color="#9c0006"/>
    </style:style>
    <style:style style:name="ConditionalStyle_5f_119" style:display-name="ConditionalStyle_119" style:family="table-cell" style:parent-style-name="Default">
      <style:table-cell-properties fo:background-color="#ffc7ce"/>
      <style:text-properties fo:color="#9c0006"/>
    </style:style>
    <style:style style:name="ConditionalStyle_5f_121" style:display-name="ConditionalStyle_121" style:family="table-cell" style:parent-style-name="Default">
      <style:table-cell-properties fo:background-color="#ffc7ce"/>
      <style:text-properties fo:color="#9c0006"/>
    </style:style>
    <style:style style:name="ConditionalStyle_5f_123" style:display-name="ConditionalStyle_123" style:family="table-cell" style:parent-style-name="Default">
      <style:table-cell-properties fo:background-color="#ffc7ce"/>
      <style:text-properties fo:color="#9c0006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26" style:display-name="ConditionalStyle_126" style:family="table-cell" style:parent-style-name="Default">
      <style:table-cell-properties fo:background-color="#ffc7ce"/>
      <style:text-properties fo:color="#9c0006"/>
    </style:style>
    <style:style style:name="ConditionalStyle_5f_128" style:display-name="ConditionalStyle_128" style:family="table-cell" style:parent-style-name="Default">
      <style:table-cell-properties fo:background-color="#ffc7ce"/>
      <style:text-properties fo:color="#9c0006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/>
    </style:style>
    <style:style style:name="ConditionalStyle_5f_133" style:display-name="ConditionalStyle_133" style:family="table-cell" style:parent-style-name="Default">
      <style:table-cell-properties fo:background-color="#ffc7ce"/>
      <style:text-properties fo:color="#9c0006"/>
    </style:style>
    <style:style style:name="ConditionalStyle_5f_134" style:display-name="ConditionalStyle_134" style:family="table-cell" style:parent-style-name="Default">
      <style:table-cell-properties fo:background-color="#ffc7ce"/>
      <style:text-properties fo:color="#9c0006"/>
    </style:style>
    <style:style style:name="ConditionalStyle_5f_135" style:display-name="ConditionalStyle_135" style:family="table-cell" style:parent-style-name="Default">
      <style:table-cell-properties fo:background-color="#ffc7ce"/>
      <style:text-properties fo:color="#9c0006"/>
    </style:style>
    <style:style style:name="ConditionalStyle_5f_136" style:display-name="ConditionalStyle_136" style:family="table-cell" style:parent-style-name="Default">
      <style:table-cell-properties fo:background-color="#ffc7ce"/>
      <style:text-properties fo:color="#9c0006"/>
    </style:style>
    <style:style style:name="ConditionalStyle_5f_137" style:display-name="ConditionalStyle_137" style:family="table-cell" style:parent-style-name="Default">
      <style:table-cell-properties fo:background-color="#ffc7ce"/>
      <style:text-properties fo:color="#9c0006"/>
    </style:style>
    <style:style style:name="ConditionalStyle_5f_139" style:display-name="ConditionalStyle_139" style:family="table-cell" style:parent-style-name="Default">
      <style:table-cell-properties fo:background-color="#ffc7ce"/>
      <style:text-properties fo:color="#9c0006"/>
    </style:style>
    <style:style style:name="ConditionalStyle_5f_138" style:display-name="ConditionalStyle_138" style:family="table-cell" style:parent-style-name="Default">
      <style:table-cell-properties fo:background-color="#ffc7ce"/>
      <style:text-properties fo:color="#9c0006"/>
    </style:style>
    <style:style style:name="ConditionalStyle_5f_140" style:display-name="ConditionalStyle_140" style:family="table-cell" style:parent-style-name="Default">
      <style:table-cell-properties fo:background-color="#ffc7ce"/>
      <style:text-properties fo:color="#9c0006"/>
    </style:style>
    <style:style style:name="ConditionalStyle_5f_141" style:display-name="ConditionalStyle_141" style:family="table-cell" style:parent-style-name="Default">
      <style:table-cell-properties fo:background-color="#ffc7ce"/>
      <style:text-properties fo:color="#9c0006"/>
    </style:style>
    <style:style style:name="ConditionalStyle_5f_144" style:display-name="ConditionalStyle_144" style:family="table-cell" style:parent-style-name="Default">
      <style:table-cell-properties fo:background-color="#c6efce"/>
      <style:text-properties fo:color="#006100"/>
    </style:style>
    <style:style style:name="ConditionalStyle_5f_145" style:display-name="ConditionalStyle_145" style:family="table-cell" style:parent-style-name="Default">
      <style:table-cell-properties fo:background-color="#c6efce"/>
      <style:text-properties fo:color="#006100"/>
    </style:style>
    <style:style style:name="ConditionalStyle_5f_146" style:display-name="ConditionalStyle_146" style:family="table-cell" style:parent-style-name="Default">
      <style:table-cell-properties fo:background-color="#c6efce"/>
      <style:text-properties fo:color="#006100"/>
    </style:style>
    <style:style style:name="ConditionalStyle_5f_147" style:display-name="ConditionalStyle_147" style:family="table-cell" style:parent-style-name="Default">
      <style:table-cell-properties fo:background-color="#ffc7ce"/>
      <style:text-properties fo:color="#9c0006"/>
    </style:style>
    <style:style style:name="ConditionalStyle_5f_149" style:display-name="ConditionalStyle_149" style:family="table-cell" style:parent-style-name="Default">
      <style:table-cell-properties fo:background-color="#ffc7ce"/>
      <style:text-properties fo:color="#9c0006"/>
    </style:style>
    <style:style style:name="ConditionalStyle_5f_150" style:display-name="ConditionalStyle_150" style:family="table-cell" style:parent-style-name="Default">
      <style:table-cell-properties fo:background-color="#c6efce"/>
      <style:text-properties fo:color="#006100"/>
    </style:style>
    <style:style style:name="ConditionalStyle_5f_151" style:display-name="ConditionalStyle_151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ConditionalStyle_5f_153" style:display-name="ConditionalStyle_15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/>
    </style:style>
    <style:style style:name="ConditionalStyle_5f_84" style:display-name="ConditionalStyle_84" style:family="table-cell" style:parent-style-name="Default">
      <style:table-cell-properties fo:background-color="#ffc7ce"/>
      <style:text-properties fo:color="#9c0006"/>
    </style:style>
    <style:style style:name="ConditionalStyle_5f_115" style:display-name="ConditionalStyle_115" style:family="table-cell" style:parent-style-name="Default">
      <style:table-cell-properties fo:background-color="#ffc7ce"/>
      <style:text-properties fo:color="#9c0006"/>
    </style:style>
    <style:style style:name="ConditionalStyle_5f_142" style:display-name="ConditionalStyle_142" style:family="table-cell" style:parent-style-name="Default">
      <style:table-cell-properties fo:background-color="#ffc7ce"/>
      <style:text-properties fo:color="#9c0006"/>
    </style:style>
    <style:style style:name="ConditionalStyle_5f_148" style:display-name="ConditionalStyle_148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draw:marker draw:name="Arrowheads_20_2" draw:display-name="Arrowheads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00:37:29.551222000</meta:creation-date>
    <dc:date>2026-03-29T01:01:10.260001000</dc:date>
    <meta:editing-duration>PT8M46S</meta:editing-duration>
    <meta:editing-cycles>2</meta:editing-cycles>
    <meta:generator>LibreOffice/26.2.2.2$MacOSX_AARCH64 LibreOffice_project/1f77d10d6938fd34972958f64b2bcfa54f8b1ba5</meta:generator>
    <meta:document-statistic meta:table-count="1" meta:cell-count="2211" meta:object-count="0"/>
  </office:meta>
</office:document-meta>
</file>